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1.2425in"/>
    </style:style>
    <style:style style:name="co3" style:family="table-column">
      <style:table-column-properties fo:break-before="auto" style:column-width="1.1201in"/>
    </style:style>
    <style:style style:name="co4" style:family="table-column">
      <style:table-column-properties fo:break-before="auto" style:column-width="0.948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1.1846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1.0563in"/>
    </style:style>
    <style:style style:name="co10" style:family="table-column">
      <style:table-column-properties fo:break-before="auto" style:column-width="1.0665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1.0701in"/>
    </style:style>
    <style:style style:name="co13" style:family="table-column">
      <style:table-column-properties fo:break-before="auto" style:column-width="1.0752in"/>
    </style:style>
    <style:style style:name="co14" style:family="table-column">
      <style:table-column-properties fo:break-before="auto" style:column-width="1.172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1.1181in"/>
    </style:style>
    <style:style style:name="co17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1.1929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8071in"/>
    </style:style>
    <style:style style:name="co23" style:family="table-column">
      <style:table-column-properties fo:break-before="auto" style:column-width="1.0429in"/>
    </style:style>
    <style:style style:name="co24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3333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b8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rotation-align="none"/>
    </style:style>
    <style:style style:name="ce8" style:family="table-cell" style:parent-style-name="Default">
      <style:table-cell-properties fo:background-color="#ff950e" style:rotation-align="none"/>
    </style:style>
    <style:style style:name="ce9" style:family="table-cell" style:parent-style-name="Default">
      <style:table-cell-properties fo:background-color="#0099ff" style:rotation-align="none"/>
    </style:style>
    <style:style style:name="ce10" style:family="table-cell" style:parent-style-name="Default">
      <style:table-cell-properties fo:background-color="#3deb3d" style:rotation-align="none"/>
    </style:style>
    <style:style style:name="ce11" style:family="table-cell" style:parent-style-name="Default" style:data-style-name="N121">
      <style:table-cell-properties fo:background-color="#00ff00" style:rotation-align="none"/>
    </style:style>
    <style:style style:name="ce12" style:family="table-cell" style:parent-style-name="Default" style:data-style-name="N121">
      <style:table-cell-properties fo:background-color="#ff3333" style:rotation-align="none"/>
    </style:style>
    <style:style style:name="ce13" style:family="table-cell" style:parent-style-name="Default" style:data-style-name="N121">
      <style:table-cell-properties fo:background-color="#00b8ff" style:rotation-align="none"/>
    </style:style>
    <style:style style:name="ce14" style:family="table-cell" style:parent-style-name="Default" style:data-style-name="N121">
      <style:table-cell-properties style:rotation-align="none"/>
    </style:style>
    <style:style style:name="ce15" style:family="table-cell" style:parent-style-name="Default" style:data-style-name="N121"/>
    <style:style style:name="ce16" style:family="table-cell" style:parent-style-name="Default" style:data-style-name="N123">
      <style:table-cell-properties style:rotation-align="none"/>
    </style:style>
    <style:style style:name="ce17" style:family="table-cell" style:parent-style-name="Default" style:data-style-name="N122">
      <style:table-cell-properties style:rotation-align="none"/>
    </style:style>
    <style:style style:name="ce18" style:family="table-cell" style:parent-style-name="Default">
      <style:table-cell-properties fo:background-color="#00ffff" style:rotation-align="none"/>
    </style:style>
    <style:style style:name="ce19" style:family="table-cell" style:parent-style-name="Default" style:data-style-name="N2">
      <style:table-cell-properties style:rotation-align="none"/>
    </style:style>
    <style:style style:name="ce20" style:family="table-cell" style:parent-style-name="Default">
      <style:table-cell-properties fo:background-color="#00ff00" style:rotation-align="none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in"/>
    </style:style>
    <style:style style:name="ce26" style:family="table-cell" style:parent-style-name="Default" style:data-style-name="N121">
      <style:table-cell-properties fo:background-color="#00ffff" style:rotation-align="none"/>
    </style:style>
    <style:style style:name="ce27" style:family="table-cell" style:parent-style-name="Default" style:data-style-name="N121">
      <style:table-cell-properties fo:background-color="#ffff00" style:rotation-align="none"/>
    </style:style>
    <style:style style:name="ce28" style:family="table-cell" style:parent-style-name="Default" style:data-style-name="N123"/>
    <style:style style:name="ce29" style:family="table-cell" style:parent-style-name="Default" style:data-style-name="N123">
      <style:table-cell-properties fo:background-color="transparent" style:rotation-align="none"/>
    </style:style>
    <style:style style:name="ce30" style:family="table-cell" style:parent-style-name="Default" style:data-style-name="N123">
      <style:table-cell-properties style:text-align-source="fix" style:repeat-content="false" style:rotation-align="none"/>
      <style:paragraph-properties fo:text-align="end" fo:margin-left="0in"/>
    </style:style>
    <style:style style:name="ce31" style:family="table-cell" style:parent-style-name="Default" style:data-style-name="N123">
      <style:table-cell-properties style:text-align-source="fix" style:repeat-content="false" fo:background-color="transparent" style:rotation-align="none"/>
      <style:paragraph-properties fo:text-align="end" fo:margin-left="0in"/>
    </style:style>
    <style:style style:name="ce32" style:family="table-cell" style:parent-style-name="Default">
      <style:table-cell-properties fo:background-color="#ff950e" style:rotation-align="none"/>
      <style:text-properties style:font-name="Arial"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2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4" table:default-cell-style-name="ce2"/>
        <table:table-row table:style-name="ro2">
          <table:table-cell/>
          <table:table-cell office:value-type="string">
            <text:p>number of edges</text:p>
          </table:table-cell>
          <table:table-cell office:value-type="string">
            <text:p>percent edges</text:p>
          </table:table-cell>
          <table:table-cell office:value-type="string">
            <text:p>percent upward</text:p>
          </table:table-cell>
          <table:table-cell office:value-type="string">
            <text:p>percent vertical</text:p>
          </table:table-cell>
          <table:table-cell office:value-type="string">
            <text:p>percent horizontal</text:p>
          </table:table-cell>
          <table:table-cell office:value-type="string">
            <text:p>percent right slant</text:p>
          </table:table-cell>
          <table:table-cell office:value-type="string">
            <text:p>percent left slant</text:p>
          </table:table-cell>
          <table:table-cell office:value-type="string">
            <text:p>Percent straight</text:p>
          </table:table-cell>
          <table:table-cell office:value-type="string">
            <text:p>Percent slanted</text:p>
          </table:table-cell>
          <table:table-cell office:value-type="string">
            <text:p>number of edges</text:p>
          </table:table-cell>
          <table:table-cell office:value-type="string">
            <text:p>percent edges</text:p>
          </table:table-cell>
          <table:table-cell office:value-type="string">
            <text:p>percent upward</text:p>
          </table:table-cell>
          <table:table-cell office:value-type="string">
            <text:p>percent vertical</text:p>
          </table:table-cell>
          <table:table-cell office:value-type="string">
            <text:p>percent horizontal</text:p>
          </table:table-cell>
          <table:table-cell office:value-type="string">
            <text:p>percent right slant</text:p>
          </table:table-cell>
          <table:table-cell office:value-type="string">
            <text:p>percent left slant</text:p>
          </table:table-cell>
          <table:table-cell office:value-type="string">
            <text:p>Percent Straight</text:p>
          </table:table-cell>
          <table:table-cell office:value-type="string">
            <text:p>Percent Slanted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Cube 1</text:p>
          </table:table-cell>
          <table:table-cell table:style-name="ce3" office:value-type="float" office:value="7471">
            <text:p>7471</text:p>
          </table:table-cell>
          <table:table-cell table:style-name="ce11" office:value-type="float" office:value="0.0155645833333">
            <text:p>.0156</text:p>
          </table:table-cell>
          <table:table-cell table:style-name="ce11" office:value-type="float" office:value="0.1285">
            <text:p>.1285</text:p>
          </table:table-cell>
          <table:table-cell table:style-name="ce11" office:value-type="float" office:value="0.136820833333">
            <text:p>.1368</text:p>
          </table:table-cell>
          <table:table-cell table:style-name="ce11" office:value-type="float" office:value="0.61640625">
            <text:p>.6164</text:p>
          </table:table-cell>
          <table:table-cell table:style-name="ce11" office:value-type="float" office:value="0.11175625">
            <text:p>.1118</text:p>
          </table:table-cell>
          <table:table-cell table:style-name="ce11" office:value-type="float" office:value="0.135016666667">
            <text:p>.1350</text:p>
          </table:table-cell>
          <table:table-cell table:style-name="ce11" table:formula="of:=[.E2]+[.F2]" office:value-type="float" office:value="0.753227083333">
            <text:p>.7532</text:p>
          </table:table-cell>
          <table:table-cell table:style-name="ce11" table:formula="of:=[.G2]+[.H2]" office:value-type="float" office:value="0.246772916667">
            <text:p>.2468</text:p>
          </table:table-cell>
          <table:table-cell table:style-name="ce16" table:formula="of:=AVERAGE([.B2:.B12])" office:value-type="float" office:value="7934.09090909091">
            <text:p>7934.0909</text:p>
          </table:table-cell>
          <table:table-cell table:style-name="ce16" table:formula="of:=AVERAGE([.C2:.C12])" office:value-type="float" office:value="0.0165293560606">
            <text:p>0.0165</text:p>
          </table:table-cell>
          <table:table-cell table:style-name="ce16" table:formula="of:=AVERAGE([.D2:.D12])" office:value-type="float" office:value="0.140719696969727">
            <text:p>0.1407</text:p>
          </table:table-cell>
          <table:table-cell table:style-name="ce16" table:formula="of:=AVERAGE([.E2:.E12])" office:value-type="float" office:value="0.133208712121091">
            <text:p>0.1332</text:p>
          </table:table-cell>
          <table:table-cell table:style-name="ce16" table:formula="of:=AVERAGE([.F2:.F12])" office:value-type="float" office:value="0.618122159090909">
            <text:p>0.6181</text:p>
          </table:table-cell>
          <table:table-cell table:style-name="ce16" table:formula="of:=AVERAGE([.G2:.G12])" office:value-type="float" office:value="0.1135962121213">
            <text:p>0.1136</text:p>
          </table:table-cell>
          <table:table-cell table:style-name="ce16" table:formula="of:=AVERAGE([.H2:.H12])" office:value-type="float" office:value="0.135072916666636">
            <text:p>0.1351</text:p>
          </table:table-cell>
          <table:table-cell table:style-name="ce16" table:formula="of:=AVERAGE([.I2:.I12])" office:value-type="float" office:value="0.751330871212">
            <text:p>0.7513</text:p>
          </table:table-cell>
          <table:table-cell table:style-name="ce16" table:formula="of:=AVERAGE([.J2:.J12])" office:value-type="float" office:value="0.248669128787936">
            <text:p>0.2487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Cube 2</text:p>
          </table:table-cell>
          <table:table-cell table:style-name="ce3" office:value-type="float" office:value="7106">
            <text:p>7106</text:p>
          </table:table-cell>
          <table:table-cell table:style-name="ce11" office:value-type="float" office:value="0.0148041666667">
            <text:p>.0148</text:p>
          </table:table-cell>
          <table:table-cell table:style-name="ce11" office:value-type="float" office:value="0.1292">
            <text:p>.1292</text:p>
          </table:table-cell>
          <table:table-cell table:style-name="ce11" office:value-type="float" office:value="0.134295833333">
            <text:p>.1343</text:p>
          </table:table-cell>
          <table:table-cell table:style-name="ce11" office:value-type="float" office:value="0.61599375">
            <text:p>.6160</text:p>
          </table:table-cell>
          <table:table-cell table:style-name="ce11" office:value-type="float" office:value="0.1155625">
            <text:p>.1156</text:p>
          </table:table-cell>
          <table:table-cell table:style-name="ce11" office:value-type="float" office:value="0.134147916667">
            <text:p>.1341</text:p>
          </table:table-cell>
          <table:table-cell table:style-name="ce11" table:formula="of:=[.E3]+[.F3]" office:value-type="float" office:value="0.750289583333">
            <text:p>.7503</text:p>
          </table:table-cell>
          <table:table-cell table:style-name="ce11" table:formula="of:=[.G3]+[.H3]" office:value-type="float" office:value="0.249710416667">
            <text:p>.2497</text:p>
          </table:table-cell>
          <table:table-cell table:style-name="ce16" table:formula="of:=STDEV([.B2:.B12])" office:value-type="float" office:value="1181.03382293188">
            <text:p>1181.0338</text:p>
          </table:table-cell>
          <table:table-cell table:style-name="ce16" table:formula="of:=STDEV([.C2:.C12])" office:value-type="float" office:value="0.00246048713110829">
            <text:p>0.0025</text:p>
          </table:table-cell>
          <table:table-cell table:style-name="ce16" table:formula="of:=STDEV([.D2:.D12])" office:value-type="float" office:value="0.021099458103335">
            <text:p>0.0211</text:p>
          </table:table-cell>
          <table:table-cell table:style-name="ce16" table:formula="of:=STDEV([.E2:.E12])" office:value-type="float" office:value="0.0134232277829256">
            <text:p>0.0134</text:p>
          </table:table-cell>
          <table:table-cell table:style-name="ce16" table:formula="of:=STDEV([.F2:.F12])" office:value-type="float" office:value="0.0385665048149074">
            <text:p>0.0386</text:p>
          </table:table-cell>
          <table:table-cell table:style-name="ce16" table:formula="of:=STDEV([.G2:.G12])" office:value-type="float" office:value="0.0108965409193911">
            <text:p>0.0109</text:p>
          </table:table-cell>
          <table:table-cell table:style-name="ce16" table:formula="of:=STDEV([.H2:.H12])" office:value-type="float" office:value="0.0151018195017061">
            <text:p>0.0151</text:p>
          </table:table-cell>
          <table:table-cell table:style-name="ce16" table:formula="of:=STDEV([.I2:.I12])" office:value-type="float" office:value="0.0257604327203523">
            <text:p>0.0258</text:p>
          </table:table-cell>
          <table:table-cell table:style-name="ce16" table:formula="of:=STDEV([.J2:.J12])" office:value-type="float" office:value="0.0257604327204905">
            <text:p>0.0258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Cube 3</text:p>
          </table:table-cell>
          <table:table-cell table:style-name="ce3" office:value-type="float" office:value="6298">
            <text:p>6298</text:p>
          </table:table-cell>
          <table:table-cell table:style-name="ce11" office:value-type="float" office:value="0.0131208333333">
            <text:p>.0131</text:p>
          </table:table-cell>
          <table:table-cell table:style-name="ce11" office:value-type="float" office:value="0.133904166667">
            <text:p>.1339</text:p>
          </table:table-cell>
          <table:table-cell table:style-name="ce11" office:value-type="float" office:value="0.13805625">
            <text:p>.1381</text:p>
          </table:table-cell>
          <table:table-cell table:style-name="ce11" office:value-type="float" office:value="0.613852083333">
            <text:p>.6139</text:p>
          </table:table-cell>
          <table:table-cell table:style-name="ce11" office:value-type="float" office:value="0.111535416667">
            <text:p>.1115</text:p>
          </table:table-cell>
          <table:table-cell table:style-name="ce11" office:value-type="float" office:value="0.13655625">
            <text:p>.1366</text:p>
          </table:table-cell>
          <table:table-cell table:style-name="ce11" table:formula="of:=[.E4]+[.F4]" office:value-type="float" office:value="0.751908333333">
            <text:p>.7519</text:p>
          </table:table-cell>
          <table:table-cell table:style-name="ce11" table:formula="of:=[.G4]+[.H4]" office:value-type="float" office:value="0.248091666667">
            <text:p>.2481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3" office:value-type="string">
            <text:p>Cube 4</text:p>
          </table:table-cell>
          <table:table-cell table:style-name="ce3" office:value-type="float" office:value="8100">
            <text:p>8100</text:p>
          </table:table-cell>
          <table:table-cell table:style-name="ce11" office:value-type="float" office:value="0.016875">
            <text:p>.0169</text:p>
          </table:table-cell>
          <table:table-cell table:style-name="ce11" office:value-type="float" office:value="0.172645833333">
            <text:p>.1726</text:p>
          </table:table-cell>
          <table:table-cell table:style-name="ce11" office:value-type="float" office:value="0.14753125">
            <text:p>.1475</text:p>
          </table:table-cell>
          <table:table-cell table:style-name="ce11" office:value-type="float" office:value="0.56790625">
            <text:p>.5679</text:p>
          </table:table-cell>
          <table:table-cell table:style-name="ce11" office:value-type="float" office:value="0.1280375">
            <text:p>.1280</text:p>
          </table:table-cell>
          <table:table-cell table:style-name="ce11" office:value-type="float" office:value="0.156525">
            <text:p>.1565</text:p>
          </table:table-cell>
          <table:table-cell table:style-name="ce11" table:formula="of:=[.E5]+[.F5]" office:value-type="float" office:value="0.7154375">
            <text:p>.7154</text:p>
          </table:table-cell>
          <table:table-cell table:style-name="ce11" table:formula="of:=[.G5]+[.H5]" office:value-type="float" office:value="0.2845625">
            <text:p>.2846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3" office:value-type="string">
            <text:p>Cube 5</text:p>
          </table:table-cell>
          <table:table-cell table:style-name="ce3" office:value-type="float" office:value="8662">
            <text:p>8662</text:p>
          </table:table-cell>
          <table:table-cell table:style-name="ce11" office:value-type="float" office:value="0.0180458333333">
            <text:p>.0180</text:p>
          </table:table-cell>
          <table:table-cell table:style-name="ce11" office:value-type="float" office:value="0.124591666667">
            <text:p>.1246</text:p>
          </table:table-cell>
          <table:table-cell table:style-name="ce11" office:value-type="float" office:value="0.114483333333">
            <text:p>.1145</text:p>
          </table:table-cell>
          <table:table-cell table:style-name="ce11" office:value-type="float" office:value="0.67925">
            <text:p>.6793</text:p>
          </table:table-cell>
          <table:table-cell table:style-name="ce11" office:value-type="float" office:value="0.0947208333333">
            <text:p>.0947</text:p>
          </table:table-cell>
          <table:table-cell table:style-name="ce11" office:value-type="float" office:value="0.111545833333">
            <text:p>.1115</text:p>
          </table:table-cell>
          <table:table-cell table:style-name="ce11" table:formula="of:=[.E6]+[.F6]" office:value-type="float" office:value="0.793733333333">
            <text:p>.7937</text:p>
          </table:table-cell>
          <table:table-cell table:style-name="ce11" table:formula="of:=[.G6]+[.H6]" office:value-type="float" office:value="0.2062666666663">
            <text:p>.2063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table:style-name="ce3" office:value-type="string">
            <text:p>Cube 6</text:p>
          </table:table-cell>
          <table:table-cell table:style-name="ce3" office:value-type="float" office:value="9721">
            <text:p>9721</text:p>
          </table:table-cell>
          <table:table-cell table:style-name="ce11" office:value-type="float" office:value="0.0202520833333">
            <text:p>.0203</text:p>
          </table:table-cell>
          <table:table-cell table:style-name="ce11" office:value-type="float" office:value="0.153558333333">
            <text:p>.1536</text:p>
          </table:table-cell>
          <table:table-cell table:style-name="ce11" office:value-type="float" office:value="0.1049875">
            <text:p>.1050</text:p>
          </table:table-cell>
          <table:table-cell table:style-name="ce11" office:value-type="float" office:value="0.6830375">
            <text:p>.6830</text:p>
          </table:table-cell>
          <table:table-cell table:style-name="ce11" office:value-type="float" office:value="0.100804166667">
            <text:p>.1008</text:p>
          </table:table-cell>
          <table:table-cell table:style-name="ce11" office:value-type="float" office:value="0.111170833333">
            <text:p>.1112</text:p>
          </table:table-cell>
          <table:table-cell table:style-name="ce11" table:formula="of:=[.E7]+[.F7]" office:value-type="float" office:value="0.788025">
            <text:p>.7880</text:p>
          </table:table-cell>
          <table:table-cell table:style-name="ce11" table:formula="of:=[.G7]+[.H7]" office:value-type="float" office:value="0.211975">
            <text:p>.2120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table:style-name="ce3" office:value-type="string">
            <text:p>Cube 7</text:p>
          </table:table-cell>
          <table:table-cell table:style-name="ce3" office:value-type="float" office:value="5865">
            <text:p>5865</text:p>
          </table:table-cell>
          <table:table-cell table:style-name="ce11" office:value-type="float" office:value="0.01221875">
            <text:p>.0122</text:p>
          </table:table-cell>
          <table:table-cell table:style-name="ce11" office:value-type="float" office:value="0.111541666667">
            <text:p>.1115</text:p>
          </table:table-cell>
          <table:table-cell table:style-name="ce11" office:value-type="float" office:value="0.137952083333">
            <text:p>.1380</text:p>
          </table:table-cell>
          <table:table-cell table:style-name="ce11" office:value-type="float" office:value="0.611491666667">
            <text:p>.6115</text:p>
          </table:table-cell>
          <table:table-cell table:style-name="ce11" office:value-type="float" office:value="0.111079166667">
            <text:p>.1111</text:p>
          </table:table-cell>
          <table:table-cell table:style-name="ce11" office:value-type="float" office:value="0.139477083333">
            <text:p>.1395</text:p>
          </table:table-cell>
          <table:table-cell table:style-name="ce11" table:formula="of:=[.E8]+[.F8]" office:value-type="float" office:value="0.74944375">
            <text:p>.7494</text:p>
          </table:table-cell>
          <table:table-cell table:style-name="ce11" table:formula="of:=[.G8]+[.H8]" office:value-type="float" office:value="0.25055625">
            <text:p>.2506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table:style-name="ce3" office:value-type="string">
            <text:p>Cube 8</text:p>
          </table:table-cell>
          <table:table-cell table:style-name="ce3" office:value-type="float" office:value="9000">
            <text:p>9000</text:p>
          </table:table-cell>
          <table:table-cell table:style-name="ce11" office:value-type="float" office:value="0.01875">
            <text:p>.0188</text:p>
          </table:table-cell>
          <table:table-cell table:style-name="ce11" office:value-type="float" office:value="0.181325">
            <text:p>.1813</text:p>
          </table:table-cell>
          <table:table-cell table:style-name="ce11" office:value-type="float" office:value="0.151414583333">
            <text:p>.1514</text:p>
          </table:table-cell>
          <table:table-cell table:style-name="ce11" office:value-type="float" office:value="0.55495">
            <text:p>.5550</text:p>
          </table:table-cell>
          <table:table-cell table:style-name="ce11" office:value-type="float" office:value="0.13393125">
            <text:p>.1339</text:p>
          </table:table-cell>
          <table:table-cell table:style-name="ce11" office:value-type="float" office:value="0.159704166667">
            <text:p>.1597</text:p>
          </table:table-cell>
          <table:table-cell table:style-name="ce11" table:formula="of:=[.E9]+[.F9]" office:value-type="float" office:value="0.706364583333">
            <text:p>.7064</text:p>
          </table:table-cell>
          <table:table-cell table:style-name="ce11" table:formula="of:=[.G9]+[.H9]" office:value-type="float" office:value="0.293635416667">
            <text:p>.2936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table:style-name="ce3" office:value-type="string">
            <text:p>Cube 9</text:p>
          </table:table-cell>
          <table:table-cell table:style-name="ce3" office:value-type="float" office:value="7900">
            <text:p>7900</text:p>
          </table:table-cell>
          <table:table-cell table:style-name="ce11" office:value-type="float" office:value="0.0164583333333">
            <text:p>.0165</text:p>
          </table:table-cell>
          <table:table-cell table:style-name="ce11" office:value-type="float" office:value="0.135733333333">
            <text:p>.1357</text:p>
          </table:table-cell>
          <table:table-cell table:style-name="ce11" office:value-type="float" office:value="0.13925625">
            <text:p>.1393</text:p>
          </table:table-cell>
          <table:table-cell table:style-name="ce11" office:value-type="float" office:value="0.604791666667">
            <text:p>.6048</text:p>
          </table:table-cell>
          <table:table-cell table:style-name="ce11" office:value-type="float" office:value="0.117241666667">
            <text:p>.1172</text:p>
          </table:table-cell>
          <table:table-cell table:style-name="ce11" office:value-type="float" office:value="0.138710416667">
            <text:p>.1387</text:p>
          </table:table-cell>
          <table:table-cell table:style-name="ce11" table:formula="of:=[.E10]+[.F10]" office:value-type="float" office:value="0.744047916667">
            <text:p>.7440</text:p>
          </table:table-cell>
          <table:table-cell table:style-name="ce11" table:formula="of:=[.G10]+[.H10]" office:value-type="float" office:value="0.255952083334">
            <text:p>.2560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table:style-name="ce3" office:value-type="string">
            <text:p>Cube 10</text:p>
          </table:table-cell>
          <table:table-cell table:style-name="ce3" office:value-type="float" office:value="8141">
            <text:p>8141</text:p>
          </table:table-cell>
          <table:table-cell table:style-name="ce11" office:value-type="float" office:value="0.0169604166667">
            <text:p>.0170</text:p>
          </table:table-cell>
          <table:table-cell table:style-name="ce11" office:value-type="float" office:value="0.129975">
            <text:p>.1300</text:p>
          </table:table-cell>
          <table:table-cell table:style-name="ce11" office:value-type="float" office:value="0.131635416667">
            <text:p>.1316</text:p>
          </table:table-cell>
          <table:table-cell table:style-name="ce11" office:value-type="float" office:value="0.63055">
            <text:p>.6306</text:p>
          </table:table-cell>
          <table:table-cell table:style-name="ce11" office:value-type="float" office:value="0.1100375">
            <text:p>.1100</text:p>
          </table:table-cell>
          <table:table-cell table:style-name="ce11" office:value-type="float" office:value="0.127777083333">
            <text:p>.1278</text:p>
          </table:table-cell>
          <table:table-cell table:style-name="ce11" table:formula="of:=[.E11]+[.F11]" office:value-type="float" office:value="0.762185416667">
            <text:p>.7622</text:p>
          </table:table-cell>
          <table:table-cell table:style-name="ce11" table:formula="of:=[.G11]+[.H11]" office:value-type="float" office:value="0.237814583333">
            <text:p>.2378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table:style-name="ce3" office:value-type="string">
            <text:p>Cube 11</text:p>
          </table:table-cell>
          <table:table-cell table:style-name="ce3" office:value-type="float" office:value="9011">
            <text:p>9011</text:p>
          </table:table-cell>
          <table:table-cell table:style-name="ce11" office:value-type="float" office:value="0.0187729166667">
            <text:p>.0188</text:p>
          </table:table-cell>
          <table:table-cell table:style-name="ce11" office:value-type="float" office:value="0.146941666667">
            <text:p>.1469</text:p>
          </table:table-cell>
          <table:table-cell table:style-name="ce11" office:value-type="float" office:value="0.1288625">
            <text:p>.1289</text:p>
          </table:table-cell>
          <table:table-cell table:style-name="ce11" office:value-type="float" office:value="0.621114583333">
            <text:p>.6211</text:p>
          </table:table-cell>
          <table:table-cell table:style-name="ce11" office:value-type="float" office:value="0.114852083333">
            <text:p>.1149</text:p>
          </table:table-cell>
          <table:table-cell table:style-name="ce11" office:value-type="float" office:value="0.135170833333">
            <text:p>.1352</text:p>
          </table:table-cell>
          <table:table-cell table:style-name="ce11" table:formula="of:=[.E12]+[.F12]" office:value-type="float" office:value="0.749977083333">
            <text:p>.7500</text:p>
          </table:table-cell>
          <table:table-cell table:style-name="ce11" table:formula="of:=[.G12]+[.H12]" office:value-type="float" office:value="0.250022916666">
            <text:p>.2500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table:style-name="ce4" office:value-type="string">
            <text:p>Steve 1</text:p>
          </table:table-cell>
          <table:table-cell table:style-name="ce4" office:value-type="float" office:value="10454">
            <text:p>10454</text:p>
          </table:table-cell>
          <table:table-cell table:style-name="ce12" office:value-type="float" office:value="0.0217791666667">
            <text:p>.0218</text:p>
          </table:table-cell>
          <table:table-cell table:style-name="ce12" office:value-type="float" office:value="0.16615">
            <text:p>.1662</text:p>
          </table:table-cell>
          <table:table-cell table:style-name="ce12" office:value-type="float" office:value="0.151245833333">
            <text:p>.1512</text:p>
          </table:table-cell>
          <table:table-cell table:style-name="ce12" office:value-type="float" office:value="0.561920833333">
            <text:p>.5619</text:p>
          </table:table-cell>
          <table:table-cell table:style-name="ce12" office:value-type="float" office:value="0.133260416667">
            <text:p>.1333</text:p>
          </table:table-cell>
          <table:table-cell table:style-name="ce12" office:value-type="float" office:value="0.153572916667">
            <text:p>.1536</text:p>
          </table:table-cell>
          <table:table-cell table:style-name="ce12" table:formula="of:=[.E13]+[.F13]" office:value-type="float" office:value="0.713166666666">
            <text:p>.7132</text:p>
          </table:table-cell>
          <table:table-cell table:style-name="ce12" table:formula="of:=[.G13]+[.H13]" office:value-type="float" office:value="0.286833333334">
            <text:p>.2868</text:p>
          </table:table-cell>
          <table:table-cell table:style-name="ce17" table:formula="of:=AVERAGE([.B13:.B25])" office:value-type="float" office:value="9603">
            <text:p>9603.00</text:p>
          </table:table-cell>
          <table:table-cell table:style-name="ce14" table:formula="of:=AVERAGE([.C13:.C25])" office:value-type="float" office:value="0.0200062499999923">
            <text:p>.0200</text:p>
          </table:table-cell>
          <table:table-cell table:style-name="ce14" table:formula="of:=AVERAGE([.D13:.D25])" office:value-type="float" office:value="0.162388461538462">
            <text:p>.1624</text:p>
          </table:table-cell>
          <table:table-cell table:style-name="ce14" table:formula="of:=AVERAGE([.E13:.E25])" office:value-type="float" office:value="0.151022115384538">
            <text:p>.1510</text:p>
          </table:table-cell>
          <table:table-cell table:style-name="ce14" table:formula="of:=AVERAGE([.F13:.F25])" office:value-type="float" office:value="0.559610096153769">
            <text:p>.5596</text:p>
          </table:table-cell>
          <table:table-cell table:style-name="ce14" table:formula="of:=AVERAGE([.G13:.G25])" office:value-type="float" office:value="0.134432051282154">
            <text:p>.1344</text:p>
          </table:table-cell>
          <table:table-cell table:style-name="ce14" table:formula="of:=AVERAGE([.H13:.H25])" office:value-type="float" office:value="0.154935737179538">
            <text:p>.1549</text:p>
          </table:table-cell>
          <table:table-cell table:style-name="ce14" table:formula="of:=AVERAGE([.I13:.I25])" office:value-type="float" office:value="0.710632211538308">
            <text:p>.7106</text:p>
          </table:table-cell>
          <table:table-cell table:style-name="ce14" table:formula="of:=AVERAGE([.J13:.J25])" office:value-type="float" office:value="0.289367788461692">
            <text:p>.2894</text:p>
          </table:table-cell>
          <table:table-cell table:number-columns-repeated="1005"/>
        </table:table-row>
        <table:table-row table:style-name="ro2">
          <table:table-cell table:style-name="ce4" office:value-type="string">
            <text:p>Steve 2</text:p>
          </table:table-cell>
          <table:table-cell table:style-name="ce4" office:value-type="float" office:value="10485">
            <text:p>10485</text:p>
          </table:table-cell>
          <table:table-cell table:style-name="ce12" office:value-type="float" office:value="0.02184375">
            <text:p>.0218</text:p>
          </table:table-cell>
          <table:table-cell table:style-name="ce12" office:value-type="float" office:value="0.1835">
            <text:p>.1835</text:p>
          </table:table-cell>
          <table:table-cell table:style-name="ce12" office:value-type="float" office:value="0.149864583333">
            <text:p>.1499</text:p>
          </table:table-cell>
          <table:table-cell table:style-name="ce12" office:value-type="float" office:value="0.549795833333">
            <text:p>.5498</text:p>
          </table:table-cell>
          <table:table-cell table:style-name="ce12" office:value-type="float" office:value="0.142064583333">
            <text:p>.1421</text:p>
          </table:table-cell>
          <table:table-cell table:style-name="ce12" office:value-type="float" office:value="0.158275">
            <text:p>.1583</text:p>
          </table:table-cell>
          <table:table-cell table:style-name="ce12" table:formula="of:=[.E14]+[.F14]" office:value-type="float" office:value="0.699660416666">
            <text:p>.6997</text:p>
          </table:table-cell>
          <table:table-cell table:style-name="ce12" table:formula="of:=[.G14]+[.H14]" office:value-type="float" office:value="0.300339583333">
            <text:p>.3003</text:p>
          </table:table-cell>
          <table:table-cell table:style-name="ce17" table:formula="of:=STDEV([.B13:.B25])" office:value-type="float" office:value="1001.62667696103">
            <text:p>1001.63</text:p>
          </table:table-cell>
          <table:table-cell table:style-name="ce14" table:formula="of:=STDEV([.C13:.C25])" office:value-type="float" office:value="0.00208672224367542">
            <text:p>.0021</text:p>
          </table:table-cell>
          <table:table-cell table:style-name="ce14" table:formula="of:=STDEV([.D13:.D25])" office:value-type="float" office:value="0.0217260553696742">
            <text:p>.0217</text:p>
          </table:table-cell>
          <table:table-cell table:style-name="ce14" table:formula="of:=STDEV([.E13:.E25])" office:value-type="float" office:value="0.00635562412351351">
            <text:p>.0064</text:p>
          </table:table-cell>
          <table:table-cell table:style-name="ce14" table:formula="of:=STDEV([.F13:.F25])" office:value-type="float" office:value="0.0213121376511227">
            <text:p>.0213</text:p>
          </table:table-cell>
          <table:table-cell table:style-name="ce14" table:formula="of:=STDEV([.G13:.G25])" office:value-type="float" office:value="0.00940034777514735">
            <text:p>.0094</text:p>
          </table:table-cell>
          <table:table-cell table:style-name="ce14" table:formula="of:=STDEV([.H13:.H25])" office:value-type="float" office:value="0.00644997924332122">
            <text:p>.0064</text:p>
          </table:table-cell>
          <table:table-cell table:style-name="ce14" table:formula="of:=STDEV([.I13:.I25])" office:value-type="float" office:value="0.0153888663245369">
            <text:p>.0154</text:p>
          </table:table-cell>
          <table:table-cell table:style-name="ce14" table:formula="of:=STDEV([.J13:.J25])" office:value-type="float" office:value="0.0153888663244963">
            <text:p>.0154</text:p>
          </table:table-cell>
          <table:table-cell table:number-columns-repeated="1005"/>
        </table:table-row>
        <table:table-row table:style-name="ro2">
          <table:table-cell table:style-name="ce4" office:value-type="string">
            <text:p>Steve 3</text:p>
          </table:table-cell>
          <table:table-cell table:style-name="ce4" office:value-type="float" office:value="9378">
            <text:p>9378</text:p>
          </table:table-cell>
          <table:table-cell table:style-name="ce12" office:value-type="float" office:value="0.0195375">
            <text:p>.0195</text:p>
          </table:table-cell>
          <table:table-cell table:style-name="ce12" office:value-type="float" office:value="0.153233333333">
            <text:p>.1532</text:p>
          </table:table-cell>
          <table:table-cell table:style-name="ce12" office:value-type="float" office:value="0.149097916667">
            <text:p>.1491</text:p>
          </table:table-cell>
          <table:table-cell table:style-name="ce12" office:value-type="float" office:value="0.570710416667">
            <text:p>.5707</text:p>
          </table:table-cell>
          <table:table-cell table:style-name="ce12" office:value-type="float" office:value="0.1304625">
            <text:p>.1305</text:p>
          </table:table-cell>
          <table:table-cell table:style-name="ce12" office:value-type="float" office:value="0.149729166667">
            <text:p>.1497</text:p>
          </table:table-cell>
          <table:table-cell table:style-name="ce12" table:formula="of:=[.E15]+[.F15]" office:value-type="float" office:value="0.719808333334">
            <text:p>.7198</text:p>
          </table:table-cell>
          <table:table-cell table:style-name="ce12" table:formula="of:=[.G15]+[.H15]" office:value-type="float" office:value="0.280191666667">
            <text:p>.2802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4</text:p>
          </table:table-cell>
          <table:table-cell table:style-name="ce4" office:value-type="float" office:value="11299">
            <text:p>11299</text:p>
          </table:table-cell>
          <table:table-cell table:style-name="ce12" office:value-type="float" office:value="0.0235395833333">
            <text:p>.0235</text:p>
          </table:table-cell>
          <table:table-cell table:style-name="ce12" office:value-type="float" office:value="0.147841666667">
            <text:p>.1478</text:p>
          </table:table-cell>
          <table:table-cell table:style-name="ce12" office:value-type="float" office:value="0.148810416667">
            <text:p>.1488</text:p>
          </table:table-cell>
          <table:table-cell table:style-name="ce12" office:value-type="float" office:value="0.572358333333">
            <text:p>.5724</text:p>
          </table:table-cell>
          <table:table-cell table:style-name="ce12" office:value-type="float" office:value="0.126260416667">
            <text:p>.1263</text:p>
          </table:table-cell>
          <table:table-cell table:style-name="ce12" office:value-type="float" office:value="0.152570833333">
            <text:p>.1526</text:p>
          </table:table-cell>
          <table:table-cell table:style-name="ce12" table:formula="of:=[.E16]+[.F16]" office:value-type="float" office:value="0.72116875">
            <text:p>.7212</text:p>
          </table:table-cell>
          <table:table-cell table:style-name="ce12" table:formula="of:=[.G16]+[.H16]" office:value-type="float" office:value="0.27883125">
            <text:p>.2788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5</text:p>
          </table:table-cell>
          <table:table-cell table:style-name="ce4" office:value-type="float" office:value="10702">
            <text:p>10702</text:p>
          </table:table-cell>
          <table:table-cell table:style-name="ce12" office:value-type="float" office:value="0.0222958333333">
            <text:p>.0223</text:p>
          </table:table-cell>
          <table:table-cell table:style-name="ce12" office:value-type="float" office:value="0.133258333333">
            <text:p>.1333</text:p>
          </table:table-cell>
          <table:table-cell table:style-name="ce12" office:value-type="float" office:value="0.147689583333">
            <text:p>.1477</text:p>
          </table:table-cell>
          <table:table-cell table:style-name="ce12" office:value-type="float" office:value="0.578822916667">
            <text:p>.5788</text:p>
          </table:table-cell>
          <table:table-cell table:style-name="ce12" office:value-type="float" office:value="0.124445833333">
            <text:p>.1244</text:p>
          </table:table-cell>
          <table:table-cell table:style-name="ce12" office:value-type="float" office:value="0.149041666667">
            <text:p>.1490</text:p>
          </table:table-cell>
          <table:table-cell table:style-name="ce12" table:formula="of:=[.E17]+[.F17]" office:value-type="float" office:value="0.7265125">
            <text:p>.7265</text:p>
          </table:table-cell>
          <table:table-cell table:style-name="ce12" table:formula="of:=[.G17]+[.H17]" office:value-type="float" office:value="0.2734875">
            <text:p>.2735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6</text:p>
          </table:table-cell>
          <table:table-cell table:style-name="ce4" office:value-type="float" office:value="9171">
            <text:p>9171</text:p>
          </table:table-cell>
          <table:table-cell table:style-name="ce12" office:value-type="float" office:value="0.01910625">
            <text:p>.0191</text:p>
          </table:table-cell>
          <table:table-cell table:style-name="ce12" office:value-type="float" office:value="0.176041666667">
            <text:p>.1760</text:p>
          </table:table-cell>
          <table:table-cell table:style-name="ce12" office:value-type="float" office:value="0.1559375">
            <text:p>.1559</text:p>
          </table:table-cell>
          <table:table-cell table:style-name="ce12" office:value-type="float" office:value="0.5418">
            <text:p>.5418</text:p>
          </table:table-cell>
          <table:table-cell table:style-name="ce12" office:value-type="float" office:value="0.143479166667">
            <text:p>.1435</text:p>
          </table:table-cell>
          <table:table-cell table:style-name="ce12" office:value-type="float" office:value="0.158783333333">
            <text:p>.1588</text:p>
          </table:table-cell>
          <table:table-cell table:style-name="ce12" table:formula="of:=[.E18]+[.F18]" office:value-type="float" office:value="0.6977375">
            <text:p>.6977</text:p>
          </table:table-cell>
          <table:table-cell table:style-name="ce12" table:formula="of:=[.G18]+[.H18]" office:value-type="float" office:value="0.3022625">
            <text:p>.3023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7</text:p>
          </table:table-cell>
          <table:table-cell table:style-name="ce4" office:value-type="float" office:value="8782">
            <text:p>8782</text:p>
          </table:table-cell>
          <table:table-cell table:style-name="ce12" office:value-type="float" office:value="0.0182958333333">
            <text:p>.0183</text:p>
          </table:table-cell>
          <table:table-cell table:style-name="ce12" office:value-type="float" office:value="0.1573">
            <text:p>.1573</text:p>
          </table:table-cell>
          <table:table-cell table:style-name="ce12" office:value-type="float" office:value="0.151908333333">
            <text:p>.1519</text:p>
          </table:table-cell>
          <table:table-cell table:style-name="ce12" office:value-type="float" office:value="0.552170833333">
            <text:p>.5522</text:p>
          </table:table-cell>
          <table:table-cell table:style-name="ce12" office:value-type="float" office:value="0.14161875">
            <text:p>.1416</text:p>
          </table:table-cell>
          <table:table-cell table:style-name="ce12" office:value-type="float" office:value="0.154302083333">
            <text:p>.1543</text:p>
          </table:table-cell>
          <table:table-cell table:style-name="ce12" table:formula="of:=[.E19]+[.F19]" office:value-type="float" office:value="0.704079166666">
            <text:p>.7041</text:p>
          </table:table-cell>
          <table:table-cell table:style-name="ce12" table:formula="of:=[.G19]+[.H19]" office:value-type="float" office:value="0.295920833333">
            <text:p>.2959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8</text:p>
          </table:table-cell>
          <table:table-cell table:style-name="ce4" office:value-type="float" office:value="9583">
            <text:p>9583</text:p>
          </table:table-cell>
          <table:table-cell table:style-name="ce12" office:value-type="float" office:value="0.0199645833333">
            <text:p>.0200</text:p>
          </table:table-cell>
          <table:table-cell table:style-name="ce12" office:value-type="float" office:value="0.179308333333">
            <text:p>.1793</text:p>
          </table:table-cell>
          <table:table-cell table:style-name="ce12" office:value-type="float" office:value="0.15560625">
            <text:p>.1556</text:p>
          </table:table-cell>
          <table:table-cell table:style-name="ce12" office:value-type="float" office:value="0.538958333333">
            <text:p>.5390</text:p>
          </table:table-cell>
          <table:table-cell table:style-name="ce12" office:value-type="float" office:value="0.1453375">
            <text:p>.1453</text:p>
          </table:table-cell>
          <table:table-cell table:style-name="ce12" office:value-type="float" office:value="0.160097916667">
            <text:p>.1601</text:p>
          </table:table-cell>
          <table:table-cell table:style-name="ce12" table:formula="of:=[.E20]+[.F20]" office:value-type="float" office:value="0.694564583333">
            <text:p>.6946</text:p>
          </table:table-cell>
          <table:table-cell table:style-name="ce12" table:formula="of:=[.G20]+[.H20]" office:value-type="float" office:value="0.305435416667">
            <text:p>.3054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9</text:p>
          </table:table-cell>
          <table:table-cell table:style-name="ce4" office:value-type="float" office:value="10358">
            <text:p>10358</text:p>
          </table:table-cell>
          <table:table-cell table:style-name="ce12" office:value-type="float" office:value="0.0215791666667">
            <text:p>.0216</text:p>
          </table:table-cell>
          <table:table-cell table:style-name="ce12" office:value-type="float" office:value="0.1877625">
            <text:p>.1878</text:p>
          </table:table-cell>
          <table:table-cell table:style-name="ce12" office:value-type="float" office:value="0.160535416667">
            <text:p>.1605</text:p>
          </table:table-cell>
          <table:table-cell table:style-name="ce12" office:value-type="float" office:value="0.530897916667">
            <text:p>.5309</text:p>
          </table:table-cell>
          <table:table-cell table:style-name="ce12" office:value-type="float" office:value="0.145241666667">
            <text:p>.1452</text:p>
          </table:table-cell>
          <table:table-cell table:style-name="ce12" office:value-type="float" office:value="0.163325">
            <text:p>.1633</text:p>
          </table:table-cell>
          <table:table-cell table:style-name="ce12" table:formula="of:=[.E21]+[.F21]" office:value-type="float" office:value="0.691433333334">
            <text:p>.6914</text:p>
          </table:table-cell>
          <table:table-cell table:style-name="ce12" table:formula="of:=[.G21]+[.H21]" office:value-type="float" office:value="0.308566666667">
            <text:p>.3086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10</text:p>
          </table:table-cell>
          <table:table-cell table:style-name="ce4" office:value-type="float" office:value="8634">
            <text:p>8634</text:p>
          </table:table-cell>
          <table:table-cell table:style-name="ce12" office:value-type="float" office:value="0.0179875">
            <text:p>.0180</text:p>
          </table:table-cell>
          <table:table-cell table:style-name="ce12" office:value-type="float" office:value="0.172945833333">
            <text:p>.1729</text:p>
          </table:table-cell>
          <table:table-cell table:style-name="ce12" office:value-type="float" office:value="0.153345833333">
            <text:p>.1533</text:p>
          </table:table-cell>
          <table:table-cell table:style-name="ce12" office:value-type="float" office:value="0.545591666667">
            <text:p>.5456</text:p>
          </table:table-cell>
          <table:table-cell table:style-name="ce12" office:value-type="float" office:value="0.137708333333">
            <text:p>.1377</text:p>
          </table:table-cell>
          <table:table-cell table:style-name="ce12" office:value-type="float" office:value="0.163354166667">
            <text:p>.1634</text:p>
          </table:table-cell>
          <table:table-cell table:style-name="ce12" table:formula="of:=[.E22]+[.F22]" office:value-type="float" office:value="0.6989375">
            <text:p>.6989</text:p>
          </table:table-cell>
          <table:table-cell table:style-name="ce12" table:formula="of:=[.G22]+[.H22]" office:value-type="float" office:value="0.3010625">
            <text:p>.3011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11</text:p>
          </table:table-cell>
          <table:table-cell table:style-name="ce4" office:value-type="float" office:value="7912">
            <text:p>7912</text:p>
          </table:table-cell>
          <table:table-cell table:style-name="ce12" office:value-type="float" office:value="0.0164833333333">
            <text:p>.0165</text:p>
          </table:table-cell>
          <table:table-cell table:style-name="ce12" office:value-type="float" office:value="0.118279166667">
            <text:p>.1183</text:p>
          </table:table-cell>
          <table:table-cell table:style-name="ce12" office:value-type="float" office:value="0.1366375">
            <text:p>.1366</text:p>
          </table:table-cell>
          <table:table-cell table:style-name="ce12" office:value-type="float" office:value="0.60515">
            <text:p>.6052</text:p>
          </table:table-cell>
          <table:table-cell table:style-name="ce12" office:value-type="float" office:value="0.115847916667">
            <text:p>.1158</text:p>
          </table:table-cell>
          <table:table-cell table:style-name="ce12" office:value-type="float" office:value="0.142364583333">
            <text:p>.1424</text:p>
          </table:table-cell>
          <table:table-cell table:style-name="ce12" table:formula="of:=[.E23]+[.F23]" office:value-type="float" office:value="0.7417875">
            <text:p>.7418</text:p>
          </table:table-cell>
          <table:table-cell table:style-name="ce12" table:formula="of:=[.G23]+[.H23]" office:value-type="float" office:value="0.2582125">
            <text:p>.2582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12</text:p>
          </table:table-cell>
          <table:table-cell table:style-name="ce4" office:value-type="float" office:value="9560">
            <text:p>9560</text:p>
          </table:table-cell>
          <table:table-cell table:style-name="ce12" office:value-type="float" office:value="0.0199166666667">
            <text:p>.0199</text:p>
          </table:table-cell>
          <table:table-cell table:style-name="ce12" office:value-type="float" office:value="0.187766666667">
            <text:p>.1878</text:p>
          </table:table-cell>
          <table:table-cell table:style-name="ce12" office:value-type="float" office:value="0.158877083333">
            <text:p>.1589</text:p>
          </table:table-cell>
          <table:table-cell table:style-name="ce12" office:value-type="float" office:value="0.543733333333">
            <text:p>.5437</text:p>
          </table:table-cell>
          <table:table-cell table:style-name="ce12" office:value-type="float" office:value="0.136810416667">
            <text:p>.1368</text:p>
          </table:table-cell>
          <table:table-cell table:style-name="ce12" office:value-type="float" office:value="0.160579166667">
            <text:p>.1606</text:p>
          </table:table-cell>
          <table:table-cell table:style-name="ce12" table:formula="of:=[.E24]+[.F24]" office:value-type="float" office:value="0.702610416666">
            <text:p>.7026</text:p>
          </table:table-cell>
          <table:table-cell table:style-name="ce12" table:formula="of:=[.G24]+[.H24]" office:value-type="float" office:value="0.297389583334">
            <text:p>.2974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4" office:value-type="string">
            <text:p>Steve 13</text:p>
          </table:table-cell>
          <table:table-cell table:style-name="ce4" office:value-type="float" office:value="8521">
            <text:p>8521</text:p>
          </table:table-cell>
          <table:table-cell table:style-name="ce12" office:value-type="float" office:value="0.0177520833333">
            <text:p>.0178</text:p>
          </table:table-cell>
          <table:table-cell table:style-name="ce12" office:value-type="float" office:value="0.1476625">
            <text:p>.1477</text:p>
          </table:table-cell>
          <table:table-cell table:style-name="ce12" office:value-type="float" office:value="0.14373125">
            <text:p>.1437</text:p>
          </table:table-cell>
          <table:table-cell table:style-name="ce12" office:value-type="float" office:value="0.583020833333">
            <text:p>.5830</text:p>
          </table:table-cell>
          <table:table-cell table:style-name="ce12" office:value-type="float" office:value="0.125079166667">
            <text:p>.1251</text:p>
          </table:table-cell>
          <table:table-cell table:style-name="ce12" office:value-type="float" office:value="0.14816875">
            <text:p>.1482</text:p>
          </table:table-cell>
          <table:table-cell table:style-name="ce12" table:formula="of:=[.E25]+[.F25]" office:value-type="float" office:value="0.726752083333">
            <text:p>.7268</text:p>
          </table:table-cell>
          <table:table-cell table:style-name="ce12" table:formula="of:=[.G25]+[.H25]" office:value-type="float" office:value="0.273247916667">
            <text:p>.2732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1</text:p>
          </table:table-cell>
          <table:table-cell table:style-name="ce5" office:value-type="float" office:value="9219">
            <text:p>9219</text:p>
          </table:table-cell>
          <table:table-cell table:style-name="ce13" office:value-type="float" office:value="0.01920625">
            <text:p>.0192</text:p>
          </table:table-cell>
          <table:table-cell table:style-name="ce13" office:value-type="float" office:value="0.182941666667">
            <text:p>.1829</text:p>
          </table:table-cell>
          <table:table-cell table:style-name="ce13" office:value-type="float" office:value="0.151885416667">
            <text:p>.1519</text:p>
          </table:table-cell>
          <table:table-cell table:style-name="ce13" office:value-type="float" office:value="0.545783333333">
            <text:p>.5458</text:p>
          </table:table-cell>
          <table:table-cell table:style-name="ce13" office:value-type="float" office:value="0.1407625">
            <text:p>.1408</text:p>
          </table:table-cell>
          <table:table-cell table:style-name="ce13" office:value-type="float" office:value="0.16156875">
            <text:p>.1616</text:p>
          </table:table-cell>
          <table:table-cell table:style-name="ce13" table:formula="of:=[.E26]+[.F26]" office:value-type="float" office:value="0.69766875">
            <text:p>.6977</text:p>
          </table:table-cell>
          <table:table-cell table:style-name="ce13" table:formula="of:=[.G26]+[.H26]" office:value-type="float" office:value="0.30233125">
            <text:p>.3023</text:p>
          </table:table-cell>
          <table:table-cell table:style-name="ce17" table:formula="of:=AVERAGE([.B26:.B39])" office:value-type="float" office:value="8595.64285714286">
            <text:p>8595.64</text:p>
          </table:table-cell>
          <table:table-cell table:style-name="ce14" table:formula="of:=AVERAGE([.C26:.C39])" office:value-type="float" office:value="0.0179075892857">
            <text:p>.0179</text:p>
          </table:table-cell>
          <table:table-cell table:style-name="ce14" table:formula="of:=AVERAGE([.D26:.D39])" office:value-type="float" office:value="0.157703869047714">
            <text:p>.1577</text:p>
          </table:table-cell>
          <table:table-cell table:style-name="ce14" table:formula="of:=AVERAGE([.E26:.E39])" office:value-type="float" office:value="0.145872470238214">
            <text:p>.1459</text:p>
          </table:table-cell>
          <table:table-cell table:style-name="ce14" table:formula="of:=AVERAGE([.F26:.F39])" office:value-type="float" office:value="0.577432440476286">
            <text:p>.5774</text:p>
          </table:table-cell>
          <table:table-cell table:style-name="ce14" table:formula="of:=AVERAGE([.G26:.G39])" office:value-type="float" office:value="0.128015922619">
            <text:p>.1280</text:p>
          </table:table-cell>
          <table:table-cell table:style-name="ce14" table:formula="of:=AVERAGE([.H26:.H39])" office:value-type="float" office:value="0.1486791666665">
            <text:p>.1487</text:p>
          </table:table-cell>
          <table:table-cell table:style-name="ce14" table:formula="of:=AVERAGE([.I26:.I39])" office:value-type="float" office:value="0.7233049107145">
            <text:p>.7233</text:p>
          </table:table-cell>
          <table:table-cell table:style-name="ce14" table:formula="of:=AVERAGE([.J26:.J39])" office:value-type="float" office:value="0.2766950892855">
            <text:p>.2767</text:p>
          </table:table-cell>
          <table:table-cell table:number-columns-repeated="1005"/>
        </table:table-row>
        <table:table-row table:style-name="ro2">
          <table:table-cell table:style-name="ce5" office:value-type="string">
            <text:p>Sydney 2</text:p>
          </table:table-cell>
          <table:table-cell table:style-name="ce5" office:value-type="float" office:value="7048">
            <text:p>7048</text:p>
          </table:table-cell>
          <table:table-cell table:style-name="ce13" office:value-type="float" office:value="0.0146833333333">
            <text:p>.0147</text:p>
          </table:table-cell>
          <table:table-cell table:style-name="ce13" office:value-type="float" office:value="0.120395833333">
            <text:p>.1204</text:p>
          </table:table-cell>
          <table:table-cell table:style-name="ce13" office:value-type="float" office:value="0.135152083333">
            <text:p>.1352</text:p>
          </table:table-cell>
          <table:table-cell table:style-name="ce13" office:value-type="float" office:value="0.612952083333">
            <text:p>.6130</text:p>
          </table:table-cell>
          <table:table-cell table:style-name="ce13" office:value-type="float" office:value="0.111633333333">
            <text:p>.1116</text:p>
          </table:table-cell>
          <table:table-cell table:style-name="ce13" office:value-type="float" office:value="0.1402625">
            <text:p>.1403</text:p>
          </table:table-cell>
          <table:table-cell table:style-name="ce13" table:formula="of:=[.E27]+[.F27]" office:value-type="float" office:value="0.748104166666">
            <text:p>.7481</text:p>
          </table:table-cell>
          <table:table-cell table:style-name="ce13" table:formula="of:=[.G27]+[.H27]" office:value-type="float" office:value="0.251895833333">
            <text:p>.2519</text:p>
          </table:table-cell>
          <table:table-cell table:style-name="ce17" table:formula="of:=STDEV([.B26:.B39])" office:value-type="float" office:value="1174.29000527277">
            <text:p>1174.29</text:p>
          </table:table-cell>
          <table:table-cell table:style-name="ce14" table:formula="of:=STDEV([.C26:.C39])" office:value-type="float" office:value="0.00244643751098155">
            <text:p>.0024</text:p>
          </table:table-cell>
          <table:table-cell table:style-name="ce14" table:formula="of:=STDEV([.D26:.D39])" office:value-type="float" office:value="0.0216197212980403">
            <text:p>.0216</text:p>
          </table:table-cell>
          <table:table-cell table:style-name="ce14" table:formula="of:=STDEV([.E26:.E39])" office:value-type="float" office:value="0.00607852072874897">
            <text:p>.0061</text:p>
          </table:table-cell>
          <table:table-cell table:style-name="ce14" table:formula="of:=STDEV([.F26:.F39])" office:value-type="float" office:value="0.0215411228530148">
            <text:p>.0215</text:p>
          </table:table-cell>
          <table:table-cell table:style-name="ce14" table:formula="of:=STDEV([.G26:.G39])" office:value-type="float" office:value="0.00967572221768944">
            <text:p>.0097</text:p>
          </table:table-cell>
          <table:table-cell table:style-name="ce14" table:formula="of:=STDEV([.H26:.H39])" office:value-type="float" office:value="0.007274938962815">
            <text:p>.0073</text:p>
          </table:table-cell>
          <table:table-cell table:style-name="ce14" table:formula="of:=STDEV([.I26:.I39])" office:value-type="float" office:value="0.0161611143280237">
            <text:p>.0162</text:p>
          </table:table-cell>
          <table:table-cell table:style-name="ce14" table:formula="of:=STDEV([.J26:.J39])" office:value-type="float" office:value="0.0161611143281281">
            <text:p>.0162</text:p>
          </table:table-cell>
          <table:table-cell table:number-columns-repeated="1005"/>
        </table:table-row>
        <table:table-row table:style-name="ro2">
          <table:table-cell table:style-name="ce5" office:value-type="string">
            <text:p>Sydney 3</text:p>
          </table:table-cell>
          <table:table-cell table:style-name="ce5" office:value-type="float" office:value="8527">
            <text:p>8527</text:p>
          </table:table-cell>
          <table:table-cell table:style-name="ce13" office:value-type="float" office:value="0.0177645833333">
            <text:p>.0178</text:p>
          </table:table-cell>
          <table:table-cell table:style-name="ce13" office:value-type="float" office:value="0.1721">
            <text:p>.1721</text:p>
          </table:table-cell>
          <table:table-cell table:style-name="ce13" office:value-type="float" office:value="0.14609375">
            <text:p>.1461</text:p>
          </table:table-cell>
          <table:table-cell table:style-name="ce13" office:value-type="float" office:value="0.571610416667">
            <text:p>.5716</text:p>
          </table:table-cell>
          <table:table-cell table:style-name="ce13" office:value-type="float" office:value="0.13289375">
            <text:p>.1329</text:p>
          </table:table-cell>
          <table:table-cell table:style-name="ce13" office:value-type="float" office:value="0.149402083333">
            <text:p>.1494</text:p>
          </table:table-cell>
          <table:table-cell table:style-name="ce13" table:formula="of:=[.E28]+[.F28]" office:value-type="float" office:value="0.717704166667">
            <text:p>.7177</text:p>
          </table:table-cell>
          <table:table-cell table:style-name="ce13" table:formula="of:=[.G28]+[.H28]" office:value-type="float" office:value="0.282295833333">
            <text:p>.2823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4</text:p>
          </table:table-cell>
          <table:table-cell table:style-name="ce5" office:value-type="float" office:value="9415">
            <text:p>9415</text:p>
          </table:table-cell>
          <table:table-cell table:style-name="ce13" office:value-type="float" office:value="0.0196145833333">
            <text:p>.0196</text:p>
          </table:table-cell>
          <table:table-cell table:style-name="ce13" office:value-type="float" office:value="0.167729166667">
            <text:p>.1677</text:p>
          </table:table-cell>
          <table:table-cell table:style-name="ce13" office:value-type="float" office:value="0.15491875">
            <text:p>.1549</text:p>
          </table:table-cell>
          <table:table-cell table:style-name="ce13" office:value-type="float" office:value="0.550679166667">
            <text:p>.5507</text:p>
          </table:table-cell>
          <table:table-cell table:style-name="ce13" office:value-type="float" office:value="0.13660625">
            <text:p>.1366</text:p>
          </table:table-cell>
          <table:table-cell table:style-name="ce13" office:value-type="float" office:value="0.157795833333">
            <text:p>.1578</text:p>
          </table:table-cell>
          <table:table-cell table:style-name="ce13" table:formula="of:=[.E29]+[.F29]" office:value-type="float" office:value="0.705597916667">
            <text:p>.7056</text:p>
          </table:table-cell>
          <table:table-cell table:style-name="ce13" table:formula="of:=[.G29]+[.H29]" office:value-type="float" office:value="0.294402083333">
            <text:p>.2944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5</text:p>
          </table:table-cell>
          <table:table-cell table:style-name="ce5" office:value-type="float" office:value="9652">
            <text:p>9652</text:p>
          </table:table-cell>
          <table:table-cell table:style-name="ce13" office:value-type="float" office:value="0.0201083333333">
            <text:p>.0201</text:p>
          </table:table-cell>
          <table:table-cell table:style-name="ce13" office:value-type="float" office:value="0.170404166667">
            <text:p>.1704</text:p>
          </table:table-cell>
          <table:table-cell table:style-name="ce13" office:value-type="float" office:value="0.146760416667">
            <text:p>.1468</text:p>
          </table:table-cell>
          <table:table-cell table:style-name="ce13" office:value-type="float" office:value="0.563377083333">
            <text:p>.5634</text:p>
          </table:table-cell>
          <table:table-cell table:style-name="ce13" office:value-type="float" office:value="0.137360416667">
            <text:p>.1374</text:p>
          </table:table-cell>
          <table:table-cell table:style-name="ce13" office:value-type="float" office:value="0.152502083333">
            <text:p>.1525</text:p>
          </table:table-cell>
          <table:table-cell table:style-name="ce13" table:formula="of:=[.E30]+[.F30]" office:value-type="float" office:value="0.7101375">
            <text:p>.7101</text:p>
          </table:table-cell>
          <table:table-cell table:style-name="ce13" table:formula="of:=[.G30]+[.H30]" office:value-type="float" office:value="0.2898625">
            <text:p>.2899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6</text:p>
          </table:table-cell>
          <table:table-cell table:style-name="ce5" office:value-type="float" office:value="7062">
            <text:p>7062</text:p>
          </table:table-cell>
          <table:table-cell table:style-name="ce13" office:value-type="float" office:value="0.0147125">
            <text:p>.0147</text:p>
          </table:table-cell>
          <table:table-cell table:style-name="ce13" office:value-type="float" office:value="0.141404166667">
            <text:p>.1414</text:p>
          </table:table-cell>
          <table:table-cell table:style-name="ce13" office:value-type="float" office:value="0.14835625">
            <text:p>.1484</text:p>
          </table:table-cell>
          <table:table-cell table:style-name="ce13" office:value-type="float" office:value="0.585597916667">
            <text:p>.5856</text:p>
          </table:table-cell>
          <table:table-cell table:style-name="ce13" office:value-type="float" office:value="0.1160375">
            <text:p>.1160</text:p>
          </table:table-cell>
          <table:table-cell table:style-name="ce13" office:value-type="float" office:value="0.150008333333">
            <text:p>.1500</text:p>
          </table:table-cell>
          <table:table-cell table:style-name="ce13" table:formula="of:=[.E31]+[.F31]" office:value-type="float" office:value="0.733954166667">
            <text:p>.7340</text:p>
          </table:table-cell>
          <table:table-cell table:style-name="ce13" table:formula="of:=[.G31]+[.H31]" office:value-type="float" office:value="0.266045833333">
            <text:p>.2660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7</text:p>
          </table:table-cell>
          <table:table-cell table:style-name="ce5" office:value-type="float" office:value="7523">
            <text:p>7523</text:p>
          </table:table-cell>
          <table:table-cell table:style-name="ce13" office:value-type="float" office:value="0.0156729166667">
            <text:p>.0157</text:p>
          </table:table-cell>
          <table:table-cell table:style-name="ce13" office:value-type="float" office:value="0.140283333333">
            <text:p>.1403</text:p>
          </table:table-cell>
          <table:table-cell table:style-name="ce13" office:value-type="float" office:value="0.138427083333">
            <text:p>.1384</text:p>
          </table:table-cell>
          <table:table-cell table:style-name="ce13" office:value-type="float" office:value="0.596329166667">
            <text:p>.5963</text:p>
          </table:table-cell>
          <table:table-cell table:style-name="ce13" office:value-type="float" office:value="0.125366666667">
            <text:p>.1254</text:p>
          </table:table-cell>
          <table:table-cell table:style-name="ce13" office:value-type="float" office:value="0.139877083333">
            <text:p>.1399</text:p>
          </table:table-cell>
          <table:table-cell table:style-name="ce13" table:formula="of:=[.E32]+[.F32]" office:value-type="float" office:value="0.73475625">
            <text:p>.7348</text:p>
          </table:table-cell>
          <table:table-cell table:style-name="ce13" table:formula="of:=[.G32]+[.H32]" office:value-type="float" office:value="0.26524375">
            <text:p>.2652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8</text:p>
          </table:table-cell>
          <table:table-cell table:style-name="ce5" office:value-type="float" office:value="7782">
            <text:p>7782</text:p>
          </table:table-cell>
          <table:table-cell table:style-name="ce13" office:value-type="float" office:value="0.0162125">
            <text:p>.0162</text:p>
          </table:table-cell>
          <table:table-cell table:style-name="ce13" office:value-type="float" office:value="0.131133333333">
            <text:p>.1311</text:p>
          </table:table-cell>
          <table:table-cell table:style-name="ce13" office:value-type="float" office:value="0.141991666667">
            <text:p>.1420</text:p>
          </table:table-cell>
          <table:table-cell table:style-name="ce13" office:value-type="float" office:value="0.60341875">
            <text:p>.6034</text:p>
          </table:table-cell>
          <table:table-cell table:style-name="ce13" office:value-type="float" office:value="0.114858333333">
            <text:p>.1149</text:p>
          </table:table-cell>
          <table:table-cell table:style-name="ce13" office:value-type="float" office:value="0.13973125">
            <text:p>.1397</text:p>
          </table:table-cell>
          <table:table-cell table:style-name="ce13" table:formula="of:=[.E33]+[.F33]" office:value-type="float" office:value="0.745410416667">
            <text:p>.7454</text:p>
          </table:table-cell>
          <table:table-cell table:style-name="ce13" table:formula="of:=[.G33]+[.H33]" office:value-type="float" office:value="0.254589583333">
            <text:p>.2546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9</text:p>
          </table:table-cell>
          <table:table-cell table:style-name="ce5" office:value-type="float" office:value="6622">
            <text:p>6622</text:p>
          </table:table-cell>
          <table:table-cell table:style-name="ce13" office:value-type="float" office:value="0.0137958333333">
            <text:p>.0138</text:p>
          </table:table-cell>
          <table:table-cell table:style-name="ce13" office:value-type="float" office:value="0.13495">
            <text:p>.1350</text:p>
          </table:table-cell>
          <table:table-cell table:style-name="ce13" office:value-type="float" office:value="0.142460416667">
            <text:p>.1425</text:p>
          </table:table-cell>
          <table:table-cell table:style-name="ce13" office:value-type="float" office:value="0.5923">
            <text:p>.5923</text:p>
          </table:table-cell>
          <table:table-cell table:style-name="ce13" office:value-type="float" office:value="0.121125">
            <text:p>.1211</text:p>
          </table:table-cell>
          <table:table-cell table:style-name="ce13" office:value-type="float" office:value="0.144114583333">
            <text:p>.1441</text:p>
          </table:table-cell>
          <table:table-cell table:style-name="ce13" table:formula="of:=[.E34]+[.F34]" office:value-type="float" office:value="0.734760416667">
            <text:p>.7348</text:p>
          </table:table-cell>
          <table:table-cell table:style-name="ce13" table:formula="of:=[.G34]+[.H34]" office:value-type="float" office:value="0.265239583333">
            <text:p>.2652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10</text:p>
          </table:table-cell>
          <table:table-cell table:style-name="ce5" office:value-type="float" office:value="9358">
            <text:p>9358</text:p>
          </table:table-cell>
          <table:table-cell table:style-name="ce13" office:value-type="float" office:value="0.0194958333333">
            <text:p>.0195</text:p>
          </table:table-cell>
          <table:table-cell table:style-name="ce13" office:value-type="float" office:value="0.1630875">
            <text:p>.1631</text:p>
          </table:table-cell>
          <table:table-cell table:style-name="ce13" office:value-type="float" office:value="0.147091666667">
            <text:p>.1471</text:p>
          </table:table-cell>
          <table:table-cell table:style-name="ce13" office:value-type="float" office:value="0.577010416667">
            <text:p>.5770</text:p>
          </table:table-cell>
          <table:table-cell table:style-name="ce13" office:value-type="float" office:value="0.130102083333">
            <text:p>.1301</text:p>
          </table:table-cell>
          <table:table-cell table:style-name="ce13" office:value-type="float" office:value="0.145795833333">
            <text:p>.1458</text:p>
          </table:table-cell>
          <table:table-cell table:style-name="ce13" table:formula="of:=[.E35]+[.F35]" office:value-type="float" office:value="0.724102083334">
            <text:p>.7241</text:p>
          </table:table-cell>
          <table:table-cell table:style-name="ce13" table:formula="of:=[.G35]+[.H35]" office:value-type="float" office:value="0.275897916666">
            <text:p>.2759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11</text:p>
          </table:table-cell>
          <table:table-cell table:style-name="ce5" office:value-type="float" office:value="10303">
            <text:p>10303</text:p>
          </table:table-cell>
          <table:table-cell table:style-name="ce13" office:value-type="float" office:value="0.0214645833333">
            <text:p>.0215</text:p>
          </table:table-cell>
          <table:table-cell table:style-name="ce13" office:value-type="float" office:value="0.197079166667">
            <text:p>.1971</text:p>
          </table:table-cell>
          <table:table-cell table:style-name="ce13" office:value-type="float" office:value="0.156504166667">
            <text:p>.1565</text:p>
          </table:table-cell>
          <table:table-cell table:style-name="ce13" office:value-type="float" office:value="0.543525">
            <text:p>.5435</text:p>
          </table:table-cell>
          <table:table-cell table:style-name="ce13" office:value-type="float" office:value="0.139977083333">
            <text:p>.1400</text:p>
          </table:table-cell>
          <table:table-cell table:style-name="ce13" office:value-type="float" office:value="0.15999375">
            <text:p>.1600</text:p>
          </table:table-cell>
          <table:table-cell table:style-name="ce13" table:formula="of:=[.E36]+[.F36]" office:value-type="float" office:value="0.700029166667">
            <text:p>.7000</text:p>
          </table:table-cell>
          <table:table-cell table:style-name="ce13" table:formula="of:=[.G36]+[.H36]" office:value-type="float" office:value="0.299970833333">
            <text:p>.3000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12</text:p>
          </table:table-cell>
          <table:table-cell table:style-name="ce5" office:value-type="float" office:value="9771">
            <text:p>9771</text:p>
          </table:table-cell>
          <table:table-cell table:style-name="ce13" office:value-type="float" office:value="0.02035625">
            <text:p>.0204</text:p>
          </table:table-cell>
          <table:table-cell table:style-name="ce13" office:value-type="float" office:value="0.171929166667">
            <text:p>.1719</text:p>
          </table:table-cell>
          <table:table-cell table:style-name="ce13" office:value-type="float" office:value="0.145302083333">
            <text:p>.1453</text:p>
          </table:table-cell>
          <table:table-cell table:style-name="ce13" office:value-type="float" office:value="0.5689125">
            <text:p>.5689</text:p>
          </table:table-cell>
          <table:table-cell table:style-name="ce13" office:value-type="float" office:value="0.135679166667">
            <text:p>.1357</text:p>
          </table:table-cell>
          <table:table-cell table:style-name="ce13" office:value-type="float" office:value="0.15010625">
            <text:p>.1501</text:p>
          </table:table-cell>
          <table:table-cell table:style-name="ce13" table:formula="of:=[.E37]+[.F37]" office:value-type="float" office:value="0.714214583333">
            <text:p>.7142</text:p>
          </table:table-cell>
          <table:table-cell table:style-name="ce13" table:formula="of:=[.G37]+[.H37]" office:value-type="float" office:value="0.285785416667">
            <text:p>.2858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13</text:p>
          </table:table-cell>
          <table:table-cell table:style-name="ce5" office:value-type="float" office:value="9167">
            <text:p>9167</text:p>
          </table:table-cell>
          <table:table-cell table:style-name="ce13" office:value-type="float" office:value="0.0190979166667">
            <text:p>.0191</text:p>
          </table:table-cell>
          <table:table-cell table:style-name="ce13" office:value-type="float" office:value="0.155916666667">
            <text:p>.1559</text:p>
          </table:table-cell>
          <table:table-cell table:style-name="ce13" office:value-type="float" office:value="0.139547916667">
            <text:p>.1395</text:p>
          </table:table-cell>
          <table:table-cell table:style-name="ce13" office:value-type="float" office:value="0.594110416667">
            <text:p>.5941</text:p>
          </table:table-cell>
          <table:table-cell table:style-name="ce13" office:value-type="float" office:value="0.123370833333">
            <text:p>.1234</text:p>
          </table:table-cell>
          <table:table-cell table:style-name="ce13" office:value-type="float" office:value="0.142970833333">
            <text:p>.1430</text:p>
          </table:table-cell>
          <table:table-cell table:style-name="ce13" table:formula="of:=[.E38]+[.F38]" office:value-type="float" office:value="0.733658333334">
            <text:p>.7337</text:p>
          </table:table-cell>
          <table:table-cell table:style-name="ce13" table:formula="of:=[.G38]+[.H38]" office:value-type="float" office:value="0.266341666666">
            <text:p>.2663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table:style-name="ce5" office:value-type="string">
            <text:p>Sydney 14</text:p>
          </table:table-cell>
          <table:table-cell table:style-name="ce5" office:value-type="float" office:value="8890">
            <text:p>8890</text:p>
          </table:table-cell>
          <table:table-cell table:style-name="ce13" office:value-type="float" office:value="0.0185208333333">
            <text:p>.0185</text:p>
          </table:table-cell>
          <table:table-cell table:style-name="ce13" office:value-type="float" office:value="0.1585">
            <text:p>.1585</text:p>
          </table:table-cell>
          <table:table-cell table:style-name="ce13" office:value-type="float" office:value="0.147722916667">
            <text:p>.1477</text:p>
          </table:table-cell>
          <table:table-cell table:style-name="ce13" office:value-type="float" office:value="0.578447916667">
            <text:p>.5784</text:p>
          </table:table-cell>
          <table:table-cell table:style-name="ce13" office:value-type="float" office:value="0.12645">
            <text:p>.1265</text:p>
          </table:table-cell>
          <table:table-cell table:style-name="ce13" office:value-type="float" office:value="0.147379166667">
            <text:p>.1474</text:p>
          </table:table-cell>
          <table:table-cell table:style-name="ce13" table:formula="of:=[.E39]+[.F39]" office:value-type="float" office:value="0.726170833334">
            <text:p>.7262</text:p>
          </table:table-cell>
          <table:table-cell table:style-name="ce13" table:formula="of:=[.G39]+[.H39]" office:value-type="float" office:value="0.273829166667">
            <text:p>.2738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office:value-type="string">
            <text:p>Tree 1</text:p>
          </table:table-cell>
          <table:table-cell office:value-type="float" office:value="7475">
            <text:p>7475</text:p>
          </table:table-cell>
          <table:table-cell table:style-name="ce14" office:value-type="float" office:value="0.0155729166667">
            <text:p>.0156</text:p>
          </table:table-cell>
          <table:table-cell table:style-name="ce14" office:value-type="float" office:value="0.1847875">
            <text:p>.1848</text:p>
          </table:table-cell>
          <table:table-cell table:style-name="ce14" office:value-type="float" office:value="0.145158333333">
            <text:p>.1452</text:p>
          </table:table-cell>
          <table:table-cell table:style-name="ce14" office:value-type="float" office:value="0.560729166667">
            <text:p>.5607</text:p>
          </table:table-cell>
          <table:table-cell table:style-name="ce14" office:value-type="float" office:value="0.142729166667">
            <text:p>.1427</text:p>
          </table:table-cell>
          <table:table-cell table:style-name="ce14" office:value-type="float" office:value="0.151383333333">
            <text:p>.1514</text:p>
          </table:table-cell>
          <table:table-cell table:style-name="ce14" table:formula="of:=[.E40]+[.F40]" office:value-type="float" office:value="0.7058875">
            <text:p>.7059</text:p>
          </table:table-cell>
          <table:table-cell table:style-name="ce14" table:formula="of:=[.G40]+[.H40]" office:value-type="float" office:value="0.2941125">
            <text:p>.2941</text:p>
          </table:table-cell>
          <table:table-cell table:style-name="ce16" table:formula="of:=AVERAGE([.B40:.B50])" office:value-type="float" office:value="9441.18181818182">
            <text:p>9441.1818</text:p>
          </table:table-cell>
          <table:table-cell table:style-name="ce16" table:formula="of:=AVERAGE([.C40:.C50])" office:value-type="float" office:value="0.0196691287878636">
            <text:p>0.0197</text:p>
          </table:table-cell>
          <table:table-cell table:style-name="ce16" table:formula="of:=AVERAGE([.D40:.D50])" office:value-type="float" office:value="0.186727272727182">
            <text:p>0.1867</text:p>
          </table:table-cell>
          <table:table-cell table:style-name="ce16" table:formula="of:=AVERAGE([.E40:.E50])" office:value-type="float" office:value="0.154997537878818">
            <text:p>0.1550</text:p>
          </table:table-cell>
          <table:table-cell table:style-name="ce16" table:formula="of:=AVERAGE([.F40:.F50])" office:value-type="float" office:value="0.547664962121273">
            <text:p>0.5477</text:p>
          </table:table-cell>
          <table:table-cell table:style-name="ce16" table:formula="of:=AVERAGE([.G40:.G50])" office:value-type="float" office:value="0.137878219697091">
            <text:p>0.1379</text:p>
          </table:table-cell>
          <table:table-cell table:style-name="ce16" table:formula="of:=AVERAGE([.H40:.H50])" office:value-type="float" office:value="0.159459280303">
            <text:p>0.1595</text:p>
          </table:table-cell>
          <table:table-cell table:style-name="ce16" table:formula="of:=AVERAGE([.I40:.I50])" office:value-type="float" office:value="0.702662500000091">
            <text:p>0.7027</text:p>
          </table:table-cell>
          <table:table-cell table:style-name="ce16" table:formula="of:=AVERAGE([.J40:.J50])" office:value-type="float" office:value="0.297337500000091">
            <text:p>0.2973</text:p>
          </table:table-cell>
          <table:table-cell table:number-columns-repeated="1005"/>
        </table:table-row>
        <table:table-row table:style-name="ro4">
          <table:table-cell office:value-type="string">
            <text:p>Tree 2</text:p>
          </table:table-cell>
          <table:table-cell office:value-type="float" office:value="8736">
            <text:p>8736</text:p>
          </table:table-cell>
          <table:table-cell table:style-name="ce14" office:value-type="float" office:value="0.0182">
            <text:p>.0182</text:p>
          </table:table-cell>
          <table:table-cell table:style-name="ce14" office:value-type="float" office:value="0.179233333333">
            <text:p>.1792</text:p>
          </table:table-cell>
          <table:table-cell table:style-name="ce14" office:value-type="float" office:value="0.15584375">
            <text:p>.1558</text:p>
          </table:table-cell>
          <table:table-cell table:style-name="ce14" office:value-type="float" office:value="0.545085416667">
            <text:p>.5451</text:p>
          </table:table-cell>
          <table:table-cell table:style-name="ce14" office:value-type="float" office:value="0.135964583333">
            <text:p>.1360</text:p>
          </table:table-cell>
          <table:table-cell table:style-name="ce14" office:value-type="float" office:value="0.16310625">
            <text:p>.1631</text:p>
          </table:table-cell>
          <table:table-cell table:style-name="ce14" table:formula="of:=[.E41]+[.F41]" office:value-type="float" office:value="0.700929166667">
            <text:p>.7009</text:p>
          </table:table-cell>
          <table:table-cell table:style-name="ce14" table:formula="of:=[.G41]+[.H41]" office:value-type="float" office:value="0.299070833333">
            <text:p>.2991</text:p>
          </table:table-cell>
          <table:table-cell table:style-name="ce16" table:formula="of:=STDEV([.B40:.B50])" office:value-type="float" office:value="1070.42111509273">
            <text:p>1070.4211</text:p>
          </table:table-cell>
          <table:table-cell table:style-name="ce16" table:formula="of:=STDEV([.C40:.C50])" office:value-type="float" office:value="0.00223004398977153">
            <text:p>0.0022</text:p>
          </table:table-cell>
          <table:table-cell table:style-name="ce16" table:formula="of:=STDEV([.D40:.D50])" office:value-type="float" office:value="0.0203651180333028">
            <text:p>0.0204</text:p>
          </table:table-cell>
          <table:table-cell table:style-name="ce16" table:formula="of:=STDEV([.E40:.E50])" office:value-type="float" office:value="0.00507022599912173">
            <text:p>0.0051</text:p>
          </table:table-cell>
          <table:table-cell table:style-name="ce16" table:formula="of:=STDEV([.F40:.F50])" office:value-type="float" office:value="0.0194039989709167">
            <text:p>0.0194</text:p>
          </table:table-cell>
          <table:table-cell table:style-name="ce16" table:formula="of:=STDEV([.G40:.G50])" office:value-type="float" office:value="0.00924676188457563">
            <text:p>0.0092</text:p>
          </table:table-cell>
          <table:table-cell table:style-name="ce16" table:formula="of:=STDEV([.H40:.H50])" office:value-type="float" office:value="0.00748717087727131">
            <text:p>0.0075</text:p>
          </table:table-cell>
          <table:table-cell table:style-name="ce16" table:formula="of:=STDEV([.I40:.I50])" office:value-type="float" office:value="0.0153842462037829">
            <text:p>0.0154</text:p>
          </table:table-cell>
          <table:table-cell table:style-name="ce16" table:formula="of:=STDEV([.J40:.J50])" office:value-type="float" office:value="0.0153842462033154">
            <text:p>0.0154</text:p>
          </table:table-cell>
          <table:table-cell table:number-columns-repeated="1005"/>
        </table:table-row>
        <table:table-row table:style-name="ro2">
          <table:table-cell office:value-type="string">
            <text:p>Tree 3</text:p>
          </table:table-cell>
          <table:table-cell office:value-type="float" office:value="10713">
            <text:p>10713</text:p>
          </table:table-cell>
          <table:table-cell table:style-name="ce14" office:value-type="float" office:value="0.02231875">
            <text:p>.0223</text:p>
          </table:table-cell>
          <table:table-cell table:style-name="ce14" office:value-type="float" office:value="0.203395833333">
            <text:p>.2034</text:p>
          </table:table-cell>
          <table:table-cell table:style-name="ce14" office:value-type="float" office:value="0.15769375">
            <text:p>.1577</text:p>
          </table:table-cell>
          <table:table-cell table:style-name="ce14" office:value-type="float" office:value="0.5289375">
            <text:p>.5289</text:p>
          </table:table-cell>
          <table:table-cell table:style-name="ce14" office:value-type="float" office:value="0.14420625">
            <text:p>.1442</text:p>
          </table:table-cell>
          <table:table-cell table:style-name="ce14" office:value-type="float" office:value="0.1691625">
            <text:p>.1692</text:p>
          </table:table-cell>
          <table:table-cell table:style-name="ce14" table:formula="of:=[.E42]+[.F42]" office:value-type="float" office:value="0.68663125">
            <text:p>.6866</text:p>
          </table:table-cell>
          <table:table-cell table:style-name="ce14" table:formula="of:=[.G42]+[.H42]" office:value-type="float" office:value="0.31336875">
            <text:p>.3134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office:value-type="string">
            <text:p>Tree 4</text:p>
          </table:table-cell>
          <table:table-cell office:value-type="float" office:value="10264">
            <text:p>10264</text:p>
          </table:table-cell>
          <table:table-cell table:style-name="ce14" office:value-type="float" office:value="0.0213833333333">
            <text:p>.0214</text:p>
          </table:table-cell>
          <table:table-cell table:style-name="ce14" office:value-type="float" office:value="0.217070833333">
            <text:p>.2171</text:p>
          </table:table-cell>
          <table:table-cell table:style-name="ce14" office:value-type="float" office:value="0.156795833333">
            <text:p>.1568</text:p>
          </table:table-cell>
          <table:table-cell table:style-name="ce14" office:value-type="float" office:value="0.537441666667">
            <text:p>.5374</text:p>
          </table:table-cell>
          <table:table-cell table:style-name="ce14" office:value-type="float" office:value="0.139866666667">
            <text:p>.1399</text:p>
          </table:table-cell>
          <table:table-cell table:style-name="ce14" office:value-type="float" office:value="0.165895833333">
            <text:p>.1659</text:p>
          </table:table-cell>
          <table:table-cell table:style-name="ce14" table:formula="of:=[.E43]+[.F43]" office:value-type="float" office:value="0.6942375">
            <text:p>.6942</text:p>
          </table:table-cell>
          <table:table-cell table:style-name="ce14" table:formula="of:=[.G43]+[.H43]" office:value-type="float" office:value="0.3057625">
            <text:p>.3058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office:value-type="string">
            <text:p>Tree 5</text:p>
          </table:table-cell>
          <table:table-cell office:value-type="float" office:value="10057">
            <text:p>10057</text:p>
          </table:table-cell>
          <table:table-cell table:style-name="ce14" office:value-type="float" office:value="0.0209520833333">
            <text:p>.0210</text:p>
          </table:table-cell>
          <table:table-cell table:style-name="ce14" office:value-type="float" office:value="0.188366666667">
            <text:p>.1884</text:p>
          </table:table-cell>
          <table:table-cell table:style-name="ce14" office:value-type="float" office:value="0.156172916667">
            <text:p>.1562</text:p>
          </table:table-cell>
          <table:table-cell table:style-name="ce14" office:value-type="float" office:value="0.556222916667">
            <text:p>.5562</text:p>
          </table:table-cell>
          <table:table-cell table:style-name="ce14" office:value-type="float" office:value="0.132954166667">
            <text:p>.1330</text:p>
          </table:table-cell>
          <table:table-cell table:style-name="ce14" office:value-type="float" office:value="0.15465">
            <text:p>.1547</text:p>
          </table:table-cell>
          <table:table-cell table:style-name="ce14" table:formula="of:=[.E44]+[.F44]" office:value-type="float" office:value="0.712395833334">
            <text:p>.7124</text:p>
          </table:table-cell>
          <table:table-cell table:style-name="ce14" table:formula="of:=[.G44]+[.H44]" office:value-type="float" office:value="0.287604166667">
            <text:p>.2876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office:value-type="string">
            <text:p>Tree 6</text:p>
          </table:table-cell>
          <table:table-cell office:value-type="float" office:value="10156">
            <text:p>10156</text:p>
          </table:table-cell>
          <table:table-cell table:style-name="ce14" office:value-type="float" office:value="0.0211583333333">
            <text:p>.0212</text:p>
          </table:table-cell>
          <table:table-cell table:style-name="ce14" office:value-type="float" office:value="0.188">
            <text:p>.1880</text:p>
          </table:table-cell>
          <table:table-cell table:style-name="ce14" office:value-type="float" office:value="0.15950625">
            <text:p>.1595</text:p>
          </table:table-cell>
          <table:table-cell table:style-name="ce14" office:value-type="float" office:value="0.537439583333">
            <text:p>.5374</text:p>
          </table:table-cell>
          <table:table-cell table:style-name="ce14" office:value-type="float" office:value="0.144916666667">
            <text:p>.1449</text:p>
          </table:table-cell>
          <table:table-cell table:style-name="ce14" office:value-type="float" office:value="0.1581375">
            <text:p>.1581</text:p>
          </table:table-cell>
          <table:table-cell table:style-name="ce14" table:formula="of:=[.E45]+[.F45]" office:value-type="float" office:value="0.696945833333">
            <text:p>.6969</text:p>
          </table:table-cell>
          <table:table-cell table:style-name="ce14" table:formula="of:=[.G45]+[.H45]" office:value-type="float" office:value="0.303054166667">
            <text:p>.3031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office:value-type="string">
            <text:p>Tree 7</text:p>
          </table:table-cell>
          <table:table-cell office:value-type="float" office:value="10075">
            <text:p>10075</text:p>
          </table:table-cell>
          <table:table-cell table:style-name="ce14" office:value-type="float" office:value="0.0209895833333">
            <text:p>.0210</text:p>
          </table:table-cell>
          <table:table-cell table:style-name="ce14" office:value-type="float" office:value="0.175266666667">
            <text:p>.1753</text:p>
          </table:table-cell>
          <table:table-cell table:style-name="ce14" office:value-type="float" office:value="0.1500625">
            <text:p>.1501</text:p>
          </table:table-cell>
          <table:table-cell table:style-name="ce14" office:value-type="float" office:value="0.571285416667">
            <text:p>.5713</text:p>
          </table:table-cell>
          <table:table-cell table:style-name="ce14" office:value-type="float" office:value="0.127097916667">
            <text:p>.1271</text:p>
          </table:table-cell>
          <table:table-cell table:style-name="ce14" office:value-type="float" office:value="0.151554166667">
            <text:p>.1516</text:p>
          </table:table-cell>
          <table:table-cell table:style-name="ce14" table:formula="of:=[.E46]+[.F46]" office:value-type="float" office:value="0.721347916667">
            <text:p>.7213</text:p>
          </table:table-cell>
          <table:table-cell table:style-name="ce14" table:formula="of:=[.G46]+[.H46]" office:value-type="float" office:value="0.278652083334">
            <text:p>.2787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office:value-type="string">
            <text:p>Tree 8</text:p>
          </table:table-cell>
          <table:table-cell office:value-type="float" office:value="9328">
            <text:p>9328</text:p>
          </table:table-cell>
          <table:table-cell table:style-name="ce14" office:value-type="float" office:value="0.0194333333333">
            <text:p>.0194</text:p>
          </table:table-cell>
          <table:table-cell table:style-name="ce14" office:value-type="float" office:value="0.213175">
            <text:p>.2132</text:p>
          </table:table-cell>
          <table:table-cell table:style-name="ce14" office:value-type="float" office:value="0.163577083333">
            <text:p>.1636</text:p>
          </table:table-cell>
          <table:table-cell table:style-name="ce14" office:value-type="float" office:value="0.512083333333">
            <text:p>.5121</text:p>
          </table:table-cell>
          <table:table-cell table:style-name="ce14" office:value-type="float" office:value="0.151839583333">
            <text:p>.1518</text:p>
          </table:table-cell>
          <table:table-cell table:style-name="ce14" office:value-type="float" office:value="0.1725">
            <text:p>.1725</text:p>
          </table:table-cell>
          <table:table-cell table:style-name="ce14" table:formula="of:=[.E47]+[.F47]" office:value-type="float" office:value="0.675660416666">
            <text:p>.6757</text:p>
          </table:table-cell>
          <table:table-cell table:style-name="ce14" table:formula="of:=[.G47]+[.H47]" office:value-type="float" office:value="0.324339583333">
            <text:p>.3243</text:p>
          </table:table-cell>
          <table:table-cell table:style-name="ce17"/>
          <table:table-cell table:style-name="ce14" table:number-columns-repeated="8"/>
          <table:table-cell table:number-columns-repeated="1005"/>
        </table:table-row>
        <table:table-row table:style-name="ro2">
          <table:table-cell office:value-type="string">
            <text:p>Tree 9</text:p>
          </table:table-cell>
          <table:table-cell table:style-name="Default" office:value-type="float" office:value="8809">
            <text:p>8809</text:p>
          </table:table-cell>
          <table:table-cell table:style-name="ce15" office:value-type="float" office:value="0.0183520833333">
            <text:p>.0184</text:p>
          </table:table-cell>
          <table:table-cell table:style-name="ce15" office:value-type="float" office:value="0.166445833333">
            <text:p>.1664</text:p>
          </table:table-cell>
          <table:table-cell table:style-name="ce15" office:value-type="float" office:value="0.150416666667">
            <text:p>.1504</text:p>
          </table:table-cell>
          <table:table-cell table:style-name="ce15" office:value-type="float" office:value="0.568747916667">
            <text:p>.5687</text:p>
          </table:table-cell>
          <table:table-cell table:style-name="ce15" office:value-type="float" office:value="0.1249375">
            <text:p>.1249</text:p>
          </table:table-cell>
          <table:table-cell table:style-name="ce15" office:value-type="float" office:value="0.155897916667">
            <text:p>.1559</text:p>
          </table:table-cell>
          <table:table-cell table:style-name="ce14" table:formula="of:=[.E48]+[.F48]" office:value-type="float" office:value="0.719164583334">
            <text:p>.7192</text:p>
          </table:table-cell>
          <table:table-cell table:style-name="ce14" table:formula="of:=[.G48]+[.H48]" office:value-type="float" office:value="0.280835416667">
            <text:p>.2808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office:value-type="string">
            <text:p>Tree 10</text:p>
          </table:table-cell>
          <table:table-cell table:style-name="Default" office:value-type="float" office:value="10322">
            <text:p>10322</text:p>
          </table:table-cell>
          <table:table-cell table:style-name="ce15" office:value-type="float" office:value="0.0215041666667">
            <text:p>.0215</text:p>
          </table:table-cell>
          <table:table-cell table:style-name="ce15" office:value-type="float" office:value="0.191745833333">
            <text:p>.1917</text:p>
          </table:table-cell>
          <table:table-cell table:style-name="ce15" office:value-type="float" office:value="0.156916666667">
            <text:p>.1569</text:p>
          </table:table-cell>
          <table:table-cell table:style-name="ce15" office:value-type="float" office:value="0.535483333333">
            <text:p>.5355</text:p>
          </table:table-cell>
          <table:table-cell table:style-name="ce15" office:value-type="float" office:value="0.146679166667">
            <text:p>.1467</text:p>
          </table:table-cell>
          <table:table-cell table:style-name="ce15" office:value-type="float" office:value="0.160920833333">
            <text:p>.1609</text:p>
          </table:table-cell>
          <table:table-cell table:style-name="ce14" table:formula="of:=[.E49]+[.F49]" office:value-type="float" office:value="0.6924">
            <text:p>.6924</text:p>
          </table:table-cell>
          <table:table-cell table:style-name="ce14" table:formula="of:=[.G49]+[.H49]" office:value-type="float" office:value="0.3076">
            <text:p>.3076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office:value-type="string">
            <text:p>Tree 11</text:p>
          </table:table-cell>
          <table:table-cell table:style-name="Default" office:value-type="float" office:value="7918">
            <text:p>7918</text:p>
          </table:table-cell>
          <table:table-cell table:style-name="ce15" office:value-type="float" office:value="0.0164958333333">
            <text:p>.0165</text:p>
          </table:table-cell>
          <table:table-cell table:style-name="ce15" office:value-type="float" office:value="0.1465125">
            <text:p>.1465</text:p>
          </table:table-cell>
          <table:table-cell table:style-name="ce15" office:value-type="float" office:value="0.152829166667">
            <text:p>.1528</text:p>
          </table:table-cell>
          <table:table-cell table:style-name="ce15" office:value-type="float" office:value="0.570858333333">
            <text:p>.5709</text:p>
          </table:table-cell>
          <table:table-cell table:style-name="ce15" office:value-type="float" office:value="0.12546875">
            <text:p>.1255</text:p>
          </table:table-cell>
          <table:table-cell table:style-name="ce15" office:value-type="float" office:value="0.15084375">
            <text:p>.1508</text:p>
          </table:table-cell>
          <table:table-cell table:style-name="ce14" table:formula="of:=[.E50]+[.F50]" office:value-type="float" office:value="0.7236875">
            <text:p>.7237</text:p>
          </table:table-cell>
          <table:table-cell table:style-name="ce14" table:formula="of:=[.G50]+[.H50]" office:value-type="float" office:value="0.2763125">
            <text:p>.2763</text:p>
          </table:table-cell>
          <table:table-cell table:style-name="Default" table:number-columns-repeated="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Default" table:number-columns-repeated="9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Cube</text:p>
          </table:table-cell>
          <table:table-cell office:value-type="string">
            <text:p>Steve</text:p>
          </table:table-cell>
          <table:table-cell office:value-type="string">
            <text:p>Sydney</text:p>
          </table:table-cell>
          <table:table-cell office:value-type="string">
            <text:p>Tree</text:p>
          </table:table-cell>
          <table:table-cell table:number-columns-repeated="4"/>
          <table:table-cell table:style-name="Default" table:number-columns-repeated="9"/>
          <table:table-cell table:number-columns-repeated="1005"/>
        </table:table-row>
        <table:table-row table:style-name="ro2">
          <table:table-cell office:value-type="string">
            <text:p>number of edges</text:p>
          </table:table-cell>
          <table:table-cell office:value-type="string">
            <text:p>&lt; 8000</text:p>
          </table:table-cell>
          <table:table-cell table:style-name="ce16" table:formula="of:=COUNTIF([.$B$2:.$B$12];&quot;&lt;&quot;&amp;[.$K$63])/COUNT([.$B$2:.$B$12])" office:value-type="float" office:value="0.727272727272727">
            <text:p>0.7273</text:p>
          </table:table-cell>
          <table:table-cell table:style-name="ce16" table:formula="of:=COUNTIF([.$B$13:.$B$25];&quot;&lt;&quot;&amp;[.$K$63])/COUNT([.$B$13:.$B$25])" office:value-type="float" office:value="0.307692307692308">
            <text:p>0.3077</text:p>
          </table:table-cell>
          <table:table-cell table:style-name="ce16" table:formula="of:=COUNTIF([.$B$26:.$B$39];&quot;&lt;&quot;&amp;[.$K$63])/COUNT([.$B$26:.$B$39])" office:value-type="float" office:value="0.5">
            <text:p>0.5000</text:p>
          </table:table-cell>
          <table:table-cell table:style-name="ce16" table:formula="of:=COUNTIF([.$B$40:.$B$50];&quot;&lt;&quot;&amp;[.$K$63])/COUNT([.$B$40:.$B$50])" office:value-type="float" office:value="0.363636363636364">
            <text:p>0.3636</text:p>
          </table:table-cell>
          <table:table-cell/>
          <table:table-cell table:formula="of:=[.K67]" office:value-type="float" office:value="9000">
            <text:p>9000</text:p>
          </table:table-cell>
          <table:table-cell table:number-columns-repeated="2"/>
          <table:table-cell table:style-name="Default" table:number-columns-repeated="9"/>
          <table:table-cell table:number-columns-repeated="1005"/>
        </table:table-row>
        <table:table-row table:style-name="ro2">
          <table:table-cell office:value-type="string">
            <text:p>percent edges</text:p>
          </table:table-cell>
          <table:table-cell office:value-type="string">
            <text:p>&lt; 0.018</text:p>
          </table:table-cell>
          <table:table-cell table:style-name="ce16" table:formula="of:=COUNTIF([.$C$2:.$C$12];&quot;&lt;&quot;&amp;[.$L$63])/COUNT([.$C$2:.$C$12])" office:value-type="float" office:value="0.636363636363636">
            <text:p>0.6364</text:p>
          </table:table-cell>
          <table:table-cell table:style-name="ce16" table:formula="of:=COUNTIF([.$C$13:.$C$25];&quot;&lt;&quot;&amp;[.$L$63])/COUNT([.$C$13:.$C$25])" office:value-type="float" office:value="0.0769230769230769">
            <text:p>0.0769</text:p>
          </table:table-cell>
          <table:table-cell table:style-name="ce16" table:formula="of:=COUNTIF([.$C$26:.$C$39];&quot;&lt;&quot;&amp;[.$L$63])/COUNT([.$C$26:.$C$39])" office:value-type="float" office:value="0.357142857142857">
            <text:p>0.3571</text:p>
          </table:table-cell>
          <table:table-cell table:style-name="ce16" table:formula="of:=COUNTIF([.$C$40:.$C$50];&quot;&lt;&quot;&amp;[.$L$63])/COUNT([.$C$40:.$C$50])" office:value-type="float" office:value="0.181818181818182">
            <text:p>0.1818</text:p>
          </table:table-cell>
          <table:table-cell/>
          <table:table-cell table:formula="of:=[.L67]" office:value-type="float" office:value="0.0175">
            <text:p>0.0175</text:p>
          </table:table-cell>
          <table:table-cell table:number-columns-repeated="2"/>
          <table:table-cell table:style-name="Default" table:number-columns-repeated="9"/>
          <table:table-cell table:number-columns-repeated="1005"/>
        </table:table-row>
        <table:table-row table:style-name="ro4">
          <table:table-cell office:value-type="string">
            <text:p>percent upward</text:p>
          </table:table-cell>
          <table:table-cell office:value-type="string">
            <text:p>&gt; 0.18</text:p>
          </table:table-cell>
          <table:table-cell table:style-name="ce16" table:formula="of:=COUNTIF([.$D$2:.$D$12];&quot;&gt;&quot;&amp;[.$M$63])/COUNT([.$D$2:.$D$12])" office:value-type="float" office:value="0">
            <text:p>0.0000</text:p>
          </table:table-cell>
          <table:table-cell table:style-name="ce16" table:formula="of:=COUNTIF([.$D$13:.$D$25];&quot;&gt;&quot;&amp;[.$M$63])/COUNT([.$D$13:.$D$25])" office:value-type="float" office:value="0.153846153846154">
            <text:p>0.1538</text:p>
          </table:table-cell>
          <table:table-cell table:style-name="ce16" table:formula="of:=COUNTIF([.$D$26:.$D$39];&quot;&gt;&quot;&amp;[.$M$63])/COUNT([.$D$26:.$D$39])" office:value-type="float" office:value="0.0714285714285714">
            <text:p>0.0714</text:p>
          </table:table-cell>
          <table:table-cell table:style-name="ce16" table:formula="of:=COUNTIF([.$D$40:.$D$50];&quot;&gt;&quot;&amp;[.$M$63])/COUNT([.$D$40:.$D$50])" office:value-type="float" office:value="0.545454545454545">
            <text:p>0.5455</text:p>
          </table:table-cell>
          <table:table-cell/>
          <table:table-cell table:formula="of:=[.M67]" office:value-type="float" office:value="0.185">
            <text:p>0.185</text:p>
          </table:table-cell>
          <table:table-cell table:number-columns-repeated="1016"/>
        </table:table-row>
        <table:table-row table:style-name="ro4">
          <table:table-cell office:value-type="string">
            <text:p>percent vertical</text:p>
          </table:table-cell>
          <table:table-cell office:value-type="string">
            <text:p>&gt; 0.15</text:p>
          </table:table-cell>
          <table:table-cell table:style-name="ce16" table:formula="of:=COUNTIF([.$E$2:.$E$12];&quot;&gt;&quot;&amp;[.$N$63])/COUNT([.$E$2:.$E$12])" office:value-type="float" office:value="0">
            <text:p>0.0000</text:p>
          </table:table-cell>
          <table:table-cell table:style-name="ce16" table:formula="of:=COUNTIF([.$E$13:.$E$25];&quot;&gt;&quot;&amp;[.$N$63])/COUNT([.$E$13:.$E$25])" office:value-type="float" office:value="0.307692307692308">
            <text:p>0.3077</text:p>
          </table:table-cell>
          <table:table-cell table:style-name="ce16" table:formula="of:=COUNTIF([.$E$26:.$E$39];&quot;&gt;&quot;&amp;[.$N$63])/COUNT([.$E$26:.$E$39])" office:value-type="float" office:value="0.0714285714285714">
            <text:p>0.0714</text:p>
          </table:table-cell>
          <table:table-cell table:style-name="ce16" table:formula="of:=COUNTIF([.$E$40:.$E$50];&quot;&gt;&quot;&amp;[.$N$63])/COUNT([.$E$40:.$E$50])" office:value-type="float" office:value="0.636363636363636">
            <text:p>0.6364</text:p>
          </table:table-cell>
          <table:table-cell/>
          <table:table-cell table:formula="of:=[.N67]" office:value-type="float" office:value="0.155">
            <text:p>0.155</text:p>
          </table:table-cell>
          <table:table-cell table:number-columns-repeated="1016"/>
        </table:table-row>
        <table:table-row table:style-name="ro4">
          <table:table-cell office:value-type="string">
            <text:p>percent horizontal</text:p>
          </table:table-cell>
          <table:table-cell office:value-type="string">
            <text:p>&gt; 0.60</text:p>
          </table:table-cell>
          <table:table-cell table:style-name="ce16" table:formula="of:=COUNTIF([.$F$2:.$F$12];&quot;&gt;&quot;&amp;[.$O$63])/COUNT([.$F$2:.$F$12])" office:value-type="float" office:value="0.818181818181818">
            <text:p>0.8182</text:p>
          </table:table-cell>
          <table:table-cell table:style-name="ce16" table:formula="of:=COUNTIF([.$F$13:.$F$25];&quot;&gt;&quot;&amp;[.$O$63])/COUNT([.$F$13:.$F$25])" office:value-type="float" office:value="0.0769230769230769">
            <text:p>0.0769</text:p>
          </table:table-cell>
          <table:table-cell table:style-name="ce16" table:formula="of:=COUNTIF([.$F$26:.$F$39];&quot;&gt;&quot;&amp;[.$O$63])/COUNT([.$F$26:.$F$39])" office:value-type="float" office:value="0.142857142857143">
            <text:p>0.1429</text:p>
          </table:table-cell>
          <table:table-cell table:style-name="ce16" table:formula="of:=COUNTIF([.$F$40:.$F$50];&quot;&gt;&quot;&amp;[.$O$63])/COUNT([.$F$40:.$F$50])" office:value-type="float" office:value="0">
            <text:p>0.0000</text:p>
          </table:table-cell>
          <table:table-cell/>
          <table:table-cell table:formula="of:=[.O67]" office:value-type="float" office:value="0.6">
            <text:p>0.6</text:p>
          </table:table-cell>
          <table:table-cell table:number-columns-repeated="1016"/>
        </table:table-row>
        <table:table-row table:style-name="ro4">
          <table:table-cell office:value-type="string">
            <text:p>percent right slant</text:p>
          </table:table-cell>
          <table:table-cell office:value-type="string">
            <text:p>&gt; 0.13</text:p>
          </table:table-cell>
          <table:table-cell table:style-name="ce16" table:formula="of:=COUNTIF([.$G$2:.$G$12];&quot;&gt;&quot;&amp;[.$P$64])/COUNT([.$G$2:.$G$12])" office:value-type="float" office:value="0.0909090909090909">
            <text:p>0.0909</text:p>
          </table:table-cell>
          <table:table-cell table:style-name="ce16" table:formula="of:=COUNTIF([.$G$13:.$G$25];&quot;&gt;&quot;&amp;[.$P$64])/COUNT([.$G$13:.$G$25])" office:value-type="float" office:value="0.692307692307692">
            <text:p>0.6923</text:p>
          </table:table-cell>
          <table:table-cell table:style-name="ce16" table:formula="of:=COUNTIF([.$G$26:.$G$39];&quot;&gt;&quot;&amp;[.$P$64])/COUNT([.$G$26:.$G$39])" office:value-type="float" office:value="0.5">
            <text:p>0.5000</text:p>
          </table:table-cell>
          <table:table-cell table:style-name="ce16" table:formula="of:=COUNTIF([.$G$40:.$G$50];&quot;&gt;&quot;&amp;[.$P$64])/COUNT([.$G$40:.$G$50])" office:value-type="float" office:value="0.727272727272727">
            <text:p>0.7273</text:p>
          </table:table-cell>
          <table:table-cell/>
          <table:table-cell table:formula="of:=[.P67]" office:value-type="float" office:value="0.13">
            <text:p>0.13</text:p>
          </table:table-cell>
          <table:table-cell table:number-columns-repeated="1016"/>
        </table:table-row>
        <table:table-row table:style-name="ro4">
          <table:table-cell office:value-type="string">
            <text:p>percent right slant</text:p>
          </table:table-cell>
          <table:table-cell office:value-type="string">
            <text:p>&lt; 0.12</text:p>
          </table:table-cell>
          <table:table-cell table:style-name="ce16" table:formula="of:=COUNTIF([.$G$2:.$G$12];&quot;&lt;&quot;&amp;[.$P$65])/COUNT([.$G$2:.$G$12])" office:value-type="float" office:value="0.818181818181818">
            <text:p>0.8182</text:p>
          </table:table-cell>
          <table:table-cell table:style-name="ce16" table:formula="of:=COUNTIF([.$G$13:.$G$25];&quot;&lt;&quot;&amp;[.$P$65])/COUNT([.$G$13:.$G$25])" office:value-type="float" office:value="0.0769230769230769">
            <text:p>0.0769</text:p>
          </table:table-cell>
          <table:table-cell table:style-name="ce16" table:formula="of:=COUNTIF([.$G$26:.$G$39];&quot;&lt;&quot;&amp;[.$P$65])/COUNT([.$G$26:.$G$39])" office:value-type="float" office:value="0.214285714285714">
            <text:p>0.2143</text:p>
          </table:table-cell>
          <table:table-cell table:style-name="ce16" table:formula="of:=COUNTIF([.$G$40:.$G$50];&quot;&lt;&quot;&amp;[.$P$65])/COUNT([.$G$40:.$G$50])" office:value-type="float" office:value="0">
            <text:p>0.0000</text:p>
          </table:table-cell>
          <table:table-cell/>
          <table:table-cell table:formula="of:=[.Q67]" office:value-type="float" office:value="0.12">
            <text:p>0.12</text:p>
          </table:table-cell>
          <table:table-cell table:number-columns-repeated="1016"/>
        </table:table-row>
        <table:table-row table:style-name="ro4">
          <table:table-cell office:value-type="string">
            <text:p>percent left slant</text:p>
          </table:table-cell>
          <table:table-cell office:value-type="string">
            <text:p>&gt; 0.15</text:p>
          </table:table-cell>
          <table:table-cell table:style-name="ce16" table:formula="of:=COUNTIF([.$H$2:.$H$12];&quot;&gt;&quot;&amp;[.$Q$63])/COUNT([.$H$2:.$H$12])" office:value-type="float" office:value="0.181818181818182">
            <text:p>0.1818</text:p>
          </table:table-cell>
          <table:table-cell table:style-name="ce16" table:formula="of:=COUNTIF([.$H$13:.$H$25];&quot;&gt;&quot;&amp;[.$Q$63])/COUNT([.$H$13:.$H$25])" office:value-type="float" office:value="0.692307692307692">
            <text:p>0.6923</text:p>
          </table:table-cell>
          <table:table-cell table:style-name="ce16" table:formula="of:=COUNTIF([.$H$26:.$H$39];&quot;&gt;&quot;&amp;[.$Q$63])/COUNT([.$H$26:.$H$39])" office:value-type="float" office:value="0.428571428571429">
            <text:p>0.4286</text:p>
          </table:table-cell>
          <table:table-cell table:style-name="ce16" table:formula="of:=COUNTIF([.$H$40:.$H$50];&quot;&gt;&quot;&amp;[.$Q$63])/COUNT([.$H$40:.$H$50])" office:value-type="float" office:value="1">
            <text:p>1.0000</text:p>
          </table:table-cell>
          <table:table-cell/>
          <table:table-cell table:formula="of:=[.R67]" office:value-type="float" office:value="0.15">
            <text:p>0.15</text:p>
          </table:table-cell>
          <table:table-cell table:number-columns-repeated="1016"/>
        </table:table-row>
        <table:table-row table:style-name="ro4">
          <table:table-cell office:value-type="string">
            <text:p>Percent Straight</text:p>
          </table:table-cell>
          <table:table-cell office:value-type="string">
            <text:p>&gt; 0.71</text:p>
          </table:table-cell>
          <table:table-cell table:style-name="ce16" table:formula="of:=COUNTIF([.$I$2:.$I$12];&quot;&gt;&quot;&amp;[.$R$64])/COUNT([.$I$2:.$I$12])" office:value-type="float" office:value="1">
            <text:p>1.0000</text:p>
          </table:table-cell>
          <table:table-cell table:style-name="ce16" table:formula="of:=COUNTIF([.$I$13:.$I$25];&quot;&gt;&quot;&amp;[.$R$64])/COUNT([.$I$13:.$I$25])" office:value-type="float" office:value="1">
            <text:p>1.0000</text:p>
          </table:table-cell>
          <table:table-cell table:style-name="ce16" table:formula="of:=COUNTIF([.$I$26:.$I$39];&quot;&gt;&quot;&amp;[.$R$64])/COUNT([.$I$26:.$I$39])" office:value-type="float" office:value="1">
            <text:p>1.0000</text:p>
          </table:table-cell>
          <table:table-cell table:style-name="ce16" table:formula="of:=COUNTIF([.$I$40:.$I$50];&quot;&gt;&quot;&amp;[.$R$64])/COUNT([.$I$40:.$I$50])" office:value-type="float" office:value="0.818181818181818">
            <text:p>0.8182</text:p>
          </table:table-cell>
          <table:table-cell/>
          <table:table-cell table:formula="of:=[.S67]" office:value-type="float" office:value="0.69">
            <text:p>0.69</text:p>
          </table:table-cell>
          <table:table-cell table:number-columns-repeated="2"/>
          <table:table-cell office:value-type="string">
            <text:p>&lt; 8000</text:p>
          </table:table-cell>
          <table:table-cell office:value-type="string">
            <text:p>&lt; 0.018</text:p>
          </table:table-cell>
          <table:table-cell office:value-type="string">
            <text:p>&gt;0.18</text:p>
          </table:table-cell>
          <table:table-cell office:value-type="string">
            <text:p>&gt;0.15</text:p>
          </table:table-cell>
          <table:table-cell office:value-type="string">
            <text:p>&gt; 0.60</text:p>
          </table:table-cell>
          <table:table-cell office:value-type="string">
            <text:p>&gt; 0.13</text:p>
          </table:table-cell>
          <table:table-cell office:value-type="string">
            <text:p>&gt; 0.15</text:p>
          </table:table-cell>
          <table:table-cell office:value-type="string">
            <text:p>&gt;0.71</text:p>
          </table:table-cell>
          <table:table-cell office:value-type="string">
            <text:p>&lt; 0.26</text:p>
          </table:table-cell>
          <table:table-cell table:number-columns-repeated="1005"/>
        </table:table-row>
        <table:table-row table:style-name="ro4">
          <table:table-cell office:value-type="string">
            <text:p>Percent Straight</text:p>
          </table:table-cell>
          <table:table-cell office:value-type="string">
            <text:p>&lt; 0.73</text:p>
          </table:table-cell>
          <table:table-cell table:style-name="ce16" table:formula="of:=COUNTIF([.$I$2:.$I$12];&quot;&lt;&quot;&amp;[.$R$65])/COUNT([.$I$2:.$I$12])" office:value-type="float" office:value="0.181818181818182">
            <text:p>0.1818</text:p>
          </table:table-cell>
          <table:table-cell table:style-name="ce16" table:formula="of:=COUNTIF([.$I$13:.$I$25];&quot;&lt;&quot;&amp;[.$R$65])/COUNT([.$I$13:.$I$25])" office:value-type="float" office:value="0.769230769230769">
            <text:p>0.7692</text:p>
          </table:table-cell>
          <table:table-cell table:style-name="ce16" table:formula="of:=COUNTIF([.$I$26:.$I$39];&quot;&lt;&quot;&amp;[.$R$65])/COUNT([.$I$26:.$I$39])" office:value-type="float" office:value="0.428571428571429">
            <text:p>0.4286</text:p>
          </table:table-cell>
          <table:table-cell table:style-name="ce16" table:formula="of:=COUNTIF([.$I$40:.$I$50];&quot;&lt;&quot;&amp;[.$R$65])/COUNT([.$I$40:.$I$50])" office:value-type="float" office:value="0.909090909090909">
            <text:p>0.9091</text:p>
          </table:table-cell>
          <table:table-cell/>
          <table:table-cell table:formula="of:=[.T67]" office:value-type="float" office:value="0.723">
            <text:p>0.723</text:p>
          </table:table-cell>
          <table:table-cell table:number-columns-repeated="2"/>
          <table:table-cell table:formula="of:=[.K67]" office:value-type="float" office:value="9000">
            <text:p>9000</text:p>
          </table:table-cell>
          <table:table-cell table:formula="of:=[.L67]" office:value-type="float" office:value="0.0175">
            <text:p>0.0175</text:p>
          </table:table-cell>
          <table:table-cell table:formula="of:=[.M67]" office:value-type="float" office:value="0.185">
            <text:p>0.185</text:p>
          </table:table-cell>
          <table:table-cell table:formula="of:=[.N67]" office:value-type="float" office:value="0.155">
            <text:p>0.155</text:p>
          </table:table-cell>
          <table:table-cell table:formula="of:=[.O67]" office:value-type="float" office:value="0.6">
            <text:p>0.6</text:p>
          </table:table-cell>
          <table:table-cell office:value-type="string">
            <text:p>&lt; 0.12</text:p>
          </table:table-cell>
          <table:table-cell table:formula="of:=[.R67]" office:value-type="float" office:value="0.15">
            <text:p>0.15</text:p>
          </table:table-cell>
          <table:table-cell office:value-type="string">
            <text:p>&lt; 0.73</text:p>
          </table:table-cell>
          <table:table-cell table:formula="of:=[.U67]" office:value-type="float" office:value="0.26">
            <text:p>0.26</text:p>
          </table:table-cell>
          <table:table-cell table:number-columns-repeated="1005"/>
        </table:table-row>
        <table:table-row table:style-name="ro4">
          <table:table-cell office:value-type="string">
            <text:p>Percent Slanted</text:p>
          </table:table-cell>
          <table:table-cell office:value-type="string">
            <text:p>&lt; 0.26</text:p>
          </table:table-cell>
          <table:table-cell table:style-name="ce16" table:formula="of:=COUNTIF([.$J$2:.$J$12];&quot;&lt;&quot;&amp;[.$S$63])/COUNT([.$J$2:.$J$12])" office:value-type="float" office:value="0.818181818181818">
            <text:p>0.8182</text:p>
          </table:table-cell>
          <table:table-cell table:style-name="ce16" table:formula="of:=COUNTIF([.$J$13:.$J$25];&quot;&lt;&quot;&amp;[.$S$63])/COUNT([.$J$13:.$J$25])" office:value-type="float" office:value="0.0769230769230769">
            <text:p>0.0769</text:p>
          </table:table-cell>
          <table:table-cell table:style-name="ce16" table:formula="of:=COUNTIF([.$J$26:.$J$39];&quot;&lt;&quot;&amp;[.$S$63])/COUNT([.$J$26:.$J$39])" office:value-type="float" office:value="0.142857142857143">
            <text:p>0.1429</text:p>
          </table:table-cell>
          <table:table-cell table:style-name="ce16" table:formula="of:=COUNTIF([.$J$40:.$J$50];&quot;&lt;&quot;&amp;[.$S$63])/COUNT([.$J$40:.$J$50])" office:value-type="float" office:value="0">
            <text:p>0.0000</text:p>
          </table:table-cell>
          <table:table-cell/>
          <table:table-cell table:formula="of:=[.U67]" office:value-type="float" office:value="0.26">
            <text:p>0.26</text:p>
          </table:table-cell>
          <table:table-cell table:number-columns-repeated="7"/>
          <table:table-cell table:formula="of:=[.P67]" office:value-type="float" office:value="0.13">
            <text:p>0.13</text:p>
          </table:table-cell>
          <table:table-cell/>
          <table:table-cell table:formula="of:=[.S67]" office:value-type="float" office:value="0.69">
            <text:p>0.69</text:p>
          </table:table-cell>
          <table:table-cell table:number-columns-repeated="1006"/>
        </table:table-row>
        <table:table-row table:style-name="ro4">
          <table:table-cell table:number-columns-repeated="15"/>
          <table:table-cell table:formula="of:=[.Q67]" office:value-type="float" office:value="0.12">
            <text:p>0.12</text:p>
          </table:table-cell>
          <table:table-cell/>
          <table:table-cell table:formula="of:=[.T67]" office:value-type="float" office:value="0.723">
            <text:p>0.723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formula="of:=IF([.$B84]&lt;[.$K$63];[.C54];1-[.C54]) * IF([.$C84]&lt;[.$L$63];[.C55];1-[.C55]) * IF([.$D84]&gt;[.$M$63];[.C56];1-[.C56]) * IF([.$E84]&gt;[.$N$63];[.C57];1-[.C57]) * IF([.$F84]&gt;[.$O$63];[.C58];1-[.C58]) * IF([.$G84]&gt;[.$P$64];[.C59];1-[.C59]) * IF([.$G84]&lt;[.$P$65];[.C60];1-[.C60]) * IF([.$H84]&gt;[.$Q$63];[.C61];1-[.C61]) * IF([.$I84]&gt;[.$R$64];[.C62];1-[.C62]) * IF([.$I84]&lt;[.$R$65];[.C63];1-[.C63]) * IF([.$J84]&lt;[.$S$63];[.C64];1-[.C64])" office:value-type="float" office:value="0">
            <text:p>0</text:p>
          </table:table-cell>
          <table:table-cell table:formula="of:=IF([.$B84]&lt;[.$K$63];[.D54];1-[.D54]) * IF([.$C84]&lt;[.$L$63];[.D55];1-[.D55]) * IF([.$D84]&gt;[.$M$63];[.D56];1-[.D56]) * IF([.$E84]&gt;[.$N$63];[.D57];1-[.D57]) * IF([.$F84]&gt;[.$O$63];[.D58];1-[.D58]) * IF([.$G84]&gt;[.$P$64];[.D59];1-[.D59]) * IF([.$G84]&lt;[.$P$65];[.D60];1-[.D60]) * IF([.$H84]&gt;[.$Q$63];[.D61];1-[.D61]) * IF([.$I84]&gt;[.$R$64];[.D62];1-[.D62]) * IF([.$I84]&lt;[.$R$65];[.D63];1-[.D63]) * IF([.$J84]&lt;[.$S$63];[.D64];1-[.D64])" office:value-type="float" office:value="0.0197374705286952">
            <text:p>0.0197374705</text:p>
          </table:table-cell>
          <table:table-cell table:formula="of:=IF([.$B84]&lt;[.$K$63];[.E54];1-[.E54]) * IF([.$C84]&lt;[.$L$63];[.E55];1-[.E55]) * IF([.$D84]&gt;[.$M$63];[.E56];1-[.E56]) * IF([.$E84]&gt;[.$N$63];[.E57];1-[.E57]) * IF([.$F84]&gt;[.$O$63];[.E58];1-[.E58]) * IF([.$G84]&gt;[.$P$64];[.E59];1-[.E59]) * IF([.$G84]&lt;[.$P$65];[.E60];1-[.E60]) * IF([.$H84]&gt;[.$Q$63];[.E61];1-[.E61]) * IF([.$I84]&gt;[.$R$64];[.E62];1-[.E62]) * IF([.$I84]&lt;[.$R$65];[.E63];1-[.E63]) * IF([.$J84]&lt;[.$S$63];[.E64];1-[.E64])" office:value-type="float" office:value="0.00113021030561159">
            <text:p>0.0011302103</text:p>
          </table:table-cell>
          <table:table-cell table:formula="of:=IF([.$B84]&lt;[.$K$63];[.F54];1-[.F54]) * IF([.$C84]&lt;[.$L$63];[.F55];1-[.F55]) * IF([.$D84]&gt;[.$M$63];[.F56];1-[.F56]) * IF([.$E84]&gt;[.$N$63];[.F57];1-[.F57]) * IF([.$F84]&gt;[.$O$63];[.F58];1-[.F58]) * IF([.$G84]&gt;[.$P$64];[.F59];1-[.F59]) * IF([.$G84]&lt;[.$P$65];[.F60];1-[.F60]) * IF([.$H84]&gt;[.$Q$63];[.F61];1-[.F61]) * IF([.$I84]&gt;[.$R$64];[.F62];1-[.F62]) * IF([.$I84]&lt;[.$R$65];[.F63];1-[.F63]) * IF([.$J84]&lt;[.$S$63];[.F64];1-[.F64])" office:value-type="float" office:value="0.0558644453830677">
            <text:p>0.0558644454</text:p>
          </table:table-cell>
          <table:table-cell table:number-columns-repeated="4"/>
          <table:table-cell office:value-type="float" office:value="9000">
            <text:p>9000</text:p>
          </table:table-cell>
          <table:table-cell office:value-type="float" office:value="0.0175">
            <text:p>0.0175</text:p>
          </table:table-cell>
          <table:table-cell office:value-type="float" office:value="0.185">
            <text:p>0.185</text:p>
          </table:table-cell>
          <table:table-cell office:value-type="float" office:value="0.155">
            <text:p>0.155</text:p>
          </table:table-cell>
          <table:table-cell office:value-type="float" office:value="0.6">
            <text:p>0.6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69">
            <text:p>0.69</text:p>
          </table:table-cell>
          <table:table-cell office:value-type="float" office:value="0.723">
            <text:p>0.723</text:p>
          </table:table-cell>
          <table:table-cell office:value-type="float" office:value="0.26">
            <text:p>0.26</text:p>
          </table:table-cell>
          <table:table-cell table:number-columns-repeated="1003"/>
        </table:table-row>
        <table:table-row table:style-name="ro4">
          <table:table-cell table:number-columns-repeated="13"/>
          <table:table-cell table:formula="of:=[.J107]" office:value-type="float" office:value="0.333333333333333">
            <text:p>0.3333333333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formula="of:=[.J110]" office:value-type="float" office:value="0.333333333333333">
            <text:p>0.3333333333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formula="of:=[.J116]" office:value-type="float" office:value="0.333333333333333">
            <text:p>0.3333333333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formula="of:=[.J122]" office:value-type="float" office:value="1">
            <text:p>1</text:p>
          </table:table-cell>
          <table:table-cell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 office:value-type="string">
            <text:p>number of edges</text:p>
          </table:table-cell>
          <table:table-cell office:value-type="string">
            <text:p>percent edges</text:p>
          </table:table-cell>
          <table:table-cell office:value-type="string">
            <text:p>percent upward</text:p>
          </table:table-cell>
          <table:table-cell office:value-type="string">
            <text:p>percent vertical</text:p>
          </table:table-cell>
          <table:table-cell office:value-type="string">
            <text:p>percent horizontal</text:p>
          </table:table-cell>
          <table:table-cell office:value-type="string">
            <text:p>percent right slant</text:p>
          </table:table-cell>
          <table:table-cell office:value-type="string">
            <text:p>percent left slant</text:p>
          </table:table-cell>
          <table:table-cell office:value-type="string">
            <text:p>Percent straight</text:p>
          </table:table-cell>
          <table:table-cell office:value-type="string">
            <text:p>Percent slanted</text:p>
          </table:table-cell>
          <table:table-cell/>
          <table:table-cell office:value-type="string">
            <text:p>number of edges</text:p>
          </table:table-cell>
          <table:table-cell office:value-type="string">
            <text:p>percent edges</text:p>
          </table:table-cell>
          <table:table-cell office:value-type="string">
            <text:p>percent upward</text:p>
          </table:table-cell>
          <table:table-cell office:value-type="string">
            <text:p>percent vertical</text:p>
          </table:table-cell>
          <table:table-cell office:value-type="string">
            <text:p>percent horizontal</text:p>
          </table:table-cell>
          <table:table-cell office:value-type="string">
            <text:p>percent right slant</text:p>
          </table:table-cell>
          <table:table-cell office:value-type="string">
            <text:p>percent left slant</text:p>
          </table:table-cell>
          <table:table-cell office:value-type="string">
            <text:p>Percent straight</text:p>
          </table:table-cell>
          <table:table-cell office:value-type="string">
            <text:p>Percent slanted</text:p>
          </table:table-cell>
          <table:table-cell table:number-columns-repeated="1004"/>
        </table:table-row>
        <table:table-row table:style-name="ro4">
          <table:table-cell table:style-name="ce6" office:value-type="string">
            <text:p>Validation</text:p>
          </table:table-cell>
          <table:table-cell table:number-columns-repeated="9"/>
          <table:table-cell office:value-type="string">
            <text:p>Identifier</text:p>
          </table:table-cell>
          <table:table-cell table:number-columns-repeated="1013"/>
        </table:table-row>
        <table:table-row table:style-name="ro4">
          <table:table-cell office:value-type="string">
            <text:p>Cube 1</text:p>
          </table:table-cell>
          <table:table-cell office:value-type="float" office:value="9460">
            <text:p>9460</text:p>
          </table:table-cell>
          <table:table-cell office:value-type="float" office:value="0.0197083333333">
            <text:p>0.0197083333</text:p>
          </table:table-cell>
          <table:table-cell office:value-type="float" office:value="0.1890375">
            <text:p>0.1890375</text:p>
          </table:table-cell>
          <table:table-cell office:value-type="float" office:value="0.15365625">
            <text:p>0.15365625</text:p>
          </table:table-cell>
          <table:table-cell office:value-type="float" office:value="0.557629166667">
            <text:p>0.5576291667</text:p>
          </table:table-cell>
          <table:table-cell office:value-type="float" office:value="0.137739583333">
            <text:p>0.1377395833</text:p>
          </table:table-cell>
          <table:table-cell office:value-type="float" office:value="0.150975">
            <text:p>0.150975</text:p>
          </table:table-cell>
          <table:table-cell table:formula="of:=[.E84]+[.F84]" office:value-type="float" office:value="0.711285416667">
            <text:p>0.7112854167</text:p>
          </table:table-cell>
          <table:table-cell table:formula="of:=[.G84]+[.H84]" office:value-type="float" office:value="0.288714583333">
            <text:p>0.2887145833</text:p>
          </table:table-cell>
          <table:table-cell table:style-name="ce18"/>
          <table:table-cell table:style-name="ce19" table:formula="of:=AVERAGE([.B84:.B86])" office:value-type="float" office:value="7874.66666666667">
            <text:p>7874.67</text:p>
          </table:table-cell>
          <table:table-cell table:style-name="ce14" table:formula="of:=AVERAGE([.C84:.C86])" office:value-type="float" office:value="0.0164055555555333">
            <text:p>.0164</text:p>
          </table:table-cell>
          <table:table-cell table:style-name="ce14" table:formula="of:=AVERAGE([.D84:.D86])" office:value-type="float" office:value="0.167786111111">
            <text:p>.1678</text:p>
          </table:table-cell>
          <table:table-cell table:style-name="ce14" table:formula="of:=AVERAGE([.E84:.E86])" office:value-type="float" office:value="0.151938888889">
            <text:p>.1519</text:p>
          </table:table-cell>
          <table:table-cell table:style-name="ce14" table:formula="of:=AVERAGE([.F84:.F86])" office:value-type="float" office:value="0.570176388889">
            <text:p>.5702</text:p>
          </table:table-cell>
          <table:table-cell table:style-name="ce14" table:formula="of:=AVERAGE([.G84:.G86])" office:value-type="float" office:value="0.128331249999667">
            <text:p>.1283</text:p>
          </table:table-cell>
          <table:table-cell table:style-name="ce14" table:formula="of:=AVERAGE([.H84:.H86])" office:value-type="float" office:value="0.149553472222333">
            <text:p>.1496</text:p>
          </table:table-cell>
          <table:table-cell table:style-name="ce14" table:formula="of:=AVERAGE([.I84:.I86])" office:value-type="float" office:value="0.722115277778">
            <text:p>.7221</text:p>
          </table:table-cell>
          <table:table-cell table:style-name="ce14" table:formula="of:=AVERAGE([.J84:.J86])" office:value-type="float" office:value="0.277884722222">
            <text:p>.2779</text:p>
          </table:table-cell>
          <table:table-cell table:number-columns-repeated="1004"/>
        </table:table-row>
        <table:table-row table:style-name="ro4">
          <table:table-cell office:value-type="string">
            <text:p>Cube 2</text:p>
          </table:table-cell>
          <table:table-cell office:value-type="float" office:value="7183">
            <text:p>7183</text:p>
          </table:table-cell>
          <table:table-cell office:value-type="float" office:value="0.0149645833333">
            <text:p>0.0149645833</text:p>
          </table:table-cell>
          <table:table-cell office:value-type="float" office:value="0.1447875">
            <text:p>0.1447875</text:p>
          </table:table-cell>
          <table:table-cell office:value-type="float" office:value="0.15215625">
            <text:p>0.15215625</text:p>
          </table:table-cell>
          <table:table-cell office:value-type="float" office:value="0.584741666667">
            <text:p>0.5847416667</text:p>
          </table:table-cell>
          <table:table-cell office:value-type="float" office:value="0.118152083333">
            <text:p>0.1181520833</text:p>
          </table:table-cell>
          <table:table-cell office:value-type="float" office:value="0.14495">
            <text:p>0.14495</text:p>
          </table:table-cell>
          <table:table-cell table:formula="of:=[.E85]+[.F85]" office:value-type="float" office:value="0.736897916667">
            <text:p>0.7368979167</text:p>
          </table:table-cell>
          <table:table-cell table:formula="of:=[.G85]+[.H85]" office:value-type="float" office:value="0.263102083333">
            <text:p>0.2631020833</text:p>
          </table:table-cell>
          <table:table-cell table:style-name="ce18"/>
          <table:table-cell table:style-name="ce19" table:formula="of:=STDEV([.B84:.B86])" office:value-type="float" office:value="1376.64895065276">
            <text:p>1376.65</text:p>
          </table:table-cell>
          <table:table-cell table:style-name="ce14" table:formula="of:=STDEV([.C84:.C86])" office:value-type="float" office:value="0.00286801864718242">
            <text:p>.0029</text:p>
          </table:table-cell>
          <table:table-cell table:style-name="ce14" table:formula="of:=STDEV([.D84:.D86])" office:value-type="float" office:value="0.022176681765309">
            <text:p>.0222</text:p>
          </table:table-cell>
          <table:table-cell table:style-name="ce14" table:formula="of:=STDEV([.E84:.E86])" office:value-type="float" office:value="0.00183571853976187">
            <text:p>.0018</text:p>
          </table:table-cell>
          <table:table-cell table:style-name="ce14" table:formula="of:=STDEV([.F84:.F86])" office:value-type="float" office:value="0.0136684426776728">
            <text:p>.0137</text:p>
          </table:table-cell>
          <table:table-cell table:style-name="ce14" table:formula="of:=STDEV([.G84:.G86])" office:value-type="float" office:value="0.00981647477882632">
            <text:p>.0098</text:p>
          </table:table-cell>
          <table:table-cell table:style-name="ce14" table:formula="of:=STDEV([.H84:.H86])" office:value-type="float" office:value="0.00408273610299621">
            <text:p>.0041</text:p>
          </table:table-cell>
          <table:table-cell table:style-name="ce14" table:formula="of:=STDEV([.I84:.I86])" office:value-type="float" office:value="0.0132558808905402">
            <text:p>.0133</text:p>
          </table:table-cell>
          <table:table-cell table:style-name="ce14" table:formula="of:=STDEV([.J84:.J86])" office:value-type="float" office:value="0.0132558808905402">
            <text:p>.0133</text:p>
          </table:table-cell>
          <table:table-cell table:number-columns-repeated="1004"/>
        </table:table-row>
        <table:table-row table:style-name="ro4">
          <table:table-cell office:value-type="string">
            <text:p>Cube 3</text:p>
          </table:table-cell>
          <table:table-cell office:value-type="float" office:value="6981">
            <text:p>6981</text:p>
          </table:table-cell>
          <table:table-cell office:value-type="float" office:value="0.01454375">
            <text:p>0.01454375</text:p>
          </table:table-cell>
          <table:table-cell office:value-type="float" office:value="0.169533333333">
            <text:p>0.1695333333</text:p>
          </table:table-cell>
          <table:table-cell office:value-type="float" office:value="0.150004166667">
            <text:p>0.1500041667</text:p>
          </table:table-cell>
          <table:table-cell office:value-type="float" office:value="0.568158333333">
            <text:p>0.5681583333</text:p>
          </table:table-cell>
          <table:table-cell office:value-type="float" office:value="0.129102083333">
            <text:p>0.1291020833</text:p>
          </table:table-cell>
          <table:table-cell office:value-type="float" office:value="0.152735416667">
            <text:p>0.1527354167</text:p>
          </table:table-cell>
          <table:table-cell table:formula="of:=[.E86]+[.F86]" office:value-type="float" office:value="0.7181625">
            <text:p>0.7181625</text:p>
          </table:table-cell>
          <table:table-cell table:formula="of:=[.G86]+[.H86]" office:value-type="float" office:value="0.2818375">
            <text:p>0.2818375</text:p>
          </table:table-cell>
          <table:table-cell table:style-name="ce18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office:value-type="string">
            <text:p>Steve 1</text:p>
          </table:table-cell>
          <table:table-cell office:value-type="float" office:value="9173">
            <text:p>9173</text:p>
          </table:table-cell>
          <table:table-cell office:value-type="float" office:value="0.0191104166667">
            <text:p>0.0191104167</text:p>
          </table:table-cell>
          <table:table-cell office:value-type="float" office:value="0.173645833333">
            <text:p>0.1736458333</text:p>
          </table:table-cell>
          <table:table-cell office:value-type="float" office:value="0.154983333333">
            <text:p>0.1549833333</text:p>
          </table:table-cell>
          <table:table-cell office:value-type="float" office:value="0.542089583333">
            <text:p>0.5420895833</text:p>
          </table:table-cell>
          <table:table-cell office:value-type="float" office:value="0.139120833333">
            <text:p>0.1391208333</text:p>
          </table:table-cell>
          <table:table-cell office:value-type="float" office:value="0.16380625">
            <text:p>0.16380625</text:p>
          </table:table-cell>
          <table:table-cell table:formula="of:=[.E87]+[.F87]" office:value-type="float" office:value="0.697072916666">
            <text:p>0.6970729167</text:p>
          </table:table-cell>
          <table:table-cell table:formula="of:=[.G87]+[.H87]" office:value-type="float" office:value="0.302927083333">
            <text:p>0.3029270833</text:p>
          </table:table-cell>
          <table:table-cell table:style-name="ce18"/>
          <table:table-cell table:style-name="ce19" table:formula="of:=AVERAGE([.B87:.B92])" office:value-type="float" office:value="9036.5">
            <text:p>9036.50</text:p>
          </table:table-cell>
          <table:table-cell table:style-name="ce14" table:formula="of:=AVERAGE([.C87:.C92])" office:value-type="float" office:value="0.0188260416666667">
            <text:p>.0188</text:p>
          </table:table-cell>
          <table:table-cell table:style-name="ce14" table:formula="of:=AVERAGE([.D87:.D92])" office:value-type="float" office:value="0.1583243055555">
            <text:p>.1583</text:p>
          </table:table-cell>
          <table:table-cell table:style-name="ce14" table:formula="of:=AVERAGE([.E87:.E92])" office:value-type="float" office:value="0.1480427083335">
            <text:p>.1480</text:p>
          </table:table-cell>
          <table:table-cell table:style-name="ce14" table:formula="of:=AVERAGE([.F87:.F92])" office:value-type="float" office:value="0.567648263888833">
            <text:p>.5676</text:p>
          </table:table-cell>
          <table:table-cell table:style-name="ce14" table:formula="of:=AVERAGE([.G87:.G92])" office:value-type="float" office:value="0.130990972222167">
            <text:p>.1310</text:p>
          </table:table-cell>
          <table:table-cell table:style-name="ce14" table:formula="of:=AVERAGE([.H87:.H92])" office:value-type="float" office:value="0.1533180555555">
            <text:p>.1533</text:p>
          </table:table-cell>
          <table:table-cell table:style-name="ce14" table:formula="of:=AVERAGE([.I87:.I92])" office:value-type="float" office:value="0.715690972222333">
            <text:p>.7157</text:p>
          </table:table-cell>
          <table:table-cell table:style-name="ce14" table:formula="of:=AVERAGE([.J87:.J92])" office:value-type="float" office:value="0.284309027777667">
            <text:p>.2843</text:p>
          </table:table-cell>
          <table:table-cell table:number-columns-repeated="1004"/>
        </table:table-row>
        <table:table-row table:style-name="ro4">
          <table:table-cell office:value-type="string">
            <text:p>Steve 2</text:p>
          </table:table-cell>
          <table:table-cell office:value-type="float" office:value="7505">
            <text:p>7505</text:p>
          </table:table-cell>
          <table:table-cell office:value-type="float" office:value="0.0156354166667">
            <text:p>0.0156354167</text:p>
          </table:table-cell>
          <table:table-cell office:value-type="float" office:value="0.153620833333">
            <text:p>0.1536208333</text:p>
          </table:table-cell>
          <table:table-cell office:value-type="float" office:value="0.145510416667">
            <text:p>0.1455104167</text:p>
          </table:table-cell>
          <table:table-cell office:value-type="float" office:value="0.579402083333">
            <text:p>0.5794020833</text:p>
          </table:table-cell>
          <table:table-cell office:value-type="float" office:value="0.125235416667">
            <text:p>0.1252354167</text:p>
          </table:table-cell>
          <table:table-cell office:value-type="float" office:value="0.149852083333">
            <text:p>0.1498520833</text:p>
          </table:table-cell>
          <table:table-cell table:formula="of:=[.E88]+[.F88]" office:value-type="float" office:value="0.7249125">
            <text:p>0.7249125</text:p>
          </table:table-cell>
          <table:table-cell table:formula="of:=[.G88]+[.H88]" office:value-type="float" office:value="0.2750875">
            <text:p>0.2750875</text:p>
          </table:table-cell>
          <table:table-cell table:style-name="ce18"/>
          <table:table-cell table:style-name="ce19" table:formula="of:=STDEV([.B87:.B92])" office:value-type="float" office:value="2681.09319121884">
            <text:p>2681.09</text:p>
          </table:table-cell>
          <table:table-cell table:style-name="ce14" table:formula="of:=STDEV([.C87:.C92])" office:value-type="float" office:value="0.00558561081505802">
            <text:p>.0056</text:p>
          </table:table-cell>
          <table:table-cell table:style-name="ce14" table:formula="of:=STDEV([.D87:.D92])" office:value-type="float" office:value="0.0216175439004009">
            <text:p>.0216</text:p>
          </table:table-cell>
          <table:table-cell table:style-name="ce14" table:formula="of:=STDEV([.E87:.E92])" office:value-type="float" office:value="0.00714537131027167">
            <text:p>.0071</text:p>
          </table:table-cell>
          <table:table-cell table:style-name="ce14" table:formula="of:=STDEV([.F87:.F92])" office:value-type="float" office:value="0.0340785744288504">
            <text:p>.0341</text:p>
          </table:table-cell>
          <table:table-cell table:style-name="ce14" table:formula="of:=STDEV([.G87:.G92])" office:value-type="float" office:value="0.0148641977972151">
            <text:p>.0149</text:p>
          </table:table-cell>
          <table:table-cell table:style-name="ce14" table:formula="of:=STDEV([.H87:.H92])" office:value-type="float" office:value="0.0130677102623464">
            <text:p>.0131</text:p>
          </table:table-cell>
          <table:table-cell table:style-name="ce14" table:formula="of:=STDEV([.I87:.I92])" office:value-type="float" office:value="0.0270453721675125">
            <text:p>.0270</text:p>
          </table:table-cell>
          <table:table-cell table:style-name="ce14" table:formula="of:=STDEV([.J87:.J92])" office:value-type="float" office:value="0.0270453721671379">
            <text:p>.0270</text:p>
          </table:table-cell>
          <table:table-cell table:number-columns-repeated="1004"/>
        </table:table-row>
        <table:table-row table:style-name="ro4">
          <table:table-cell office:value-type="string">
            <text:p>Steve 3</text:p>
          </table:table-cell>
          <table:table-cell office:value-type="float" office:value="6598">
            <text:p>6598</text:p>
          </table:table-cell>
          <table:table-cell office:value-type="float" office:value="0.0137458333333">
            <text:p>0.0137458333</text:p>
          </table:table-cell>
          <table:table-cell office:value-type="float" office:value="0.141104166667">
            <text:p>0.1411041667</text:p>
          </table:table-cell>
          <table:table-cell office:value-type="float" office:value="0.140772916667">
            <text:p>0.1407729167</text:p>
          </table:table-cell>
          <table:table-cell office:value-type="float" office:value="0.606954166667">
            <text:p>0.6069541667</text:p>
          </table:table-cell>
          <table:table-cell office:value-type="float" office:value="0.1111">
            <text:p>0.1111</text:p>
          </table:table-cell>
          <table:table-cell office:value-type="float" office:value="0.141172916667">
            <text:p>0.1411729167</text:p>
          </table:table-cell>
          <table:table-cell table:formula="of:=[.E89]+[.F89]" office:value-type="float" office:value="0.747727083334">
            <text:p>0.7477270833</text:p>
          </table:table-cell>
          <table:table-cell table:formula="of:=[.G89]+[.H89]" office:value-type="float" office:value="0.252272916667">
            <text:p>0.2522729167</text:p>
          </table:table-cell>
          <table:table-cell table:style-name="ce18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office:value-type="string">
            <text:p>Steve 4</text:p>
          </table:table-cell>
          <table:table-cell office:value-type="float" office:value="8407">
            <text:p>8407</text:p>
          </table:table-cell>
          <table:table-cell office:value-type="float" office:value="0.0175145833333">
            <text:p>0.0175145833</text:p>
          </table:table-cell>
          <table:table-cell office:value-type="float" office:value="0.144925">
            <text:p>0.144925</text:p>
          </table:table-cell>
          <table:table-cell office:value-type="float" office:value="0.14571875">
            <text:p>0.14571875</text:p>
          </table:table-cell>
          <table:table-cell office:value-type="float" office:value="0.571291666667">
            <text:p>0.5712916667</text:p>
          </table:table-cell>
          <table:table-cell office:value-type="float" office:value="0.137158333333">
            <text:p>0.1371583333</text:p>
          </table:table-cell>
          <table:table-cell office:value-type="float" office:value="0.14583125">
            <text:p>0.14583125</text:p>
          </table:table-cell>
          <table:table-cell table:formula="of:=[.E90]+[.F90]" office:value-type="float" office:value="0.717010416667">
            <text:p>0.7170104167</text:p>
          </table:table-cell>
          <table:table-cell table:formula="of:=[.G90]+[.H90]" office:value-type="float" office:value="0.282989583333">
            <text:p>0.2829895833</text:p>
          </table:table-cell>
          <table:table-cell table:style-name="ce18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table:style-name="ce7" office:value-type="string">
            <text:p>Steve 5</text:p>
          </table:table-cell>
          <table:table-cell table:style-name="ce7" office:value-type="float" office:value="14207">
            <text:p>14207</text:p>
          </table:table-cell>
          <table:table-cell table:style-name="ce7" office:value-type="float" office:value="0.0295979166667">
            <text:p>0.0295979167</text:p>
          </table:table-cell>
          <table:table-cell table:style-name="ce7" office:value-type="float" office:value="0.194816666667">
            <text:p>0.1948166667</text:p>
          </table:table-cell>
          <table:table-cell table:style-name="ce7" office:value-type="float" office:value="0.158666666667">
            <text:p>0.1586666667</text:p>
          </table:table-cell>
          <table:table-cell table:style-name="ce7" office:value-type="float" office:value="0.5141375">
            <text:p>0.5141375</text:p>
          </table:table-cell>
          <table:table-cell table:style-name="ce7" office:value-type="float" office:value="0.15259375">
            <text:p>0.15259375</text:p>
          </table:table-cell>
          <table:table-cell table:style-name="ce7" office:value-type="float" office:value="0.174602083333">
            <text:p>0.1746020833</text:p>
          </table:table-cell>
          <table:table-cell table:style-name="ce7" table:formula="of:=[.E91]+[.F91]" office:value-type="float" office:value="0.672804166667">
            <text:p>0.6728041667</text:p>
          </table:table-cell>
          <table:table-cell table:style-name="ce7" table:formula="of:=[.G91]+[.H91]" office:value-type="float" office:value="0.327195833333">
            <text:p>0.3271958333</text:p>
          </table:table-cell>
          <table:table-cell table:style-name="ce7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office:value-type="string">
            <text:p>Steve 6</text:p>
          </table:table-cell>
          <table:table-cell office:value-type="float" office:value="8329">
            <text:p>8329</text:p>
          </table:table-cell>
          <table:table-cell office:value-type="float" office:value="0.0173520833333">
            <text:p>0.0173520833</text:p>
          </table:table-cell>
          <table:table-cell office:value-type="float" office:value="0.141833333333">
            <text:p>0.1418333333</text:p>
          </table:table-cell>
          <table:table-cell office:value-type="float" office:value="0.142604166667">
            <text:p>0.1426041667</text:p>
          </table:table-cell>
          <table:table-cell office:value-type="float" office:value="0.592014583333">
            <text:p>0.5920145833</text:p>
          </table:table-cell>
          <table:table-cell office:value-type="float" office:value="0.1207375">
            <text:p>0.1207375</text:p>
          </table:table-cell>
          <table:table-cell office:value-type="float" office:value="0.14464375">
            <text:p>0.14464375</text:p>
          </table:table-cell>
          <table:table-cell table:formula="of:=[.E92]+[.F92]" office:value-type="float" office:value="0.73461875">
            <text:p>0.73461875</text:p>
          </table:table-cell>
          <table:table-cell table:formula="of:=[.G92]+[.H92]" office:value-type="float" office:value="0.26538125">
            <text:p>0.26538125</text:p>
          </table:table-cell>
          <table:table-cell table:style-name="ce18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office:value-type="string">
            <text:p>Sydney 1</text:p>
          </table:table-cell>
          <table:table-cell office:value-type="float" office:value="5880">
            <text:p>5880</text:p>
          </table:table-cell>
          <table:table-cell office:value-type="float" office:value="0.01225">
            <text:p>0.01225</text:p>
          </table:table-cell>
          <table:table-cell office:value-type="float" office:value="0.1145375">
            <text:p>0.1145375</text:p>
          </table:table-cell>
          <table:table-cell office:value-type="float" office:value="0.12943125">
            <text:p>0.12943125</text:p>
          </table:table-cell>
          <table:table-cell office:value-type="float" office:value="0.63544375">
            <text:p>0.63544375</text:p>
          </table:table-cell>
          <table:table-cell office:value-type="float" office:value="0.103016666667">
            <text:p>0.1030166667</text:p>
          </table:table-cell>
          <table:table-cell office:value-type="float" office:value="0.132108333333">
            <text:p>0.1321083333</text:p>
          </table:table-cell>
          <table:table-cell table:formula="of:=[.E93]+[.F93]" office:value-type="float" office:value="0.764875">
            <text:p>0.764875</text:p>
          </table:table-cell>
          <table:table-cell table:formula="of:=[.G93]+[.H93]" office:value-type="float" office:value="0.235125">
            <text:p>0.235125</text:p>
          </table:table-cell>
          <table:table-cell table:style-name="ce18"/>
          <table:table-cell table:style-name="ce19" table:formula="of:=AVERAGE([.B93:.B98])" office:value-type="float" office:value="7690.16666666667">
            <text:p>7690.17</text:p>
          </table:table-cell>
          <table:table-cell table:style-name="ce14" table:formula="of:=AVERAGE([.C93:.C98])" office:value-type="float" office:value="0.01602118055555">
            <text:p>.0160</text:p>
          </table:table-cell>
          <table:table-cell table:style-name="ce14" table:formula="of:=AVERAGE([.D93:.D98])" office:value-type="float" office:value="0.151532638889">
            <text:p>.1515</text:p>
          </table:table-cell>
          <table:table-cell table:style-name="ce14" table:formula="of:=AVERAGE([.E93:.E98])" office:value-type="float" office:value="0.142770486111167">
            <text:p>.1428</text:p>
          </table:table-cell>
          <table:table-cell table:style-name="ce14" table:formula="of:=AVERAGE([.F93:.F98])" office:value-type="float" office:value="0.588921874999833">
            <text:p>.5889</text:p>
          </table:table-cell>
          <table:table-cell table:style-name="ce14" table:formula="of:=AVERAGE([.G93:.G98])" office:value-type="float" office:value="0.1228600694445">
            <text:p>.1229</text:p>
          </table:table-cell>
          <table:table-cell table:style-name="ce14" table:formula="of:=AVERAGE([.H93:.H98])" office:value-type="float" office:value="0.145447569444333">
            <text:p>.1454</text:p>
          </table:table-cell>
          <table:table-cell table:style-name="ce14" table:formula="of:=AVERAGE([.I93:.I98])" office:value-type="float" office:value="0.731692361111">
            <text:p>.7317</text:p>
          </table:table-cell>
          <table:table-cell table:style-name="ce14" table:formula="of:=AVERAGE([.J93:.J98])" office:value-type="float" office:value="0.268307638888833">
            <text:p>.2683</text:p>
          </table:table-cell>
          <table:table-cell table:number-columns-repeated="1004"/>
        </table:table-row>
        <table:table-row table:style-name="ro4">
          <table:table-cell office:value-type="string">
            <text:p>Sydney 2</text:p>
          </table:table-cell>
          <table:table-cell office:value-type="float" office:value="9187">
            <text:p>9187</text:p>
          </table:table-cell>
          <table:table-cell office:value-type="float" office:value="0.0191395833333">
            <text:p>0.0191395833</text:p>
          </table:table-cell>
          <table:table-cell office:value-type="float" office:value="0.1614">
            <text:p>0.1614</text:p>
          </table:table-cell>
          <table:table-cell office:value-type="float" office:value="0.14689375">
            <text:p>0.14689375</text:p>
          </table:table-cell>
          <table:table-cell office:value-type="float" office:value="0.56628125">
            <text:p>0.56628125</text:p>
          </table:table-cell>
          <table:table-cell office:value-type="float" office:value="0.132566666667">
            <text:p>0.1325666667</text:p>
          </table:table-cell>
          <table:table-cell office:value-type="float" office:value="0.154258333333">
            <text:p>0.1542583333</text:p>
          </table:table-cell>
          <table:table-cell table:formula="of:=[.E94]+[.F94]" office:value-type="float" office:value="0.713175">
            <text:p>0.713175</text:p>
          </table:table-cell>
          <table:table-cell table:formula="of:=[.G94]+[.H94]" office:value-type="float" office:value="0.286825">
            <text:p>0.286825</text:p>
          </table:table-cell>
          <table:table-cell table:style-name="ce18"/>
          <table:table-cell table:style-name="ce19" table:formula="of:=STDEV([.B93:.B98])" office:value-type="float" office:value="1219.51538189015">
            <text:p>1219.52</text:p>
          </table:table-cell>
          <table:table-cell table:style-name="ce14" table:formula="of:=STDEV([.C93:.C98])" office:value-type="float" office:value="0.00254065704559765">
            <text:p>.0025</text:p>
          </table:table-cell>
          <table:table-cell table:style-name="ce14" table:formula="of:=STDEV([.D93:.D98])" office:value-type="float" office:value="0.0249809810178674">
            <text:p>.0250</text:p>
          </table:table-cell>
          <table:table-cell table:style-name="ce14" table:formula="of:=STDEV([.E93:.E98])" office:value-type="float" office:value="0.0114137838831409">
            <text:p>.0114</text:p>
          </table:table-cell>
          <table:table-cell table:style-name="ce14" table:formula="of:=STDEV([.F93:.F98])" office:value-type="float" office:value="0.0364572023813118">
            <text:p>.0365</text:p>
          </table:table-cell>
          <table:table-cell table:style-name="ce14" table:formula="of:=STDEV([.G93:.G98])" office:value-type="float" office:value="0.0136164685582047">
            <text:p>.0136</text:p>
          </table:table-cell>
          <table:table-cell table:style-name="ce14" table:formula="of:=STDEV([.H93:.H98])" office:value-type="float" office:value="0.0126738801703513">
            <text:p>.0127</text:p>
          </table:table-cell>
          <table:table-cell table:style-name="ce14" table:formula="of:=STDEV([.I93:.I98])" office:value-type="float" office:value="0.0256015393168635">
            <text:p>.0256</text:p>
          </table:table-cell>
          <table:table-cell table:style-name="ce14" table:formula="of:=STDEV([.J93:.J98])" office:value-type="float" office:value="0.0256015393168133">
            <text:p>.0256</text:p>
          </table:table-cell>
          <table:table-cell table:number-columns-repeated="1004"/>
        </table:table-row>
        <table:table-row table:style-name="ro4">
          <table:table-cell office:value-type="string">
            <text:p>Sydney 3</text:p>
          </table:table-cell>
          <table:table-cell office:value-type="float" office:value="7194">
            <text:p>7194</text:p>
          </table:table-cell>
          <table:table-cell office:value-type="float" office:value="0.0149875">
            <text:p>0.0149875</text:p>
          </table:table-cell>
          <table:table-cell office:value-type="float" office:value="0.167683333333">
            <text:p>0.1676833333</text:p>
          </table:table-cell>
          <table:table-cell office:value-type="float" office:value="0.146570833333">
            <text:p>0.1465708333</text:p>
          </table:table-cell>
          <table:table-cell office:value-type="float" office:value="0.578702083333">
            <text:p>0.5787020833</text:p>
          </table:table-cell>
          <table:table-cell office:value-type="float" office:value="0.1225">
            <text:p>0.1225</text:p>
          </table:table-cell>
          <table:table-cell office:value-type="float" office:value="0.152227083333">
            <text:p>0.1522270833</text:p>
          </table:table-cell>
          <table:table-cell table:formula="of:=[.E95]+[.F95]" office:value-type="float" office:value="0.725272916666">
            <text:p>0.7252729167</text:p>
          </table:table-cell>
          <table:table-cell table:formula="of:=[.G95]+[.H95]" office:value-type="float" office:value="0.274727083333">
            <text:p>0.2747270833</text:p>
          </table:table-cell>
          <table:table-cell table:style-name="ce18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office:value-type="string">
            <text:p>Sydney 4</text:p>
          </table:table-cell>
          <table:table-cell office:value-type="float" office:value="7348">
            <text:p>7348</text:p>
          </table:table-cell>
          <table:table-cell office:value-type="float" office:value="0.0153083333333">
            <text:p>0.0153083333</text:p>
          </table:table-cell>
          <table:table-cell office:value-type="float" office:value="0.130441666667">
            <text:p>0.1304416667</text:p>
          </table:table-cell>
          <table:table-cell office:value-type="float" office:value="0.12854375">
            <text:p>0.12854375</text:p>
          </table:table-cell>
          <table:table-cell office:value-type="float" office:value="0.625533333333">
            <text:p>0.6255333333</text:p>
          </table:table-cell>
          <table:table-cell office:value-type="float" office:value="0.115997916667">
            <text:p>0.1159979167</text:p>
          </table:table-cell>
          <table:table-cell office:value-type="float" office:value="0.129925">
            <text:p>0.129925</text:p>
          </table:table-cell>
          <table:table-cell table:formula="of:=[.E96]+[.F96]" office:value-type="float" office:value="0.754077083333">
            <text:p>0.7540770833</text:p>
          </table:table-cell>
          <table:table-cell table:formula="of:=[.G96]+[.H96]" office:value-type="float" office:value="0.245922916667">
            <text:p>0.2459229167</text:p>
          </table:table-cell>
          <table:table-cell table:style-name="ce18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office:value-type="string">
            <text:p>Sydney 5</text:p>
          </table:table-cell>
          <table:table-cell office:value-type="float" office:value="8934">
            <text:p>8934</text:p>
          </table:table-cell>
          <table:table-cell office:value-type="float" office:value="0.0186125">
            <text:p>0.0186125</text:p>
          </table:table-cell>
          <table:table-cell office:value-type="float" office:value="0.182304166667">
            <text:p>0.1823041667</text:p>
          </table:table-cell>
          <table:table-cell office:value-type="float" office:value="0.157422916667">
            <text:p>0.1574229167</text:p>
          </table:table-cell>
          <table:table-cell office:value-type="float" office:value="0.538683333333">
            <text:p>0.5386833333</text:p>
          </table:table-cell>
          <table:table-cell office:value-type="float" office:value="0.142520833333">
            <text:p>0.1425208333</text:p>
          </table:table-cell>
          <table:table-cell office:value-type="float" office:value="0.161372916667">
            <text:p>0.1613729167</text:p>
          </table:table-cell>
          <table:table-cell table:formula="of:=[.E97]+[.F97]" office:value-type="float" office:value="0.69610625">
            <text:p>0.69610625</text:p>
          </table:table-cell>
          <table:table-cell table:formula="of:=[.G97]+[.H97]" office:value-type="float" office:value="0.30389375">
            <text:p>0.30389375</text:p>
          </table:table-cell>
          <table:table-cell table:style-name="ce18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office:value-type="string">
            <text:p>Sydney 6</text:p>
          </table:table-cell>
          <table:table-cell office:value-type="float" office:value="7598">
            <text:p>7598</text:p>
          </table:table-cell>
          <table:table-cell office:value-type="float" office:value="0.0158291666667">
            <text:p>0.0158291667</text:p>
          </table:table-cell>
          <table:table-cell office:value-type="float" office:value="0.152829166667">
            <text:p>0.1528291667</text:p>
          </table:table-cell>
          <table:table-cell office:value-type="float" office:value="0.147760416667">
            <text:p>0.1477604167</text:p>
          </table:table-cell>
          <table:table-cell office:value-type="float" office:value="0.5888875">
            <text:p>0.5888875</text:p>
          </table:table-cell>
          <table:table-cell office:value-type="float" office:value="0.120558333333">
            <text:p>0.1205583333</text:p>
          </table:table-cell>
          <table:table-cell office:value-type="float" office:value="0.14279375">
            <text:p>0.14279375</text:p>
          </table:table-cell>
          <table:table-cell table:formula="of:=[.E98]+[.F98]" office:value-type="float" office:value="0.736647916667">
            <text:p>0.7366479167</text:p>
          </table:table-cell>
          <table:table-cell table:formula="of:=[.G98]+[.H98]" office:value-type="float" office:value="0.263352083333">
            <text:p>0.2633520833</text:p>
          </table:table-cell>
          <table:table-cell table:style-name="ce18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office:value-type="string">
            <text:p>Tree 1</text:p>
          </table:table-cell>
          <table:table-cell office:value-type="float" office:value="9960">
            <text:p>9960</text:p>
          </table:table-cell>
          <table:table-cell office:value-type="float" office:value="0.02075">
            <text:p>0.02075</text:p>
          </table:table-cell>
          <table:table-cell office:value-type="float" office:value="0.215870833333">
            <text:p>0.2158708333</text:p>
          </table:table-cell>
          <table:table-cell office:value-type="float" office:value="0.160608333333">
            <text:p>0.1606083333</text:p>
          </table:table-cell>
          <table:table-cell office:value-type="float" office:value="0.51561875">
            <text:p>0.51561875</text:p>
          </table:table-cell>
          <table:table-cell office:value-type="float" office:value="0.152502083333">
            <text:p>0.1525020833</text:p>
          </table:table-cell>
          <table:table-cell office:value-type="float" office:value="0.171270833333">
            <text:p>0.1712708333</text:p>
          </table:table-cell>
          <table:table-cell table:formula="of:=[.E99]+[.F99]" office:value-type="float" office:value="0.676227083333">
            <text:p>0.6762270833</text:p>
          </table:table-cell>
          <table:table-cell table:formula="of:=[.G99]+[.H99]" office:value-type="float" office:value="0.323772916666">
            <text:p>0.3237729167</text:p>
          </table:table-cell>
          <table:table-cell table:style-name="ce18"/>
          <table:table-cell table:style-name="ce19" table:formula="of:=AVERAGE([.B99:.B103])" office:value-type="float" office:value="9354.4">
            <text:p>9354.40</text:p>
          </table:table-cell>
          <table:table-cell table:style-name="ce14" table:formula="of:=AVERAGE([.C99:.C103])" office:value-type="float" office:value="0.01948833333332">
            <text:p>.0195</text:p>
          </table:table-cell>
          <table:table-cell table:style-name="ce14" table:formula="of:=AVERAGE([.D99:.D103])" office:value-type="float" office:value="0.2124316666668">
            <text:p>.2124</text:p>
          </table:table-cell>
          <table:table-cell table:style-name="ce14" table:formula="of:=AVERAGE([.E99:.E103])" office:value-type="float" office:value="0.1592795833334">
            <text:p>.1593</text:p>
          </table:table-cell>
          <table:table-cell table:style-name="ce14" table:formula="of:=AVERAGE([.F99:.F103])" office:value-type="float" office:value="0.5232129166666">
            <text:p>.5232</text:p>
          </table:table-cell>
          <table:table-cell table:style-name="ce14" table:formula="of:=AVERAGE([.G99:.G103])" office:value-type="float" office:value="0.1480908333334">
            <text:p>.1481</text:p>
          </table:table-cell>
          <table:table-cell table:style-name="ce14" table:formula="of:=AVERAGE([.H99:.H103])" office:value-type="float" office:value="0.1694166666666">
            <text:p>.1694</text:p>
          </table:table-cell>
          <table:table-cell table:style-name="ce14" table:formula="of:=AVERAGE([.I99:.I103])" office:value-type="float" office:value="0.6824925">
            <text:p>.6825</text:p>
          </table:table-cell>
          <table:table-cell table:style-name="ce14" table:formula="of:=AVERAGE([.J99:.J103])" office:value-type="float" office:value="0.3175075">
            <text:p>.3175</text:p>
          </table:table-cell>
          <table:table-cell table:number-columns-repeated="1004"/>
        </table:table-row>
        <table:table-row table:style-name="ro4">
          <table:table-cell office:value-type="string">
            <text:p>Tree 2</text:p>
          </table:table-cell>
          <table:table-cell office:value-type="float" office:value="10981">
            <text:p>10981</text:p>
          </table:table-cell>
          <table:table-cell office:value-type="float" office:value="0.0228770833333">
            <text:p>0.0228770833</text:p>
          </table:table-cell>
          <table:table-cell office:value-type="float" office:value="0.227329166667">
            <text:p>0.2273291667</text:p>
          </table:table-cell>
          <table:table-cell office:value-type="float" office:value="0.167866666667">
            <text:p>0.1678666667</text:p>
          </table:table-cell>
          <table:table-cell office:value-type="float" office:value="0.50696875">
            <text:p>0.50696875</text:p>
          </table:table-cell>
          <table:table-cell office:value-type="float" office:value="0.15253125">
            <text:p>0.15253125</text:p>
          </table:table-cell>
          <table:table-cell office:value-type="float" office:value="0.172633333333">
            <text:p>0.1726333333</text:p>
          </table:table-cell>
          <table:table-cell table:formula="of:=[.E100]+[.F100]" office:value-type="float" office:value="0.674835416667">
            <text:p>0.6748354167</text:p>
          </table:table-cell>
          <table:table-cell table:formula="of:=[.G100]+[.H100]" office:value-type="float" office:value="0.325164583333">
            <text:p>0.3251645833</text:p>
          </table:table-cell>
          <table:table-cell table:style-name="ce18"/>
          <table:table-cell table:style-name="ce19" table:formula="of:=STDEV([.B99:.B103])" office:value-type="float" office:value="1754.4683810203">
            <text:p>1754.47</text:p>
          </table:table-cell>
          <table:table-cell table:style-name="ce14" table:formula="of:=STDEV([.C99:.C103])" office:value-type="float" office:value="0.00365514246045535">
            <text:p>.0037</text:p>
          </table:table-cell>
          <table:table-cell table:style-name="ce14" table:formula="of:=STDEV([.D99:.D103])" office:value-type="float" office:value="0.0111389455352793">
            <text:p>.0111</text:p>
          </table:table-cell>
          <table:table-cell table:style-name="ce14" table:formula="of:=STDEV([.E99:.E103])" office:value-type="float" office:value="0.00614014362346866">
            <text:p>.0061</text:p>
          </table:table-cell>
          <table:table-cell table:style-name="ce14" table:formula="of:=STDEV([.F99:.F103])" office:value-type="float" office:value="0.0121522587349899">
            <text:p>.0122</text:p>
          </table:table-cell>
          <table:table-cell table:style-name="ce14" table:formula="of:=STDEV([.G99:.G103])" office:value-type="float" office:value="0.00513626674818903">
            <text:p>.0051</text:p>
          </table:table-cell>
          <table:table-cell table:style-name="ce14" table:formula="of:=STDEV([.H99:.H103])" office:value-type="float" office:value="0.00330083934209701">
            <text:p>.0033</text:p>
          </table:table-cell>
          <table:table-cell table:style-name="ce14" table:formula="of:=STDEV([.I99:.I103])" office:value-type="float" office:value="0.00719758435083982">
            <text:p>.0072</text:p>
          </table:table-cell>
          <table:table-cell table:style-name="ce14" table:formula="of:=STDEV([.J99:.J103])" office:value-type="float" office:value="0.00719758435030009">
            <text:p>.0072</text:p>
          </table:table-cell>
          <table:table-cell table:number-columns-repeated="1004"/>
        </table:table-row>
        <table:table-row table:style-name="ro4">
          <table:table-cell table:style-name="ce7" office:value-type="string">
            <text:p>Tree 3</text:p>
          </table:table-cell>
          <table:table-cell table:style-name="ce7" office:value-type="float" office:value="8488">
            <text:p>8488</text:p>
          </table:table-cell>
          <table:table-cell table:style-name="ce7" office:value-type="float" office:value="0.0176833333333">
            <text:p>0.0176833333</text:p>
          </table:table-cell>
          <table:table-cell table:style-name="ce7" office:value-type="float" office:value="0.211375">
            <text:p>0.211375</text:p>
          </table:table-cell>
          <table:table-cell table:style-name="ce7" office:value-type="float" office:value="0.153075">
            <text:p>0.153075</text:p>
          </table:table-cell>
          <table:table-cell table:style-name="ce7" office:value-type="float" office:value="0.529239583333">
            <text:p>0.5292395833</text:p>
          </table:table-cell>
          <table:table-cell table:style-name="ce7" office:value-type="float" office:value="0.15018125">
            <text:p>0.15018125</text:p>
          </table:table-cell>
          <table:table-cell table:style-name="ce7" office:value-type="float" office:value="0.167504166667">
            <text:p>0.1675041667</text:p>
          </table:table-cell>
          <table:table-cell table:style-name="ce7" table:formula="of:=[.E101]+[.F101]" office:value-type="float" office:value="0.682314583333">
            <text:p>0.6823145833</text:p>
          </table:table-cell>
          <table:table-cell table:style-name="ce7" table:formula="of:=[.G101]+[.H101]" office:value-type="float" office:value="0.317685416667">
            <text:p>0.3176854167</text:p>
          </table:table-cell>
          <table:table-cell table:style-name="ce7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office:value-type="string">
            <text:p>Tree 4</text:p>
          </table:table-cell>
          <table:table-cell office:value-type="float" office:value="10623">
            <text:p>10623</text:p>
          </table:table-cell>
          <table:table-cell office:value-type="float" office:value="0.02213125">
            <text:p>0.02213125</text:p>
          </table:table-cell>
          <table:table-cell office:value-type="float" office:value="0.211279166667">
            <text:p>0.2112791667</text:p>
          </table:table-cell>
          <table:table-cell office:value-type="float" office:value="0.161291666667">
            <text:p>0.1612916667</text:p>
          </table:table-cell>
          <table:table-cell office:value-type="float" office:value="0.526027083333">
            <text:p>0.5260270833</text:p>
          </table:table-cell>
          <table:table-cell office:value-type="float" office:value="0.141591666667">
            <text:p>0.1415916667</text:p>
          </table:table-cell>
          <table:table-cell office:value-type="float" office:value="0.171089583333">
            <text:p>0.1710895833</text:p>
          </table:table-cell>
          <table:table-cell table:formula="of:=[.E102]+[.F102]" office:value-type="float" office:value="0.68731875">
            <text:p>0.68731875</text:p>
          </table:table-cell>
          <table:table-cell table:formula="of:=[.G102]+[.H102]" office:value-type="float" office:value="0.31268125">
            <text:p>0.31268125</text:p>
          </table:table-cell>
          <table:table-cell table:style-name="ce18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table:style-name="ce7" office:value-type="string">
            <text:p>Tree 5</text:p>
          </table:table-cell>
          <table:table-cell table:style-name="ce7" office:value-type="float" office:value="6720">
            <text:p>6720</text:p>
          </table:table-cell>
          <table:table-cell table:style-name="ce7" office:value-type="float" office:value="0.014">
            <text:p>0.014</text:p>
          </table:table-cell>
          <table:table-cell table:style-name="ce7" office:value-type="float" office:value="0.196304166667">
            <text:p>0.1963041667</text:p>
          </table:table-cell>
          <table:table-cell table:style-name="ce7" office:value-type="float" office:value="0.15355625">
            <text:p>0.15355625</text:p>
          </table:table-cell>
          <table:table-cell table:style-name="ce7" office:value-type="float" office:value="0.538210416667">
            <text:p>0.5382104167</text:p>
          </table:table-cell>
          <table:table-cell table:style-name="ce7" office:value-type="float" office:value="0.143647916667">
            <text:p>0.1436479167</text:p>
          </table:table-cell>
          <table:table-cell table:style-name="ce7" office:value-type="float" office:value="0.164585416667">
            <text:p>0.1645854167</text:p>
          </table:table-cell>
          <table:table-cell table:style-name="ce7" table:formula="of:=[.E103]+[.F103]" office:value-type="float" office:value="0.691766666667">
            <text:p>0.6917666667</text:p>
          </table:table-cell>
          <table:table-cell table:style-name="ce7" table:formula="of:=[.G103]+[.H103]" office:value-type="float" office:value="0.308233333334">
            <text:p>0.3082333333</text:p>
          </table:table-cell>
          <table:table-cell table:style-name="ce7"/>
          <table:table-cell table:style-name="ce19"/>
          <table:table-cell table:style-name="ce14" table:number-columns-repeated="8"/>
          <table:table-cell table:number-columns-repeated="1004"/>
        </table:table-row>
        <table:table-row table:style-name="ro4">
          <table:table-cell table:style-name="Default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ube</text:p>
          </table:table-cell>
          <table:table-cell office:value-type="string">
            <text:p>Steve</text:p>
          </table:table-cell>
          <table:table-cell office:value-type="string">
            <text:p>Sydney</text:p>
          </table:table-cell>
          <table:table-cell office:value-type="string">
            <text:p>Tree</text:p>
          </table:table-cell>
          <table:table-cell office:value-type="string">
            <text:p>Correct</text:p>
          </table:table-cell>
          <table:table-cell office:value-type="string">
            <text:p>Predicted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Cube 1</text:p>
          </table:table-cell>
          <table:table-cell table:style-name="ce8" table:formula="of:=IF([.$B84]&lt;[.$K$63];[.C$54];1-[.C$54]) * IF([.$C84]&lt;[.$L$63];[.C$55];1-[.C$55]) * IF([.$D84]&gt;[.$M$63];[.C$56];1-[.C$56]) * IF([.$E84]&gt;[.$N$63];[.C$57];1-[.C$57]) * IF([.$F84]&gt;[.$O$63];[.C$58];1-[.C$58]) * IF([.$G84]&gt;[.$P$64];[.C$59];1-[.C$59]) * IF([.$G84]&lt;[.$P$65];[.C$60];1-[.C$60]) * IF([.$H84]&gt;[.$Q$63];[.C$61];1-[.C$61]) * IF([.$I84]&gt;[.$R$64];[.C$62];1-[.C$62]) * IF([.$I84]&lt;[.$R$65];[.C$63];1-[.C$63]) * IF([.$J84]&lt;[.$S$63];[.C$64];1-[.C$64])" office:value-type="float" office:value="0">
            <text:p>0</text:p>
          </table:table-cell>
          <table:table-cell table:style-name="ce8" table:formula="of:=IF([.$B84]&lt;[.$K$63];[.D$54];1-[.D$54]) * IF([.$C84]&lt;[.$L$63];[.D$55];1-[.D$55]) * IF([.$D84]&gt;[.$M$63];[.D$56];1-[.D$56]) * IF([.$E84]&gt;[.$N$63];[.D$57];1-[.D$57]) * IF([.$F84]&gt;[.$O$63];[.D$58];1-[.D$58]) * IF([.$G84]&gt;[.$P$64];[.D$59];1-[.D$59]) * IF([.$G84]&lt;[.$P$65];[.D$60];1-[.D$60]) * IF([.$H84]&gt;[.$Q$63];[.D$61];1-[.D$61]) * IF([.$I84]&gt;[.$R$64];[.D$62];1-[.D$62]) * IF([.$I84]&lt;[.$R$65];[.D$63];1-[.D$63]) * IF([.$J84]&lt;[.$S$63];[.D$64];1-[.D$64])" office:value-type="float" office:value="0.0197374705286952">
            <text:p>0.0197374705</text:p>
          </table:table-cell>
          <table:table-cell table:style-name="ce8" table:formula="of:=IF([.$B84]&lt;[.$K$63];[.E$54];1-[.E$54]) * IF([.$C84]&lt;[.$L$63];[.E$55];1-[.E$55]) * IF([.$D84]&gt;[.$M$63];[.E$56];1-[.E$56]) * IF([.$E84]&gt;[.$N$63];[.E$57];1-[.E$57]) * IF([.$F84]&gt;[.$O$63];[.E$58];1-[.E$58]) * IF([.$G84]&gt;[.$P$64];[.E$59];1-[.E$59]) * IF([.$G84]&lt;[.$P$65];[.E$60];1-[.E$60]) * IF([.$H84]&gt;[.$Q$63];[.E$61];1-[.E$61]) * IF([.$I84]&gt;[.$R$64];[.E$62];1-[.E$62]) * IF([.$I84]&lt;[.$R$65];[.E$63];1-[.E$63]) * IF([.$J84]&lt;[.$S$63];[.E$64];1-[.E$64])" office:value-type="float" office:value="0.00113021030561159">
            <text:p>0.0011302103</text:p>
          </table:table-cell>
          <table:table-cell table:style-name="ce8" table:formula="of:=IF([.$B84]&lt;[.$K$63];[.F$54];1-[.F$54]) * IF([.$C84]&lt;[.$L$63];[.F$55];1-[.F$55]) * IF([.$D84]&gt;[.$M$63];[.F$56];1-[.F$56]) * IF([.$E84]&gt;[.$N$63];[.F$57];1-[.F$57]) * IF([.$F84]&gt;[.$O$63];[.F$58];1-[.F$58]) * IF([.$G84]&gt;[.$P$64];[.F$59];1-[.F$59]) * IF([.$G84]&lt;[.$P$65];[.F$60];1-[.F$60]) * IF([.$H84]&gt;[.$Q$63];[.F$61];1-[.F$61]) * IF([.$I84]&gt;[.$R$64];[.F$62];1-[.F$62]) * IF([.$I84]&lt;[.$R$65];[.F$63];1-[.F$63]) * IF([.$J84]&lt;[.$S$63];[.F$64];1-[.F$64])" office:value-type="float" office:value="0.0558644453830677">
            <text:p>0.0558644454</text:p>
          </table:table-cell>
          <table:table-cell table:style-name="ce8" office:value-type="float" office:value="1">
            <text:p>1</text:p>
          </table:table-cell>
          <table:table-cell table:style-name="ce8" table:formula="of:=MATCH(MAX([.B107:.E107]);[.B107:.E107])" office:value-type="float" office:value="4">
            <text:p>4</text:p>
          </table:table-cell>
          <table:table-cell table:style-name="ce8"/>
          <table:table-cell table:style-name="ce8" table:formula="of:=IF([.F107]=[.G107];&quot;GOOD&quot;; &quot;BAD&quot;)" office:value-type="string" office:string-value="BAD">
            <text:p>BAD</text:p>
          </table:table-cell>
          <table:table-cell table:formula="of:=COUNTIF([.I107:.I109];&quot;GOOD&quot;)/3" office:value-type="float" office:value="0.333333333333333">
            <text:p>0.3333333333</text:p>
          </table:table-cell>
          <table:table-cell table:formula="of:=COUNTIF([.I107:.I126];&quot;GOOD&quot;)/20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8" office:value-type="string">
            <text:p>Cube 2</text:p>
          </table:table-cell>
          <table:table-cell table:style-name="ce8" table:formula="of:=IF([.$B85]&lt;[.$K$63];[.C$54];1-[.C$54]) * IF([.$C85]&lt;[.$L$63];[.C$55];1-[.C$55]) * IF([.$D85]&gt;[.$M$63];[.C$56];1-[.C$56]) * IF([.$E85]&gt;[.$N$63];[.C$57];1-[.C$57]) * IF([.$F85]&gt;[.$O$63];[.C$58];1-[.C$58]) * IF([.$G85]&gt;[.$P$64];[.C$59];1-[.C$59]) * IF([.$G85]&lt;[.$P$65];[.C$60];1-[.C$60]) * IF([.$H85]&gt;[.$Q$63];[.C$61];1-[.C$61]) * IF([.$I85]&gt;[.$R$64];[.C$62];1-[.C$62]) * IF([.$I85]&lt;[.$R$65];[.C$63];1-[.C$63]) * IF([.$J85]&lt;[.$S$63];[.C$64];1-[.C$64])" office:value-type="float" office:value="0.00761787891587286">
            <text:p>0.0076178789</text:p>
          </table:table-cell>
          <table:table-cell table:style-name="ce8" table:formula="of:=IF([.$B85]&lt;[.$K$63];[.D$54];1-[.D$54]) * IF([.$C85]&lt;[.$L$63];[.D$55];1-[.D$55]) * IF([.$D85]&gt;[.$M$63];[.D$56];1-[.D$56]) * IF([.$E85]&gt;[.$N$63];[.D$57];1-[.D$57]) * IF([.$F85]&gt;[.$O$63];[.D$58];1-[.D$58]) * IF([.$G85]&gt;[.$P$64];[.D$59];1-[.D$59]) * IF([.$G85]&lt;[.$P$65];[.D$60];1-[.D$60]) * IF([.$H85]&gt;[.$Q$63];[.D$61];1-[.D$61]) * IF([.$I85]&gt;[.$R$64];[.D$62];1-[.D$62]) * IF([.$I85]&lt;[.$R$65];[.D$63];1-[.D$63]) * IF([.$J85]&lt;[.$S$63];[.D$64];1-[.D$64])" office:value-type="float" office:value="0.0000198547943132736">
            <text:p>1.98547943132736E-005</text:p>
          </table:table-cell>
          <table:table-cell table:style-name="ce8" table:formula="of:=IF([.$B85]&lt;[.$K$63];[.E$54];1-[.E$54]) * IF([.$C85]&lt;[.$L$63];[.E$55];1-[.E$55]) * IF([.$D85]&gt;[.$M$63];[.E$56];1-[.E$56]) * IF([.$E85]&gt;[.$N$63];[.E$57];1-[.E$57]) * IF([.$F85]&gt;[.$O$63];[.E$58];1-[.E$58]) * IF([.$G85]&gt;[.$P$64];[.E$59];1-[.E$59]) * IF([.$G85]&lt;[.$P$65];[.E$60];1-[.E$60]) * IF([.$H85]&gt;[.$Q$63];[.E$61];1-[.E$61]) * IF([.$I85]&gt;[.$R$64];[.E$62];1-[.E$62]) * IF([.$I85]&lt;[.$R$65];[.E$63];1-[.E$63]) * IF([.$J85]&lt;[.$S$63];[.E$64];1-[.E$64])" office:value-type="float" office:value="0.00395763878059277">
            <text:p>0.0039576388</text:p>
          </table:table-cell>
          <table:table-cell table:style-name="ce8" table:formula="of:=IF([.$B85]&lt;[.$K$63];[.F$54];1-[.F$54]) * IF([.$C85]&lt;[.$L$63];[.F$55];1-[.F$55]) * IF([.$D85]&gt;[.$M$63];[.F$56];1-[.F$56]) * IF([.$E85]&gt;[.$N$63];[.F$57];1-[.F$57]) * IF([.$F85]&gt;[.$O$63];[.F$58];1-[.F$58]) * IF([.$G85]&gt;[.$P$64];[.F$59];1-[.F$59]) * IF([.$G85]&lt;[.$P$65];[.F$60];1-[.F$60]) * IF([.$H85]&gt;[.$Q$63];[.F$61];1-[.F$61]) * IF([.$I85]&gt;[.$R$64];[.F$62];1-[.F$62]) * IF([.$I85]&lt;[.$R$65];[.F$63];1-[.F$63]) * IF([.$J85]&lt;[.$S$63];[.F$64];1-[.F$64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formula="of:=MATCH(MAX([.B108:.E108]);[.B108:.E108])" office:value-type="float" office:value="1">
            <text:p>1</text:p>
          </table:table-cell>
          <table:table-cell table:style-name="ce8"/>
          <table:table-cell table:style-name="ce8" table:formula="of:=IF([.F108]=[.G108];&quot;GOOD&quot;; &quot;BAD&quot;)" office:value-type="string" office:string-value="GOOD">
            <text:p>GOOD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Cube 3</text:p>
          </table:table-cell>
          <table:table-cell table:style-name="ce8" table:formula="of:=IF([.$B86]&lt;[.$K$63];[.C$54];1-[.C$54]) * IF([.$C86]&lt;[.$L$63];[.C$55];1-[.C$55]) * IF([.$D86]&gt;[.$M$63];[.C$56];1-[.C$56]) * IF([.$E86]&gt;[.$N$63];[.C$57];1-[.C$57]) * IF([.$F86]&gt;[.$O$63];[.C$58];1-[.C$58]) * IF([.$G86]&gt;[.$P$64];[.C$59];1-[.C$59]) * IF([.$G86]&lt;[.$P$65];[.C$60];1-[.C$60]) * IF([.$H86]&gt;[.$Q$63];[.C$61];1-[.C$61]) * IF([.$I86]&gt;[.$R$64];[.C$62];1-[.C$62]) * IF([.$I86]&lt;[.$R$65];[.C$63];1-[.C$63]) * IF([.$J86]&lt;[.$S$63];[.C$64];1-[.C$64])" office:value-type="float" office:value="0.0000835981225335842">
            <text:p>8.35981225335842E-005</text:p>
          </table:table-cell>
          <table:table-cell table:style-name="ce8" table:formula="of:=IF([.$B86]&lt;[.$K$63];[.D$54];1-[.D$54]) * IF([.$C86]&lt;[.$L$63];[.D$55];1-[.D$55]) * IF([.$D86]&gt;[.$M$63];[.D$56];1-[.D$56]) * IF([.$E86]&gt;[.$N$63];[.D$57];1-[.D$57]) * IF([.$F86]&gt;[.$O$63];[.D$58];1-[.D$58]) * IF([.$G86]&gt;[.$P$64];[.D$59];1-[.D$59]) * IF([.$G86]&lt;[.$P$65];[.D$60];1-[.D$60]) * IF([.$H86]&gt;[.$Q$63];[.D$61];1-[.D$61]) * IF([.$I86]&gt;[.$R$64];[.D$62];1-[.D$62]) * IF([.$I86]&lt;[.$R$65];[.D$63];1-[.D$63]) * IF([.$J86]&lt;[.$S$63];[.D$64];1-[.D$64])" office:value-type="float" office:value="0.00178693148819462">
            <text:p>0.0017869315</text:p>
          </table:table-cell>
          <table:table-cell table:style-name="ce8" table:formula="of:=IF([.$B86]&lt;[.$K$63];[.E$54];1-[.E$54]) * IF([.$C86]&lt;[.$L$63];[.E$55];1-[.E$55]) * IF([.$D86]&gt;[.$M$63];[.E$56];1-[.E$56]) * IF([.$E86]&gt;[.$N$63];[.E$57];1-[.E$57]) * IF([.$F86]&gt;[.$O$63];[.E$58];1-[.E$58]) * IF([.$G86]&gt;[.$P$64];[.E$59];1-[.E$59]) * IF([.$G86]&lt;[.$P$65];[.E$60];1-[.E$60]) * IF([.$H86]&gt;[.$Q$63];[.E$61];1-[.E$61]) * IF([.$I86]&gt;[.$R$64];[.E$62];1-[.E$62]) * IF([.$I86]&lt;[.$R$65];[.E$63];1-[.E$63]) * IF([.$J86]&lt;[.$S$63];[.E$64];1-[.E$64])" office:value-type="float" office:value="0.0081626299849726">
            <text:p>0.00816263</text:p>
          </table:table-cell>
          <table:table-cell table:style-name="ce8" table:formula="of:=IF([.$B86]&lt;[.$K$63];[.F$54];1-[.F$54]) * IF([.$C86]&lt;[.$L$63];[.F$55];1-[.F$55]) * IF([.$D86]&gt;[.$M$63];[.F$56];1-[.F$56]) * IF([.$E86]&gt;[.$N$63];[.F$57];1-[.F$57]) * IF([.$F86]&gt;[.$O$63];[.F$58];1-[.F$58]) * IF([.$G86]&gt;[.$P$64];[.F$59];1-[.F$59]) * IF([.$G86]&lt;[.$P$65];[.F$60];1-[.F$60]) * IF([.$H86]&gt;[.$Q$63];[.F$61];1-[.F$61]) * IF([.$I86]&gt;[.$R$64];[.F$62];1-[.F$62]) * IF([.$I86]&lt;[.$R$65];[.F$63];1-[.F$63]) * IF([.$J86]&lt;[.$S$63];[.F$64];1-[.F$64])" office:value-type="float" office:value="0.00221684307075665">
            <text:p>0.0022168431</text:p>
          </table:table-cell>
          <table:table-cell table:style-name="ce8" office:value-type="float" office:value="1">
            <text:p>1</text:p>
          </table:table-cell>
          <table:table-cell table:style-name="ce8" table:formula="of:=MATCH(MAX([.B109:.E109]);[.B109:.E109])" office:value-type="float" office:value="3">
            <text:p>3</text:p>
          </table:table-cell>
          <table:table-cell table:style-name="ce8"/>
          <table:table-cell table:style-name="ce8" table:formula="of:=IF([.F109]=[.G109];&quot;GOOD&quot;; &quot;BAD&quot;)" office:value-type="string" office:string-value="BAD">
            <text:p>BAD</text:p>
          </table:table-cell>
          <table:table-cell table:number-columns-repeated="1015"/>
        </table:table-row>
        <table:table-row table:style-name="ro4">
          <table:table-cell table:style-name="ce9" office:value-type="string">
            <text:p>Steve 1</text:p>
          </table:table-cell>
          <table:table-cell table:style-name="ce9" table:formula="of:=IF([.$B87]&lt;[.$K$63];[.C$54];1-[.C$54]) * IF([.$C87]&lt;[.$L$63];[.C$55];1-[.C$55]) * IF([.$D87]&gt;[.$M$63];[.C$56];1-[.C$56]) * IF([.$E87]&gt;[.$N$63];[.C$57];1-[.C$57]) * IF([.$F87]&gt;[.$O$63];[.C$58];1-[.C$58]) * IF([.$G87]&gt;[.$P$64];[.C$59];1-[.C$59]) * IF([.$G87]&lt;[.$P$65];[.C$60];1-[.C$60]) * IF([.$H87]&gt;[.$Q$63];[.C$61];1-[.C$61]) * IF([.$I87]&gt;[.$R$64];[.C$62];1-[.C$62]) * IF([.$I87]&lt;[.$R$65];[.C$63];1-[.C$63]) * IF([.$J87]&lt;[.$S$63];[.C$64];1-[.C$64])" office:value-type="float" office:value="0.00000179138834000538">
            <text:p>1.79138834000538E-006</text:p>
          </table:table-cell>
          <table:table-cell table:style-name="ce9" table:formula="of:=IF([.$B87]&lt;[.$K$63];[.D$54];1-[.D$54]) * IF([.$C87]&lt;[.$L$63];[.D$55];1-[.D$55]) * IF([.$D87]&gt;[.$M$63];[.D$56];1-[.D$56]) * IF([.$E87]&gt;[.$N$63];[.D$57];1-[.D$57]) * IF([.$F87]&gt;[.$O$63];[.D$58];1-[.D$58]) * IF([.$G87]&gt;[.$P$64];[.D$59];1-[.D$59]) * IF([.$G87]&lt;[.$P$65];[.D$60];1-[.D$60]) * IF([.$H87]&gt;[.$Q$63];[.D$61];1-[.D$61]) * IF([.$I87]&gt;[.$R$64];[.D$62];1-[.D$62]) * IF([.$I87]&lt;[.$R$65];[.D$63];1-[.D$63]) * IF([.$J87]&lt;[.$S$63];[.D$64];1-[.D$64])" office:value-type="float" office:value="0.108556087907823">
            <text:p>0.1085560879</text:p>
          </table:table-cell>
          <table:table-cell table:style-name="ce9" table:formula="of:=IF([.$B87]&lt;[.$K$63];[.E$54];1-[.E$54]) * IF([.$C87]&lt;[.$L$63];[.E$55];1-[.E$55]) * IF([.$D87]&gt;[.$M$63];[.E$56];1-[.E$56]) * IF([.$E87]&gt;[.$N$63];[.E$57];1-[.E$57]) * IF([.$F87]&gt;[.$O$63];[.E$58];1-[.E$58]) * IF([.$G87]&gt;[.$P$64];[.E$59];1-[.E$59]) * IF([.$G87]&lt;[.$P$65];[.E$60];1-[.E$60]) * IF([.$H87]&gt;[.$Q$63];[.E$61];1-[.E$61]) * IF([.$I87]&gt;[.$R$64];[.E$62];1-[.E$62]) * IF([.$I87]&lt;[.$R$65];[.E$63];1-[.E$63]) * IF([.$J87]&lt;[.$S$63];[.E$64];1-[.E$64])" office:value-type="float" office:value="0.0146927339729507">
            <text:p>0.014692734</text:p>
          </table:table-cell>
          <table:table-cell table:style-name="ce9" table:formula="of:=IF([.$B87]&lt;[.$K$63];[.F$54];1-[.F$54]) * IF([.$C87]&lt;[.$L$63];[.F$55];1-[.F$55]) * IF([.$D87]&gt;[.$M$63];[.F$56];1-[.F$56]) * IF([.$E87]&gt;[.$N$63];[.F$57];1-[.F$57]) * IF([.$F87]&gt;[.$O$63];[.F$58];1-[.F$58]) * IF([.$G87]&gt;[.$P$64];[.F$59];1-[.F$59]) * IF([.$G87]&lt;[.$P$65];[.F$60];1-[.F$60]) * IF([.$H87]&gt;[.$Q$63];[.F$61];1-[.F$61]) * IF([.$I87]&gt;[.$R$64];[.F$62];1-[.F$62]) * IF([.$I87]&lt;[.$R$65];[.F$63];1-[.F$63]) * IF([.$J87]&lt;[.$S$63];[.F$64];1-[.F$64])" office:value-type="float" office:value="0.0465537044858897">
            <text:p>0.0465537045</text:p>
          </table:table-cell>
          <table:table-cell table:style-name="ce9" office:value-type="float" office:value="2">
            <text:p>2</text:p>
          </table:table-cell>
          <table:table-cell table:style-name="ce9" table:formula="of:=MATCH(MAX([.B110:.E110]);[.B110:.E110])" office:value-type="float" office:value="2">
            <text:p>2</text:p>
          </table:table-cell>
          <table:table-cell table:style-name="ce9"/>
          <table:table-cell table:style-name="ce9" table:formula="of:=IF([.F110]=[.G110];&quot;GOOD&quot;; &quot;BAD&quot;)" office:value-type="string" office:string-value="GOOD">
            <text:p>GOOD</text:p>
          </table:table-cell>
          <table:table-cell table:formula="of:=COUNTIF([.I110:.I115];&quot;GOOD&quot;)/6" office:value-type="float" office:value="0.333333333333333">
            <text:p>0.3333333333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Steve 2</text:p>
          </table:table-cell>
          <table:table-cell table:style-name="ce9" table:formula="of:=IF([.$B88]&lt;[.$K$63];[.C$54];1-[.C$54]) * IF([.$C88]&lt;[.$L$63];[.C$55];1-[.C$55]) * IF([.$D88]&gt;[.$M$63];[.C$56];1-[.C$56]) * IF([.$E88]&gt;[.$N$63];[.C$57];1-[.C$57]) * IF([.$F88]&gt;[.$O$63];[.C$58];1-[.C$58]) * IF([.$G88]&gt;[.$P$64];[.C$59];1-[.C$59]) * IF([.$G88]&lt;[.$P$65];[.C$60];1-[.C$60]) * IF([.$H88]&gt;[.$Q$63];[.C$61];1-[.C$61]) * IF([.$I88]&gt;[.$R$64];[.C$62];1-[.C$62]) * IF([.$I88]&lt;[.$R$65];[.C$63];1-[.C$63]) * IF([.$J88]&lt;[.$S$63];[.C$64];1-[.C$64])" office:value-type="float" office:value="0.00169286198130508">
            <text:p>0.001692862</text:p>
          </table:table-cell>
          <table:table-cell table:style-name="ce9" table:formula="of:=IF([.$B88]&lt;[.$K$63];[.D$54];1-[.D$54]) * IF([.$C88]&lt;[.$L$63];[.D$55];1-[.D$55]) * IF([.$D88]&gt;[.$M$63];[.D$56];1-[.D$56]) * IF([.$E88]&gt;[.$N$63];[.D$57];1-[.D$57]) * IF([.$F88]&gt;[.$O$63];[.D$58];1-[.D$58]) * IF([.$G88]&gt;[.$P$64];[.D$59];1-[.D$59]) * IF([.$G88]&lt;[.$P$65];[.D$60];1-[.D$60]) * IF([.$H88]&gt;[.$Q$63];[.D$61];1-[.D$61]) * IF([.$I88]&gt;[.$R$64];[.D$62];1-[.D$62]) * IF([.$I88]&lt;[.$R$65];[.D$63];1-[.D$63]) * IF([.$J88]&lt;[.$S$63];[.D$64];1-[.D$64])" office:value-type="float" office:value="0.000238257531759283">
            <text:p>0.0002382575</text:p>
          </table:table-cell>
          <table:table-cell table:style-name="ce9" table:formula="of:=IF([.$B88]&lt;[.$K$63];[.E$54];1-[.E$54]) * IF([.$C88]&lt;[.$L$63];[.E$55];1-[.E$55]) * IF([.$D88]&gt;[.$M$63];[.E$56];1-[.E$56]) * IF([.$E88]&gt;[.$N$63];[.E$57];1-[.E$57]) * IF([.$F88]&gt;[.$O$63];[.E$58];1-[.E$58]) * IF([.$G88]&gt;[.$P$64];[.E$59];1-[.E$59]) * IF([.$G88]&lt;[.$P$65];[.E$60];1-[.E$60]) * IF([.$H88]&gt;[.$Q$63];[.E$61];1-[.E$61]) * IF([.$I88]&gt;[.$R$64];[.E$62];1-[.E$62]) * IF([.$I88]&lt;[.$R$65];[.E$63];1-[.E$63]) * IF([.$J88]&lt;[.$S$63];[.E$64];1-[.E$64])" office:value-type="float" office:value="0.0145113421955068">
            <text:p>0.0145113422</text:p>
          </table:table-cell>
          <table:table-cell table:style-name="ce9" table:formula="of:=IF([.$B88]&lt;[.$K$63];[.F$54];1-[.F$54]) * IF([.$C88]&lt;[.$L$63];[.F$55];1-[.F$55]) * IF([.$D88]&gt;[.$M$63];[.F$56];1-[.F$56]) * IF([.$E88]&gt;[.$N$63];[.F$57];1-[.F$57]) * IF([.$F88]&gt;[.$O$63];[.F$58];1-[.F$58]) * IF([.$G88]&gt;[.$P$64];[.F$59];1-[.F$59]) * IF([.$G88]&lt;[.$P$65];[.F$60];1-[.F$60]) * IF([.$H88]&gt;[.$Q$63];[.F$61];1-[.F$61]) * IF([.$I88]&gt;[.$R$64];[.F$62];1-[.F$62]) * IF([.$I88]&lt;[.$R$65];[.F$63];1-[.F$63]) * IF([.$J88]&lt;[.$S$63];[.F$64];1-[.F$64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formula="of:=MATCH(MAX([.B111:.E111]);[.B111:.E111])" office:value-type="float" office:value="3">
            <text:p>3</text:p>
          </table:table-cell>
          <table:table-cell table:style-name="ce9"/>
          <table:table-cell table:style-name="ce9" table:formula="of:=IF([.F111]=[.G111];&quot;GOOD&quot;; &quot;BAD&quot;)" office:value-type="string" office:string-value="BAD">
            <text:p>BAD</text:p>
          </table:table-cell>
          <table:table-cell table:number-columns-repeated="1015"/>
        </table:table-row>
        <table:table-row table:style-name="ro4">
          <table:table-cell table:style-name="ce9" office:value-type="string">
            <text:p>Steve 3</text:p>
          </table:table-cell>
          <table:table-cell table:style-name="ce9" table:formula="of:=IF([.$B89]&lt;[.$K$63];[.C$54];1-[.C$54]) * IF([.$C89]&lt;[.$L$63];[.C$55];1-[.C$55]) * IF([.$D89]&gt;[.$M$63];[.C$56];1-[.C$56]) * IF([.$E89]&gt;[.$N$63];[.C$57];1-[.C$57]) * IF([.$F89]&gt;[.$O$63];[.C$58];1-[.C$58]) * IF([.$G89]&gt;[.$P$64];[.C$59];1-[.C$59]) * IF([.$G89]&lt;[.$P$65];[.C$60];1-[.C$60]) * IF([.$H89]&gt;[.$Q$63];[.C$61];1-[.C$61]) * IF([.$I89]&gt;[.$R$64];[.C$62];1-[.C$62]) * IF([.$I89]&lt;[.$R$65];[.C$63];1-[.C$63]) * IF([.$J89]&lt;[.$S$63];[.C$64];1-[.C$64])" office:value-type="float" office:value="0.154262048046425">
            <text:p>0.154262048</text:p>
          </table:table-cell>
          <table:table-cell table:style-name="ce9" table:formula="of:=IF([.$B89]&lt;[.$K$63];[.D$54];1-[.D$54]) * IF([.$C89]&lt;[.$L$63];[.D$55];1-[.D$55]) * IF([.$D89]&gt;[.$M$63];[.D$56];1-[.D$56]) * IF([.$E89]&gt;[.$N$63];[.D$57];1-[.D$57]) * IF([.$F89]&gt;[.$O$63];[.D$58];1-[.D$58]) * IF([.$G89]&gt;[.$P$64];[.D$59];1-[.D$59]) * IF([.$G89]&lt;[.$P$65];[.D$60];1-[.D$60]) * IF([.$H89]&gt;[.$Q$63];[.D$61];1-[.D$61]) * IF([.$I89]&gt;[.$R$64];[.D$62];1-[.D$62]) * IF([.$I89]&lt;[.$R$65];[.D$63];1-[.D$63]) * IF([.$J89]&lt;[.$S$63];[.D$64];1-[.D$64])" office:value-type="float" office:value="0.0000001378805160644">
            <text:p>1.378805160644E-007</text:p>
          </table:table-cell>
          <table:table-cell table:style-name="ce9" table:formula="of:=IF([.$B89]&lt;[.$K$63];[.E$54];1-[.E$54]) * IF([.$C89]&lt;[.$L$63];[.E$55];1-[.E$55]) * IF([.$D89]&gt;[.$M$63];[.E$56];1-[.E$56]) * IF([.$E89]&gt;[.$N$63];[.E$57];1-[.E$57]) * IF([.$F89]&gt;[.$O$63];[.E$58];1-[.E$58]) * IF([.$G89]&gt;[.$P$64];[.E$59];1-[.E$59]) * IF([.$G89]&lt;[.$P$65];[.E$60];1-[.E$60]) * IF([.$H89]&gt;[.$Q$63];[.E$61];1-[.E$61]) * IF([.$I89]&gt;[.$R$64];[.E$62];1-[.E$62]) * IF([.$I89]&lt;[.$R$65];[.E$63];1-[.E$63]) * IF([.$J89]&lt;[.$S$63];[.E$64];1-[.E$64])" office:value-type="float" office:value="0.000109934410572022">
            <text:p>0.0001099344</text:p>
          </table:table-cell>
          <table:table-cell table:style-name="ce9" table:formula="of:=IF([.$B89]&lt;[.$K$63];[.F$54];1-[.F$54]) * IF([.$C89]&lt;[.$L$63];[.F$55];1-[.F$55]) * IF([.$D89]&gt;[.$M$63];[.F$56];1-[.F$56]) * IF([.$E89]&gt;[.$N$63];[.F$57];1-[.F$57]) * IF([.$F89]&gt;[.$O$63];[.F$58];1-[.F$58]) * IF([.$G89]&gt;[.$P$64];[.F$59];1-[.F$59]) * IF([.$G89]&lt;[.$P$65];[.F$60];1-[.F$60]) * IF([.$H89]&gt;[.$Q$63];[.F$61];1-[.F$61]) * IF([.$I89]&gt;[.$R$64];[.F$62];1-[.F$62]) * IF([.$I89]&lt;[.$R$65];[.F$63];1-[.F$63]) * IF([.$J89]&lt;[.$S$63];[.F$64];1-[.F$64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formula="of:=MATCH(MAX([.B112:.E112]);[.B112:.E112])" office:value-type="float" office:value="1">
            <text:p>1</text:p>
          </table:table-cell>
          <table:table-cell table:style-name="ce9"/>
          <table:table-cell table:style-name="ce9" table:formula="of:=IF([.F112]=[.G112];&quot;GOOD&quot;; &quot;BAD&quot;)" office:value-type="string" office:string-value="BAD">
            <text:p>BAD</text:p>
          </table:table-cell>
          <table:table-cell table:number-columns-repeated="1015"/>
        </table:table-row>
        <table:table-row table:style-name="ro4">
          <table:table-cell table:style-name="ce9" office:value-type="string">
            <text:p>Steve 4</text:p>
          </table:table-cell>
          <table:table-cell table:style-name="ce9" table:formula="of:=IF([.$B90]&lt;[.$K$63];[.C$54];1-[.C$54]) * IF([.$C90]&lt;[.$L$63];[.C$55];1-[.C$55]) * IF([.$D90]&gt;[.$M$63];[.C$56];1-[.C$56]) * IF([.$E90]&gt;[.$N$63];[.C$57];1-[.C$57]) * IF([.$F90]&gt;[.$O$63];[.C$58];1-[.C$58]) * IF([.$G90]&gt;[.$P$64];[.C$59];1-[.C$59]) * IF([.$G90]&lt;[.$P$65];[.C$60];1-[.C$60]) * IF([.$H90]&gt;[.$Q$63];[.C$61];1-[.C$61]) * IF([.$I90]&gt;[.$R$64];[.C$62];1-[.C$62]) * IF([.$I90]&lt;[.$R$65];[.C$63];1-[.C$63]) * IF([.$J90]&lt;[.$S$63];[.C$64];1-[.C$64])" office:value-type="float" office:value="0.0000214966600800645">
            <text:p>2.14966600800645E-005</text:p>
          </table:table-cell>
          <table:table-cell table:style-name="ce9" table:formula="of:=IF([.$B90]&lt;[.$K$63];[.D$54];1-[.D$54]) * IF([.$C90]&lt;[.$L$63];[.D$55];1-[.D$55]) * IF([.$D90]&gt;[.$M$63];[.D$56];1-[.D$56]) * IF([.$E90]&gt;[.$N$63];[.D$57];1-[.D$57]) * IF([.$F90]&gt;[.$O$63];[.D$58];1-[.D$58]) * IF([.$G90]&gt;[.$P$64];[.D$59];1-[.D$59]) * IF([.$G90]&lt;[.$P$65];[.D$60];1-[.D$60]) * IF([.$H90]&gt;[.$Q$63];[.D$61];1-[.D$61]) * IF([.$I90]&gt;[.$R$64];[.D$62];1-[.D$62]) * IF([.$I90]&lt;[.$R$65];[.D$63];1-[.D$63]) * IF([.$J90]&lt;[.$S$63];[.D$64];1-[.D$64])" office:value-type="float" office:value="0.0214431778583355">
            <text:p>0.0214431779</text:p>
          </table:table-cell>
          <table:table-cell table:style-name="ce9" table:formula="of:=IF([.$B90]&lt;[.$K$63];[.E$54];1-[.E$54]) * IF([.$C90]&lt;[.$L$63];[.E$55];1-[.E$55]) * IF([.$D90]&gt;[.$M$63];[.E$56];1-[.E$56]) * IF([.$E90]&gt;[.$N$63];[.E$57];1-[.E$57]) * IF([.$F90]&gt;[.$O$63];[.E$58];1-[.E$58]) * IF([.$G90]&gt;[.$P$64];[.E$59];1-[.E$59]) * IF([.$G90]&lt;[.$P$65];[.E$60];1-[.E$60]) * IF([.$H90]&gt;[.$Q$63];[.E$61];1-[.E$61]) * IF([.$I90]&gt;[.$R$64];[.E$62];1-[.E$62]) * IF([.$I90]&lt;[.$R$65];[.E$63];1-[.E$63]) * IF([.$J90]&lt;[.$S$63];[.E$64];1-[.E$64])" office:value-type="float" office:value="0.0195903119639342">
            <text:p>0.019590312</text:p>
          </table:table-cell>
          <table:table-cell table:style-name="ce9" table:formula="of:=IF([.$B90]&lt;[.$K$63];[.F$54];1-[.F$54]) * IF([.$C90]&lt;[.$L$63];[.F$55];1-[.F$55]) * IF([.$D90]&gt;[.$M$63];[.F$56];1-[.F$56]) * IF([.$E90]&gt;[.$N$63];[.F$57];1-[.F$57]) * IF([.$F90]&gt;[.$O$63];[.F$58];1-[.F$58]) * IF([.$G90]&gt;[.$P$64];[.F$59];1-[.F$59]) * IF([.$G90]&lt;[.$P$65];[.F$60];1-[.F$60]) * IF([.$H90]&gt;[.$Q$63];[.F$61];1-[.F$61]) * IF([.$I90]&gt;[.$R$64];[.F$62];1-[.F$62]) * IF([.$I90]&lt;[.$R$65];[.F$63];1-[.F$63]) * IF([.$J90]&lt;[.$S$63];[.F$64];1-[.F$64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formula="of:=MATCH(MAX([.B113:.E113]);[.B113:.E113])" office:value-type="float" office:value="2">
            <text:p>2</text:p>
          </table:table-cell>
          <table:table-cell table:style-name="ce9"/>
          <table:table-cell table:style-name="ce9" table:formula="of:=IF([.F113]=[.G113];&quot;GOOD&quot;; &quot;BAD&quot;)" office:value-type="string" office:string-value="GOOD">
            <text:p>GOOD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Steve 5</text:p>
          </table:table-cell>
          <table:table-cell table:style-name="ce7" table:formula="of:=IF([.$B91]&lt;[.$K$63];[.C$54];1-[.C$54]) * IF([.$C91]&lt;[.$L$63];[.C$55];1-[.C$55]) * IF([.$D91]&gt;[.$M$63];[.C$56];1-[.C$56]) * IF([.$E91]&gt;[.$N$63];[.C$57];1-[.C$57]) * IF([.$F91]&gt;[.$O$63];[.C$58];1-[.C$58]) * IF([.$G91]&gt;[.$P$64];[.C$59];1-[.C$59]) * IF([.$G91]&lt;[.$P$65];[.C$60];1-[.C$60]) * IF([.$H91]&gt;[.$Q$63];[.C$61];1-[.C$61]) * IF([.$I91]&gt;[.$R$64];[.C$62];1-[.C$62]) * IF([.$I91]&lt;[.$R$65];[.C$63];1-[.C$63]) * IF([.$J91]&lt;[.$S$63];[.C$64];1-[.C$64])" office:value-type="float" office:value="0">
            <text:p>0</text:p>
          </table:table-cell>
          <table:table-cell table:style-name="ce7" table:formula="of:=IF([.$B91]&lt;[.$K$63];[.D$54];1-[.D$54]) * IF([.$C91]&lt;[.$L$63];[.D$55];1-[.D$55]) * IF([.$D91]&gt;[.$M$63];[.D$56];1-[.D$56]) * IF([.$E91]&gt;[.$N$63];[.D$57];1-[.D$57]) * IF([.$F91]&gt;[.$O$63];[.D$58];1-[.D$58]) * IF([.$G91]&gt;[.$P$64];[.D$59];1-[.D$59]) * IF([.$G91]&lt;[.$P$65];[.D$60];1-[.D$60]) * IF([.$H91]&gt;[.$Q$63];[.D$61];1-[.D$61]) * IF([.$I91]&gt;[.$R$64];[.D$62];1-[.D$62]) * IF([.$I91]&lt;[.$R$65];[.D$63];1-[.D$63]) * IF([.$J91]&lt;[.$S$63];[.D$64];1-[.D$64])" office:value-type="float" office:value="0">
            <text:p>0</text:p>
          </table:table-cell>
          <table:table-cell table:style-name="ce7" table:formula="of:=IF([.$B91]&lt;[.$K$63];[.E$54];1-[.E$54]) * IF([.$C91]&lt;[.$L$63];[.E$55];1-[.E$55]) * IF([.$D91]&gt;[.$M$63];[.E$56];1-[.E$56]) * IF([.$E91]&gt;[.$N$63];[.E$57];1-[.E$57]) * IF([.$F91]&gt;[.$O$63];[.E$58];1-[.E$58]) * IF([.$G91]&gt;[.$P$64];[.E$59];1-[.E$59]) * IF([.$G91]&lt;[.$P$65];[.E$60];1-[.E$60]) * IF([.$H91]&gt;[.$Q$63];[.E$61];1-[.E$61]) * IF([.$I91]&gt;[.$R$64];[.E$62];1-[.E$62]) * IF([.$I91]&lt;[.$R$65];[.E$63];1-[.E$63]) * IF([.$J91]&lt;[.$S$63];[.E$64];1-[.E$64])" office:value-type="float" office:value="0">
            <text:p>0</text:p>
          </table:table-cell>
          <table:table-cell table:style-name="ce7" table:formula="of:=IF([.$B91]&lt;[.$K$63];[.F$54];1-[.F$54]) * IF([.$C91]&lt;[.$L$63];[.F$55];1-[.F$55]) * IF([.$D91]&gt;[.$M$63];[.F$56];1-[.F$56]) * IF([.$E91]&gt;[.$N$63];[.F$57];1-[.F$57]) * IF([.$F91]&gt;[.$O$63];[.F$58];1-[.F$58]) * IF([.$G91]&gt;[.$P$64];[.F$59];1-[.F$59]) * IF([.$G91]&lt;[.$P$65];[.F$60];1-[.F$60]) * IF([.$H91]&gt;[.$Q$63];[.F$61];1-[.F$61]) * IF([.$I91]&gt;[.$R$64];[.F$62];1-[.F$62]) * IF([.$I91]&lt;[.$R$65];[.F$63];1-[.F$63]) * IF([.$J91]&lt;[.$S$63];[.F$64];1-[.F$64])" office:value-type="float" office:value="0.0217250620934152">
            <text:p>0.0217250621</text:p>
          </table:table-cell>
          <table:table-cell table:style-name="ce7" office:value-type="float" office:value="2">
            <text:p>2</text:p>
          </table:table-cell>
          <table:table-cell table:style-name="ce7" table:formula="of:=MATCH(MAX([.B114:.E114]);[.B114:.E114])" office:value-type="float" office:value="4">
            <text:p>4</text:p>
          </table:table-cell>
          <table:table-cell table:style-name="ce7"/>
          <table:table-cell table:style-name="ce7" table:formula="of:=IF([.F114]=[.G114];&quot;GOOD&quot;; &quot;BAD&quot;)" office:value-type="string" office:string-value="BAD">
            <text:p>BAD</text:p>
          </table:table-cell>
          <table:table-cell table:number-columns-repeated="1015"/>
        </table:table-row>
        <table:table-row table:style-name="ro4">
          <table:table-cell table:style-name="ce9" office:value-type="string">
            <text:p>Steve 6</text:p>
          </table:table-cell>
          <table:table-cell table:style-name="ce9" table:formula="of:=IF([.$B92]&lt;[.$K$63];[.C$54];1-[.C$54]) * IF([.$C92]&lt;[.$L$63];[.C$55];1-[.C$55]) * IF([.$D92]&gt;[.$M$63];[.C$56];1-[.C$56]) * IF([.$E92]&gt;[.$N$63];[.C$57];1-[.C$57]) * IF([.$F92]&gt;[.$O$63];[.C$58];1-[.C$58]) * IF([.$G92]&gt;[.$P$64];[.C$59];1-[.C$59]) * IF([.$G92]&lt;[.$P$65];[.C$60];1-[.C$60]) * IF([.$H92]&gt;[.$Q$63];[.C$61];1-[.C$61]) * IF([.$I92]&gt;[.$R$64];[.C$62];1-[.C$62]) * IF([.$I92]&lt;[.$R$65];[.C$63];1-[.C$63]) * IF([.$J92]&lt;[.$S$63];[.C$64];1-[.C$64])" office:value-type="float" office:value="0.00169286198130508">
            <text:p>0.001692862</text:p>
          </table:table-cell>
          <table:table-cell table:style-name="ce9" table:formula="of:=IF([.$B92]&lt;[.$K$63];[.D$54];1-[.D$54]) * IF([.$C92]&lt;[.$L$63];[.D$55];1-[.D$55]) * IF([.$D92]&gt;[.$M$63];[.D$56];1-[.D$56]) * IF([.$E92]&gt;[.$N$63];[.D$57];1-[.D$57]) * IF([.$F92]&gt;[.$O$63];[.D$58];1-[.D$58]) * IF([.$G92]&gt;[.$P$64];[.D$59];1-[.D$59]) * IF([.$G92]&lt;[.$P$65];[.D$60];1-[.D$60]) * IF([.$H92]&gt;[.$Q$63];[.D$61];1-[.D$61]) * IF([.$I92]&gt;[.$R$64];[.D$62];1-[.D$62]) * IF([.$I92]&lt;[.$R$65];[.D$63];1-[.D$63]) * IF([.$J92]&lt;[.$S$63];[.D$64];1-[.D$64])" office:value-type="float" office:value="0.000238257531759283">
            <text:p>0.0002382575</text:p>
          </table:table-cell>
          <table:table-cell table:style-name="ce9" table:formula="of:=IF([.$B92]&lt;[.$K$63];[.E$54];1-[.E$54]) * IF([.$C92]&lt;[.$L$63];[.E$55];1-[.E$55]) * IF([.$D92]&gt;[.$M$63];[.E$56];1-[.E$56]) * IF([.$E92]&gt;[.$N$63];[.E$57];1-[.E$57]) * IF([.$F92]&gt;[.$O$63];[.E$58];1-[.E$58]) * IF([.$G92]&gt;[.$P$64];[.E$59];1-[.E$59]) * IF([.$G92]&lt;[.$P$65];[.E$60];1-[.E$60]) * IF([.$H92]&gt;[.$Q$63];[.E$61];1-[.E$61]) * IF([.$I92]&gt;[.$R$64];[.E$62];1-[.E$62]) * IF([.$I92]&lt;[.$R$65];[.E$63];1-[.E$63]) * IF([.$J92]&lt;[.$S$63];[.E$64];1-[.E$64])" office:value-type="float" office:value="0.0145113421955068">
            <text:p>0.0145113422</text:p>
          </table:table-cell>
          <table:table-cell table:style-name="ce9" table:formula="of:=IF([.$B92]&lt;[.$K$63];[.F$54];1-[.F$54]) * IF([.$C92]&lt;[.$L$63];[.F$55];1-[.F$55]) * IF([.$D92]&gt;[.$M$63];[.F$56];1-[.F$56]) * IF([.$E92]&gt;[.$N$63];[.F$57];1-[.F$57]) * IF([.$F92]&gt;[.$O$63];[.F$58];1-[.F$58]) * IF([.$G92]&gt;[.$P$64];[.F$59];1-[.F$59]) * IF([.$G92]&lt;[.$P$65];[.F$60];1-[.F$60]) * IF([.$H92]&gt;[.$Q$63];[.F$61];1-[.F$61]) * IF([.$I92]&gt;[.$R$64];[.F$62];1-[.F$62]) * IF([.$I92]&lt;[.$R$65];[.F$63];1-[.F$63]) * IF([.$J92]&lt;[.$S$63];[.F$64];1-[.F$64])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formula="of:=MATCH(MAX([.B115:.E115]);[.B115:.E115])" office:value-type="float" office:value="3">
            <text:p>3</text:p>
          </table:table-cell>
          <table:table-cell table:style-name="ce9"/>
          <table:table-cell table:style-name="ce9" table:formula="of:=IF([.F115]=[.G115];&quot;GOOD&quot;; &quot;BAD&quot;)" office:value-type="string" office:string-value="BAD">
            <text:p>BAD</text:p>
          </table:table-cell>
          <table:table-cell table:number-columns-repeated="1015"/>
        </table:table-row>
        <table:table-row table:style-name="ro4">
          <table:table-cell table:style-name="ce10" office:value-type="string">
            <text:p>Sydney 1</text:p>
          </table:table-cell>
          <table:table-cell table:style-name="ce10" table:formula="of:=IF([.$B93]&lt;[.$K$63];[.C$54];1-[.C$54]) * IF([.$C93]&lt;[.$L$63];[.C$55];1-[.C$55]) * IF([.$D93]&gt;[.$M$63];[.C$56];1-[.C$56]) * IF([.$E93]&gt;[.$N$63];[.C$57];1-[.C$57]) * IF([.$F93]&gt;[.$O$63];[.C$58];1-[.C$58]) * IF([.$G93]&gt;[.$P$64];[.C$59];1-[.C$59]) * IF([.$G93]&lt;[.$P$65];[.C$60];1-[.C$60]) * IF([.$H93]&gt;[.$Q$63];[.C$61];1-[.C$61]) * IF([.$I93]&gt;[.$R$64];[.C$62];1-[.C$62]) * IF([.$I93]&lt;[.$R$65];[.C$63];1-[.C$63]) * IF([.$J93]&lt;[.$S$63];[.C$64];1-[.C$64])" office:value-type="float" office:value="0.154262048046425">
            <text:p>0.154262048</text:p>
          </table:table-cell>
          <table:table-cell table:style-name="ce10" table:formula="of:=IF([.$B93]&lt;[.$K$63];[.D$54];1-[.D$54]) * IF([.$C93]&lt;[.$L$63];[.D$55];1-[.D$55]) * IF([.$D93]&gt;[.$M$63];[.D$56];1-[.D$56]) * IF([.$E93]&gt;[.$N$63];[.D$57];1-[.D$57]) * IF([.$F93]&gt;[.$O$63];[.D$58];1-[.D$58]) * IF([.$G93]&gt;[.$P$64];[.D$59];1-[.D$59]) * IF([.$G93]&lt;[.$P$65];[.D$60];1-[.D$60]) * IF([.$H93]&gt;[.$Q$63];[.D$61];1-[.D$61]) * IF([.$I93]&gt;[.$R$64];[.D$62];1-[.D$62]) * IF([.$I93]&lt;[.$R$65];[.D$63];1-[.D$63]) * IF([.$J93]&lt;[.$S$63];[.D$64];1-[.D$64])" office:value-type="float" office:value="0.0000001378805160644">
            <text:p>1.378805160644E-007</text:p>
          </table:table-cell>
          <table:table-cell table:style-name="ce10" table:formula="of:=IF([.$B93]&lt;[.$K$63];[.E$54];1-[.E$54]) * IF([.$C93]&lt;[.$L$63];[.E$55];1-[.E$55]) * IF([.$D93]&gt;[.$M$63];[.E$56];1-[.E$56]) * IF([.$E93]&gt;[.$N$63];[.E$57];1-[.E$57]) * IF([.$F93]&gt;[.$O$63];[.E$58];1-[.E$58]) * IF([.$G93]&gt;[.$P$64];[.E$59];1-[.E$59]) * IF([.$G93]&lt;[.$P$65];[.E$60];1-[.E$60]) * IF([.$H93]&gt;[.$Q$63];[.E$61];1-[.E$61]) * IF([.$I93]&gt;[.$R$64];[.E$62];1-[.E$62]) * IF([.$I93]&lt;[.$R$65];[.E$63];1-[.E$63]) * IF([.$J93]&lt;[.$S$63];[.E$64];1-[.E$64])" office:value-type="float" office:value="0.000109934410572022">
            <text:p>0.0001099344</text:p>
          </table:table-cell>
          <table:table-cell table:style-name="ce10" table:formula="of:=IF([.$B93]&lt;[.$K$63];[.F$54];1-[.F$54]) * IF([.$C93]&lt;[.$L$63];[.F$55];1-[.F$55]) * IF([.$D93]&gt;[.$M$63];[.F$56];1-[.F$56]) * IF([.$E93]&gt;[.$N$63];[.F$57];1-[.F$57]) * IF([.$F93]&gt;[.$O$63];[.F$58];1-[.F$58]) * IF([.$G93]&gt;[.$P$64];[.F$59];1-[.F$59]) * IF([.$G93]&lt;[.$P$65];[.F$60];1-[.F$60]) * IF([.$H93]&gt;[.$Q$63];[.F$61];1-[.F$61]) * IF([.$I93]&gt;[.$R$64];[.F$62];1-[.F$62]) * IF([.$I93]&lt;[.$R$65];[.F$63];1-[.F$63]) * IF([.$J93]&lt;[.$S$63];[.F$64];1-[.F$64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table:formula="of:=MATCH(MAX([.B116:.E116]);[.B116:.E116])" office:value-type="float" office:value="1">
            <text:p>1</text:p>
          </table:table-cell>
          <table:table-cell table:style-name="ce10"/>
          <table:table-cell table:style-name="ce10" table:formula="of:=IF([.F116]=[.G116];&quot;GOOD&quot;; &quot;BAD&quot;)" office:value-type="string" office:string-value="BAD">
            <text:p>BAD</text:p>
          </table:table-cell>
          <table:table-cell table:formula="of:=COUNTIF([.I116:.I121];&quot;GOOD&quot;)/6" office:value-type="float" office:value="0.333333333333333">
            <text:p>0.3333333333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Sydney 2</text:p>
          </table:table-cell>
          <table:table-cell table:style-name="ce10" table:formula="of:=IF([.$B94]&lt;[.$K$63];[.C$54];1-[.C$54]) * IF([.$C94]&lt;[.$L$63];[.C$55];1-[.C$55]) * IF([.$D94]&gt;[.$M$63];[.C$56];1-[.C$56]) * IF([.$E94]&gt;[.$N$63];[.C$57];1-[.C$57]) * IF([.$F94]&gt;[.$O$63];[.C$58];1-[.C$58]) * IF([.$G94]&gt;[.$P$64];[.C$59];1-[.C$59]) * IF([.$G94]&lt;[.$P$65];[.C$60];1-[.C$60]) * IF([.$H94]&gt;[.$Q$63];[.C$61];1-[.C$61]) * IF([.$I94]&gt;[.$R$64];[.C$62];1-[.C$62]) * IF([.$I94]&lt;[.$R$65];[.C$63];1-[.C$63]) * IF([.$J94]&lt;[.$S$63];[.C$64];1-[.C$64])" office:value-type="float" office:value="0.00000179138834000538">
            <text:p>1.79138834000538E-006</text:p>
          </table:table-cell>
          <table:table-cell table:style-name="ce10" table:formula="of:=IF([.$B94]&lt;[.$K$63];[.D$54];1-[.D$54]) * IF([.$C94]&lt;[.$L$63];[.D$55];1-[.D$55]) * IF([.$D94]&gt;[.$M$63];[.D$56];1-[.D$56]) * IF([.$E94]&gt;[.$N$63];[.D$57];1-[.D$57]) * IF([.$F94]&gt;[.$O$63];[.D$58];1-[.D$58]) * IF([.$G94]&gt;[.$P$64];[.D$59];1-[.D$59]) * IF([.$G94]&lt;[.$P$65];[.D$60];1-[.D$60]) * IF([.$H94]&gt;[.$Q$63];[.D$61];1-[.D$61]) * IF([.$I94]&gt;[.$R$64];[.D$62];1-[.D$62]) * IF([.$I94]&lt;[.$R$65];[.D$63];1-[.D$63]) * IF([.$J94]&lt;[.$S$63];[.D$64];1-[.D$64])" office:value-type="float" office:value="0.108556087907823">
            <text:p>0.1085560879</text:p>
          </table:table-cell>
          <table:table-cell table:style-name="ce10" table:formula="of:=IF([.$B94]&lt;[.$K$63];[.E$54];1-[.E$54]) * IF([.$C94]&lt;[.$L$63];[.E$55];1-[.E$55]) * IF([.$D94]&gt;[.$M$63];[.E$56];1-[.E$56]) * IF([.$E94]&gt;[.$N$63];[.E$57];1-[.E$57]) * IF([.$F94]&gt;[.$O$63];[.E$58];1-[.E$58]) * IF([.$G94]&gt;[.$P$64];[.E$59];1-[.E$59]) * IF([.$G94]&lt;[.$P$65];[.E$60];1-[.E$60]) * IF([.$H94]&gt;[.$Q$63];[.E$61];1-[.E$61]) * IF([.$I94]&gt;[.$R$64];[.E$62];1-[.E$62]) * IF([.$I94]&lt;[.$R$65];[.E$63];1-[.E$63]) * IF([.$J94]&lt;[.$S$63];[.E$64];1-[.E$64])" office:value-type="float" office:value="0.0146927339729507">
            <text:p>0.014692734</text:p>
          </table:table-cell>
          <table:table-cell table:style-name="ce10" table:formula="of:=IF([.$B94]&lt;[.$K$63];[.F$54];1-[.F$54]) * IF([.$C94]&lt;[.$L$63];[.F$55];1-[.F$55]) * IF([.$D94]&gt;[.$M$63];[.F$56];1-[.F$56]) * IF([.$E94]&gt;[.$N$63];[.F$57];1-[.F$57]) * IF([.$F94]&gt;[.$O$63];[.F$58];1-[.F$58]) * IF([.$G94]&gt;[.$P$64];[.F$59];1-[.F$59]) * IF([.$G94]&lt;[.$P$65];[.F$60];1-[.F$60]) * IF([.$H94]&gt;[.$Q$63];[.F$61];1-[.F$61]) * IF([.$I94]&gt;[.$R$64];[.F$62];1-[.F$62]) * IF([.$I94]&lt;[.$R$65];[.F$63];1-[.F$63]) * IF([.$J94]&lt;[.$S$63];[.F$64];1-[.F$64])" office:value-type="float" office:value="0.0465537044858897">
            <text:p>0.0465537045</text:p>
          </table:table-cell>
          <table:table-cell table:style-name="ce10" office:value-type="float" office:value="3">
            <text:p>3</text:p>
          </table:table-cell>
          <table:table-cell table:style-name="ce10" table:formula="of:=MATCH(MAX([.B117:.E117]);[.B117:.E117])" office:value-type="float" office:value="2">
            <text:p>2</text:p>
          </table:table-cell>
          <table:table-cell table:style-name="ce10"/>
          <table:table-cell table:style-name="ce10" table:formula="of:=IF([.F117]=[.G117];&quot;GOOD&quot;; &quot;BAD&quot;)" office:value-type="string" office:string-value="BAD">
            <text:p>BAD</text:p>
          </table:table-cell>
          <table:table-cell table:number-columns-repeated="1015"/>
        </table:table-row>
        <table:table-row table:style-name="ro4">
          <table:table-cell table:style-name="ce10" office:value-type="string">
            <text:p>Sydney 3</text:p>
          </table:table-cell>
          <table:table-cell table:style-name="ce10" table:formula="of:=IF([.$B95]&lt;[.$K$63];[.C$54];1-[.C$54]) * IF([.$C95]&lt;[.$L$63];[.C$55];1-[.C$55]) * IF([.$D95]&gt;[.$M$63];[.C$56];1-[.C$56]) * IF([.$E95]&gt;[.$N$63];[.C$57];1-[.C$57]) * IF([.$F95]&gt;[.$O$63];[.C$58];1-[.C$58]) * IF([.$G95]&gt;[.$P$64];[.C$59];1-[.C$59]) * IF([.$G95]&lt;[.$P$65];[.C$60];1-[.C$60]) * IF([.$H95]&gt;[.$Q$63];[.C$61];1-[.C$61]) * IF([.$I95]&gt;[.$R$64];[.C$62];1-[.C$62]) * IF([.$I95]&lt;[.$R$65];[.C$63];1-[.C$63]) * IF([.$J95]&lt;[.$S$63];[.C$64];1-[.C$64])" office:value-type="float" office:value="0.000376191551401129">
            <text:p>0.0003761916</text:p>
          </table:table-cell>
          <table:table-cell table:style-name="ce10" table:formula="of:=IF([.$B95]&lt;[.$K$63];[.D$54];1-[.D$54]) * IF([.$C95]&lt;[.$L$63];[.D$55];1-[.D$55]) * IF([.$D95]&gt;[.$M$63];[.D$56];1-[.D$56]) * IF([.$E95]&gt;[.$N$63];[.D$57];1-[.D$57]) * IF([.$F95]&gt;[.$O$63];[.D$58];1-[.D$58]) * IF([.$G95]&gt;[.$P$64];[.D$59];1-[.D$59]) * IF([.$G95]&lt;[.$P$65];[.D$60];1-[.D$60]) * IF([.$H95]&gt;[.$Q$63];[.D$61];1-[.D$61]) * IF([.$I95]&gt;[.$R$64];[.D$62];1-[.D$62]) * IF([.$I95]&lt;[.$R$65];[.D$63];1-[.D$63]) * IF([.$J95]&lt;[.$S$63];[.D$64];1-[.D$64])" office:value-type="float" office:value="0.000536079446458387">
            <text:p>0.0005360794</text:p>
          </table:table-cell>
          <table:table-cell table:style-name="ce10" table:formula="of:=IF([.$B95]&lt;[.$K$63];[.E$54];1-[.E$54]) * IF([.$C95]&lt;[.$L$63];[.E$55];1-[.E$55]) * IF([.$D95]&gt;[.$M$63];[.E$56];1-[.E$56]) * IF([.$E95]&gt;[.$N$63];[.E$57];1-[.E$57]) * IF([.$F95]&gt;[.$O$63];[.E$58];1-[.E$58]) * IF([.$G95]&gt;[.$P$64];[.E$59];1-[.E$59]) * IF([.$G95]&lt;[.$P$65];[.E$60];1-[.E$60]) * IF([.$H95]&gt;[.$Q$63];[.E$61];1-[.E$61]) * IF([.$I95]&gt;[.$R$64];[.E$62];1-[.E$62]) * IF([.$I95]&lt;[.$R$65];[.E$63];1-[.E$63]) * IF([.$J95]&lt;[.$S$63];[.E$64];1-[.E$64])" office:value-type="float" office:value="0.0108835066466301">
            <text:p>0.0108835066</text:p>
          </table:table-cell>
          <table:table-cell table:style-name="ce10" table:formula="of:=IF([.$B95]&lt;[.$K$63];[.F$54];1-[.F$54]) * IF([.$C95]&lt;[.$L$63];[.F$55];1-[.F$55]) * IF([.$D95]&gt;[.$M$63];[.F$56];1-[.F$56]) * IF([.$E95]&gt;[.$N$63];[.F$57];1-[.F$57]) * IF([.$F95]&gt;[.$O$63];[.F$58];1-[.F$58]) * IF([.$G95]&gt;[.$P$64];[.F$59];1-[.F$59]) * IF([.$G95]&lt;[.$P$65];[.F$60];1-[.F$60]) * IF([.$H95]&gt;[.$Q$63];[.F$61];1-[.F$61]) * IF([.$I95]&gt;[.$R$64];[.F$62];1-[.F$62]) * IF([.$I95]&lt;[.$R$65];[.F$63];1-[.F$63]) * IF([.$J95]&lt;[.$S$63];[.F$64];1-[.F$64])" office:value-type="float" office:value="0.000221684307075665">
            <text:p>0.0002216843</text:p>
          </table:table-cell>
          <table:table-cell table:style-name="ce10" office:value-type="float" office:value="3">
            <text:p>3</text:p>
          </table:table-cell>
          <table:table-cell table:style-name="ce10" table:formula="of:=MATCH(MAX([.B118:.E118]);[.B118:.E118])" office:value-type="float" office:value="3">
            <text:p>3</text:p>
          </table:table-cell>
          <table:table-cell table:style-name="ce10"/>
          <table:table-cell table:style-name="ce10" table:formula="of:=IF([.F118]=[.G118];&quot;GOOD&quot;; &quot;BAD&quot;)" office:value-type="string" office:string-value="GOOD">
            <text:p>GOOD</text:p>
          </table:table-cell>
          <table:table-cell table:number-columns-repeated="1015"/>
        </table:table-row>
        <table:table-row table:style-name="ro4">
          <table:table-cell table:style-name="ce10" office:value-type="string">
            <text:p>Sydney 4</text:p>
          </table:table-cell>
          <table:table-cell table:style-name="ce10" table:formula="of:=IF([.$B96]&lt;[.$K$63];[.C$54];1-[.C$54]) * IF([.$C96]&lt;[.$L$63];[.C$55];1-[.C$55]) * IF([.$D96]&gt;[.$M$63];[.C$56];1-[.C$56]) * IF([.$E96]&gt;[.$N$63];[.C$57];1-[.C$57]) * IF([.$F96]&gt;[.$O$63];[.C$58];1-[.C$58]) * IF([.$G96]&gt;[.$P$64];[.C$59];1-[.C$59]) * IF([.$G96]&lt;[.$P$65];[.C$60];1-[.C$60]) * IF([.$H96]&gt;[.$Q$63];[.C$61];1-[.C$61]) * IF([.$I96]&gt;[.$R$64];[.C$62];1-[.C$62]) * IF([.$I96]&lt;[.$R$65];[.C$63];1-[.C$63]) * IF([.$J96]&lt;[.$S$63];[.C$64];1-[.C$64])" office:value-type="float" office:value="0.154262048046425">
            <text:p>0.154262048</text:p>
          </table:table-cell>
          <table:table-cell table:style-name="ce10" table:formula="of:=IF([.$B96]&lt;[.$K$63];[.D$54];1-[.D$54]) * IF([.$C96]&lt;[.$L$63];[.D$55];1-[.D$55]) * IF([.$D96]&gt;[.$M$63];[.D$56];1-[.D$56]) * IF([.$E96]&gt;[.$N$63];[.D$57];1-[.D$57]) * IF([.$F96]&gt;[.$O$63];[.D$58];1-[.D$58]) * IF([.$G96]&gt;[.$P$64];[.D$59];1-[.D$59]) * IF([.$G96]&lt;[.$P$65];[.D$60];1-[.D$60]) * IF([.$H96]&gt;[.$Q$63];[.D$61];1-[.D$61]) * IF([.$I96]&gt;[.$R$64];[.D$62];1-[.D$62]) * IF([.$I96]&lt;[.$R$65];[.D$63];1-[.D$63]) * IF([.$J96]&lt;[.$S$63];[.D$64];1-[.D$64])" office:value-type="float" office:value="0.0000001378805160644">
            <text:p>1.378805160644E-007</text:p>
          </table:table-cell>
          <table:table-cell table:style-name="ce10" table:formula="of:=IF([.$B96]&lt;[.$K$63];[.E$54];1-[.E$54]) * IF([.$C96]&lt;[.$L$63];[.E$55];1-[.E$55]) * IF([.$D96]&gt;[.$M$63];[.E$56];1-[.E$56]) * IF([.$E96]&gt;[.$N$63];[.E$57];1-[.E$57]) * IF([.$F96]&gt;[.$O$63];[.E$58];1-[.E$58]) * IF([.$G96]&gt;[.$P$64];[.E$59];1-[.E$59]) * IF([.$G96]&lt;[.$P$65];[.E$60];1-[.E$60]) * IF([.$H96]&gt;[.$Q$63];[.E$61];1-[.E$61]) * IF([.$I96]&gt;[.$R$64];[.E$62];1-[.E$62]) * IF([.$I96]&lt;[.$R$65];[.E$63];1-[.E$63]) * IF([.$J96]&lt;[.$S$63];[.E$64];1-[.E$64])" office:value-type="float" office:value="0.000109934410572022">
            <text:p>0.0001099344</text:p>
          </table:table-cell>
          <table:table-cell table:style-name="ce10" table:formula="of:=IF([.$B96]&lt;[.$K$63];[.F$54];1-[.F$54]) * IF([.$C96]&lt;[.$L$63];[.F$55];1-[.F$55]) * IF([.$D96]&gt;[.$M$63];[.F$56];1-[.F$56]) * IF([.$E96]&gt;[.$N$63];[.F$57];1-[.F$57]) * IF([.$F96]&gt;[.$O$63];[.F$58];1-[.F$58]) * IF([.$G96]&gt;[.$P$64];[.F$59];1-[.F$59]) * IF([.$G96]&lt;[.$P$65];[.F$60];1-[.F$60]) * IF([.$H96]&gt;[.$Q$63];[.F$61];1-[.F$61]) * IF([.$I96]&gt;[.$R$64];[.F$62];1-[.F$62]) * IF([.$I96]&lt;[.$R$65];[.F$63];1-[.F$63]) * IF([.$J96]&lt;[.$S$63];[.F$64];1-[.F$64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table:formula="of:=MATCH(MAX([.B119:.E119]);[.B119:.E119])" office:value-type="float" office:value="1">
            <text:p>1</text:p>
          </table:table-cell>
          <table:table-cell table:style-name="ce10"/>
          <table:table-cell table:style-name="ce10" table:formula="of:=IF([.F119]=[.G119];&quot;GOOD&quot;; &quot;BAD&quot;)" office:value-type="string" office:string-value="BAD">
            <text:p>BAD</text:p>
          </table:table-cell>
          <table:table-cell table:number-columns-repeated="1015"/>
        </table:table-row>
        <table:table-row table:style-name="ro4">
          <table:table-cell table:style-name="ce10" office:value-type="string">
            <text:p>Sydney 5</text:p>
          </table:table-cell>
          <table:table-cell table:style-name="ce10" table:formula="of:=IF([.$B97]&lt;[.$K$63];[.C$54];1-[.C$54]) * IF([.$C97]&lt;[.$L$63];[.C$55];1-[.C$55]) * IF([.$D97]&gt;[.$M$63];[.C$56];1-[.C$56]) * IF([.$E97]&gt;[.$N$63];[.C$57];1-[.C$57]) * IF([.$F97]&gt;[.$O$63];[.C$58];1-[.C$58]) * IF([.$G97]&gt;[.$P$64];[.C$59];1-[.C$59]) * IF([.$G97]&lt;[.$P$65];[.C$60];1-[.C$60]) * IF([.$H97]&gt;[.$Q$63];[.C$61];1-[.C$61]) * IF([.$I97]&gt;[.$R$64];[.C$62];1-[.C$62]) * IF([.$I97]&lt;[.$R$65];[.C$63];1-[.C$63]) * IF([.$J97]&lt;[.$S$63];[.C$64];1-[.C$64])" office:value-type="float" office:value="0">
            <text:p>0</text:p>
          </table:table-cell>
          <table:table-cell table:style-name="ce10" table:formula="of:=IF([.$B97]&lt;[.$K$63];[.D$54];1-[.D$54]) * IF([.$C97]&lt;[.$L$63];[.D$55];1-[.D$55]) * IF([.$D97]&gt;[.$M$63];[.D$56];1-[.D$56]) * IF([.$E97]&gt;[.$N$63];[.D$57];1-[.D$57]) * IF([.$F97]&gt;[.$O$63];[.D$58];1-[.D$58]) * IF([.$G97]&gt;[.$P$64];[.D$59];1-[.D$59]) * IF([.$G97]&lt;[.$P$65];[.D$60];1-[.D$60]) * IF([.$H97]&gt;[.$Q$63];[.D$61];1-[.D$61]) * IF([.$I97]&gt;[.$R$64];[.D$62];1-[.D$62]) * IF([.$I97]&lt;[.$R$65];[.D$63];1-[.D$63]) * IF([.$J97]&lt;[.$S$63];[.D$64];1-[.D$64])" office:value-type="float" office:value="0.0214431778583355">
            <text:p>0.0214431779</text:p>
          </table:table-cell>
          <table:table-cell table:style-name="ce10" table:formula="of:=IF([.$B97]&lt;[.$K$63];[.E$54];1-[.E$54]) * IF([.$C97]&lt;[.$L$63];[.E$55];1-[.E$55]) * IF([.$D97]&gt;[.$M$63];[.E$56];1-[.E$56]) * IF([.$E97]&gt;[.$N$63];[.E$57];1-[.E$57]) * IF([.$F97]&gt;[.$O$63];[.E$58];1-[.E$58]) * IF([.$G97]&gt;[.$P$64];[.E$59];1-[.E$59]) * IF([.$G97]&lt;[.$P$65];[.E$60];1-[.E$60]) * IF([.$H97]&gt;[.$Q$63];[.E$61];1-[.E$61]) * IF([.$I97]&gt;[.$R$64];[.E$62];1-[.E$62]) * IF([.$I97]&lt;[.$R$65];[.E$63];1-[.E$63]) * IF([.$J97]&lt;[.$S$63];[.E$64];1-[.E$64])" office:value-type="float" office:value="0.00113021030561159">
            <text:p>0.0011302103</text:p>
          </table:table-cell>
          <table:table-cell table:style-name="ce10" table:formula="of:=IF([.$B97]&lt;[.$K$63];[.F$54];1-[.F$54]) * IF([.$C97]&lt;[.$L$63];[.F$55];1-[.F$55]) * IF([.$D97]&gt;[.$M$63];[.F$56];1-[.F$56]) * IF([.$E97]&gt;[.$N$63];[.F$57];1-[.F$57]) * IF([.$F97]&gt;[.$O$63];[.F$58];1-[.F$58]) * IF([.$G97]&gt;[.$P$64];[.F$59];1-[.F$59]) * IF([.$G97]&lt;[.$P$65];[.F$60];1-[.F$60]) * IF([.$H97]&gt;[.$Q$63];[.F$61];1-[.F$61]) * IF([.$I97]&gt;[.$R$64];[.F$62];1-[.F$62]) * IF([.$I97]&lt;[.$R$65];[.F$63];1-[.F$63]) * IF([.$J97]&lt;[.$S$63];[.F$64];1-[.F$64])" office:value-type="float" office:value="0.0465537044858897">
            <text:p>0.0465537045</text:p>
          </table:table-cell>
          <table:table-cell table:style-name="ce10" office:value-type="float" office:value="3">
            <text:p>3</text:p>
          </table:table-cell>
          <table:table-cell table:style-name="ce10" table:formula="of:=MATCH(MAX([.B120:.E120]);[.B120:.E120])" office:value-type="float" office:value="4">
            <text:p>4</text:p>
          </table:table-cell>
          <table:table-cell table:style-name="ce10"/>
          <table:table-cell table:style-name="ce10" table:formula="of:=IF([.F120]=[.G120];&quot;GOOD&quot;; &quot;BAD&quot;)" office:value-type="string" office:string-value="BAD">
            <text:p>BAD</text:p>
          </table:table-cell>
          <table:table-cell table:number-columns-repeated="1015"/>
        </table:table-row>
        <table:table-row table:style-name="ro4">
          <table:table-cell table:style-name="ce10" office:value-type="string">
            <text:p>Sydney 6</text:p>
          </table:table-cell>
          <table:table-cell table:style-name="ce10" table:formula="of:=IF([.$B98]&lt;[.$K$63];[.C$54];1-[.C$54]) * IF([.$C98]&lt;[.$L$63];[.C$55];1-[.C$55]) * IF([.$D98]&gt;[.$M$63];[.C$56];1-[.C$56]) * IF([.$E98]&gt;[.$N$63];[.C$57];1-[.C$57]) * IF([.$F98]&gt;[.$O$63];[.C$58];1-[.C$58]) * IF([.$G98]&gt;[.$P$64];[.C$59];1-[.C$59]) * IF([.$G98]&lt;[.$P$65];[.C$60];1-[.C$60]) * IF([.$H98]&gt;[.$Q$63];[.C$61];1-[.C$61]) * IF([.$I98]&gt;[.$R$64];[.C$62];1-[.C$62]) * IF([.$I98]&lt;[.$R$65];[.C$63];1-[.C$63]) * IF([.$J98]&lt;[.$S$63];[.C$64];1-[.C$64])" office:value-type="float" office:value="0.00169286198130508">
            <text:p>0.001692862</text:p>
          </table:table-cell>
          <table:table-cell table:style-name="ce10" table:formula="of:=IF([.$B98]&lt;[.$K$63];[.D$54];1-[.D$54]) * IF([.$C98]&lt;[.$L$63];[.D$55];1-[.D$55]) * IF([.$D98]&gt;[.$M$63];[.D$56];1-[.D$56]) * IF([.$E98]&gt;[.$N$63];[.D$57];1-[.D$57]) * IF([.$F98]&gt;[.$O$63];[.D$58];1-[.D$58]) * IF([.$G98]&gt;[.$P$64];[.D$59];1-[.D$59]) * IF([.$G98]&lt;[.$P$65];[.D$60];1-[.D$60]) * IF([.$H98]&gt;[.$Q$63];[.D$61];1-[.D$61]) * IF([.$I98]&gt;[.$R$64];[.D$62];1-[.D$62]) * IF([.$I98]&lt;[.$R$65];[.D$63];1-[.D$63]) * IF([.$J98]&lt;[.$S$63];[.D$64];1-[.D$64])" office:value-type="float" office:value="0.000238257531759283">
            <text:p>0.0002382575</text:p>
          </table:table-cell>
          <table:table-cell table:style-name="ce10" table:formula="of:=IF([.$B98]&lt;[.$K$63];[.E$54];1-[.E$54]) * IF([.$C98]&lt;[.$L$63];[.E$55];1-[.E$55]) * IF([.$D98]&gt;[.$M$63];[.E$56];1-[.E$56]) * IF([.$E98]&gt;[.$N$63];[.E$57];1-[.E$57]) * IF([.$F98]&gt;[.$O$63];[.E$58];1-[.E$58]) * IF([.$G98]&gt;[.$P$64];[.E$59];1-[.E$59]) * IF([.$G98]&lt;[.$P$65];[.E$60];1-[.E$60]) * IF([.$H98]&gt;[.$Q$63];[.E$61];1-[.E$61]) * IF([.$I98]&gt;[.$R$64];[.E$62];1-[.E$62]) * IF([.$I98]&lt;[.$R$65];[.E$63];1-[.E$63]) * IF([.$J98]&lt;[.$S$63];[.E$64];1-[.E$64])" office:value-type="float" office:value="0.0145113421955068">
            <text:p>0.0145113422</text:p>
          </table:table-cell>
          <table:table-cell table:style-name="ce10" table:formula="of:=IF([.$B98]&lt;[.$K$63];[.F$54];1-[.F$54]) * IF([.$C98]&lt;[.$L$63];[.F$55];1-[.F$55]) * IF([.$D98]&gt;[.$M$63];[.F$56];1-[.F$56]) * IF([.$E98]&gt;[.$N$63];[.F$57];1-[.F$57]) * IF([.$F98]&gt;[.$O$63];[.F$58];1-[.F$58]) * IF([.$G98]&gt;[.$P$64];[.F$59];1-[.F$59]) * IF([.$G98]&lt;[.$P$65];[.F$60];1-[.F$60]) * IF([.$H98]&gt;[.$Q$63];[.F$61];1-[.F$61]) * IF([.$I98]&gt;[.$R$64];[.F$62];1-[.F$62]) * IF([.$I98]&lt;[.$R$65];[.F$63];1-[.F$63]) * IF([.$J98]&lt;[.$S$63];[.F$64];1-[.F$64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table:formula="of:=MATCH(MAX([.B121:.E121]);[.B121:.E121])" office:value-type="float" office:value="3">
            <text:p>3</text:p>
          </table:table-cell>
          <table:table-cell table:style-name="ce10"/>
          <table:table-cell table:style-name="ce10" table:formula="of:=IF([.F121]=[.G121];&quot;GOOD&quot;; &quot;BAD&quot;)" office:value-type="string" office:string-value="GOOD">
            <text:p>GOOD</text:p>
          </table:table-cell>
          <table:table-cell table:number-columns-repeated="1015"/>
        </table:table-row>
        <table:table-row table:style-name="ro4">
          <table:table-cell office:value-type="string">
            <text:p>Tree 1</text:p>
          </table:table-cell>
          <table:table-cell table:formula="of:=IF([.$B99]&lt;[.$K$63];[.C$54];1-[.C$54]) * IF([.$C99]&lt;[.$L$63];[.C$55];1-[.C$55]) * IF([.$D99]&gt;[.$M$63];[.C$56];1-[.C$56]) * IF([.$E99]&gt;[.$N$63];[.C$57];1-[.C$57]) * IF([.$F99]&gt;[.$O$63];[.C$58];1-[.C$58]) * IF([.$G99]&gt;[.$P$64];[.C$59];1-[.C$59]) * IF([.$G99]&lt;[.$P$65];[.C$60];1-[.C$60]) * IF([.$H99]&gt;[.$Q$63];[.C$61];1-[.C$61]) * IF([.$I99]&gt;[.$R$64];[.C$62];1-[.C$62]) * IF([.$I99]&lt;[.$R$65];[.C$63];1-[.C$63]) * IF([.$J99]&lt;[.$S$63];[.C$64];1-[.C$64])" office:value-type="float" office:value="0">
            <text:p>0</text:p>
          </table:table-cell>
          <table:table-cell table:formula="of:=IF([.$B99]&lt;[.$K$63];[.D$54];1-[.D$54]) * IF([.$C99]&lt;[.$L$63];[.D$55];1-[.D$55]) * IF([.$D99]&gt;[.$M$63];[.D$56];1-[.D$56]) * IF([.$E99]&gt;[.$N$63];[.D$57];1-[.D$57]) * IF([.$F99]&gt;[.$O$63];[.D$58];1-[.D$58]) * IF([.$G99]&gt;[.$P$64];[.D$59];1-[.D$59]) * IF([.$G99]&lt;[.$P$65];[.D$60];1-[.D$60]) * IF([.$H99]&gt;[.$Q$63];[.D$61];1-[.D$61]) * IF([.$I99]&gt;[.$R$64];[.D$62];1-[.D$62]) * IF([.$I99]&lt;[.$R$65];[.D$63];1-[.D$63]) * IF([.$J99]&lt;[.$S$63];[.D$64];1-[.D$64])" office:value-type="float" office:value="0">
            <text:p>0</text:p>
          </table:table-cell>
          <table:table-cell table:formula="of:=IF([.$B99]&lt;[.$K$63];[.E$54];1-[.E$54]) * IF([.$C99]&lt;[.$L$63];[.E$55];1-[.E$55]) * IF([.$D99]&gt;[.$M$63];[.E$56];1-[.E$56]) * IF([.$E99]&gt;[.$N$63];[.E$57];1-[.E$57]) * IF([.$F99]&gt;[.$O$63];[.E$58];1-[.E$58]) * IF([.$G99]&gt;[.$P$64];[.E$59];1-[.E$59]) * IF([.$G99]&lt;[.$P$65];[.E$60];1-[.E$60]) * IF([.$H99]&gt;[.$Q$63];[.E$61];1-[.E$61]) * IF([.$I99]&gt;[.$R$64];[.E$62];1-[.E$62]) * IF([.$I99]&lt;[.$R$65];[.E$63];1-[.E$63]) * IF([.$J99]&lt;[.$S$63];[.E$64];1-[.E$64])" office:value-type="float" office:value="0">
            <text:p>0</text:p>
          </table:table-cell>
          <table:table-cell table:formula="of:=IF([.$B99]&lt;[.$K$63];[.F$54];1-[.F$54]) * IF([.$C99]&lt;[.$L$63];[.F$55];1-[.F$55]) * IF([.$D99]&gt;[.$M$63];[.F$56];1-[.F$56]) * IF([.$E99]&gt;[.$N$63];[.F$57];1-[.F$57]) * IF([.$F99]&gt;[.$O$63];[.F$58];1-[.F$58]) * IF([.$G99]&gt;[.$P$64];[.F$59];1-[.F$59]) * IF([.$G99]&lt;[.$P$65];[.F$60];1-[.F$60]) * IF([.$H99]&gt;[.$Q$63];[.F$61];1-[.F$61]) * IF([.$I99]&gt;[.$R$64];[.F$62];1-[.F$62]) * IF([.$I99]&lt;[.$R$65];[.F$63];1-[.F$63]) * IF([.$J99]&lt;[.$S$63];[.F$64];1-[.F$64])" office:value-type="float" office:value="0.0217250620934152">
            <text:p>0.0217250621</text:p>
          </table:table-cell>
          <table:table-cell office:value-type="float" office:value="4">
            <text:p>4</text:p>
          </table:table-cell>
          <table:table-cell table:formula="of:=MATCH(MAX([.B122:.E122]);[.B122:.E122])" office:value-type="float" office:value="4">
            <text:p>4</text:p>
          </table:table-cell>
          <table:table-cell/>
          <table:table-cell table:formula="of:=IF([.F122]=[.G122];&quot;GOOD&quot;; &quot;BAD&quot;)" office:value-type="string" office:string-value="GOOD">
            <text:p>GOOD</text:p>
          </table:table-cell>
          <table:table-cell table:formula="of:=COUNTIF([.I122:.I126];&quot;GOOD&quot;)/5" office:value-type="float" office:value="1">
            <text:p>1</text:p>
          </table:table-cell>
          <table:table-cell table:number-columns-repeated="1014"/>
        </table:table-row>
        <table:table-row table:style-name="ro4">
          <table:table-cell office:value-type="string">
            <text:p>Tree 2</text:p>
          </table:table-cell>
          <table:table-cell table:formula="of:=IF([.$B100]&lt;[.$K$63];[.C$54];1-[.C$54]) * IF([.$C100]&lt;[.$L$63];[.C$55];1-[.C$55]) * IF([.$D100]&gt;[.$M$63];[.C$56];1-[.C$56]) * IF([.$E100]&gt;[.$N$63];[.C$57];1-[.C$57]) * IF([.$F100]&gt;[.$O$63];[.C$58];1-[.C$58]) * IF([.$G100]&gt;[.$P$64];[.C$59];1-[.C$59]) * IF([.$G100]&lt;[.$P$65];[.C$60];1-[.C$60]) * IF([.$H100]&gt;[.$Q$63];[.C$61];1-[.C$61]) * IF([.$I100]&gt;[.$R$64];[.C$62];1-[.C$62]) * IF([.$I100]&lt;[.$R$65];[.C$63];1-[.C$63]) * IF([.$J100]&lt;[.$S$63];[.C$64];1-[.C$64])" office:value-type="float" office:value="0">
            <text:p>0</text:p>
          </table:table-cell>
          <table:table-cell table:formula="of:=IF([.$B100]&lt;[.$K$63];[.D$54];1-[.D$54]) * IF([.$C100]&lt;[.$L$63];[.D$55];1-[.D$55]) * IF([.$D100]&gt;[.$M$63];[.D$56];1-[.D$56]) * IF([.$E100]&gt;[.$N$63];[.D$57];1-[.D$57]) * IF([.$F100]&gt;[.$O$63];[.D$58];1-[.D$58]) * IF([.$G100]&gt;[.$P$64];[.D$59];1-[.D$59]) * IF([.$G100]&lt;[.$P$65];[.D$60];1-[.D$60]) * IF([.$H100]&gt;[.$Q$63];[.D$61];1-[.D$61]) * IF([.$I100]&gt;[.$R$64];[.D$62];1-[.D$62]) * IF([.$I100]&lt;[.$R$65];[.D$63];1-[.D$63]) * IF([.$J100]&lt;[.$S$63];[.D$64];1-[.D$64])" office:value-type="float" office:value="0">
            <text:p>0</text:p>
          </table:table-cell>
          <table:table-cell table:formula="of:=IF([.$B100]&lt;[.$K$63];[.E$54];1-[.E$54]) * IF([.$C100]&lt;[.$L$63];[.E$55];1-[.E$55]) * IF([.$D100]&gt;[.$M$63];[.E$56];1-[.E$56]) * IF([.$E100]&gt;[.$N$63];[.E$57];1-[.E$57]) * IF([.$F100]&gt;[.$O$63];[.E$58];1-[.E$58]) * IF([.$G100]&gt;[.$P$64];[.E$59];1-[.E$59]) * IF([.$G100]&lt;[.$P$65];[.E$60];1-[.E$60]) * IF([.$H100]&gt;[.$Q$63];[.E$61];1-[.E$61]) * IF([.$I100]&gt;[.$R$64];[.E$62];1-[.E$62]) * IF([.$I100]&lt;[.$R$65];[.E$63];1-[.E$63]) * IF([.$J100]&lt;[.$S$63];[.E$64];1-[.E$64])" office:value-type="float" office:value="0">
            <text:p>0</text:p>
          </table:table-cell>
          <table:table-cell table:formula="of:=IF([.$B100]&lt;[.$K$63];[.F$54];1-[.F$54]) * IF([.$C100]&lt;[.$L$63];[.F$55];1-[.F$55]) * IF([.$D100]&gt;[.$M$63];[.F$56];1-[.F$56]) * IF([.$E100]&gt;[.$N$63];[.F$57];1-[.F$57]) * IF([.$F100]&gt;[.$O$63];[.F$58];1-[.F$58]) * IF([.$G100]&gt;[.$P$64];[.F$59];1-[.F$59]) * IF([.$G100]&lt;[.$P$65];[.F$60];1-[.F$60]) * IF([.$H100]&gt;[.$Q$63];[.F$61];1-[.F$61]) * IF([.$I100]&gt;[.$R$64];[.F$62];1-[.F$62]) * IF([.$I100]&lt;[.$R$65];[.F$63];1-[.F$63]) * IF([.$J100]&lt;[.$S$63];[.F$64];1-[.F$64])" office:value-type="float" office:value="0.0217250620934152">
            <text:p>0.0217250621</text:p>
          </table:table-cell>
          <table:table-cell office:value-type="float" office:value="4">
            <text:p>4</text:p>
          </table:table-cell>
          <table:table-cell table:formula="of:=MATCH(MAX([.B123:.E123]);[.B123:.E123])" office:value-type="float" office:value="4">
            <text:p>4</text:p>
          </table:table-cell>
          <table:table-cell/>
          <table:table-cell table:formula="of:=IF([.F123]=[.G123];&quot;GOOD&quot;; &quot;BAD&quot;)" office:value-type="string" office:string-value="GOOD">
            <text:p>GOOD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Tree 3</text:p>
          </table:table-cell>
          <table:table-cell table:style-name="ce7" table:formula="of:=IF([.$B101]&lt;[.$K$63];[.C$54];1-[.C$54]) * IF([.$C101]&lt;[.$L$63];[.C$55];1-[.C$55]) * IF([.$D101]&gt;[.$M$63];[.C$56];1-[.C$56]) * IF([.$E101]&gt;[.$N$63];[.C$57];1-[.C$57]) * IF([.$F101]&gt;[.$O$63];[.C$58];1-[.C$58]) * IF([.$G101]&gt;[.$P$64];[.C$59];1-[.C$59]) * IF([.$G101]&lt;[.$P$65];[.C$60];1-[.C$60]) * IF([.$H101]&gt;[.$Q$63];[.C$61];1-[.C$61]) * IF([.$I101]&gt;[.$R$64];[.C$62];1-[.C$62]) * IF([.$I101]&lt;[.$R$65];[.C$63];1-[.C$63]) * IF([.$J101]&lt;[.$S$63];[.C$64];1-[.C$64])" office:value-type="float" office:value="0">
            <text:p>0</text:p>
          </table:table-cell>
          <table:table-cell table:style-name="ce7" table:formula="of:=IF([.$B101]&lt;[.$K$63];[.D$54];1-[.D$54]) * IF([.$C101]&lt;[.$L$63];[.D$55];1-[.D$55]) * IF([.$D101]&gt;[.$M$63];[.D$56];1-[.D$56]) * IF([.$E101]&gt;[.$N$63];[.D$57];1-[.D$57]) * IF([.$F101]&gt;[.$O$63];[.D$58];1-[.D$58]) * IF([.$G101]&gt;[.$P$64];[.D$59];1-[.D$59]) * IF([.$G101]&lt;[.$P$65];[.D$60];1-[.D$60]) * IF([.$H101]&gt;[.$Q$63];[.D$61];1-[.D$61]) * IF([.$I101]&gt;[.$R$64];[.D$62];1-[.D$62]) * IF([.$I101]&lt;[.$R$65];[.D$63];1-[.D$63]) * IF([.$J101]&lt;[.$S$63];[.D$64];1-[.D$64])" office:value-type="float" office:value="0">
            <text:p>0</text:p>
          </table:table-cell>
          <table:table-cell table:style-name="ce7" table:formula="of:=IF([.$B101]&lt;[.$K$63];[.E$54];1-[.E$54]) * IF([.$C101]&lt;[.$L$63];[.E$55];1-[.E$55]) * IF([.$D101]&gt;[.$M$63];[.E$56];1-[.E$56]) * IF([.$E101]&gt;[.$N$63];[.E$57];1-[.E$57]) * IF([.$F101]&gt;[.$O$63];[.E$58];1-[.E$58]) * IF([.$G101]&gt;[.$P$64];[.E$59];1-[.E$59]) * IF([.$G101]&lt;[.$P$65];[.E$60];1-[.E$60]) * IF([.$H101]&gt;[.$Q$63];[.E$61];1-[.E$61]) * IF([.$I101]&gt;[.$R$64];[.E$62];1-[.E$62]) * IF([.$I101]&lt;[.$R$65];[.E$63];1-[.E$63]) * IF([.$J101]&lt;[.$S$63];[.E$64];1-[.E$64])" office:value-type="float" office:value="0">
            <text:p>0</text:p>
          </table:table-cell>
          <table:table-cell table:style-name="ce7" table:formula="of:=IF([.$B101]&lt;[.$K$63];[.F$54];1-[.F$54]) * IF([.$C101]&lt;[.$L$63];[.F$55];1-[.F$55]) * IF([.$D101]&gt;[.$M$63];[.F$56];1-[.F$56]) * IF([.$E101]&gt;[.$N$63];[.F$57];1-[.F$57]) * IF([.$F101]&gt;[.$O$63];[.F$58];1-[.F$58]) * IF([.$G101]&gt;[.$P$64];[.F$59];1-[.F$59]) * IF([.$G101]&lt;[.$P$65];[.F$60];1-[.F$60]) * IF([.$H101]&gt;[.$Q$63];[.F$61];1-[.F$61]) * IF([.$I101]&gt;[.$R$64];[.F$62];1-[.F$62]) * IF([.$I101]&lt;[.$R$65];[.F$63];1-[.F$63]) * IF([.$J101]&lt;[.$S$63];[.F$64];1-[.F$64])" office:value-type="float" office:value="0.00709389782642129">
            <text:p>0.0070938978</text:p>
          </table:table-cell>
          <table:table-cell table:style-name="ce7" office:value-type="float" office:value="4">
            <text:p>4</text:p>
          </table:table-cell>
          <table:table-cell table:style-name="ce7" table:formula="of:=MATCH(MAX([.B124:.E124]);[.B124:.E124])" office:value-type="float" office:value="4">
            <text:p>4</text:p>
          </table:table-cell>
          <table:table-cell table:style-name="ce7"/>
          <table:table-cell table:style-name="ce7" table:formula="of:=IF([.F124]=[.G124];&quot;GOOD&quot;; &quot;BAD&quot;)" office:value-type="string" office:string-value="GOOD">
            <text:p>GOOD</text:p>
          </table:table-cell>
          <table:table-cell table:number-columns-repeated="1015"/>
        </table:table-row>
        <table:table-row table:style-name="ro4">
          <table:table-cell office:value-type="string">
            <text:p>Tree 4</text:p>
          </table:table-cell>
          <table:table-cell table:formula="of:=IF([.$B102]&lt;[.$K$63];[.C$54];1-[.C$54]) * IF([.$C102]&lt;[.$L$63];[.C$55];1-[.C$55]) * IF([.$D102]&gt;[.$M$63];[.C$56];1-[.C$56]) * IF([.$E102]&gt;[.$N$63];[.C$57];1-[.C$57]) * IF([.$F102]&gt;[.$O$63];[.C$58];1-[.C$58]) * IF([.$G102]&gt;[.$P$64];[.C$59];1-[.C$59]) * IF([.$G102]&lt;[.$P$65];[.C$60];1-[.C$60]) * IF([.$H102]&gt;[.$Q$63];[.C$61];1-[.C$61]) * IF([.$I102]&gt;[.$R$64];[.C$62];1-[.C$62]) * IF([.$I102]&lt;[.$R$65];[.C$63];1-[.C$63]) * IF([.$J102]&lt;[.$S$63];[.C$64];1-[.C$64])" office:value-type="float" office:value="0">
            <text:p>0</text:p>
          </table:table-cell>
          <table:table-cell table:formula="of:=IF([.$B102]&lt;[.$K$63];[.D$54];1-[.D$54]) * IF([.$C102]&lt;[.$L$63];[.D$55];1-[.D$55]) * IF([.$D102]&gt;[.$M$63];[.D$56];1-[.D$56]) * IF([.$E102]&gt;[.$N$63];[.D$57];1-[.D$57]) * IF([.$F102]&gt;[.$O$63];[.D$58];1-[.D$58]) * IF([.$G102]&gt;[.$P$64];[.D$59];1-[.D$59]) * IF([.$G102]&lt;[.$P$65];[.D$60];1-[.D$60]) * IF([.$H102]&gt;[.$Q$63];[.D$61];1-[.D$61]) * IF([.$I102]&gt;[.$R$64];[.D$62];1-[.D$62]) * IF([.$I102]&lt;[.$R$65];[.D$63];1-[.D$63]) * IF([.$J102]&lt;[.$S$63];[.D$64];1-[.D$64])" office:value-type="float" office:value="0">
            <text:p>0</text:p>
          </table:table-cell>
          <table:table-cell table:formula="of:=IF([.$B102]&lt;[.$K$63];[.E$54];1-[.E$54]) * IF([.$C102]&lt;[.$L$63];[.E$55];1-[.E$55]) * IF([.$D102]&gt;[.$M$63];[.E$56];1-[.E$56]) * IF([.$E102]&gt;[.$N$63];[.E$57];1-[.E$57]) * IF([.$F102]&gt;[.$O$63];[.E$58];1-[.E$58]) * IF([.$G102]&gt;[.$P$64];[.E$59];1-[.E$59]) * IF([.$G102]&lt;[.$P$65];[.E$60];1-[.E$60]) * IF([.$H102]&gt;[.$Q$63];[.E$61];1-[.E$61]) * IF([.$I102]&gt;[.$R$64];[.E$62];1-[.E$62]) * IF([.$I102]&lt;[.$R$65];[.E$63];1-[.E$63]) * IF([.$J102]&lt;[.$S$63];[.E$64];1-[.E$64])" office:value-type="float" office:value="0">
            <text:p>0</text:p>
          </table:table-cell>
          <table:table-cell table:formula="of:=IF([.$B102]&lt;[.$K$63];[.F$54];1-[.F$54]) * IF([.$C102]&lt;[.$L$63];[.F$55];1-[.F$55]) * IF([.$D102]&gt;[.$M$63];[.F$56];1-[.F$56]) * IF([.$E102]&gt;[.$N$63];[.F$57];1-[.F$57]) * IF([.$F102]&gt;[.$O$63];[.F$58];1-[.F$58]) * IF([.$G102]&gt;[.$P$64];[.F$59];1-[.F$59]) * IF([.$G102]&lt;[.$P$65];[.F$60];1-[.F$60]) * IF([.$H102]&gt;[.$Q$63];[.F$61];1-[.F$61]) * IF([.$I102]&gt;[.$R$64];[.F$62];1-[.F$62]) * IF([.$I102]&lt;[.$R$65];[.F$63];1-[.F$63]) * IF([.$J102]&lt;[.$S$63];[.F$64];1-[.F$64])" office:value-type="float" office:value="0.0217250620934152">
            <text:p>0.0217250621</text:p>
          </table:table-cell>
          <table:table-cell office:value-type="float" office:value="4">
            <text:p>4</text:p>
          </table:table-cell>
          <table:table-cell table:formula="of:=MATCH(MAX([.B125:.E125]);[.B125:.E125])" office:value-type="float" office:value="4">
            <text:p>4</text:p>
          </table:table-cell>
          <table:table-cell/>
          <table:table-cell table:formula="of:=IF([.F125]=[.G125];&quot;GOOD&quot;; &quot;BAD&quot;)" office:value-type="string" office:string-value="GOOD">
            <text:p>GOOD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Tree 5</text:p>
          </table:table-cell>
          <table:table-cell table:style-name="ce7" table:formula="of:=IF([.$B103]&lt;[.$K$63];[.C$54];1-[.C$54]) * IF([.$C103]&lt;[.$L$63];[.C$55];1-[.C$55]) * IF([.$D103]&gt;[.$M$63];[.C$56];1-[.C$56]) * IF([.$E103]&gt;[.$N$63];[.C$57];1-[.C$57]) * IF([.$F103]&gt;[.$O$63];[.C$58];1-[.C$58]) * IF([.$G103]&gt;[.$P$64];[.C$59];1-[.C$59]) * IF([.$G103]&lt;[.$P$65];[.C$60];1-[.C$60]) * IF([.$H103]&gt;[.$Q$63];[.C$61];1-[.C$61]) * IF([.$I103]&gt;[.$R$64];[.C$62];1-[.C$62]) * IF([.$I103]&lt;[.$R$65];[.C$63];1-[.C$63]) * IF([.$J103]&lt;[.$S$63];[.C$64];1-[.C$64])" office:value-type="float" office:value="0">
            <text:p>0</text:p>
          </table:table-cell>
          <table:table-cell table:style-name="ce7" table:formula="of:=IF([.$B103]&lt;[.$K$63];[.D$54];1-[.D$54]) * IF([.$C103]&lt;[.$L$63];[.D$55];1-[.D$55]) * IF([.$D103]&gt;[.$M$63];[.D$56];1-[.D$56]) * IF([.$E103]&gt;[.$N$63];[.D$57];1-[.D$57]) * IF([.$F103]&gt;[.$O$63];[.D$58];1-[.D$58]) * IF([.$G103]&gt;[.$P$64];[.D$59];1-[.D$59]) * IF([.$G103]&lt;[.$P$65];[.D$60];1-[.D$60]) * IF([.$H103]&gt;[.$Q$63];[.D$61];1-[.D$61]) * IF([.$I103]&gt;[.$R$64];[.D$62];1-[.D$62]) * IF([.$I103]&lt;[.$R$65];[.D$63];1-[.D$63]) * IF([.$J103]&lt;[.$S$63];[.D$64];1-[.D$64])" office:value-type="float" office:value="0.00073101742698871">
            <text:p>0.0007310174</text:p>
          </table:table-cell>
          <table:table-cell table:style-name="ce7" table:formula="of:=IF([.$B103]&lt;[.$K$63];[.E$54];1-[.E$54]) * IF([.$C103]&lt;[.$L$63];[.E$55];1-[.E$55]) * IF([.$D103]&gt;[.$M$63];[.E$56];1-[.E$56]) * IF([.$E103]&gt;[.$N$63];[.E$57];1-[.E$57]) * IF([.$F103]&gt;[.$O$63];[.E$58];1-[.E$58]) * IF([.$G103]&gt;[.$P$64];[.E$59];1-[.E$59]) * IF([.$G103]&lt;[.$P$65];[.E$60];1-[.E$60]) * IF([.$H103]&gt;[.$Q$63];[.E$61];1-[.E$61]) * IF([.$I103]&gt;[.$R$64];[.E$62];1-[.E$62]) * IF([.$I103]&lt;[.$R$65];[.E$63];1-[.E$63]) * IF([.$J103]&lt;[.$S$63];[.E$64];1-[.E$64])" office:value-type="float" office:value="0.000627894614228661">
            <text:p>0.0006278946</text:p>
          </table:table-cell>
          <table:table-cell table:style-name="ce7" table:formula="of:=IF([.$B103]&lt;[.$K$63];[.F$54];1-[.F$54]) * IF([.$C103]&lt;[.$L$63];[.F$55];1-[.F$55]) * IF([.$D103]&gt;[.$M$63];[.F$56];1-[.F$56]) * IF([.$E103]&gt;[.$N$63];[.F$57];1-[.F$57]) * IF([.$F103]&gt;[.$O$63];[.F$58];1-[.F$58]) * IF([.$G103]&gt;[.$P$64];[.F$59];1-[.F$59]) * IF([.$G103]&lt;[.$P$65];[.F$60];1-[.F$60]) * IF([.$H103]&gt;[.$Q$63];[.F$61];1-[.F$61]) * IF([.$I103]&gt;[.$R$64];[.F$62];1-[.F$62]) * IF([.$I103]&lt;[.$R$65];[.F$63];1-[.F$63]) * IF([.$J103]&lt;[.$S$63];[.F$64];1-[.F$64])" office:value-type="float" office:value="0.00709389782642129">
            <text:p>0.0070938978</text:p>
          </table:table-cell>
          <table:table-cell table:style-name="ce7" office:value-type="float" office:value="4">
            <text:p>4</text:p>
          </table:table-cell>
          <table:table-cell table:style-name="ce7" table:formula="of:=MATCH(MAX([.B126:.E126]);[.B126:.E126])" office:value-type="float" office:value="4">
            <text:p>4</text:p>
          </table:table-cell>
          <table:table-cell table:style-name="ce7"/>
          <table:table-cell table:style-name="ce7" table:formula="of:=IF([.F126]=[.G126];&quot;GOOD&quot;; &quot;BAD&quot;)" office:value-type="string" office:string-value="GOOD">
            <text:p>GOOD</text:p>
          </table:table-cell>
          <table:table-cell table:number-columns-repeated="1015"/>
        </table:table-row>
        <table:table-row table:style-name="ro4" table:number-rows-repeated="1048449">
          <table:table-cell table:number-columns-repeated="1024"/>
        </table:table-row>
        <table:table-row table:style-name="ro2">
          <table:table-cell table:number-columns-repeated="5"/>
          <table:table-cell table:formula="of:=COUNTIF([.B40:.B47];&quot;&lt;&quot;&amp;[.K63])/COUNT([.B40:.B47])" office:value-type="float" office:value="0.25">
            <text:p>0.25</text:p>
          </table:table-cell>
          <table:table-cell table:number-columns-repeated="1018"/>
        </table:table-row>
      </table:table>
      <table:table table:name="Sheet2" table:style-name="ta4">
        <office:forms form:automatic-focus="false" form:apply-design-mode="false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9" table:default-cell-style-name="ce2"/>
        <table:table-column table:style-name="co23" table:number-columns-repeated="2" table:default-cell-style-name="ce2"/>
        <table:table-column table:style-name="co18" table:number-columns-repeated="2" table:default-cell-style-name="ce2"/>
        <table:table-column table:style-name="co24" table:number-columns-repeated="3" table:default-cell-style-name="ce2"/>
        <table:table-column table:style-name="co19" table:default-cell-style-name="ce2"/>
        <table:table-column table:style-name="co23" table:number-columns-repeated="2" table:default-cell-style-name="ce2"/>
        <table:table-column table:style-name="co18" table:number-columns-repeated="1008" table:default-cell-style-name="ce2"/>
        <table:table-row table:style-name="ro5">
          <table:table-cell/>
          <table:table-cell office:value-type="string">
            <text:p>num edges</text:p>
          </table:table-cell>
          <table:table-cell office:value-type="string">
            <text:p>percent edge</text:p>
          </table:table-cell>
          <table:table-cell office:value-type="string">
            <text:p>top horizontal</text:p>
          </table:table-cell>
          <table:table-cell office:value-type="string">
            <text:p>top vertical</text:p>
          </table:table-cell>
          <table:table-cell office:value-type="string">
            <text:p>bottom horizontal</text:p>
          </table:table-cell>
          <table:table-cell office:value-type="string">
            <text:p>bottom vertical</text:p>
          </table:table-cell>
          <table:table-cell office:value-type="string">
            <text:p>top third edges</text:p>
          </table:table-cell>
          <table:table-cell/>
          <table:table-cell office:value-type="string">
            <text:p>num edges</text:p>
          </table:table-cell>
          <table:table-cell office:value-type="string">
            <text:p>percent edge</text:p>
          </table:table-cell>
          <table:table-cell office:value-type="string">
            <text:p>top horizontal</text:p>
          </table:table-cell>
          <table:table-cell office:value-type="string">
            <text:p>top vertical</text:p>
          </table:table-cell>
          <table:table-cell office:value-type="string">
            <text:p>bottom horizontal</text:p>
          </table:table-cell>
          <table:table-cell office:value-type="string">
            <text:p>bottom vertical</text:p>
          </table:table-cell>
          <table:table-cell office:value-type="string">
            <text:p>top third edges</text:p>
          </table:table-cell>
          <table:table-cell table:number-columns-repeated="1008"/>
        </table:table-row>
        <table:table-row table:style-name="ro6">
          <table:table-cell table:style-name="ce20" office:value-type="string">
            <text:p>Cube 1</text:p>
          </table:table-cell>
          <table:table-cell table:style-name="ce20" office:value-type="float" office:value="7471">
            <text:p>7471</text:p>
          </table:table-cell>
          <table:table-cell table:style-name="ce11" office:value-type="float" office:value="0.0155645833333">
            <text:p>.0156</text:p>
          </table:table-cell>
          <table:table-cell table:style-name="ce11" office:value-type="float" office:value="0.7804625">
            <text:p>.7805</text:p>
          </table:table-cell>
          <table:table-cell table:style-name="ce11" office:value-type="float" office:value="0.0852916666667">
            <text:p>.0853</text:p>
          </table:table-cell>
          <table:table-cell table:style-name="ce11" office:value-type="float" office:value="0.451245833333">
            <text:p>.4512</text:p>
          </table:table-cell>
          <table:table-cell table:style-name="ce11" office:value-type="float" office:value="0.187529166667">
            <text:p>.1875</text:p>
          </table:table-cell>
          <table:table-cell table:style-name="ce11" office:value-type="float" office:value="0.00517916666667">
            <text:p>.0052</text:p>
          </table:table-cell>
          <table:table-cell/>
          <table:table-cell table:formula="of:=AVERAGE([.B2:.B12])" office:value-type="float" office:value="7934.09090909091">
            <text:p>7934.0909090909</text:p>
          </table:table-cell>
          <table:table-cell table:style-name="ce16" table:formula="of:=AVERAGE([.C2:.C12])" office:value-type="float" office:value="0.0165293560606">
            <text:p>0.0165</text:p>
          </table:table-cell>
          <table:table-cell table:style-name="ce16" table:formula="of:=AVERAGE([.D2:.D12])" office:value-type="float" office:value="0.754062121212182">
            <text:p>0.7541</text:p>
          </table:table-cell>
          <table:table-cell table:style-name="ce16" table:formula="of:=AVERAGE([.E2:.E12])" office:value-type="float" office:value="0.0899924242424909">
            <text:p>0.0900</text:p>
          </table:table-cell>
          <table:table-cell table:style-name="ce16" table:formula="of:=AVERAGE([.F2:.F12])" office:value-type="float" office:value="0.480885984848364">
            <text:p>0.4809</text:p>
          </table:table-cell>
          <table:table-cell table:style-name="ce16" table:formula="of:=AVERAGE([.G2:.G12])" office:value-type="float" office:value="0.175584469697">
            <text:p>0.1756</text:p>
          </table:table-cell>
          <table:table-cell table:style-name="ce16" table:formula="of:=AVERAGE([.H2:.H12])" office:value-type="float" office:value="0.00664488636363636">
            <text:p>0.0066</text:p>
          </table:table-cell>
          <table:table-cell table:number-columns-repeated="1008"/>
        </table:table-row>
        <table:table-row table:style-name="ro6">
          <table:table-cell table:style-name="ce20" office:value-type="string">
            <text:p>Cube 2</text:p>
          </table:table-cell>
          <table:table-cell table:style-name="ce20" office:value-type="float" office:value="7106">
            <text:p>7106</text:p>
          </table:table-cell>
          <table:table-cell table:style-name="ce11" office:value-type="float" office:value="0.0148041666667">
            <text:p>.0148</text:p>
          </table:table-cell>
          <table:table-cell table:style-name="ce11" office:value-type="float" office:value="0.777391666667">
            <text:p>.7774</text:p>
          </table:table-cell>
          <table:table-cell table:style-name="ce11" office:value-type="float" office:value="0.0858666666667">
            <text:p>.0859</text:p>
          </table:table-cell>
          <table:table-cell table:style-name="ce11" office:value-type="float" office:value="0.453375">
            <text:p>.4534</text:p>
          </table:table-cell>
          <table:table-cell table:style-name="ce11" office:value-type="float" office:value="0.182020833333">
            <text:p>.1820</text:p>
          </table:table-cell>
          <table:table-cell table:style-name="ce11" office:value-type="float" office:value="0.0055125">
            <text:p>.0055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0" office:value-type="string">
            <text:p>Cube 3</text:p>
          </table:table-cell>
          <table:table-cell table:style-name="ce20" office:value-type="float" office:value="6298">
            <text:p>6298</text:p>
          </table:table-cell>
          <table:table-cell table:style-name="ce11" office:value-type="float" office:value="0.0131208333333">
            <text:p>.0131</text:p>
          </table:table-cell>
          <table:table-cell table:style-name="ce11" office:value-type="float" office:value="0.771054166667">
            <text:p>.7711</text:p>
          </table:table-cell>
          <table:table-cell table:style-name="ce11" office:value-type="float" office:value="0.0843125">
            <text:p>.0843</text:p>
          </table:table-cell>
          <table:table-cell table:style-name="ce11" office:value-type="float" office:value="0.455429166667">
            <text:p>.4554</text:p>
          </table:table-cell>
          <table:table-cell table:style-name="ce11" office:value-type="float" office:value="0.191075">
            <text:p>.1911</text:p>
          </table:table-cell>
          <table:table-cell table:style-name="ce11" office:value-type="float" office:value="0.0053875">
            <text:p>.0054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0" office:value-type="string">
            <text:p>Cube 4</text:p>
          </table:table-cell>
          <table:table-cell table:style-name="ce20" office:value-type="float" office:value="8100">
            <text:p>8100</text:p>
          </table:table-cell>
          <table:table-cell table:style-name="ce11" office:value-type="float" office:value="0.016875">
            <text:p>.0169</text:p>
          </table:table-cell>
          <table:table-cell table:style-name="ce11" office:value-type="float" office:value="0.691075">
            <text:p>.6911</text:p>
          </table:table-cell>
          <table:table-cell table:style-name="ce11" office:value-type="float" office:value="0.109441666667">
            <text:p>.1094</text:p>
          </table:table-cell>
          <table:table-cell table:style-name="ce11" office:value-type="float" office:value="0.443766666667">
            <text:p>.4438</text:p>
          </table:table-cell>
          <table:table-cell table:style-name="ce11" office:value-type="float" office:value="0.1845875">
            <text:p>.1846</text:p>
          </table:table-cell>
          <table:table-cell table:style-name="ce11" office:value-type="float" office:value="0.008475">
            <text:p>.0085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0" office:value-type="string">
            <text:p>Cube 5</text:p>
          </table:table-cell>
          <table:table-cell table:style-name="ce20" office:value-type="float" office:value="8662">
            <text:p>8662</text:p>
          </table:table-cell>
          <table:table-cell table:style-name="ce11" office:value-type="float" office:value="0.0180458333333">
            <text:p>.0180</text:p>
          </table:table-cell>
          <table:table-cell table:style-name="ce11" office:value-type="float" office:value="0.781358333333">
            <text:p>.7814</text:p>
          </table:table-cell>
          <table:table-cell table:style-name="ce11" office:value-type="float" office:value="0.0798041666667">
            <text:p>.0798</text:p>
          </table:table-cell>
          <table:table-cell table:style-name="ce11" office:value-type="float" office:value="0.57545">
            <text:p>.5755</text:p>
          </table:table-cell>
          <table:table-cell table:style-name="ce11" office:value-type="float" office:value="0.148304166667">
            <text:p>.1483</text:p>
          </table:table-cell>
          <table:table-cell table:style-name="ce11" office:value-type="float" office:value="0.00666458333333">
            <text:p>.0067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0" office:value-type="string">
            <text:p>Cube 6</text:p>
          </table:table-cell>
          <table:table-cell table:style-name="ce20" office:value-type="float" office:value="9721">
            <text:p>9721</text:p>
          </table:table-cell>
          <table:table-cell table:style-name="ce11" office:value-type="float" office:value="0.0202520833333">
            <text:p>.0203</text:p>
          </table:table-cell>
          <table:table-cell table:style-name="ce11" office:value-type="float" office:value="0.7186125">
            <text:p>.7186</text:p>
          </table:table-cell>
          <table:table-cell table:style-name="ce11" office:value-type="float" office:value="0.0919416666667">
            <text:p>.0919</text:p>
          </table:table-cell>
          <table:table-cell table:style-name="ce11" office:value-type="float" office:value="0.645633333333">
            <text:p>.6456</text:p>
          </table:table-cell>
          <table:table-cell table:style-name="ce11" office:value-type="float" office:value="0.117354166667">
            <text:p>.1174</text:p>
          </table:table-cell>
          <table:table-cell table:style-name="ce11" office:value-type="float" office:value="0.00850208333333">
            <text:p>.0085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0" office:value-type="string">
            <text:p>Cube 7</text:p>
          </table:table-cell>
          <table:table-cell table:style-name="ce20" office:value-type="float" office:value="5865">
            <text:p>5865</text:p>
          </table:table-cell>
          <table:table-cell table:style-name="ce11" office:value-type="float" office:value="0.01221875">
            <text:p>.0122</text:p>
          </table:table-cell>
          <table:table-cell table:style-name="ce11" office:value-type="float" office:value="0.8191125">
            <text:p>.8191</text:p>
          </table:table-cell>
          <table:table-cell table:style-name="ce11" office:value-type="float" office:value="0.07205">
            <text:p>.0721</text:p>
          </table:table-cell>
          <table:table-cell table:style-name="ce11" office:value-type="float" office:value="0.402845833333">
            <text:p>.4028</text:p>
          </table:table-cell>
          <table:table-cell table:style-name="ce11" office:value-type="float" office:value="0.2029">
            <text:p>.2029</text:p>
          </table:table-cell>
          <table:table-cell table:style-name="ce11" office:value-type="float" office:value="0.00406041666667">
            <text:p>.0041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0" office:value-type="string">
            <text:p>Cube 8</text:p>
          </table:table-cell>
          <table:table-cell table:style-name="ce20" office:value-type="float" office:value="9000">
            <text:p>9000</text:p>
          </table:table-cell>
          <table:table-cell table:style-name="ce11" office:value-type="float" office:value="0.01875">
            <text:p>.0188</text:p>
          </table:table-cell>
          <table:table-cell table:style-name="ce11" office:value-type="float" office:value="0.676929166667">
            <text:p>.6769</text:p>
          </table:table-cell>
          <table:table-cell table:style-name="ce11" office:value-type="float" office:value="0.115079166667">
            <text:p>.1151</text:p>
          </table:table-cell>
          <table:table-cell table:style-name="ce11" office:value-type="float" office:value="0.431758333333">
            <text:p>.4318</text:p>
          </table:table-cell>
          <table:table-cell table:style-name="ce11" office:value-type="float" office:value="0.187020833333">
            <text:p>.1870</text:p>
          </table:table-cell>
          <table:table-cell table:style-name="ce11" office:value-type="float" office:value="0.00893541666667">
            <text:p>.0089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0" office:value-type="string">
            <text:p>Cube 9</text:p>
          </table:table-cell>
          <table:table-cell table:style-name="ce20" office:value-type="float" office:value="7900">
            <text:p>7900</text:p>
          </table:table-cell>
          <table:table-cell table:style-name="ce11" office:value-type="float" office:value="0.0164583333333">
            <text:p>.0165</text:p>
          </table:table-cell>
          <table:table-cell table:style-name="ce11" office:value-type="float" office:value="0.7657625">
            <text:p>.7658</text:p>
          </table:table-cell>
          <table:table-cell table:style-name="ce11" office:value-type="float" office:value="0.0880708333333">
            <text:p>.0881</text:p>
          </table:table-cell>
          <table:table-cell table:style-name="ce11" office:value-type="float" office:value="0.442620833333">
            <text:p>.4426</text:p>
          </table:table-cell>
          <table:table-cell table:style-name="ce11" office:value-type="float" office:value="0.189475">
            <text:p>.1895</text:p>
          </table:table-cell>
          <table:table-cell table:style-name="ce11" office:value-type="float" office:value="0.00650625">
            <text:p>.0065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0" office:value-type="string">
            <text:p>Cube 10</text:p>
          </table:table-cell>
          <table:table-cell table:style-name="ce20" office:value-type="float" office:value="8141">
            <text:p>8141</text:p>
          </table:table-cell>
          <table:table-cell table:style-name="ce11" office:value-type="float" office:value="0.0169604166667">
            <text:p>.0170</text:p>
          </table:table-cell>
          <table:table-cell table:style-name="ce11" office:value-type="float" office:value="0.774470833333">
            <text:p>.7745</text:p>
          </table:table-cell>
          <table:table-cell table:style-name="ce11" office:value-type="float" office:value="0.0844708333333">
            <text:p>.0845</text:p>
          </table:table-cell>
          <table:table-cell table:style-name="ce11" office:value-type="float" office:value="0.485208333333">
            <text:p>.4852</text:p>
          </table:table-cell>
          <table:table-cell table:style-name="ce11" office:value-type="float" office:value="0.178079166667">
            <text:p>.1781</text:p>
          </table:table-cell>
          <table:table-cell table:style-name="ce11" office:value-type="float" office:value="0.0064875">
            <text:p>.0065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0" office:value-type="string">
            <text:p>Cube 11</text:p>
          </table:table-cell>
          <table:table-cell table:style-name="ce20" office:value-type="float" office:value="9011">
            <text:p>9011</text:p>
          </table:table-cell>
          <table:table-cell table:style-name="ce11" office:value-type="float" office:value="0.0187729166667">
            <text:p>.0188</text:p>
          </table:table-cell>
          <table:table-cell table:style-name="ce11" office:value-type="float" office:value="0.738454166667">
            <text:p>.7385</text:p>
          </table:table-cell>
          <table:table-cell table:style-name="ce11" office:value-type="float" office:value="0.0935875">
            <text:p>.0936</text:p>
          </table:table-cell>
          <table:table-cell table:style-name="ce11" office:value-type="float" office:value="0.5024125">
            <text:p>.5024</text:p>
          </table:table-cell>
          <table:table-cell table:style-name="ce11" office:value-type="float" office:value="0.163083333333">
            <text:p>.1631</text:p>
          </table:table-cell>
          <table:table-cell table:style-name="ce11" office:value-type="float" office:value="0.00738333333333">
            <text:p>.0074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1</text:p>
          </table:table-cell>
          <table:table-cell table:style-name="ce18" office:value-type="float" office:value="10454">
            <text:p>10454</text:p>
          </table:table-cell>
          <table:table-cell table:style-name="ce26" office:value-type="float" office:value="0.0217791666667">
            <text:p>.0218</text:p>
          </table:table-cell>
          <table:table-cell table:style-name="ce26" office:value-type="float" office:value="0.7068375">
            <text:p>.7068</text:p>
          </table:table-cell>
          <table:table-cell table:style-name="ce26" office:value-type="float" office:value="0.105695833333">
            <text:p>.1057</text:p>
          </table:table-cell>
          <table:table-cell table:style-name="ce26" office:value-type="float" office:value="0.416329166667">
            <text:p>.4163</text:p>
          </table:table-cell>
          <table:table-cell table:style-name="ce26" office:value-type="float" office:value="0.1957625">
            <text:p>.1958</text:p>
          </table:table-cell>
          <table:table-cell table:style-name="ce26" office:value-type="float" office:value="0.00705833333333">
            <text:p>.0071</text:p>
          </table:table-cell>
          <table:table-cell/>
          <table:table-cell table:formula="of:= AVERAGE([.B13:.B25])" office:value-type="float" office:value="9603">
            <text:p>9603</text:p>
          </table:table-cell>
          <table:table-cell table:style-name="ce16" table:formula="of:= AVERAGE([.C13:.C25])" office:value-type="float" office:value="0.0200062499999923">
            <text:p>0.0200</text:p>
          </table:table-cell>
          <table:table-cell table:style-name="ce16" table:formula="of:= AVERAGE([.D13:.D25])" office:value-type="float" office:value="0.711286217948616">
            <text:p>0.7113</text:p>
          </table:table-cell>
          <table:table-cell table:style-name="ce16" table:formula="of:= AVERAGE([.E13:.E25])" office:value-type="float" office:value="0.102638141025623">
            <text:p>0.1026</text:p>
          </table:table-cell>
          <table:table-cell table:style-name="ce16" table:formula="of:= AVERAGE([.F13:.F25])" office:value-type="float" office:value="0.407141346154">
            <text:p>0.4071</text:p>
          </table:table-cell>
          <table:table-cell table:style-name="ce16" table:formula="of:= AVERAGE([.G13:.G25])" office:value-type="float" office:value="0.198384615384692">
            <text:p>0.1984</text:p>
          </table:table-cell>
          <table:table-cell table:style-name="ce16" table:formula="of:= AVERAGE([.H13:.H25])" office:value-type="float" office:value="0.00716266025641">
            <text:p>0.0072</text:p>
          </table:table-cell>
          <table:table-cell table:number-columns-repeated="1008"/>
        </table:table-row>
        <table:table-row table:style-name="ro6">
          <table:table-cell table:style-name="ce18" office:value-type="string">
            <text:p>Steve 2</text:p>
          </table:table-cell>
          <table:table-cell table:style-name="ce18" office:value-type="float" office:value="10485">
            <text:p>10485</text:p>
          </table:table-cell>
          <table:table-cell table:style-name="ce26" office:value-type="float" office:value="0.02184375">
            <text:p>.0218</text:p>
          </table:table-cell>
          <table:table-cell table:style-name="ce26" office:value-type="float" office:value="0.6631625">
            <text:p>.6632</text:p>
          </table:table-cell>
          <table:table-cell table:style-name="ce26" office:value-type="float" office:value="0.1133125">
            <text:p>.1133</text:p>
          </table:table-cell>
          <table:table-cell table:style-name="ce26" office:value-type="float" office:value="0.4356875">
            <text:p>.4357</text:p>
          </table:table-cell>
          <table:table-cell table:style-name="ce26" office:value-type="float" office:value="0.185325">
            <text:p>.1853</text:p>
          </table:table-cell>
          <table:table-cell table:style-name="ce26" office:value-type="float" office:value="0.00929375">
            <text:p>.0093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3</text:p>
          </table:table-cell>
          <table:table-cell table:style-name="ce18" office:value-type="float" office:value="9378">
            <text:p>9378</text:p>
          </table:table-cell>
          <table:table-cell table:style-name="ce26" office:value-type="float" office:value="0.0195375">
            <text:p>.0195</text:p>
          </table:table-cell>
          <table:table-cell table:style-name="ce26" office:value-type="float" office:value="0.73195">
            <text:p>.7320</text:p>
          </table:table-cell>
          <table:table-cell table:style-name="ce26" office:value-type="float" office:value="0.0987875">
            <text:p>.0988</text:p>
          </table:table-cell>
          <table:table-cell table:style-name="ce26" office:value-type="float" office:value="0.408691666667">
            <text:p>.4087</text:p>
          </table:table-cell>
          <table:table-cell table:style-name="ce26" office:value-type="float" office:value="0.198395833333">
            <text:p>.1984</text:p>
          </table:table-cell>
          <table:table-cell table:style-name="ce26" office:value-type="float" office:value="0.00684791666667">
            <text:p>.0068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4</text:p>
          </table:table-cell>
          <table:table-cell table:style-name="ce18" office:value-type="float" office:value="11299">
            <text:p>11299</text:p>
          </table:table-cell>
          <table:table-cell table:style-name="ce26" office:value-type="float" office:value="0.0235395833333">
            <text:p>.0235</text:p>
          </table:table-cell>
          <table:table-cell table:style-name="ce26" office:value-type="float" office:value="0.744295833333">
            <text:p>.7443</text:p>
          </table:table-cell>
          <table:table-cell table:style-name="ce26" office:value-type="float" office:value="0.0947791666667">
            <text:p>.0948</text:p>
          </table:table-cell>
          <table:table-cell table:style-name="ce26" office:value-type="float" office:value="0.3994125">
            <text:p>.3994</text:p>
          </table:table-cell>
          <table:table-cell table:style-name="ce26" office:value-type="float" office:value="0.202">
            <text:p>.2020</text:p>
          </table:table-cell>
          <table:table-cell table:style-name="ce26" office:value-type="float" office:value="0.00658958333333">
            <text:p>.0066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5</text:p>
          </table:table-cell>
          <table:table-cell table:style-name="ce18" office:value-type="float" office:value="10702">
            <text:p>10702</text:p>
          </table:table-cell>
          <table:table-cell table:style-name="ce26" office:value-type="float" office:value="0.0222958333333">
            <text:p>.0223</text:p>
          </table:table-cell>
          <table:table-cell table:style-name="ce26" office:value-type="float" office:value="0.769808333333">
            <text:p>.7698</text:p>
          </table:table-cell>
          <table:table-cell table:style-name="ce26" office:value-type="float" office:value="0.08795">
            <text:p>.0880</text:p>
          </table:table-cell>
          <table:table-cell table:style-name="ce26" office:value-type="float" office:value="0.387008333333">
            <text:p>.3870</text:p>
          </table:table-cell>
          <table:table-cell table:style-name="ce26" office:value-type="float" office:value="0.2064125">
            <text:p>.2064</text:p>
          </table:table-cell>
          <table:table-cell table:style-name="ce26" office:value-type="float" office:value="0.005125">
            <text:p>.0051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6</text:p>
          </table:table-cell>
          <table:table-cell table:style-name="ce18" office:value-type="float" office:value="9171">
            <text:p>9171</text:p>
          </table:table-cell>
          <table:table-cell table:style-name="ce26" office:value-type="float" office:value="0.01910625">
            <text:p>.0191</text:p>
          </table:table-cell>
          <table:table-cell table:style-name="ce26" office:value-type="float" office:value="0.678995833333">
            <text:p>.6790</text:p>
          </table:table-cell>
          <table:table-cell table:style-name="ce26" office:value-type="float" office:value="0.109670833333">
            <text:p>.1097</text:p>
          </table:table-cell>
          <table:table-cell table:style-name="ce26" office:value-type="float" office:value="0.403829166667">
            <text:p>.4038</text:p>
          </table:table-cell>
          <table:table-cell table:style-name="ce26" office:value-type="float" office:value="0.201329166667">
            <text:p>.2013</text:p>
          </table:table-cell>
          <table:table-cell table:style-name="ce26" office:value-type="float" office:value="0.00847083333333">
            <text:p>.0085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7</text:p>
          </table:table-cell>
          <table:table-cell table:style-name="ce18" office:value-type="float" office:value="8782">
            <text:p>8782</text:p>
          </table:table-cell>
          <table:table-cell table:style-name="ce26" office:value-type="float" office:value="0.0182958333333">
            <text:p>.0183</text:p>
          </table:table-cell>
          <table:table-cell table:style-name="ce26" office:value-type="float" office:value="0.715675">
            <text:p>.7157</text:p>
          </table:table-cell>
          <table:table-cell table:style-name="ce26" office:value-type="float" office:value="0.0993791666667">
            <text:p>.0994</text:p>
          </table:table-cell>
          <table:table-cell table:style-name="ce26" office:value-type="float" office:value="0.387870833333">
            <text:p>.3879</text:p>
          </table:table-cell>
          <table:table-cell table:style-name="ce26" office:value-type="float" office:value="0.203491666667">
            <text:p>.2035</text:p>
          </table:table-cell>
          <table:table-cell table:style-name="ce26" office:value-type="float" office:value="0.00746458333333">
            <text:p>.0075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8</text:p>
          </table:table-cell>
          <table:table-cell table:style-name="ce18" office:value-type="float" office:value="9583">
            <text:p>9583</text:p>
          </table:table-cell>
          <table:table-cell table:style-name="ce26" office:value-type="float" office:value="0.0199645833333">
            <text:p>.0200</text:p>
          </table:table-cell>
          <table:table-cell table:style-name="ce26" office:value-type="float" office:value="0.6735125">
            <text:p>.6735</text:p>
          </table:table-cell>
          <table:table-cell table:style-name="ce26" office:value-type="float" office:value="0.1107125">
            <text:p>.1107</text:p>
          </table:table-cell>
          <table:table-cell table:style-name="ce26" office:value-type="float" office:value="0.403666666667">
            <text:p>.4037</text:p>
          </table:table-cell>
          <table:table-cell table:style-name="ce26" office:value-type="float" office:value="0.1994625">
            <text:p>.1995</text:p>
          </table:table-cell>
          <table:table-cell table:style-name="ce26" office:value-type="float" office:value="0.00843125">
            <text:p>.0084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9</text:p>
          </table:table-cell>
          <table:table-cell table:style-name="ce18" office:value-type="float" office:value="10358">
            <text:p>10358</text:p>
          </table:table-cell>
          <table:table-cell table:style-name="ce26" office:value-type="float" office:value="0.0215791666667">
            <text:p>.0216</text:p>
          </table:table-cell>
          <table:table-cell table:style-name="ce26" office:value-type="float" office:value="0.655345833333">
            <text:p>.6553</text:p>
          </table:table-cell>
          <table:table-cell table:style-name="ce26" office:value-type="float" office:value="0.117766666667">
            <text:p>.1178</text:p>
          </table:table-cell>
          <table:table-cell table:style-name="ce26" office:value-type="float" office:value="0.405666666667">
            <text:p>.4057</text:p>
          </table:table-cell>
          <table:table-cell table:style-name="ce26" office:value-type="float" office:value="0.202304166667">
            <text:p>.2023</text:p>
          </table:table-cell>
          <table:table-cell table:style-name="ce26" office:value-type="float" office:value="0.01">
            <text:p>.0100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10</text:p>
          </table:table-cell>
          <table:table-cell table:style-name="ce18" office:value-type="float" office:value="8634">
            <text:p>8634</text:p>
          </table:table-cell>
          <table:table-cell table:style-name="ce26" office:value-type="float" office:value="0.0179875">
            <text:p>.0180</text:p>
          </table:table-cell>
          <table:table-cell table:style-name="ce26" office:value-type="float" office:value="0.690779166667">
            <text:p>.6908</text:p>
          </table:table-cell>
          <table:table-cell table:style-name="ce26" office:value-type="float" office:value="0.108204166667">
            <text:p>.1082</text:p>
          </table:table-cell>
          <table:table-cell table:style-name="ce26" office:value-type="float" office:value="0.399525">
            <text:p>.3995</text:p>
          </table:table-cell>
          <table:table-cell table:style-name="ce26" office:value-type="float" office:value="0.197533333333">
            <text:p>.1975</text:p>
          </table:table-cell>
          <table:table-cell table:style-name="ce26" office:value-type="float" office:value="0.00676041666667">
            <text:p>.0068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11</text:p>
          </table:table-cell>
          <table:table-cell table:style-name="ce18" office:value-type="float" office:value="7912">
            <text:p>7912</text:p>
          </table:table-cell>
          <table:table-cell table:style-name="ce26" office:value-type="float" office:value="0.0164833333333">
            <text:p>.0165</text:p>
          </table:table-cell>
          <table:table-cell table:style-name="ce26" office:value-type="float" office:value="0.8078">
            <text:p>.8078</text:p>
          </table:table-cell>
          <table:table-cell table:style-name="ce26" office:value-type="float" office:value="0.0738291666667">
            <text:p>.0738</text:p>
          </table:table-cell>
          <table:table-cell table:style-name="ce26" office:value-type="float" office:value="0.401754166667">
            <text:p>.4018</text:p>
          </table:table-cell>
          <table:table-cell table:style-name="ce26" office:value-type="float" office:value="0.1983125">
            <text:p>.1983</text:p>
          </table:table-cell>
          <table:table-cell table:style-name="ce26" office:value-type="float" office:value="0.00359166666667">
            <text:p>.0036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12</text:p>
          </table:table-cell>
          <table:table-cell table:style-name="ce18" office:value-type="float" office:value="9560">
            <text:p>9560</text:p>
          </table:table-cell>
          <table:table-cell table:style-name="ce26" office:value-type="float" office:value="0.0199166666667">
            <text:p>.0199</text:p>
          </table:table-cell>
          <table:table-cell table:style-name="ce26" office:value-type="float" office:value="0.666245833333">
            <text:p>.6662</text:p>
          </table:table-cell>
          <table:table-cell table:style-name="ce26" office:value-type="float" office:value="0.119783333333">
            <text:p>.1198</text:p>
          </table:table-cell>
          <table:table-cell table:style-name="ce26" office:value-type="float" office:value="0.420479166667">
            <text:p>.4205</text:p>
          </table:table-cell>
          <table:table-cell table:style-name="ce26" office:value-type="float" office:value="0.196791666667">
            <text:p>.1968</text:p>
          </table:table-cell>
          <table:table-cell table:style-name="ce26" office:value-type="float" office:value="0.00902916666667">
            <text:p>.0090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18" office:value-type="string">
            <text:p>Steve 13</text:p>
          </table:table-cell>
          <table:table-cell table:style-name="ce18" office:value-type="float" office:value="8521">
            <text:p>8521</text:p>
          </table:table-cell>
          <table:table-cell table:style-name="ce26" office:value-type="float" office:value="0.0177520833333">
            <text:p>.0178</text:p>
          </table:table-cell>
          <table:table-cell table:style-name="ce26" office:value-type="float" office:value="0.7423125">
            <text:p>.7423</text:p>
          </table:table-cell>
          <table:table-cell table:style-name="ce26" office:value-type="float" office:value="0.094425">
            <text:p>.0944</text:p>
          </table:table-cell>
          <table:table-cell table:style-name="ce26" office:value-type="float" office:value="0.422916666667">
            <text:p>.4229</text:p>
          </table:table-cell>
          <table:table-cell table:style-name="ce26" office:value-type="float" office:value="0.191879166667">
            <text:p>.1919</text:p>
          </table:table-cell>
          <table:table-cell table:style-name="ce26" office:value-type="float" office:value="0.00445208333333">
            <text:p>.0045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1</text:p>
          </table:table-cell>
          <table:table-cell table:style-name="ce21" office:value-type="float" office:value="9219">
            <text:p>9219</text:p>
          </table:table-cell>
          <table:table-cell table:style-name="ce27" office:value-type="float" office:value="0.01920625">
            <text:p>.0192</text:p>
          </table:table-cell>
          <table:table-cell table:style-name="ce27" office:value-type="float" office:value="0.669645833333">
            <text:p>.6696</text:p>
          </table:table-cell>
          <table:table-cell table:style-name="ce27" office:value-type="float" office:value="0.1119625">
            <text:p>.1120</text:p>
          </table:table-cell>
          <table:table-cell table:style-name="ce27" office:value-type="float" office:value="0.421045833333">
            <text:p>.4210</text:p>
          </table:table-cell>
          <table:table-cell table:style-name="ce27" office:value-type="float" office:value="0.190720833333">
            <text:p>.1907</text:p>
          </table:table-cell>
          <table:table-cell table:style-name="ce27" office:value-type="float" office:value="0.00915625">
            <text:p>.0092</text:p>
          </table:table-cell>
          <table:table-cell/>
          <table:table-cell table:formula="of:= AVERAGE([.B26:.B39])" office:value-type="float" office:value="8595.64285714286">
            <text:p>8595.6428571429</text:p>
          </table:table-cell>
          <table:table-cell table:style-name="ce16" table:formula="of:= AVERAGE([.C26:.C39])" office:value-type="float" office:value="0.0179075892857">
            <text:p>0.0179</text:p>
          </table:table-cell>
          <table:table-cell table:style-name="ce16" table:formula="of:= AVERAGE([.D26:.D39])" office:value-type="float" office:value="0.722336607142929">
            <text:p>0.7223</text:p>
          </table:table-cell>
          <table:table-cell table:style-name="ce16" table:formula="of:= AVERAGE([.E26:.E39])" office:value-type="float" office:value="0.0996214285714072">
            <text:p>0.0996</text:p>
          </table:table-cell>
          <table:table-cell table:style-name="ce16" table:formula="of:= AVERAGE([.F26:.F39])" office:value-type="float" office:value="0.431627380952429">
            <text:p>0.4316</text:p>
          </table:table-cell>
          <table:table-cell table:style-name="ce16" table:formula="of:= AVERAGE([.G26:.G39])" office:value-type="float" office:value="0.1911407738095">
            <text:p>0.1911</text:p>
          </table:table-cell>
          <table:table-cell table:style-name="ce16" table:formula="of:= AVERAGE([.H26:.H39])" office:value-type="float" office:value="0.00736577380952429">
            <text:p>0.0074</text:p>
          </table:table-cell>
          <table:table-cell table:number-columns-repeated="1008"/>
        </table:table-row>
        <table:table-row table:style-name="ro6">
          <table:table-cell table:style-name="ce21" office:value-type="string">
            <text:p>Sydney 2</text:p>
          </table:table-cell>
          <table:table-cell table:style-name="ce21" office:value-type="float" office:value="7048">
            <text:p>7048</text:p>
          </table:table-cell>
          <table:table-cell table:style-name="ce27" office:value-type="float" office:value="0.0146833333333">
            <text:p>.0147</text:p>
          </table:table-cell>
          <table:table-cell table:style-name="ce27" office:value-type="float" office:value="0.801341666667">
            <text:p>.8013</text:p>
          </table:table-cell>
          <table:table-cell table:style-name="ce27" office:value-type="float" office:value="0.0749416666667">
            <text:p>.0749</text:p>
          </table:table-cell>
          <table:table-cell table:style-name="ce27" office:value-type="float" office:value="0.423629166667">
            <text:p>.4236</text:p>
          </table:table-cell>
          <table:table-cell table:style-name="ce27" office:value-type="float" office:value="0.1945875">
            <text:p>.1946</text:p>
          </table:table-cell>
          <table:table-cell table:style-name="ce27" office:value-type="float" office:value="0.004325">
            <text:p>.0043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3</text:p>
          </table:table-cell>
          <table:table-cell table:style-name="ce21" office:value-type="float" office:value="8527">
            <text:p>8527</text:p>
          </table:table-cell>
          <table:table-cell table:style-name="ce27" office:value-type="float" office:value="0.0177645833333">
            <text:p>.0178</text:p>
          </table:table-cell>
          <table:table-cell table:style-name="ce27" office:value-type="float" office:value="0.691658333333">
            <text:p>.6917</text:p>
          </table:table-cell>
          <table:table-cell table:style-name="ce27" office:value-type="float" office:value="0.106104166667">
            <text:p>.1061</text:p>
          </table:table-cell>
          <table:table-cell table:style-name="ce27" office:value-type="float" office:value="0.450625">
            <text:p>.4506</text:p>
          </table:table-cell>
          <table:table-cell table:style-name="ce27" office:value-type="float" office:value="0.185229166667">
            <text:p>.1852</text:p>
          </table:table-cell>
          <table:table-cell table:style-name="ce27" office:value-type="float" office:value="0.00875833333333">
            <text:p>.0088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4</text:p>
          </table:table-cell>
          <table:table-cell table:style-name="ce21" office:value-type="float" office:value="9415">
            <text:p>9415</text:p>
          </table:table-cell>
          <table:table-cell table:style-name="ce27" office:value-type="float" office:value="0.0196145833333">
            <text:p>.0196</text:p>
          </table:table-cell>
          <table:table-cell table:style-name="ce27" office:value-type="float" office:value="0.703">
            <text:p>.7030</text:p>
          </table:table-cell>
          <table:table-cell table:style-name="ce27" office:value-type="float" office:value="0.106225">
            <text:p>.1062</text:p>
          </table:table-cell>
          <table:table-cell table:style-name="ce27" office:value-type="float" office:value="0.397454166667">
            <text:p>.3975</text:p>
          </table:table-cell>
          <table:table-cell table:style-name="ce27" office:value-type="float" office:value="0.202416666667">
            <text:p>.2024</text:p>
          </table:table-cell>
          <table:table-cell table:style-name="ce27" office:value-type="float" office:value="0.00838541666667">
            <text:p>.0084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5</text:p>
          </table:table-cell>
          <table:table-cell table:style-name="ce21" office:value-type="float" office:value="9652">
            <text:p>9652</text:p>
          </table:table-cell>
          <table:table-cell table:style-name="ce27" office:value-type="float" office:value="0.0201083333333">
            <text:p>.0201</text:p>
          </table:table-cell>
          <table:table-cell table:style-name="ce27" office:value-type="float" office:value="0.697833333333">
            <text:p>.6978</text:p>
          </table:table-cell>
          <table:table-cell table:style-name="ce27" office:value-type="float" office:value="0.106095833333">
            <text:p>.1061</text:p>
          </table:table-cell>
          <table:table-cell table:style-name="ce27" office:value-type="float" office:value="0.4282125">
            <text:p>.4282</text:p>
          </table:table-cell>
          <table:table-cell table:style-name="ce27" office:value-type="float" office:value="0.1862">
            <text:p>.1862</text:p>
          </table:table-cell>
          <table:table-cell table:style-name="ce27" office:value-type="float" office:value="0.00800833333333">
            <text:p>.0080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6</text:p>
          </table:table-cell>
          <table:table-cell table:style-name="ce21" office:value-type="float" office:value="7062">
            <text:p>7062</text:p>
          </table:table-cell>
          <table:table-cell table:style-name="ce27" office:value-type="float" office:value="0.0147125">
            <text:p>.0147</text:p>
          </table:table-cell>
          <table:table-cell table:style-name="ce27" office:value-type="float" office:value="0.756966666667">
            <text:p>.7570</text:p>
          </table:table-cell>
          <table:table-cell table:style-name="ce27" office:value-type="float" office:value="0.089225">
            <text:p>.0892</text:p>
          </table:table-cell>
          <table:table-cell table:style-name="ce27" office:value-type="float" office:value="0.413325">
            <text:p>.4133</text:p>
          </table:table-cell>
          <table:table-cell table:style-name="ce27" office:value-type="float" office:value="0.20655">
            <text:p>.2066</text:p>
          </table:table-cell>
          <table:table-cell table:style-name="ce27" office:value-type="float" office:value="0.00560416666667">
            <text:p>.0056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7</text:p>
          </table:table-cell>
          <table:table-cell table:style-name="ce21" office:value-type="float" office:value="7523">
            <text:p>7523</text:p>
          </table:table-cell>
          <table:table-cell table:style-name="ce27" office:value-type="float" office:value="0.0156729166667">
            <text:p>.0157</text:p>
          </table:table-cell>
          <table:table-cell table:style-name="ce27" office:value-type="float" office:value="0.754279166667">
            <text:p>.7543</text:p>
          </table:table-cell>
          <table:table-cell table:style-name="ce27" office:value-type="float" office:value="0.0887">
            <text:p>.0887</text:p>
          </table:table-cell>
          <table:table-cell table:style-name="ce27" office:value-type="float" office:value="0.437379166667">
            <text:p>.4374</text:p>
          </table:table-cell>
          <table:table-cell table:style-name="ce27" office:value-type="float" office:value="0.187345833333">
            <text:p>.1873</text:p>
          </table:table-cell>
          <table:table-cell table:style-name="ce27" office:value-type="float" office:value="0.006725">
            <text:p>.0067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8</text:p>
          </table:table-cell>
          <table:table-cell table:style-name="ce21" office:value-type="float" office:value="7782">
            <text:p>7782</text:p>
          </table:table-cell>
          <table:table-cell table:style-name="ce27" office:value-type="float" office:value="0.0162125">
            <text:p>.0162</text:p>
          </table:table-cell>
          <table:table-cell table:style-name="ce27" office:value-type="float" office:value="0.777341666667">
            <text:p>.7773</text:p>
          </table:table-cell>
          <table:table-cell table:style-name="ce27" office:value-type="float" office:value="0.0876541666667">
            <text:p>.0877</text:p>
          </table:table-cell>
          <table:table-cell table:style-name="ce27" office:value-type="float" office:value="0.428541666667">
            <text:p>.4285</text:p>
          </table:table-cell>
          <table:table-cell table:style-name="ce27" office:value-type="float" office:value="0.195525">
            <text:p>.1955</text:p>
          </table:table-cell>
          <table:table-cell table:style-name="ce27" office:value-type="float" office:value="0.00455416666667">
            <text:p>.0046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9</text:p>
          </table:table-cell>
          <table:table-cell table:style-name="ce21" office:value-type="float" office:value="6622">
            <text:p>6622</text:p>
          </table:table-cell>
          <table:table-cell table:style-name="ce27" office:value-type="float" office:value="0.0137958333333">
            <text:p>.0138</text:p>
          </table:table-cell>
          <table:table-cell table:style-name="ce27" office:value-type="float" office:value="0.76665">
            <text:p>.7667</text:p>
          </table:table-cell>
          <table:table-cell table:style-name="ce27" office:value-type="float" office:value="0.0841208333333">
            <text:p>.0841</text:p>
          </table:table-cell>
          <table:table-cell table:style-name="ce27" office:value-type="float" office:value="0.417033333333">
            <text:p>.4170</text:p>
          </table:table-cell>
          <table:table-cell table:style-name="ce27" office:value-type="float" office:value="0.199770833333">
            <text:p>.1998</text:p>
          </table:table-cell>
          <table:table-cell table:style-name="ce27" office:value-type="float" office:value="0.00541458333333">
            <text:p>.0054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10</text:p>
          </table:table-cell>
          <table:table-cell table:style-name="ce21" office:value-type="float" office:value="9358">
            <text:p>9358</text:p>
          </table:table-cell>
          <table:table-cell table:style-name="ce27" office:value-type="float" office:value="0.0194958333333">
            <text:p>.0195</text:p>
          </table:table-cell>
          <table:table-cell table:style-name="ce27" office:value-type="float" office:value="0.710129166667">
            <text:p>.7101</text:p>
          </table:table-cell>
          <table:table-cell table:style-name="ce27" office:value-type="float" office:value="0.104770833333">
            <text:p>.1048</text:p>
          </table:table-cell>
          <table:table-cell table:style-name="ce27" office:value-type="float" office:value="0.4428625">
            <text:p>.4429</text:p>
          </table:table-cell>
          <table:table-cell table:style-name="ce27" office:value-type="float" office:value="0.188458333333">
            <text:p>.1885</text:p>
          </table:table-cell>
          <table:table-cell table:style-name="ce27" office:value-type="float" office:value="0.00773125">
            <text:p>.0077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11</text:p>
          </table:table-cell>
          <table:table-cell table:style-name="ce21" office:value-type="float" office:value="10303">
            <text:p>10303</text:p>
          </table:table-cell>
          <table:table-cell table:style-name="ce27" office:value-type="float" office:value="0.0214645833333">
            <text:p>.0215</text:p>
          </table:table-cell>
          <table:table-cell table:style-name="ce27" office:value-type="float" office:value="0.647691666667">
            <text:p>.6477</text:p>
          </table:table-cell>
          <table:table-cell table:style-name="ce27" office:value-type="float" office:value="0.125658333333">
            <text:p>.1257</text:p>
          </table:table-cell>
          <table:table-cell table:style-name="ce27" office:value-type="float" office:value="0.4385625">
            <text:p>.4386</text:p>
          </table:table-cell>
          <table:table-cell table:style-name="ce27" office:value-type="float" office:value="0.186241666667">
            <text:p>.1862</text:p>
          </table:table-cell>
          <table:table-cell table:style-name="ce27" office:value-type="float" office:value="0.0102625">
            <text:p>.0103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12</text:p>
          </table:table-cell>
          <table:table-cell table:style-name="ce21" office:value-type="float" office:value="9771">
            <text:p>9771</text:p>
          </table:table-cell>
          <table:table-cell table:style-name="ce27" office:value-type="float" office:value="0.02035625">
            <text:p>.0204</text:p>
          </table:table-cell>
          <table:table-cell table:style-name="ce27" office:value-type="float" office:value="0.691879166667">
            <text:p>.6919</text:p>
          </table:table-cell>
          <table:table-cell table:style-name="ce27" office:value-type="float" office:value="0.106291666667">
            <text:p>.1063</text:p>
          </table:table-cell>
          <table:table-cell table:style-name="ce27" office:value-type="float" office:value="0.445066666667">
            <text:p>.4451</text:p>
          </table:table-cell>
          <table:table-cell table:style-name="ce27" office:value-type="float" office:value="0.1832625">
            <text:p>.1833</text:p>
          </table:table-cell>
          <table:table-cell table:style-name="ce27" office:value-type="float" office:value="0.00924791666667">
            <text:p>.0092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13</text:p>
          </table:table-cell>
          <table:table-cell table:style-name="ce21" office:value-type="float" office:value="9167">
            <text:p>9167</text:p>
          </table:table-cell>
          <table:table-cell table:style-name="ce27" office:value-type="float" office:value="0.0190979166667">
            <text:p>.0191</text:p>
          </table:table-cell>
          <table:table-cell table:style-name="ce27" office:value-type="float" office:value="0.7247125">
            <text:p>.7247</text:p>
          </table:table-cell>
          <table:table-cell table:style-name="ce27" office:value-type="float" office:value="0.100429166667">
            <text:p>.1004</text:p>
          </table:table-cell>
          <table:table-cell table:style-name="ce27" office:value-type="float" office:value="0.4626875">
            <text:p>.4627</text:p>
          </table:table-cell>
          <table:table-cell table:style-name="ce27" office:value-type="float" office:value="0.177625">
            <text:p>.1776</text:p>
          </table:table-cell>
          <table:table-cell table:style-name="ce27" office:value-type="float" office:value="0.007375">
            <text:p>.0074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table:style-name="ce21" office:value-type="string">
            <text:p>Sydney 14</text:p>
          </table:table-cell>
          <table:table-cell table:style-name="ce21" office:value-type="float" office:value="8890">
            <text:p>8890</text:p>
          </table:table-cell>
          <table:table-cell table:style-name="ce27" office:value-type="float" office:value="0.0185208333333">
            <text:p>.0185</text:p>
          </table:table-cell>
          <table:table-cell table:style-name="ce27" office:value-type="float" office:value="0.719583333333">
            <text:p>.7196</text:p>
          </table:table-cell>
          <table:table-cell table:style-name="ce27" office:value-type="float" office:value="0.102520833333">
            <text:p>.1025</text:p>
          </table:table-cell>
          <table:table-cell table:style-name="ce27" office:value-type="float" office:value="0.436358333333">
            <text:p>.4364</text:p>
          </table:table-cell>
          <table:table-cell table:style-name="ce27" office:value-type="float" office:value="0.1920375">
            <text:p>.1920</text:p>
          </table:table-cell>
          <table:table-cell table:style-name="ce27" office:value-type="float" office:value="0.00757291666667">
            <text:p>.0076</text:p>
          </table:table-cell>
          <table:table-cell table:number-columns-repeated="2"/>
          <table:table-cell table:style-name="ce16" table:number-columns-repeated="6"/>
          <table:table-cell table:number-columns-repeated="1008"/>
        </table:table-row>
        <table:table-row table:style-name="ro6">
          <table:table-cell office:value-type="string">
            <text:p>Tree 1</text:p>
          </table:table-cell>
          <table:table-cell office:value-type="float" office:value="7475">
            <text:p>7475</text:p>
          </table:table-cell>
          <table:table-cell table:style-name="ce14" office:value-type="float" office:value="0.0155729166667">
            <text:p>.0156</text:p>
          </table:table-cell>
          <table:table-cell table:style-name="ce14" office:value-type="float" office:value="0.661375">
            <text:p>.6614</text:p>
          </table:table-cell>
          <table:table-cell table:style-name="ce14" office:value-type="float" office:value="0.11005">
            <text:p>.1101</text:p>
          </table:table-cell>
          <table:table-cell table:style-name="ce14" office:value-type="float" office:value="0.45925">
            <text:p>.4593</text:p>
          </table:table-cell>
          <table:table-cell table:style-name="ce14" office:value-type="float" office:value="0.17935">
            <text:p>.1794</text:p>
          </table:table-cell>
          <table:table-cell table:style-name="ce14" office:value-type="float" office:value="0.00795">
            <text:p>.0080</text:p>
          </table:table-cell>
          <table:table-cell/>
          <table:table-cell table:formula="of:=AVERAGE([.B40:.B50])" office:value-type="float" office:value="9441.18181818182">
            <text:p>9441.1818181818</text:p>
          </table:table-cell>
          <table:table-cell table:style-name="ce16" table:formula="of:=AVERAGE([.C40:.C50])" office:value-type="float" office:value="0.0196691287878636">
            <text:p>0.0197</text:p>
          </table:table-cell>
          <table:table-cell table:style-name="ce16" table:formula="of:=AVERAGE([.D40:.D50])" office:value-type="float" office:value="0.667270454545454">
            <text:p>0.6673</text:p>
          </table:table-cell>
          <table:table-cell table:style-name="ce16" table:formula="of:=AVERAGE([.E40:.E50])" office:value-type="float" office:value="0.114590909090845">
            <text:p>0.1146</text:p>
          </table:table-cell>
          <table:table-cell table:style-name="ce16" table:formula="of:=AVERAGE([.F40:.F50])" office:value-type="float" office:value="0.427286363636273">
            <text:p>0.4273</text:p>
          </table:table-cell>
          <table:table-cell table:style-name="ce16" table:formula="of:=AVERAGE([.G40:.G50])" office:value-type="float" office:value="0.194353409090818">
            <text:p>0.1944</text:p>
          </table:table-cell>
          <table:table-cell table:style-name="ce16" table:formula="of:=AVERAGE([.H40:.H50])" office:value-type="float" office:value="0.0117590909090818">
            <text:p>0.0118</text:p>
          </table:table-cell>
          <table:table-cell table:number-columns-repeated="1008"/>
        </table:table-row>
        <table:table-row table:style-name="ro6">
          <table:table-cell office:value-type="string">
            <text:p>Tree 2</text:p>
          </table:table-cell>
          <table:table-cell office:value-type="float" office:value="8736">
            <text:p>8736</text:p>
          </table:table-cell>
          <table:table-cell table:style-name="ce14" office:value-type="float" office:value="0.0182">
            <text:p>.0182</text:p>
          </table:table-cell>
          <table:table-cell table:style-name="ce14" office:value-type="float" office:value="0.687483333333">
            <text:p>.6875</text:p>
          </table:table-cell>
          <table:table-cell table:style-name="ce14" office:value-type="float" office:value="0.111679166667">
            <text:p>.1117</text:p>
          </table:table-cell>
          <table:table-cell table:style-name="ce14" office:value-type="float" office:value="0.402">
            <text:p>.4020</text:p>
          </table:table-cell>
          <table:table-cell table:style-name="ce14" office:value-type="float" office:value="0.198916666667">
            <text:p>.1989</text:p>
          </table:table-cell>
          <table:table-cell table:style-name="ce14" office:value-type="float" office:value="0.0103958333333">
            <text:p>.0104</text:p>
          </table:table-cell>
          <table:table-cell table:number-columns-repeated="1016"/>
        </table:table-row>
        <table:table-row table:style-name="ro6">
          <table:table-cell office:value-type="string">
            <text:p>Tree 3</text:p>
          </table:table-cell>
          <table:table-cell office:value-type="float" office:value="10713">
            <text:p>10713</text:p>
          </table:table-cell>
          <table:table-cell table:style-name="ce14" office:value-type="float" office:value="0.02231875">
            <text:p>.0223</text:p>
          </table:table-cell>
          <table:table-cell table:style-name="ce14" office:value-type="float" office:value="0.63">
            <text:p>.6300</text:p>
          </table:table-cell>
          <table:table-cell table:style-name="ce14" office:value-type="float" office:value="0.123575">
            <text:p>.1236</text:p>
          </table:table-cell>
          <table:table-cell table:style-name="ce14" office:value-type="float" office:value="0.4271375">
            <text:p>.4271</text:p>
          </table:table-cell>
          <table:table-cell table:style-name="ce14" office:value-type="float" office:value="0.19065">
            <text:p>.1907</text:p>
          </table:table-cell>
          <table:table-cell table:style-name="ce14" office:value-type="float" office:value="0.0135333333333">
            <text:p>.0135</text:p>
          </table:table-cell>
          <table:table-cell table:number-columns-repeated="1016"/>
        </table:table-row>
        <table:table-row table:style-name="ro6">
          <table:table-cell office:value-type="string">
            <text:p>Tree 4</text:p>
          </table:table-cell>
          <table:table-cell office:value-type="float" office:value="10264">
            <text:p>10264</text:p>
          </table:table-cell>
          <table:table-cell table:style-name="ce14" office:value-type="float" office:value="0.0213833333333">
            <text:p>.0214</text:p>
          </table:table-cell>
          <table:table-cell table:style-name="ce14" office:value-type="float" office:value="0.602616666667">
            <text:p>.6026</text:p>
          </table:table-cell>
          <table:table-cell table:style-name="ce14" office:value-type="float" office:value="0.134845833333">
            <text:p>.1348</text:p>
          </table:table-cell>
          <table:table-cell table:style-name="ce14" office:value-type="float" office:value="0.4713625">
            <text:p>.4714</text:p>
          </table:table-cell>
          <table:table-cell table:style-name="ce14" office:value-type="float" office:value="0.177875">
            <text:p>.1779</text:p>
          </table:table-cell>
          <table:table-cell table:style-name="ce14" office:value-type="float" office:value="0.0134291666667">
            <text:p>.0134</text:p>
          </table:table-cell>
          <table:table-cell table:number-columns-repeated="1016"/>
        </table:table-row>
        <table:table-row table:style-name="ro6">
          <table:table-cell office:value-type="string">
            <text:p>Tree 5</text:p>
          </table:table-cell>
          <table:table-cell office:value-type="float" office:value="10057">
            <text:p>10057</text:p>
          </table:table-cell>
          <table:table-cell table:style-name="ce14" office:value-type="float" office:value="0.0209520833333">
            <text:p>.0210</text:p>
          </table:table-cell>
          <table:table-cell table:style-name="ce14" office:value-type="float" office:value="0.665345833333">
            <text:p>.6653</text:p>
          </table:table-cell>
          <table:table-cell table:style-name="ce14" office:value-type="float" office:value="0.115741666667">
            <text:p>.1157</text:p>
          </table:table-cell>
          <table:table-cell table:style-name="ce14" office:value-type="float" office:value="0.446333333333">
            <text:p>.4463</text:p>
          </table:table-cell>
          <table:table-cell table:style-name="ce14" office:value-type="float" office:value="0.195320833333">
            <text:p>.1953</text:p>
          </table:table-cell>
          <table:table-cell table:style-name="ce14" office:value-type="float" office:value="0.0123770833333">
            <text:p>.0124</text:p>
          </table:table-cell>
          <table:table-cell table:number-columns-repeated="1016"/>
        </table:table-row>
        <table:table-row table:style-name="ro6">
          <table:table-cell office:value-type="string">
            <text:p>Tree 6</text:p>
          </table:table-cell>
          <table:table-cell office:value-type="float" office:value="10156">
            <text:p>10156</text:p>
          </table:table-cell>
          <table:table-cell table:style-name="ce14" office:value-type="float" office:value="0.0211583333333">
            <text:p>.0212</text:p>
          </table:table-cell>
          <table:table-cell table:style-name="ce14" office:value-type="float" office:value="0.661479166667">
            <text:p>.6615</text:p>
          </table:table-cell>
          <table:table-cell table:style-name="ce14" office:value-type="float" office:value="0.1151125">
            <text:p>.1151</text:p>
          </table:table-cell>
          <table:table-cell table:style-name="ce14" office:value-type="float" office:value="0.412754166667">
            <text:p>.4128</text:p>
          </table:table-cell>
          <table:table-cell table:style-name="ce14" office:value-type="float" office:value="0.202904166667">
            <text:p>.2029</text:p>
          </table:table-cell>
          <table:table-cell table:style-name="ce14" office:value-type="float" office:value="0.01375625">
            <text:p>.0138</text:p>
          </table:table-cell>
          <table:table-cell table:number-columns-repeated="1016"/>
        </table:table-row>
        <table:table-row table:style-name="ro6">
          <table:table-cell office:value-type="string">
            <text:p>Tree 7</text:p>
          </table:table-cell>
          <table:table-cell office:value-type="float" office:value="10075">
            <text:p>10075</text:p>
          </table:table-cell>
          <table:table-cell table:style-name="ce14" office:value-type="float" office:value="0.0209895833333">
            <text:p>.0210</text:p>
          </table:table-cell>
          <table:table-cell table:style-name="ce14" office:value-type="float" office:value="0.6936625">
            <text:p>.6937</text:p>
          </table:table-cell>
          <table:table-cell table:style-name="ce14" office:value-type="float" office:value="0.111258333333">
            <text:p>.1113</text:p>
          </table:table-cell>
          <table:table-cell table:style-name="ce14" office:value-type="float" office:value="0.4480875">
            <text:p>.4481</text:p>
          </table:table-cell>
          <table:table-cell table:style-name="ce14" office:value-type="float" office:value="0.187795833333">
            <text:p>.1878</text:p>
          </table:table-cell>
          <table:table-cell table:style-name="ce14" office:value-type="float" office:value="0.012675">
            <text:p>.0127</text:p>
          </table:table-cell>
          <table:table-cell table:number-columns-repeated="1016"/>
        </table:table-row>
        <table:table-row table:style-name="ro6">
          <table:table-cell office:value-type="string">
            <text:p>Tree 8</text:p>
          </table:table-cell>
          <table:table-cell office:value-type="float" office:value="9328">
            <text:p>9328</text:p>
          </table:table-cell>
          <table:table-cell table:style-name="ce14" office:value-type="float" office:value="0.0194333333333">
            <text:p>.0194</text:p>
          </table:table-cell>
          <table:table-cell table:style-name="ce14" office:value-type="float" office:value="0.617604166667">
            <text:p>.6176</text:p>
          </table:table-cell>
          <table:table-cell table:style-name="ce14" office:value-type="float" office:value="0.128170833333">
            <text:p>.1282</text:p>
          </table:table-cell>
          <table:table-cell table:style-name="ce14" office:value-type="float" office:value="0.405720833333">
            <text:p>.4057</text:p>
          </table:table-cell>
          <table:table-cell table:style-name="ce14" office:value-type="float" office:value="0.1978875">
            <text:p>.1979</text:p>
          </table:table-cell>
          <table:table-cell table:style-name="ce14" office:value-type="float" office:value="0.0114020833333">
            <text:p>.0114</text:p>
          </table:table-cell>
          <table:table-cell table:number-columns-repeated="1016"/>
        </table:table-row>
        <table:table-row table:style-name="ro6">
          <table:table-cell office:value-type="string">
            <text:p>Tree 9</text:p>
          </table:table-cell>
          <table:table-cell office:value-type="float" office:value="8809">
            <text:p>8809</text:p>
          </table:table-cell>
          <table:table-cell table:style-name="ce14" office:value-type="float" office:value="0.0183520833333">
            <text:p>.0184</text:p>
          </table:table-cell>
          <table:table-cell table:style-name="ce14" office:value-type="float" office:value="0.712279166667">
            <text:p>.7123</text:p>
          </table:table-cell>
          <table:table-cell table:style-name="ce14" office:value-type="float" office:value="0.1020125">
            <text:p>.1020</text:p>
          </table:table-cell>
          <table:table-cell table:style-name="ce14" office:value-type="float" office:value="0.4245">
            <text:p>.4245</text:p>
          </table:table-cell>
          <table:table-cell table:style-name="ce14" office:value-type="float" office:value="0.197595833333">
            <text:p>.1976</text:p>
          </table:table-cell>
          <table:table-cell table:style-name="ce14" office:value-type="float" office:value="0.010775">
            <text:p>.0108</text:p>
          </table:table-cell>
          <table:table-cell table:number-columns-repeated="1016"/>
        </table:table-row>
        <table:table-row table:style-name="ro6">
          <table:table-cell office:value-type="string">
            <text:p>Tree 10</text:p>
          </table:table-cell>
          <table:table-cell office:value-type="float" office:value="10322">
            <text:p>10322</text:p>
          </table:table-cell>
          <table:table-cell table:style-name="ce14" office:value-type="float" office:value="0.0215041666667">
            <text:p>.0215</text:p>
          </table:table-cell>
          <table:table-cell table:style-name="ce14" office:value-type="float" office:value="0.653120833333">
            <text:p>.6531</text:p>
          </table:table-cell>
          <table:table-cell table:style-name="ce14" office:value-type="float" office:value="0.118320833333">
            <text:p>.1183</text:p>
          </table:table-cell>
          <table:table-cell table:style-name="ce14" office:value-type="float" office:value="0.417008333333">
            <text:p>.4170</text:p>
          </table:table-cell>
          <table:table-cell table:style-name="ce14" office:value-type="float" office:value="0.194595833333">
            <text:p>.1946</text:p>
          </table:table-cell>
          <table:table-cell table:style-name="ce14" office:value-type="float" office:value="0.01355625">
            <text:p>.0136</text:p>
          </table:table-cell>
          <table:table-cell table:number-columns-repeated="1016"/>
        </table:table-row>
        <table:table-row table:style-name="ro6">
          <table:table-cell office:value-type="string">
            <text:p>Tree 11</text:p>
          </table:table-cell>
          <table:table-cell office:value-type="float" office:value="7918">
            <text:p>7918</text:p>
          </table:table-cell>
          <table:table-cell table:style-name="ce14" office:value-type="float" office:value="0.0164958333333">
            <text:p>.0165</text:p>
          </table:table-cell>
          <table:table-cell table:style-name="ce14" office:value-type="float" office:value="0.755008333333">
            <text:p>.7550</text:p>
          </table:table-cell>
          <table:table-cell table:style-name="ce14" office:value-type="float" office:value="0.0897333333333">
            <text:p>.0897</text:p>
          </table:table-cell>
          <table:table-cell table:style-name="ce14" office:value-type="float" office:value="0.385995833333">
            <text:p>.3860</text:p>
          </table:table-cell>
          <table:table-cell table:style-name="ce14" office:value-type="float" office:value="0.214995833333">
            <text:p>.2150</text:p>
          </table:table-cell>
          <table:table-cell table:style-name="ce14" office:value-type="float" office:value="0.0095">
            <text:p>.009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6">
          <table:table-cell table:style-name="Default"/>
          <table:table-cell table:number-columns-repeated="2"/>
          <table:table-cell office:value-type="string">
            <text:p>Cube</text:p>
          </table:table-cell>
          <table:table-cell office:value-type="string">
            <text:p>Steve</text:p>
          </table:table-cell>
          <table:table-cell office:value-type="string">
            <text:p>Sydney</text:p>
          </table:table-cell>
          <table:table-cell office:value-type="string">
            <text:p>Tree</text:p>
          </table:table-cell>
          <table:table-cell table:number-columns-repeated="1017"/>
        </table:table-row>
        <table:table-row table:style-name="ro5">
          <table:table-cell table:style-name="Default" office:value-type="string">
            <text:p>num edges</text:p>
          </table:table-cell>
          <table:table-cell table:style-name="ce23" office:value-type="string">
            <text:p>&gt;</text:p>
          </table:table-cell>
          <table:table-cell table:style-name="ce23" office:value-type="float" office:value="0">
            <text:p>0</text:p>
          </table:table-cell>
          <table:table-cell table:style-name="ce28" table:formula="of:=COUNTIF([.$B$2:.$B$12];&quot;&gt;&quot;&amp;[.$C$53])/COUNT([.$B$2:.$B$12])" office:value-type="float" office:value="1">
            <text:p>1.0000</text:p>
          </table:table-cell>
          <table:table-cell table:style-name="ce28" table:formula="of:=COUNTIF([.$B$13:.$B$25];&quot;&gt;&quot;&amp;[.$C$53])/COUNT([.$B$13:.$B$25])" office:value-type="float" office:value="1">
            <text:p>1.0000</text:p>
          </table:table-cell>
          <table:table-cell table:style-name="ce28" table:formula="of:=COUNTIF([.B26:.B39];&quot;&gt;&quot;&amp;[.C53])/COUNT([.B26:.B39])" office:value-type="float" office:value="1">
            <text:p>1.0000</text:p>
          </table:table-cell>
          <table:table-cell table:style-name="ce28" table:formula="of:=COUNTIF([.$B$40:.$B$50];&quot;&gt;&quot;&amp;[.$C$53])/COUNT([.B40:.B50])" office:value-type="float" office:value="1">
            <text:p>1.0000</text:p>
          </table:table-cell>
          <table:table-cell/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6">
          <table:table-cell office:value-type="string">
            <text:p>percent edge</text:p>
          </table:table-cell>
          <table:table-cell table:style-name="ce24" office:value-type="string">
            <text:p>&gt;</text:p>
          </table:table-cell>
          <table:table-cell table:style-name="ce24" office:value-type="float" office:value="0.0175">
            <text:p>0.0175</text:p>
          </table:table-cell>
          <table:table-cell table:style-name="ce16" table:formula="of:=COUNTIF([.$C$2:.$C$12];&quot;&gt;&quot;&amp;[.$C$54])/COUNT([.$C$2:.$C$12])" office:value-type="float" office:value="0.363636363636364">
            <text:p>0.3636</text:p>
          </table:table-cell>
          <table:table-cell table:style-name="ce16" table:formula="of:=COUNTIF([.$C$13:.$C$25];&quot;&gt;&quot;&amp;[.$C$54])/COUNT([.$C$13:.$C$25])" office:value-type="float" office:value="0.923076923076923">
            <text:p>0.9231</text:p>
          </table:table-cell>
          <table:table-cell table:style-name="ce16" table:formula="of:=COUNTIF([.C26:.C39];&quot;&gt;&quot;&amp;[.C54])/COUNT([.C26:.C39])" office:value-type="float" office:value="0.642857142857143">
            <text:p>0.6429</text:p>
          </table:table-cell>
          <table:table-cell table:style-name="ce30" table:formula="of:=COUNTIF([.$C$40:.$C$50];&quot;&gt;&quot;&amp;[.$C$54])/COUNT([.C40:.C50])" office:value-type="float" office:value="0.818181818181818">
            <text:p>0.8182</text:p>
          </table:table-cell>
          <table:table-cell/>
          <table:table-cell table:style-name="ce20" office:value-type="float" office:value="0.0175">
            <text:p>0.0175</text:p>
          </table:table-cell>
          <table:table-cell table:number-columns-repeated="1015"/>
        </table:table-row>
        <table:table-row table:style-name="ro6">
          <table:table-cell office:value-type="string">
            <text:p>top horizontal</text:p>
          </table:table-cell>
          <table:table-cell table:style-name="ce24" office:value-type="string">
            <text:p>&lt;</text:p>
          </table:table-cell>
          <table:table-cell table:style-name="ce24" office:value-type="float" office:value="0.677">
            <text:p>0.677</text:p>
          </table:table-cell>
          <table:table-cell table:style-name="ce16" table:formula="of:=COUNTIF([.$D$2:.$D$12];&quot;&lt;&quot;&amp;[.$C$55])/COUNT([.$D$2:.$D$12])" office:value-type="float" office:value="0.0909090909090909">
            <text:p>0.0909</text:p>
          </table:table-cell>
          <table:table-cell table:style-name="ce16" table:formula="of:=COUNTIF([.$D$13:.$D$25];&quot;&lt;&quot;&amp;[.$C$55])/COUNT([.$D$13:.$D$25])" office:value-type="float" office:value="0.307692307692308">
            <text:p>0.3077</text:p>
          </table:table-cell>
          <table:table-cell table:style-name="ce16" table:formula="of:=COUNTIF([.D26:.D39];&quot;&lt;&quot;&amp;[.C55])/COUNT([.D26:.D39])" office:value-type="float" office:value="0.142857142857143">
            <text:p>0.1429</text:p>
          </table:table-cell>
          <table:table-cell table:style-name="ce30" table:formula="of:=COUNTIF([.$D$40:.$D$50];&quot;&lt;&quot;&amp;[.$C$55])/COUNT([.D40:.D50])" office:value-type="float" office:value="0.636363636363636">
            <text:p>0.6364</text:p>
          </table:table-cell>
          <table:table-cell/>
          <table:table-cell table:style-name="ce20" office:value-type="float" office:value="0.677">
            <text:p>0.677</text:p>
          </table:table-cell>
          <table:table-cell table:number-columns-repeated="1015"/>
        </table:table-row>
        <table:table-row table:style-name="ro6">
          <table:table-cell table:style-name="ce22" office:value-type="string">
            <text:p>top vertical</text:p>
          </table:table-cell>
          <table:table-cell table:style-name="ce25" office:value-type="string">
            <text:p>&gt;</text:p>
          </table:table-cell>
          <table:table-cell table:style-name="ce25" office:value-type="float" office:value="0.105">
            <text:p>0.105</text:p>
          </table:table-cell>
          <table:table-cell table:style-name="ce29" table:formula="of:=COUNTIF([.$E$2:.$E$12];&quot;&gt;&quot;&amp;[.$C$56])/COUNT([.$E$2:.$E$12])" office:value-type="float" office:value="0.181818181818182">
            <text:p>0.1818</text:p>
          </table:table-cell>
          <table:table-cell table:style-name="ce29" table:formula="of:=COUNTIF([.E13:.E25];&quot;&gt;&quot;&amp;[.C56])/COUNT([.E13:.E25])" office:value-type="float" office:value="0.538461538461538">
            <text:p>0.5385</text:p>
          </table:table-cell>
          <table:table-cell table:style-name="ce29" table:formula="of:=COUNTIF([.E26:.E39];&quot;&gt;&quot;&amp;[.C56])/COUNT([.E26:.E39])" office:value-type="float" office:value="0.428571428571429">
            <text:p>0.4286</text:p>
          </table:table-cell>
          <table:table-cell table:style-name="ce31" table:formula="of:=COUNTIF([.$E$40:.$E$50];&quot;&gt;&quot;&amp;[.$C$56])/COUNT([.E40:.E50])" office:value-type="float" office:value="0.818181818181818">
            <text:p>0.8182</text:p>
          </table:table-cell>
          <table:table-cell/>
          <table:table-cell table:style-name="ce20" office:value-type="float" office:value="0.105">
            <text:p>0.105</text:p>
          </table:table-cell>
          <table:table-cell table:number-columns-repeated="1015"/>
        </table:table-row>
        <table:table-row table:style-name="ro6">
          <table:table-cell office:value-type="string">
            <text:p>bottom horizontal</text:p>
          </table:table-cell>
          <table:table-cell table:style-name="ce24" office:value-type="string">
            <text:p>&lt;</text:p>
          </table:table-cell>
          <table:table-cell table:style-name="ce24" office:value-type="float" office:value="0.41">
            <text:p>0.41</text:p>
          </table:table-cell>
          <table:table-cell table:style-name="ce16" table:formula="of:=COUNTIF([.$F$2:.$F$12];&quot;&lt;&quot;&amp;[.$C$57])/COUNT([.$F$2:.$F$12])" office:value-type="float" office:value="0.0909090909090909">
            <text:p>0.0909</text:p>
          </table:table-cell>
          <table:table-cell table:style-name="ce16" table:formula="of:=COUNTIF([.F13:.F25];&quot;&lt;&quot;&amp;[.C57])/COUNT([.F13:.F25])" office:value-type="float" office:value="0.692307692307692">
            <text:p>0.6923</text:p>
          </table:table-cell>
          <table:table-cell table:style-name="ce16" table:formula="of:=COUNTIF([.F26:.F39];&quot;&lt;&quot;&amp;[.C57])/COUNT([.F26:.F39])" office:value-type="float" office:value="0.0714285714285714">
            <text:p>0.0714</text:p>
          </table:table-cell>
          <table:table-cell table:style-name="ce30" table:formula="of:=COUNTIF([.$F$40:.$F$50];&quot;&lt;&quot;&amp;[.$C$57])/COUNT([.F40:.F50])" office:value-type="float" office:value="0.272727272727273">
            <text:p>0.2727</text:p>
          </table:table-cell>
          <table:table-cell/>
          <table:table-cell table:style-name="ce20" office:value-type="float" office:value="0.41">
            <text:p>0.41</text:p>
          </table:table-cell>
          <table:table-cell table:number-columns-repeated="1015"/>
        </table:table-row>
        <table:table-row table:style-name="ro6">
          <table:table-cell office:value-type="string">
            <text:p>bottom vertical</text:p>
          </table:table-cell>
          <table:table-cell table:style-name="ce24" office:value-type="string">
            <text:p>&gt;</text:p>
          </table:table-cell>
          <table:table-cell table:style-name="ce24" office:value-type="float" office:value="0.188">
            <text:p>0.188</text:p>
          </table:table-cell>
          <table:table-cell table:style-name="ce16" table:formula="of:=COUNTIF([.$G$2:.$G$12];&quot;&gt;&quot;&amp;[.$C$58])/COUNT([.$G$2:.$G$12])" office:value-type="float" office:value="0.272727272727273">
            <text:p>0.2727</text:p>
          </table:table-cell>
          <table:table-cell table:style-name="ce16" table:formula="of:=COUNTIF([.G13:.G25];&quot;&gt;&quot;&amp;[.C58])/COUNT([.G13:.G25])" office:value-type="float" office:value="0.923076923076923">
            <text:p>0.9231</text:p>
          </table:table-cell>
          <table:table-cell table:style-name="ce16" table:formula="of:=COUNTIF([.G26:.G39];&quot;&gt;&quot;&amp;[.C58])/COUNT([.G26:.G39])" office:value-type="float" office:value="0.571428571428571">
            <text:p>0.5714</text:p>
          </table:table-cell>
          <table:table-cell table:style-name="ce30" table:formula="of:=COUNTIF([.$G$40:.$G$50];&quot;&gt;&quot;&amp;[.$C$58])/COUNT([.G40:.G50])" office:value-type="float" office:value="0.727272727272727">
            <text:p>0.7273</text:p>
          </table:table-cell>
          <table:table-cell/>
          <table:table-cell table:style-name="ce20" office:value-type="float" office:value="0.188">
            <text:p>0.188</text:p>
          </table:table-cell>
          <table:table-cell table:number-columns-repeated="1015"/>
        </table:table-row>
        <table:table-row table:style-name="ro6">
          <table:table-cell office:value-type="string">
            <text:p>top third edges</text:p>
          </table:table-cell>
          <table:table-cell table:style-name="ce24" office:value-type="string">
            <text:p>&gt;</text:p>
          </table:table-cell>
          <table:table-cell table:style-name="ce24" office:value-type="float" office:value="0.0073">
            <text:p>0.0073</text:p>
          </table:table-cell>
          <table:table-cell table:style-name="ce16" table:formula="of:=COUNTIF([.$H$2:.$H$12];&quot;&gt;&quot;&amp;[.$C$59])/COUNT([.$H$2:.$H$12])" office:value-type="float" office:value="0.363636363636364">
            <text:p>0.3636</text:p>
          </table:table-cell>
          <table:table-cell table:style-name="ce16" table:formula="of:=COUNTIF([.H13:.H25];&quot;&gt;&quot;&amp;[.C59])/COUNT([.H13:.H25])" office:value-type="float" office:value="0.461538461538462">
            <text:p>0.4615</text:p>
          </table:table-cell>
          <table:table-cell table:style-name="ce16" table:formula="of:=COUNTIF([.H26:.H39];&quot;&gt;&quot;&amp;[.C59])/COUNT([.H26:.H39])" office:value-type="float" office:value="0.642857142857143">
            <text:p>0.6429</text:p>
          </table:table-cell>
          <table:table-cell table:style-name="ce30" table:formula="of:=COUNTIF([.$H$40:.$H$50];&quot;&gt;&quot;&amp;[.$C$59])/COUNT([.H40:.H50])" office:value-type="float" office:value="1">
            <text:p>1.0000</text:p>
          </table:table-cell>
          <table:table-cell/>
          <table:table-cell table:style-name="ce20" office:value-type="float" office:value="0.0073">
            <text:p>0.0073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/>
          <table:table-cell office:value-type="string">
            <text:p>num edges</text:p>
          </table:table-cell>
          <table:table-cell office:value-type="string">
            <text:p>percent edge</text:p>
          </table:table-cell>
          <table:table-cell office:value-type="string">
            <text:p>top horizontal</text:p>
          </table:table-cell>
          <table:table-cell office:value-type="string">
            <text:p>top vertical</text:p>
          </table:table-cell>
          <table:table-cell office:value-type="string">
            <text:p>bottom horizontal</text:p>
          </table:table-cell>
          <table:table-cell office:value-type="string">
            <text:p>bottom vertical</text:p>
          </table:table-cell>
          <table:table-cell office:value-type="string">
            <text:p>top third edges</text:p>
          </table:table-cell>
          <table:table-cell table:number-columns-repeated="3"/>
          <table:table-cell office:value-type="string">
            <text:p>Cube</text:p>
          </table:table-cell>
          <table:table-cell office:value-type="string">
            <text:p>Steve</text:p>
          </table:table-cell>
          <table:table-cell office:value-type="string">
            <text:p>Sydney</text:p>
          </table:table-cell>
          <table:table-cell office:value-type="string">
            <text:p>Tree</text:p>
          </table:table-cell>
          <table:table-cell table:number-columns-repeated="2"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ce6" office:value-type="string">
            <text:p>Validation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Cube 1</text:p>
          </table:table-cell>
          <table:table-cell table:style-name="Default" office:value-type="float" office:value="6831">
            <text:p>6831</text:p>
          </table:table-cell>
          <table:table-cell table:style-name="ce15" office:value-type="float" office:value="0.01423125">
            <text:p>.0142</text:p>
          </table:table-cell>
          <table:table-cell table:style-name="ce15" office:value-type="float" office:value="0.761579166667">
            <text:p>.7616</text:p>
          </table:table-cell>
          <table:table-cell table:style-name="ce15" office:value-type="float" office:value="0.0842333333333">
            <text:p>.0842</text:p>
          </table:table-cell>
          <table:table-cell table:style-name="ce15" office:value-type="float" office:value="0.477370833333">
            <text:p>.4774</text:p>
          </table:table-cell>
          <table:table-cell table:style-name="ce15" office:value-type="float" office:value="0.1712375">
            <text:p>.1712</text:p>
          </table:table-cell>
          <table:table-cell table:style-name="ce14" office:value-type="float" office:value="0.00615625">
            <text:p>.0062</text:p>
          </table:table-cell>
          <table:table-cell table:number-columns-repeated="2"/>
          <table:table-cell table:style-name="ce8" office:value-type="string">
            <text:p>Cube 1</text:p>
          </table:table-cell>
          <table:table-cell table:style-name="ce32" table:formula="of:=IF([.$B64]&gt;[.$C53];[.D$53];1-[.D$53]) * IF([.$C64]&gt;[.$C$54];[.D$54];1-[.D$54]) * IF([.$D64]&lt;[.$C$55];[.D$55];1-[.D$55]) * IF([.$E64]&gt;[.$C$56];[.D$56];1-[.D$56]) * IF([.$F64]&lt;[.$C$57];[.D$57];1-[.D$57]) * IF([.$G64]&gt;[.$C$58];[.D$58];1-[.D$58]) * IF([.$H64]&gt;[.$C$59];[.D$59];1-[.D$59])" office:value-type="float" office:value="0.199146402522973">
            <text:p>0.1991464025</text:p>
          </table:table-cell>
          <table:table-cell table:style-name="ce32" table:formula="of:=IF([.$B64]&gt;[.$C53];[.E$53];1-[.E$53]) * IF([.$C64]&gt;[.$C$54];[.E$54];1-[.E$54]) * IF([.$D64]&lt;[.$C$55];[.E$55];1-[.E$55]) * IF([.$E64]&gt;[.$C$56];[.E$56];1-[.E$56]) * IF([.$F64]&lt;[.$C$57];[.E$57];1-[.E$57]) * IF([.$G64]&gt;[.$C$58];[.E$58];1-[.E$58]) * IF([.$H64]&gt;[.$C$59];[.E$59];1-[.E$59])" office:value-type="float" office:value="0.000313250431081901">
            <text:p>0.0003132504</text:p>
          </table:table-cell>
          <table:table-cell table:style-name="ce32" table:formula="of:=IF([.$B64]&gt;[.$C53];[.F$53];1-[.F$53]) * IF([.$C64]&gt;[.$C$54];[.F$54];1-[.F$54]) * IF([.$D64]&lt;[.$C$55];[.F$55];1-[.F$55]) * IF([.$E64]&gt;[.$C$56];[.F$56];1-[.F$56]) * IF([.$F64]&lt;[.$C$57];[.F$57];1-[.F$57]) * IF([.$G64]&gt;[.$C$58];[.F$58];1-[.F$58]) * IF([.$H64]&gt;[.$C$59];[.F$59];1-[.F$59])" office:value-type="float" office:value="0.0248620897755187">
            <text:p>0.0248620898</text:p>
          </table:table-cell>
          <table:table-cell table:style-name="ce32" table:formula="of:=IF([.$B64]&gt;[.$C53];[.G$53];1-[.G$53]) * IF([.$C64]&gt;[.$C$54];[.G$54];1-[.G$54]) * IF([.$D64]&lt;[.$C$55];[.G$55];1-[.G$55]) * IF([.$E64]&gt;[.$C$56];[.G$56];1-[.G$56]) * IF([.$F64]&lt;[.$C$57];[.G$57];1-[.G$57]) * IF([.$G64]&gt;[.$C$58];[.G$58];1-[.G$58]) * IF([.$H64]&gt;[.$C$59];[.G$59];1-[.G$59])" office:value-type="float" office:value="0">
            <text:p>0</text:p>
          </table:table-cell>
          <table:table-cell office:value-type="string">
            <text:p>Cub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Cube 2</text:p>
          </table:table-cell>
          <table:table-cell table:style-name="Default" office:value-type="float" office:value="7369">
            <text:p>7369</text:p>
          </table:table-cell>
          <table:table-cell table:style-name="ce15" office:value-type="float" office:value="0.0153520833333">
            <text:p>.0154</text:p>
          </table:table-cell>
          <table:table-cell table:style-name="ce15" office:value-type="float" office:value="0.729033333333">
            <text:p>.7290</text:p>
          </table:table-cell>
          <table:table-cell table:style-name="ce15" office:value-type="float" office:value="0.0945625">
            <text:p>.0946</text:p>
          </table:table-cell>
          <table:table-cell table:style-name="ce15" office:value-type="float" office:value="0.46035">
            <text:p>.4604</text:p>
          </table:table-cell>
          <table:table-cell table:style-name="ce15" office:value-type="float" office:value="0.180370833333">
            <text:p>.1804</text:p>
          </table:table-cell>
          <table:table-cell table:style-name="ce14" office:value-type="float" office:value="0.00660833333333">
            <text:p>.0066</text:p>
          </table:table-cell>
          <table:table-cell table:number-columns-repeated="2"/>
          <table:table-cell table:style-name="ce8" office:value-type="string">
            <text:p>Cube 2</text:p>
          </table:table-cell>
          <table:table-cell table:style-name="ce32" table:formula="of:=IF([.$B65]&gt;[.$C53];[.D$53];1-[.D$53]) * IF([.$C65]&gt;[.$C$54];[.D$54];1-[.D$54]) * IF([.$D65]&lt;[.$C$55];[.D$55];1-[.D$55]) * IF([.$E65]&gt;[.$C$56];[.D$56];1-[.D$56]) * IF([.$F65]&lt;[.$C$57];[.D$57];1-[.D$57]) * IF([.$G65]&gt;[.$C$58];[.D$58];1-[.D$58]) * IF([.$H65]&gt;[.$C$59];[.D$59];1-[.D$59])" office:value-type="float" office:value="0.199146402522973">
            <text:p>0.1991464025</text:p>
          </table:table-cell>
          <table:table-cell table:style-name="ce32" table:formula="of:=IF([.$B65]&gt;[.$C53];[.E$53];1-[.E$53]) * IF([.$C65]&gt;[.$C$54];[.E$54];1-[.E$54]) * IF([.$D65]&lt;[.$C$55];[.E$55];1-[.E$55]) * IF([.$E65]&gt;[.$C$56];[.E$56];1-[.E$56]) * IF([.$F65]&lt;[.$C$57];[.E$57];1-[.E$57]) * IF([.$G65]&gt;[.$C$58];[.E$58];1-[.E$58]) * IF([.$H65]&gt;[.$C$59];[.E$59];1-[.E$59])" office:value-type="float" office:value="0.000313250431081901">
            <text:p>0.0003132504</text:p>
          </table:table-cell>
          <table:table-cell table:style-name="ce32" table:formula="of:=IF([.$B65]&gt;[.$C53];[.F$53];1-[.F$53]) * IF([.$C65]&gt;[.$C$54];[.F$54];1-[.F$54]) * IF([.$D65]&lt;[.$C$55];[.F$55];1-[.F$55]) * IF([.$E65]&gt;[.$C$56];[.F$56];1-[.F$56]) * IF([.$F65]&lt;[.$C$57];[.F$57];1-[.F$57]) * IF([.$G65]&gt;[.$C$58];[.F$58];1-[.F$58]) * IF([.$H65]&gt;[.$C$59];[.F$59];1-[.F$59])" office:value-type="float" office:value="0.0248620897755187">
            <text:p>0.0248620898</text:p>
          </table:table-cell>
          <table:table-cell table:style-name="ce32" table:formula="of:=IF([.$B65]&gt;[.$C53];[.G$53];1-[.G$53]) * IF([.$C65]&gt;[.$C$54];[.G$54];1-[.G$54]) * IF([.$D65]&lt;[.$C$55];[.G$55];1-[.G$55]) * IF([.$E65]&gt;[.$C$56];[.G$56];1-[.G$56]) * IF([.$F65]&lt;[.$C$57];[.G$57];1-[.G$57]) * IF([.$G65]&gt;[.$C$58];[.G$58];1-[.G$58]) * IF([.$H65]&gt;[.$C$59];[.G$59];1-[.G$59])" office:value-type="float" office:value="0">
            <text:p>0</text:p>
          </table:table-cell>
          <table:table-cell office:value-type="string">
            <text:p>Cub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Cube 3</text:p>
          </table:table-cell>
          <table:table-cell table:style-name="Default" office:value-type="float" office:value="7546">
            <text:p>7546</text:p>
          </table:table-cell>
          <table:table-cell table:style-name="ce15" office:value-type="float" office:value="0.0157208333333">
            <text:p>.0157</text:p>
          </table:table-cell>
          <table:table-cell table:style-name="ce15" office:value-type="float" office:value="0.730033333333">
            <text:p>.7300</text:p>
          </table:table-cell>
          <table:table-cell table:style-name="ce15" office:value-type="float" office:value="0.0934583333333">
            <text:p>.0935</text:p>
          </table:table-cell>
          <table:table-cell table:style-name="ce15" office:value-type="float" office:value="0.482483333333">
            <text:p>.4825</text:p>
          </table:table-cell>
          <table:table-cell table:style-name="ce15" office:value-type="float" office:value="0.173958333333">
            <text:p>.1740</text:p>
          </table:table-cell>
          <table:table-cell table:style-name="ce14" office:value-type="float" office:value="0.00633541666667">
            <text:p>.0063</text:p>
          </table:table-cell>
          <table:table-cell table:number-columns-repeated="2"/>
          <table:table-cell table:style-name="ce8" office:value-type="string">
            <text:p>Cube 3</text:p>
          </table:table-cell>
          <table:table-cell table:style-name="ce32" table:formula="of:=IF([.$B66]&gt;[.$C53];[.D$53];1-[.D$53]) * IF([.$C66]&gt;[.$C$54];[.D$54];1-[.D$54]) * IF([.$D66]&lt;[.$C$55];[.D$55];1-[.D$55]) * IF([.$E66]&gt;[.$C$56];[.D$56];1-[.D$56]) * IF([.$F66]&lt;[.$C$57];[.D$57];1-[.D$57]) * IF([.$G66]&gt;[.$C$58];[.D$58];1-[.D$58]) * IF([.$H66]&gt;[.$C$59];[.D$59];1-[.D$59])" office:value-type="float" office:value="0.199146402522973">
            <text:p>0.1991464025</text:p>
          </table:table-cell>
          <table:table-cell table:style-name="ce32" table:formula="of:=IF([.$B66]&gt;[.$C53];[.E$53];1-[.E$53]) * IF([.$C66]&gt;[.$C$54];[.E$54];1-[.E$54]) * IF([.$D66]&lt;[.$C$55];[.E$55];1-[.E$55]) * IF([.$E66]&gt;[.$C$56];[.E$56];1-[.E$56]) * IF([.$F66]&lt;[.$C$57];[.E$57];1-[.E$57]) * IF([.$G66]&gt;[.$C$58];[.E$58];1-[.E$58]) * IF([.$H66]&gt;[.$C$59];[.E$59];1-[.E$59])" office:value-type="float" office:value="0.000313250431081901">
            <text:p>0.0003132504</text:p>
          </table:table-cell>
          <table:table-cell table:style-name="ce32" table:formula="of:=IF([.$B66]&gt;[.$C53];[.F$53];1-[.F$53]) * IF([.$C66]&gt;[.$C$54];[.F$54];1-[.F$54]) * IF([.$D66]&lt;[.$C$55];[.F$55];1-[.F$55]) * IF([.$E66]&gt;[.$C$56];[.F$56];1-[.F$56]) * IF([.$F66]&lt;[.$C$57];[.F$57];1-[.F$57]) * IF([.$G66]&gt;[.$C$58];[.F$58];1-[.F$58]) * IF([.$H66]&gt;[.$C$59];[.F$59];1-[.F$59])" office:value-type="float" office:value="0.0248620897755187">
            <text:p>0.0248620898</text:p>
          </table:table-cell>
          <table:table-cell table:style-name="ce32" table:formula="of:=IF([.$B66]&gt;[.$C53];[.G$53];1-[.G$53]) * IF([.$C66]&gt;[.$C$54];[.G$54];1-[.G$54]) * IF([.$D66]&lt;[.$C$55];[.G$55];1-[.G$55]) * IF([.$E66]&gt;[.$C$56];[.G$56];1-[.G$56]) * IF([.$F66]&lt;[.$C$57];[.G$57];1-[.G$57]) * IF([.$G66]&gt;[.$C$58];[.G$58];1-[.G$58]) * IF([.$H66]&gt;[.$C$59];[.G$59];1-[.G$59])" office:value-type="float" office:value="0">
            <text:p>0</text:p>
          </table:table-cell>
          <table:table-cell office:value-type="string">
            <text:p>Cub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Cube 4</text:p>
          </table:table-cell>
          <table:table-cell table:style-name="Default" office:value-type="float" office:value="8352">
            <text:p>8352</text:p>
          </table:table-cell>
          <table:table-cell table:style-name="ce15" office:value-type="float" office:value="0.0174">
            <text:p>.0174</text:p>
          </table:table-cell>
          <table:table-cell table:style-name="ce15" office:value-type="float" office:value="0.698816666667">
            <text:p>.6988</text:p>
          </table:table-cell>
          <table:table-cell table:style-name="ce15" office:value-type="float" office:value="0.102358333333">
            <text:p>.1024</text:p>
          </table:table-cell>
          <table:table-cell table:style-name="ce15" office:value-type="float" office:value="0.453329166667">
            <text:p>.4533</text:p>
          </table:table-cell>
          <table:table-cell table:style-name="ce15" office:value-type="float" office:value="0.1833875">
            <text:p>.1834</text:p>
          </table:table-cell>
          <table:table-cell table:style-name="ce14" office:value-type="float" office:value="0.00855833333333">
            <text:p>.0086</text:p>
          </table:table-cell>
          <table:table-cell table:number-columns-repeated="2"/>
          <table:table-cell table:style-name="ce8" office:value-type="string">
            <text:p>Cube 4</text:p>
          </table:table-cell>
          <table:table-cell table:style-name="ce32" table:formula="of:=IF([.$B67]&gt;[.$C53];[.D$53];1-[.D$53]) * IF([.$C67]&gt;[.$C$54];[.D$54];1-[.D$54]) * IF([.$D67]&lt;[.$C$55];[.D$55];1-[.D$55]) * IF([.$E67]&gt;[.$C$56];[.D$56];1-[.D$56]) * IF([.$F67]&lt;[.$C$57];[.D$57];1-[.D$57]) * IF([.$G67]&gt;[.$C$58];[.D$58];1-[.D$58]) * IF([.$H67]&gt;[.$C$59];[.D$59];1-[.D$59])" office:value-type="float" office:value="0.113797944298842">
            <text:p>0.1137979443</text:p>
          </table:table-cell>
          <table:table-cell table:style-name="ce32" table:formula="of:=IF([.$B67]&gt;[.$C53];[.E$53];1-[.E$53]) * IF([.$C67]&gt;[.$C$54];[.E$54];1-[.E$54]) * IF([.$D67]&lt;[.$C$55];[.E$55];1-[.E$55]) * IF([.$E67]&gt;[.$C$56];[.E$56];1-[.E$56]) * IF([.$F67]&lt;[.$C$57];[.E$57];1-[.E$57]) * IF([.$G67]&gt;[.$C$58];[.E$58];1-[.E$58]) * IF([.$H67]&gt;[.$C$59];[.E$59];1-[.E$59])" office:value-type="float" office:value="0.000268500369498772">
            <text:p>0.0002685004</text:p>
          </table:table-cell>
          <table:table-cell table:style-name="ce32" table:formula="of:=IF([.$B67]&gt;[.$C53];[.F$53];1-[.F$53]) * IF([.$C67]&gt;[.$C$54];[.F$54];1-[.F$54]) * IF([.$D67]&lt;[.$C$55];[.F$55];1-[.F$55]) * IF([.$E67]&gt;[.$C$56];[.F$56];1-[.F$56]) * IF([.$F67]&lt;[.$C$57];[.F$57];1-[.F$57]) * IF([.$G67]&gt;[.$C$58];[.F$58];1-[.F$58]) * IF([.$H67]&gt;[.$C$59];[.F$59];1-[.F$59])" office:value-type="float" office:value="0.0447517615959337">
            <text:p>0.0447517616</text:p>
          </table:table-cell>
          <table:table-cell table:style-name="ce32" table:formula="of:=IF([.$B67]&gt;[.$C53];[.G$53];1-[.G$53]) * IF([.$C67]&gt;[.$C$54];[.G$54];1-[.G$54]) * IF([.$D67]&lt;[.$C$55];[.G$55];1-[.G$55]) * IF([.$E67]&gt;[.$C$56];[.G$56];1-[.G$56]) * IF([.$F67]&lt;[.$C$57];[.G$57];1-[.G$57]) * IF([.$G67]&gt;[.$C$58];[.G$58];1-[.G$58]) * IF([.$H67]&gt;[.$C$59];[.G$59];1-[.G$59])" office:value-type="float" office:value="0.00238433788054715">
            <text:p>0.0023843379</text:p>
          </table:table-cell>
          <table:table-cell table:style-name="Default" office:value-type="string">
            <text:p>Cub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Cube 5</text:p>
          </table:table-cell>
          <table:table-cell table:style-name="Default" office:value-type="float" office:value="8838">
            <text:p>8838</text:p>
          </table:table-cell>
          <table:table-cell table:style-name="ce15" office:value-type="float" office:value="0.0184125">
            <text:p>.0184</text:p>
          </table:table-cell>
          <table:table-cell table:style-name="ce15" office:value-type="float" office:value="0.763325">
            <text:p>.7633</text:p>
          </table:table-cell>
          <table:table-cell table:style-name="ce15" office:value-type="float" office:value="0.0855916666667">
            <text:p>.0856</text:p>
          </table:table-cell>
          <table:table-cell table:style-name="ce15" office:value-type="float" office:value="0.492154166667">
            <text:p>.4922</text:p>
          </table:table-cell>
          <table:table-cell table:style-name="ce15" office:value-type="float" office:value="0.171933333333">
            <text:p>.1719</text:p>
          </table:table-cell>
          <table:table-cell table:style-name="ce14" office:value-type="float" office:value="0.00649375">
            <text:p>.0065</text:p>
          </table:table-cell>
          <table:table-cell table:number-columns-repeated="2"/>
          <table:table-cell table:style-name="ce8" office:value-type="string">
            <text:p>Cube 5</text:p>
          </table:table-cell>
          <table:table-cell table:style-name="ce32" table:formula="of:=IF([.$B68]&gt;[.$C53];[.D$53];1-[.D$53]) * IF([.$C68]&gt;[.$C$54];[.D$54];1-[.D$54]) * IF([.$D68]&lt;[.$C$55];[.D$55];1-[.D$55]) * IF([.$E68]&gt;[.$C$56];[.D$56];1-[.D$56]) * IF([.$F68]&lt;[.$C$57];[.D$57];1-[.D$57]) * IF([.$G68]&gt;[.$C$58];[.D$58];1-[.D$58]) * IF([.$H68]&gt;[.$C$59];[.D$59];1-[.D$59])" office:value-type="float" office:value="0.113797944298842">
            <text:p>0.1137979443</text:p>
          </table:table-cell>
          <table:table-cell table:style-name="ce32" table:formula="of:=IF([.$B68]&gt;[.$C53];[.E$53];1-[.E$53]) * IF([.$C68]&gt;[.$C$54];[.E$54];1-[.E$54]) * IF([.$D68]&lt;[.$C$55];[.E$55];1-[.E$55]) * IF([.$E68]&gt;[.$C$56];[.E$56];1-[.E$56]) * IF([.$F68]&lt;[.$C$57];[.E$57];1-[.E$57]) * IF([.$G68]&gt;[.$C$58];[.E$58];1-[.E$58]) * IF([.$H68]&gt;[.$C$59];[.E$59];1-[.E$59])" office:value-type="float" office:value="0.00375900517298281">
            <text:p>0.0037590052</text:p>
          </table:table-cell>
          <table:table-cell table:style-name="ce32" table:formula="of:=IF([.$B68]&gt;[.$C53];[.F$53];1-[.F$53]) * IF([.$C68]&gt;[.$C$54];[.F$54];1-[.F$54]) * IF([.$D68]&lt;[.$C$55];[.F$55];1-[.F$55]) * IF([.$E68]&gt;[.$C$56];[.F$56];1-[.F$56]) * IF([.$F68]&lt;[.$C$57];[.F$57];1-[.F$57]) * IF([.$G68]&gt;[.$C$58];[.F$58];1-[.F$58]) * IF([.$H68]&gt;[.$C$59];[.F$59];1-[.F$59])" office:value-type="float" office:value="0.0447517615959337">
            <text:p>0.0447517616</text:p>
          </table:table-cell>
          <table:table-cell table:style-name="ce32" table:formula="of:=IF([.$B68]&gt;[.$C53];[.G$53];1-[.G$53]) * IF([.$C68]&gt;[.$C$54];[.G$54];1-[.G$54]) * IF([.$D68]&lt;[.$C$55];[.G$55];1-[.G$55]) * IF([.$E68]&gt;[.$C$56];[.G$56];1-[.G$56]) * IF([.$F68]&lt;[.$C$57];[.G$57];1-[.G$57]) * IF([.$G68]&gt;[.$C$58];[.G$58];1-[.G$58]) * IF([.$H68]&gt;[.$C$59];[.G$59];1-[.G$59])" office:value-type="float" office:value="0">
            <text:p>0</text:p>
          </table:table-cell>
          <table:table-cell table:style-name="Default" office:value-type="string">
            <text:p>Cub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teve 1</text:p>
          </table:table-cell>
          <table:table-cell table:style-name="Default" office:value-type="float" office:value="9173">
            <text:p>9173</text:p>
          </table:table-cell>
          <table:table-cell table:style-name="ce15" office:value-type="float" office:value="0.0191104166667">
            <text:p>.0191</text:p>
          </table:table-cell>
          <table:table-cell table:style-name="ce15" office:value-type="float" office:value="0.690120833333">
            <text:p>.6901</text:p>
          </table:table-cell>
          <table:table-cell table:style-name="ce15" office:value-type="float" office:value="0.108441666667">
            <text:p>.1084</text:p>
          </table:table-cell>
          <table:table-cell table:style-name="ce15" office:value-type="float" office:value="0.3932125">
            <text:p>.3932</text:p>
          </table:table-cell>
          <table:table-cell table:style-name="ce15" office:value-type="float" office:value="0.200625">
            <text:p>.2006</text:p>
          </table:table-cell>
          <table:table-cell table:style-name="ce14" office:value-type="float" office:value="0.0069875">
            <text:p>.0070</text:p>
          </table:table-cell>
          <table:table-cell table:number-columns-repeated="2"/>
          <table:table-cell table:style-name="ce9" office:value-type="string">
            <text:p>Steve 1</text:p>
          </table:table-cell>
          <table:table-cell table:style-name="ce9" table:formula="of:=IF([.$B69]&gt;[.$C53];[.D$53];1-[.D$53]) * IF([.$C69]&gt;[.$C$54];[.D$54];1-[.D$54]) * IF([.$D69]&lt;[.$C$55];[.D$55];1-[.D$55]) * IF([.$E69]&gt;[.$C$56];[.D$56];1-[.D$56])*  IF([.$F69]&lt;[.$C$57];[.D$57];1-[.D$57]) * IF([.$G69]&gt;[.$C$58];[.D$58];1-[.D$58]) * IF([.$H69]&gt;[.$C$59];[.D$59];1-[.D$59])" office:value-type="float" office:value="0.000948316202490346">
            <text:p>0.0009483162</text:p>
          </table:table-cell>
          <table:table-cell table:style-name="ce9" table:formula="of:=IF([.$B69]&gt;[.$C53];[.E$53];1-[.E$53]) * IF([.$C69]&gt;[.$C$54];[.E$54];1-[.E$54]) * IF([.$D69]&lt;[.$C$55];[.E$55];1-[.E$55]) * IF([.$E69]&gt;[.$C$56];[.E$56];1-[.E$56])*  IF([.$F69]&lt;[.$C$57];[.E$57];1-[.E$57]) * IF([.$G69]&gt;[.$C$58];[.E$58];1-[.E$58]) * IF([.$H69]&gt;[.$C$59];[.E$59];1-[.E$59])" office:value-type="float" office:value="0.118408662948959">
            <text:p>0.1184086629</text:p>
          </table:table-cell>
          <table:table-cell table:style-name="ce9" table:formula="of:=IF([.$B69]&gt;[.$C53];[.F$53];1-[.F$53]) * IF([.$C69]&gt;[.$C$54];[.F$54];1-[.F$54]) * IF([.$D69]&lt;[.$C$55];[.F$55];1-[.F$55]) * IF([.$E69]&gt;[.$C$56];[.F$56];1-[.F$56])*  IF([.$F69]&lt;[.$C$57];[.F$57];1-[.F$57]) * IF([.$G69]&gt;[.$C$58];[.F$58];1-[.F$58]) * IF([.$H69]&gt;[.$C$59];[.F$59];1-[.F$59])" office:value-type="float" office:value="0.0034424431996872">
            <text:p>0.0034424432</text:p>
          </table:table-cell>
          <table:table-cell table:style-name="ce9" table:formula="of:=IF([.$B69]&gt;[.$C53];[.G$53];1-[.G$53]) * IF([.$C69]&gt;[.$C$54];[.G$54];1-[.G$54]) * IF([.$D69]&lt;[.$C$55];[.G$55];1-[.G$55]) * IF([.$E69]&gt;[.$C$56];[.G$56];1-[.G$56])*  IF([.$F69]&lt;[.$C$57];[.G$57];1-[.G$57]) * IF([.$G69]&gt;[.$C$58];[.G$58];1-[.G$58]) * IF([.$H69]&gt;[.$C$59];[.G$59];1-[.G$59])" office:value-type="float" office:value="0">
            <text:p>0</text:p>
          </table:table-cell>
          <table:table-cell office:value-type="string">
            <text:p>Stev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teve 2</text:p>
          </table:table-cell>
          <table:table-cell table:style-name="Default" office:value-type="float" office:value="8407">
            <text:p>8407</text:p>
          </table:table-cell>
          <table:table-cell table:style-name="ce15" office:value-type="float" office:value="0.0175145833333">
            <text:p>.0175</text:p>
          </table:table-cell>
          <table:table-cell table:style-name="ce15" office:value-type="float" office:value="0.743108333333">
            <text:p>.7431</text:p>
          </table:table-cell>
          <table:table-cell table:style-name="ce15" office:value-type="float" office:value="0.0915583333333">
            <text:p>.0916</text:p>
          </table:table-cell>
          <table:table-cell table:style-name="ce15" office:value-type="float" office:value="0.398854166667">
            <text:p>.3989</text:p>
          </table:table-cell>
          <table:table-cell table:style-name="ce15" office:value-type="float" office:value="0.198708333333">
            <text:p>.1987</text:p>
          </table:table-cell>
          <table:table-cell table:style-name="ce14" office:value-type="float" office:value="0.00620208333333">
            <text:p>.0062</text:p>
          </table:table-cell>
          <table:table-cell table:number-columns-repeated="2"/>
          <table:table-cell table:style-name="ce9" office:value-type="string">
            <text:p>Steve 2</text:p>
          </table:table-cell>
          <table:table-cell table:style-name="ce9" table:formula="of:=IF([.$B70]&gt;[.$C53];[.D$53];1-[.D$53]) * IF([.$C70]&gt;[.$C$54];[.D$54];1-[.D$54]) * IF([.$D70]&lt;[.$C$55];[.D$55];1-[.D$55]) * IF([.$E70]&gt;[.$C$56];[.D$56];1-[.D$56])*  IF([.$F70]&lt;[.$C$57];[.D$57];1-[.D$57]) * IF([.$G70]&gt;[.$C$58];[.D$58];1-[.D$58]) * IF([.$H70]&gt;[.$C$59];[.D$59];1-[.D$59])" office:value-type="float" office:value="0.00426742291120656">
            <text:p>0.0042674229</text:p>
          </table:table-cell>
          <table:table-cell table:style-name="ce9" table:formula="of:=IF([.$B70]&gt;[.$C53];[.E$53];1-[.E$53]) * IF([.$C70]&gt;[.$C$54];[.E$54];1-[.E$54]) * IF([.$D70]&lt;[.$C$55];[.E$55];1-[.E$55]) * IF([.$E70]&gt;[.$C$56];[.E$56];1-[.E$56])*  IF([.$F70]&lt;[.$C$57];[.E$57];1-[.E$57]) * IF([.$G70]&gt;[.$C$58];[.E$58];1-[.E$58]) * IF([.$H70]&gt;[.$C$59];[.E$59];1-[.E$59])" office:value-type="float" office:value="0.101493139670536">
            <text:p>0.1014931397</text:p>
          </table:table-cell>
          <table:table-cell table:style-name="ce9" table:formula="of:=IF([.$B70]&gt;[.$C53];[.F$53];1-[.F$53]) * IF([.$C70]&gt;[.$C$54];[.F$54];1-[.F$54]) * IF([.$D70]&lt;[.$C$55];[.F$55];1-[.F$55]) * IF([.$E70]&gt;[.$C$56];[.F$56];1-[.F$56])*  IF([.$F70]&lt;[.$C$57];[.F$57];1-[.F$57]) * IF([.$G70]&gt;[.$C$58];[.F$58];1-[.F$58]) * IF([.$H70]&gt;[.$C$59];[.F$59];1-[.F$59])" office:value-type="float" office:value="0.00458992426624961">
            <text:p>0.0045899243</text:p>
          </table:table-cell>
          <table:table-cell table:style-name="ce9" table:formula="of:=IF([.$B70]&gt;[.$C53];[.G$53];1-[.G$53]) * IF([.$C70]&gt;[.$C$54];[.G$54];1-[.G$54]) * IF([.$D70]&lt;[.$C$55];[.G$55];1-[.G$55]) * IF([.$E70]&gt;[.$C$56];[.G$56];1-[.G$56])*  IF([.$F70]&lt;[.$C$57];[.G$57];1-[.G$57]) * IF([.$G70]&gt;[.$C$58];[.G$58];1-[.G$58]) * IF([.$H70]&gt;[.$C$59];[.G$59];1-[.G$59])" office:value-type="float" office:value="0">
            <text:p>0</text:p>
          </table:table-cell>
          <table:table-cell office:value-type="string">
            <text:p>Stev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teve 3</text:p>
          </table:table-cell>
          <table:table-cell table:style-name="Default" office:value-type="float" office:value="8329">
            <text:p>8329</text:p>
          </table:table-cell>
          <table:table-cell table:style-name="ce15" office:value-type="float" office:value="0.0173520833333">
            <text:p>.0174</text:p>
          </table:table-cell>
          <table:table-cell table:style-name="ce15" office:value-type="float" office:value="0.7572">
            <text:p>.7572</text:p>
          </table:table-cell>
          <table:table-cell table:style-name="ce15" office:value-type="float" office:value="0.0927916666667">
            <text:p>.0928</text:p>
          </table:table-cell>
          <table:table-cell table:style-name="ce15" office:value-type="float" office:value="0.4260875">
            <text:p>.4261</text:p>
          </table:table-cell>
          <table:table-cell table:style-name="ce15" office:value-type="float" office:value="0.191441666667">
            <text:p>.1914</text:p>
          </table:table-cell>
          <table:table-cell table:style-name="ce14" office:value-type="float" office:value="0.00553958333333">
            <text:p>.0055</text:p>
          </table:table-cell>
          <table:table-cell table:number-columns-repeated="2"/>
          <table:table-cell table:style-name="ce9" office:value-type="string">
            <text:p>Steve 3</text:p>
          </table:table-cell>
          <table:table-cell table:style-name="ce9" table:formula="of:=IF([.$B69]&gt;[.$C53];[.D$53];1-[.D$53]) * IF([.$C69]&gt;[.$C$54];[.D$54];1-[.D$54]) * IF([.$D69]&lt;[.$C$55];[.D$55];1-[.D$55]) * IF([.$E69]&gt;[.$C$56];[.D$56];1-[.D$56])*  IF([.$F69]&lt;[.$C$57];[.D$57];1-[.D$57]) * IF([.$G69]&gt;[.$C$58];[.D$58];1-[.D$58]) * IF([.$H69]&gt;[.$C$59];[.D$59];1-[.D$59])" office:value-type="float" office:value="0.000948316202490346">
            <text:p>0.0009483162</text:p>
          </table:table-cell>
          <table:table-cell table:style-name="ce9" table:formula="of:=IF([.$B69]&gt;[.$C53];[.E$53];1-[.E$53]) * IF([.$C69]&gt;[.$C$54];[.E$54];1-[.E$54]) * IF([.$D69]&lt;[.$C$55];[.E$55];1-[.E$55]) * IF([.$E69]&gt;[.$C$56];[.E$56];1-[.E$56])*  IF([.$F69]&lt;[.$C$57];[.E$57];1-[.E$57]) * IF([.$G69]&gt;[.$C$58];[.E$58];1-[.E$58]) * IF([.$H69]&gt;[.$C$59];[.E$59];1-[.E$59])" office:value-type="float" office:value="0.118408662948959">
            <text:p>0.1184086629</text:p>
          </table:table-cell>
          <table:table-cell table:style-name="ce9" table:formula="of:=IF([.$B69]&gt;[.$C53];[.F$53];1-[.F$53]) * IF([.$C69]&gt;[.$C$54];[.F$54];1-[.F$54]) * IF([.$D69]&lt;[.$C$55];[.F$55];1-[.F$55]) * IF([.$E69]&gt;[.$C$56];[.F$56];1-[.F$56])*  IF([.$F69]&lt;[.$C$57];[.F$57];1-[.F$57]) * IF([.$G69]&gt;[.$C$58];[.F$58];1-[.F$58]) * IF([.$H69]&gt;[.$C$59];[.F$59];1-[.F$59])" office:value-type="float" office:value="0.0034424431996872">
            <text:p>0.0034424432</text:p>
          </table:table-cell>
          <table:table-cell table:style-name="ce9" table:formula="of:=IF([.$B69]&gt;[.$C53];[.G$53];1-[.G$53]) * IF([.$C69]&gt;[.$C$54];[.G$54];1-[.G$54]) * IF([.$D69]&lt;[.$C$55];[.G$55];1-[.G$55]) * IF([.$E69]&gt;[.$C$56];[.G$56];1-[.G$56])*  IF([.$F69]&lt;[.$C$57];[.G$57];1-[.G$57]) * IF([.$G69]&gt;[.$C$58];[.G$58];1-[.G$58]) * IF([.$H69]&gt;[.$C$59];[.G$59];1-[.G$59])" office:value-type="float" office:value="0">
            <text:p>0</text:p>
          </table:table-cell>
          <table:table-cell office:value-type="string">
            <text:p>Stev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teve 4</text:p>
          </table:table-cell>
          <table:table-cell table:style-name="Default" office:value-type="float" office:value="9173">
            <text:p>9173</text:p>
          </table:table-cell>
          <table:table-cell table:style-name="ce15" office:value-type="float" office:value="0.0191104166667">
            <text:p>.0191</text:p>
          </table:table-cell>
          <table:table-cell table:style-name="ce15" office:value-type="float" office:value="0.738725">
            <text:p>.7387</text:p>
          </table:table-cell>
          <table:table-cell table:style-name="ce15" office:value-type="float" office:value="0.0939916666667">
            <text:p>.0940</text:p>
          </table:table-cell>
          <table:table-cell table:style-name="ce15" office:value-type="float" office:value="0.410216666667">
            <text:p>.4102</text:p>
          </table:table-cell>
          <table:table-cell table:style-name="ce15" office:value-type="float" office:value="0.190758333333">
            <text:p>.1908</text:p>
          </table:table-cell>
          <table:table-cell table:style-name="ce14" office:value-type="float" office:value="0.00436666666667">
            <text:p>.0044</text:p>
          </table:table-cell>
          <table:table-cell table:number-columns-repeated="2"/>
          <table:table-cell table:style-name="ce9" office:value-type="string">
            <text:p>Steve 4</text:p>
          </table:table-cell>
          <table:table-cell table:style-name="ce9" table:formula="of:=IF([.$B72]&gt;[.$C53];[.D$53];1-[.D$53]) * IF([.$C72]&gt;[.$C$54];[.D$54];1-[.D$54]) * IF([.$D72]&lt;[.$C$55];[.D$55];1-[.D$55]) * IF([.$E72]&gt;[.$C$56];[.D$56];1-[.D$56])*  IF([.$F72]&lt;[.$C$57];[.D$57];1-[.D$57]) * IF([.$G72]&gt;[.$C$58];[.D$58];1-[.D$58]) * IF([.$H72]&gt;[.$C$59];[.D$59];1-[.D$59])" office:value-type="float" office:value="0.0426742291120656">
            <text:p>0.0426742291</text:p>
          </table:table-cell>
          <table:table-cell table:style-name="ce9" table:formula="of:=IF([.$B72]&gt;[.$C53];[.E$53];1-[.E$53]) * IF([.$C72]&gt;[.$C$54];[.E$54];1-[.E$54]) * IF([.$D72]&lt;[.$C$55];[.E$55];1-[.E$55]) * IF([.$E72]&gt;[.$C$56];[.E$56];1-[.E$56])*  IF([.$F72]&lt;[.$C$57];[.E$57];1-[.E$57]) * IF([.$G72]&gt;[.$C$58];[.E$58];1-[.E$58]) * IF([.$H72]&gt;[.$C$59];[.E$59];1-[.E$59])" office:value-type="float" office:value="0.0451080620757938">
            <text:p>0.0451080621</text:p>
          </table:table-cell>
          <table:table-cell table:style-name="ce9" table:formula="of:=IF([.$B72]&gt;[.$C53];[.F$53];1-[.F$53]) * IF([.$C72]&gt;[.$C$54];[.F$54];1-[.F$54]) * IF([.$D72]&lt;[.$C$55];[.F$55];1-[.F$55]) * IF([.$E72]&gt;[.$C$56];[.F$56];1-[.F$56])*  IF([.$F72]&lt;[.$C$57];[.F$57];1-[.F$57]) * IF([.$G72]&gt;[.$C$58];[.F$58];1-[.F$58]) * IF([.$H72]&gt;[.$C$59];[.F$59];1-[.F$59])" office:value-type="float" office:value="0.0596690154612449">
            <text:p>0.0596690155</text:p>
          </table:table-cell>
          <table:table-cell table:style-name="ce9" table:formula="of:=IF([.$B72]&gt;[.$C53];[.G$53];1-[.G$53]) * IF([.$C72]&gt;[.$C$54];[.G$54];1-[.G$54]) * IF([.$D72]&lt;[.$C$55];[.G$55];1-[.G$55]) * IF([.$E72]&gt;[.$C$56];[.G$56];1-[.G$56])*  IF([.$F72]&lt;[.$C$57];[.G$57];1-[.G$57]) * IF([.$G72]&gt;[.$C$58];[.G$58];1-[.G$58]) * IF([.$H72]&gt;[.$C$59];[.G$59];1-[.G$59])" office:value-type="float" office:value="0">
            <text:p>0</text:p>
          </table:table-cell>
          <table:table-cell office:value-type="string">
            <text:p>Sydney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teve 5</text:p>
          </table:table-cell>
          <table:table-cell table:style-name="Default" office:value-type="float" office:value="11631">
            <text:p>11631</text:p>
          </table:table-cell>
          <table:table-cell table:style-name="ce15" office:value-type="float" office:value="0.02423125">
            <text:p>.0242</text:p>
          </table:table-cell>
          <table:table-cell table:style-name="ce15" office:value-type="float" office:value="0.672979166667">
            <text:p>.6730</text:p>
          </table:table-cell>
          <table:table-cell table:style-name="ce15" office:value-type="float" office:value="0.1116375">
            <text:p>.1116</text:p>
          </table:table-cell>
          <table:table-cell table:style-name="ce15" office:value-type="float" office:value="0.41205">
            <text:p>.4121</text:p>
          </table:table-cell>
          <table:table-cell table:style-name="ce15" office:value-type="float" office:value="0.1937375">
            <text:p>.1937</text:p>
          </table:table-cell>
          <table:table-cell table:style-name="ce14" office:value-type="float" office:value="0.00916666666667">
            <text:p>.0092</text:p>
          </table:table-cell>
          <table:table-cell table:number-columns-repeated="2"/>
          <table:table-cell table:style-name="ce9" office:value-type="string">
            <text:p>Steve 5</text:p>
          </table:table-cell>
          <table:table-cell table:style-name="ce9" table:formula="of:=IF([.$B73]&gt;[.$C53];[.D$53];1-[.D$53]) * IF([.$C73]&gt;[.$C$54];[.D$54];1-[.D$54]) * IF([.$D73]&lt;[.$C$55];[.D$55];1-[.D$55]) * IF([.$E73]&gt;[.$C$56];[.D$56];1-[.D$56])*  IF([.$F73]&lt;[.$C$57];[.D$57];1-[.D$57]) * IF([.$G73]&gt;[.$C$58];[.D$58];1-[.D$58]) * IF([.$H73]&gt;[.$C$59];[.D$59];1-[.D$59])" office:value-type="float" office:value="0.000541894972851626">
            <text:p>0.000541895</text:p>
          </table:table-cell>
          <table:table-cell table:style-name="ce9" table:formula="of:=IF([.$B73]&gt;[.$C53];[.E$53];1-[.E$53]) * IF([.$C73]&gt;[.$C$54];[.E$54];1-[.E$54]) * IF([.$D73]&lt;[.$C$55];[.E$55];1-[.E$55]) * IF([.$E73]&gt;[.$C$56];[.E$56];1-[.E$56])*  IF([.$F73]&lt;[.$C$57];[.E$57];1-[.E$57]) * IF([.$G73]&gt;[.$C$58];[.E$58];1-[.E$58]) * IF([.$H73]&gt;[.$C$59];[.E$59];1-[.E$59])" office:value-type="float" office:value="0.0200480275892417">
            <text:p>0.0200480276</text:p>
          </table:table-cell>
          <table:table-cell table:style-name="ce9" table:formula="of:=IF([.$B73]&gt;[.$C53];[.F$53];1-[.F$53]) * IF([.$C73]&gt;[.$C$54];[.F$54];1-[.F$54]) * IF([.$D73]&lt;[.$C$55];[.F$55];1-[.F$55]) * IF([.$E73]&gt;[.$C$56];[.F$56];1-[.F$56])*  IF([.$F73]&lt;[.$C$57];[.F$57];1-[.F$57]) * IF([.$G73]&gt;[.$C$58];[.F$58];1-[.F$58]) * IF([.$H73]&gt;[.$C$59];[.F$59];1-[.F$59])" office:value-type="float" office:value="0.0134255284787801">
            <text:p>0.0134255285</text:p>
          </table:table-cell>
          <table:table-cell table:style-name="ce9" table:formula="of:=IF([.$B73]&gt;[.$C53];[.G$53];1-[.G$53]) * IF([.$C73]&gt;[.$C$54];[.G$54];1-[.G$54]) * IF([.$D73]&lt;[.$C$55];[.G$55];1-[.G$55]) * IF([.$E73]&gt;[.$C$56];[.G$56];1-[.G$56])*  IF([.$F73]&lt;[.$C$57];[.G$57];1-[.G$57]) * IF([.$G73]&gt;[.$C$58];[.G$58];1-[.G$58]) * IF([.$H73]&gt;[.$C$59];[.G$59];1-[.G$59])" office:value-type="float" office:value="0.225319929711706">
            <text:p>0.2253199297</text:p>
          </table:table-cell>
          <table:table-cell office:value-type="string">
            <text:p>Tre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ydney 1</text:p>
          </table:table-cell>
          <table:table-cell table:style-name="Default" office:value-type="float" office:value="5880">
            <text:p>5880</text:p>
          </table:table-cell>
          <table:table-cell table:style-name="ce15" office:value-type="float" office:value="0.01225">
            <text:p>.0123</text:p>
          </table:table-cell>
          <table:table-cell table:style-name="ce15" office:value-type="float" office:value="0.814604166667">
            <text:p>.8146</text:p>
          </table:table-cell>
          <table:table-cell table:style-name="ce15" office:value-type="float" office:value="0.0737666666667">
            <text:p>.0738</text:p>
          </table:table-cell>
          <table:table-cell table:style-name="ce15" office:value-type="float" office:value="0.4553125">
            <text:p>.4553</text:p>
          </table:table-cell>
          <table:table-cell table:style-name="ce15" office:value-type="float" office:value="0.1842375">
            <text:p>.1842</text:p>
          </table:table-cell>
          <table:table-cell table:style-name="ce14" office:value-type="float" office:value="0.0038625">
            <text:p>.0039</text:p>
          </table:table-cell>
          <table:table-cell table:number-columns-repeated="2"/>
          <table:table-cell table:style-name="ce10" office:value-type="string">
            <text:p>Sydney 1</text:p>
          </table:table-cell>
          <table:table-cell table:style-name="ce10" table:formula="of:=IF([.$B74]&gt;[.$C53];[.D$53];1-[.D$53]) * IF([.$C74]&gt;[.$C$54];[.D$54];1-[.D$54]) * IF([.$D74]&lt;[.$C$55];[.D$55];1-[.D$55]) * IF([.$E74]&gt;[.$C$56];[.D$56];1-[.D$56]) * IF([.$F74]&lt;[.$C$57];[.D$57];1-[.D$57]) * IF([.$G74]&gt;[.$C$58];[.D$58];1-[.D$58]) * IF([.$H74]&gt;[.$C$59];[.D$59];1-[.D$59])" office:value-type="float" office:value="0.199146402522973">
            <text:p>0.1991464025</text:p>
          </table:table-cell>
          <table:table-cell table:style-name="ce10" table:formula="of:=IF([.$B74]&gt;[.$C53];[.E$53];1-[.E$53]) * IF([.$C74]&gt;[.$C$54];[.E$54];1-[.E$54]) * IF([.$D74]&lt;[.$C$55];[.E$55];1-[.E$55]) * IF([.$E74]&gt;[.$C$56];[.E$56];1-[.E$56]) * IF([.$F74]&lt;[.$C$57];[.E$57];1-[.E$57]) * IF([.$G74]&gt;[.$C$58];[.E$58];1-[.E$58]) * IF([.$H74]&gt;[.$C$59];[.E$59];1-[.E$59])" office:value-type="float" office:value="0.000313250431081901">
            <text:p>0.0003132504</text:p>
          </table:table-cell>
          <table:table-cell table:style-name="ce10" table:formula="of:=IF([.$B74]&gt;[.$C53];[.F$53];1-[.F$53]) * IF([.$C74]&gt;[.$C$54];[.F$54];1-[.F$54]) * IF([.$D74]&lt;[.$C$55];[.F$55];1-[.F$55]) * IF([.$E74]&gt;[.$C$56];[.F$56];1-[.F$56]) * IF([.$F74]&lt;[.$C$57];[.F$57];1-[.F$57]) * IF([.$G74]&gt;[.$C$58];[.F$58];1-[.F$58]) * IF([.$H74]&gt;[.$C$59];[.F$59];1-[.F$59])" office:value-type="float" office:value="0.0248620897755187">
            <text:p>0.0248620898</text:p>
          </table:table-cell>
          <table:table-cell table:style-name="ce10" table:formula="of:=IF([.$B74]&gt;[.$C53];[.G$53];1-[.G$53]) * IF([.$C74]&gt;[.$C$54];[.G$54];1-[.G$54]) * IF([.$D74]&lt;[.$C$55];[.G$55];1-[.G$55]) * IF([.$E74]&gt;[.$C$56];[.G$56];1-[.G$56]) * IF([.$F74]&lt;[.$C$57];[.G$57];1-[.G$57]) * IF([.$G74]&gt;[.$C$58];[.G$58];1-[.G$58]) * IF([.$H74]&gt;[.$C$59];[.G$59];1-[.G$59])" office:value-type="float" office:value="0">
            <text:p>0</text:p>
          </table:table-cell>
          <table:table-cell office:value-type="string">
            <text:p>Cub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ydney 2</text:p>
          </table:table-cell>
          <table:table-cell table:style-name="Default" office:value-type="float" office:value="9187">
            <text:p>9187</text:p>
          </table:table-cell>
          <table:table-cell table:style-name="ce15" office:value-type="float" office:value="0.0191395833333">
            <text:p>.0191</text:p>
          </table:table-cell>
          <table:table-cell table:style-name="ce15" office:value-type="float" office:value="0.714520833333">
            <text:p>.7145</text:p>
          </table:table-cell>
          <table:table-cell table:style-name="ce15" office:value-type="float" office:value="0.103291666667">
            <text:p>.1033</text:p>
          </table:table-cell>
          <table:table-cell table:style-name="ce15" office:value-type="float" office:value="0.417175">
            <text:p>.4172</text:p>
          </table:table-cell>
          <table:table-cell table:style-name="ce15" office:value-type="float" office:value="0.1894375">
            <text:p>.1894</text:p>
          </table:table-cell>
          <table:table-cell table:style-name="ce14" office:value-type="float" office:value="0.00765208333333">
            <text:p>.0077</text:p>
          </table:table-cell>
          <table:table-cell table:number-columns-repeated="2"/>
          <table:table-cell table:style-name="ce10" office:value-type="string">
            <text:p>Sydney 2</text:p>
          </table:table-cell>
          <table:table-cell table:style-name="ce10" table:formula="of:=IF([.$B75]&gt;[.$C53];[.D$53];1-[.D$53]) * IF([.$C75]&gt;[.$C$54];[.D$54];1-[.D$54]) * IF([.$D75]&lt;[.$C$55];[.D$55];1-[.D$55]) * IF([.$E75]&gt;[.$C$56];[.D$56];1-[.D$56]) * IF([.$F75]&lt;[.$C$57];[.D$57];1-[.D$57]) * IF([.$G75]&gt;[.$C$58];[.D$58];1-[.D$58]) * IF([.$H75]&gt;[.$C$59];[.D$59];1-[.D$59])" office:value-type="float" office:value="0.0243852737783232">
            <text:p>0.0243852738</text:p>
          </table:table-cell>
          <table:table-cell table:style-name="ce10" table:formula="of:=IF([.$B75]&gt;[.$C53];[.E$53];1-[.E$53]) * IF([.$C75]&gt;[.$C$54];[.E$54];1-[.E$54]) * IF([.$D75]&lt;[.$C$55];[.E$55];1-[.E$55]) * IF([.$E75]&gt;[.$C$56];[.E$56];1-[.E$56]) * IF([.$F75]&lt;[.$C$57];[.E$57];1-[.E$57]) * IF([.$G75]&gt;[.$C$58];[.E$58];1-[.E$58]) * IF([.$H75]&gt;[.$C$59];[.E$59];1-[.E$59])" office:value-type="float" office:value="0.0386640532078232">
            <text:p>0.0386640532</text:p>
          </table:table-cell>
          <table:table-cell table:style-name="ce10" table:formula="of:=IF([.$B75]&gt;[.$C53];[.F$53];1-[.F$53]) * IF([.$C75]&gt;[.$C$54];[.F$54];1-[.F$54]) * IF([.$D75]&lt;[.$C$55];[.F$55];1-[.F$55]) * IF([.$E75]&gt;[.$C$56];[.F$56];1-[.F$56]) * IF([.$F75]&lt;[.$C$57];[.F$57];1-[.F$57]) * IF([.$G75]&gt;[.$C$58];[.F$58];1-[.F$58]) * IF([.$H75]&gt;[.$C$59];[.F$59];1-[.F$59])" office:value-type="float" office:value="0.107404227830241">
            <text:p>0.1074042278</text:p>
          </table:table-cell>
          <table:table-cell table:style-name="ce10" table:formula="of:=IF([.$B75]&gt;[.$C53];[.G$53];1-[.G$53]) * IF([.$C75]&gt;[.$C$54];[.G$54];1-[.G$54]) * IF([.$D75]&lt;[.$C$55];[.G$55];1-[.G$55]) * IF([.$E75]&gt;[.$C$56];[.G$56];1-[.G$56]) * IF([.$F75]&lt;[.$C$57];[.G$57];1-[.G$57]) * IF([.$G75]&gt;[.$C$58];[.G$58];1-[.G$58]) * IF([.$H75]&gt;[.$C$59];[.G$59];1-[.G$59])" office:value-type="float" office:value="0.0286120545665659">
            <text:p>0.0286120546</text:p>
          </table:table-cell>
          <table:table-cell office:value-type="string">
            <text:p>Sydney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ydney 3</text:p>
          </table:table-cell>
          <table:table-cell table:style-name="Default" office:value-type="float" office:value="8859">
            <text:p>8859</text:p>
          </table:table-cell>
          <table:table-cell table:style-name="ce15" office:value-type="float" office:value="0.01845625">
            <text:p>.0185</text:p>
          </table:table-cell>
          <table:table-cell table:style-name="ce15" office:value-type="float" office:value="0.6875">
            <text:p>.6875</text:p>
          </table:table-cell>
          <table:table-cell table:style-name="ce15" office:value-type="float" office:value="0.1062375">
            <text:p>.1062</text:p>
          </table:table-cell>
          <table:table-cell table:style-name="ce15" office:value-type="float" office:value="0.446591666667">
            <text:p>.4466</text:p>
          </table:table-cell>
          <table:table-cell table:style-name="ce15" office:value-type="float" office:value="0.185858333333">
            <text:p>.1859</text:p>
          </table:table-cell>
          <table:table-cell table:style-name="ce14" office:value-type="float" office:value="0.009175">
            <text:p>.0092</text:p>
          </table:table-cell>
          <table:table-cell table:number-columns-repeated="2"/>
          <table:table-cell table:style-name="ce10" office:value-type="string">
            <text:p>Sydney 3</text:p>
          </table:table-cell>
          <table:table-cell table:style-name="ce10" table:formula="of:=IF([.$B76]&gt;[.$C53];[.D$53];1-[.D$53]) * IF([.$C76]&gt;[.$C$54];[.D$54];1-[.D$54]) * IF([.$D76]&lt;[.$C$55];[.D$55];1-[.D$55]) * IF([.$E76]&gt;[.$C$56];[.D$56];1-[.D$56]) * IF([.$F76]&lt;[.$C$57];[.D$57];1-[.D$57]) * IF([.$G76]&gt;[.$C$58];[.D$58];1-[.D$58]) * IF([.$H76]&gt;[.$C$59];[.D$59];1-[.D$59])" office:value-type="float" office:value="0.0144505326093767">
            <text:p>0.0144505326</text:p>
          </table:table-cell>
          <table:table-cell table:style-name="ce10" table:formula="of:=IF([.$B76]&gt;[.$C53];[.E$53];1-[.E$53]) * IF([.$C76]&gt;[.$C$54];[.E$54];1-[.E$54]) * IF([.$D76]&lt;[.$C$55];[.E$55];1-[.E$55]) * IF([.$E76]&gt;[.$C$56];[.E$56];1-[.E$56]) * IF([.$F76]&lt;[.$C$57];[.E$57];1-[.E$57]) * IF([.$G76]&gt;[.$C$58];[.E$58];1-[.E$58]) * IF([.$H76]&gt;[.$C$59];[.E$59];1-[.E$59])" office:value-type="float" office:value="0.00375900517298281">
            <text:p>0.0037590052</text:p>
          </table:table-cell>
          <table:table-cell table:style-name="ce10" table:formula="of:=IF([.$B76]&gt;[.$C53];[.F$53];1-[.F$53]) * IF([.$C76]&gt;[.$C$54];[.F$54];1-[.F$54]) * IF([.$D76]&lt;[.$C$55];[.F$55];1-[.F$55]) * IF([.$E76]&gt;[.$C$56];[.F$56];1-[.F$56]) * IF([.$F76]&lt;[.$C$57];[.F$57];1-[.F$57]) * IF([.$G76]&gt;[.$C$58];[.F$58];1-[.F$58]) * IF([.$H76]&gt;[.$C$59];[.F$59];1-[.F$59])" office:value-type="float" office:value="0.0604148781545105">
            <text:p>0.0604148782</text:p>
          </table:table-cell>
          <table:table-cell table:style-name="ce10" table:formula="of:=IF([.$B76]&gt;[.$C53];[.G$53];1-[.G$53]) * IF([.$C76]&gt;[.$C$54];[.G$54];1-[.G$54]) * IF([.$D76]&lt;[.$C$55];[.G$55];1-[.G$55]) * IF([.$E76]&gt;[.$C$56];[.G$56];1-[.G$56]) * IF([.$F76]&lt;[.$C$57];[.G$57];1-[.G$57]) * IF([.$G76]&gt;[.$C$58];[.G$58];1-[.G$58]) * IF([.$H76]&gt;[.$C$59];[.G$59];1-[.G$59])" office:value-type="float" office:value="0.0482828420810799">
            <text:p>0.0482828421</text:p>
          </table:table-cell>
          <table:table-cell office:value-type="string">
            <text:p>Sydney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ydney 4</text:p>
          </table:table-cell>
          <table:table-cell table:style-name="Default" office:value-type="float" office:value="7798">
            <text:p>7798</text:p>
          </table:table-cell>
          <table:table-cell table:style-name="ce15" office:value-type="float" office:value="0.0162458333333">
            <text:p>.0162</text:p>
          </table:table-cell>
          <table:table-cell table:style-name="ce15" office:value-type="float" office:value="0.7005625">
            <text:p>.7006</text:p>
          </table:table-cell>
          <table:table-cell table:style-name="ce15" office:value-type="float" office:value="0.105191666667">
            <text:p>.1052</text:p>
          </table:table-cell>
          <table:table-cell table:style-name="ce15" office:value-type="float" office:value="0.432104166667">
            <text:p>.4321</text:p>
          </table:table-cell>
          <table:table-cell table:style-name="ce15" office:value-type="float" office:value="0.185408333333">
            <text:p>.1854</text:p>
          </table:table-cell>
          <table:table-cell table:style-name="ce14" office:value-type="float" office:value="0.00672708333333">
            <text:p>.0067</text:p>
          </table:table-cell>
          <table:table-cell table:number-columns-repeated="2"/>
          <table:table-cell table:style-name="ce10" office:value-type="string">
            <text:p>Sydney 4</text:p>
          </table:table-cell>
          <table:table-cell table:style-name="ce10" table:formula="of:=IF([.$B77]&gt;[.$C53];[.D$53];1-[.D$53]) * IF([.$C77]&gt;[.$C$54];[.D$54];1-[.D$54]) * IF([.$D77]&lt;[.$C$55];[.D$55];1-[.D$55]) * IF([.$E77]&gt;[.$C$56];[.D$56];1-[.D$56]) * IF([.$F77]&lt;[.$C$57];[.D$57];1-[.D$57]) * IF([.$G77]&gt;[.$C$58];[.D$58];1-[.D$58]) * IF([.$H77]&gt;[.$C$59];[.D$59];1-[.D$59])" office:value-type="float" office:value="0.0442547561162161">
            <text:p>0.0442547561</text:p>
          </table:table-cell>
          <table:table-cell table:style-name="ce10" table:formula="of:=IF([.$B77]&gt;[.$C53];[.E$53];1-[.E$53]) * IF([.$C77]&gt;[.$C$54];[.E$54];1-[.E$54]) * IF([.$D77]&lt;[.$C$55];[.E$55];1-[.E$55]) * IF([.$E77]&gt;[.$C$56];[.E$56];1-[.E$56]) * IF([.$F77]&lt;[.$C$57];[.E$57];1-[.E$57]) * IF([.$G77]&gt;[.$C$58];[.E$58];1-[.E$58]) * IF([.$H77]&gt;[.$C$59];[.E$59];1-[.E$59])" office:value-type="float" office:value="0.000365458836262217">
            <text:p>0.0003654588</text:p>
          </table:table-cell>
          <table:table-cell table:style-name="ce10" table:formula="of:=IF([.$B77]&gt;[.$C53];[.F$53];1-[.F$53]) * IF([.$C77]&gt;[.$C$54];[.F$54];1-[.F$54]) * IF([.$D77]&lt;[.$C$55];[.F$55];1-[.F$55]) * IF([.$E77]&gt;[.$C$56];[.F$56];1-[.F$56]) * IF([.$F77]&lt;[.$C$57];[.F$57];1-[.F$57]) * IF([.$G77]&gt;[.$C$58];[.F$58];1-[.F$58]) * IF([.$H77]&gt;[.$C$59];[.F$59];1-[.F$59])" office:value-type="float" office:value="0.018646567331639">
            <text:p>0.0186465673</text:p>
          </table:table-cell>
          <table:table-cell table:style-name="ce10" table:formula="of:=IF([.$B77]&gt;[.$C53];[.G$53];1-[.G$53]) * IF([.$C77]&gt;[.$C$54];[.G$54];1-[.G$54]) * IF([.$D77]&lt;[.$C$55];[.G$55];1-[.G$55]) * IF([.$E77]&gt;[.$C$56];[.G$56];1-[.G$56]) * IF([.$F77]&lt;[.$C$57];[.G$57];1-[.G$57]) * IF([.$G77]&gt;[.$C$58];[.G$58];1-[.G$58]) * IF([.$H77]&gt;[.$C$59];[.G$59];1-[.G$59])" office:value-type="float" office:value="0">
            <text:p>0</text:p>
          </table:table-cell>
          <table:table-cell office:value-type="string">
            <text:p>Cub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Sydney 5</text:p>
          </table:table-cell>
          <table:table-cell table:style-name="Default" office:value-type="float" office:value="8721">
            <text:p>8721</text:p>
          </table:table-cell>
          <table:table-cell table:style-name="ce15" office:value-type="float" office:value="0.01816875">
            <text:p>.0182</text:p>
          </table:table-cell>
          <table:table-cell table:style-name="ce15" office:value-type="float" office:value="0.751695833333">
            <text:p>.7517</text:p>
          </table:table-cell>
          <table:table-cell table:style-name="ce15" office:value-type="float" office:value="0.0926833333333">
            <text:p>.0927</text:p>
          </table:table-cell>
          <table:table-cell table:style-name="ce15" office:value-type="float" office:value="0.409879166667">
            <text:p>.4099</text:p>
          </table:table-cell>
          <table:table-cell table:style-name="ce15" office:value-type="float" office:value="0.195416666667">
            <text:p>.1954</text:p>
          </table:table-cell>
          <table:table-cell table:style-name="ce14" office:value-type="float" office:value="0.0065875">
            <text:p>.0066</text:p>
          </table:table-cell>
          <table:table-cell table:number-columns-repeated="2"/>
          <table:table-cell table:style-name="ce10" office:value-type="string">
            <text:p>Sydney 5</text:p>
          </table:table-cell>
          <table:table-cell table:style-name="ce10" table:formula="of:=IF([.$B78]&gt;[.$C53];[.D$53];1-[.D$53]) * IF([.$C78]&gt;[.$C$54];[.D$54];1-[.D$54]) * IF([.$D78]&lt;[.$C$55];[.D$55];1-[.D$55]) * IF([.$E78]&gt;[.$C$56];[.D$56];1-[.D$56]) * IF([.$F78]&lt;[.$C$57];[.D$57];1-[.D$57]) * IF([.$G78]&gt;[.$C$58];[.D$58];1-[.D$58]) * IF([.$H78]&gt;[.$C$59];[.D$59];1-[.D$59])" office:value-type="float" office:value="0.00426742291120656">
            <text:p>0.0042674229</text:p>
          </table:table-cell>
          <table:table-cell table:style-name="ce10" table:formula="of:=IF([.$B78]&gt;[.$C53];[.E$53];1-[.E$53]) * IF([.$C78]&gt;[.$C$54];[.E$54];1-[.E$54]) * IF([.$D78]&lt;[.$C$55];[.E$55];1-[.E$55]) * IF([.$E78]&gt;[.$C$56];[.E$56];1-[.E$56]) * IF([.$F78]&lt;[.$C$57];[.E$57];1-[.E$57]) * IF([.$G78]&gt;[.$C$58];[.E$58];1-[.E$58]) * IF([.$H78]&gt;[.$C$59];[.E$59];1-[.E$59])" office:value-type="float" office:value="0.101493139670536">
            <text:p>0.1014931397</text:p>
          </table:table-cell>
          <table:table-cell table:style-name="ce10" table:formula="of:=IF([.$B78]&gt;[.$C53];[.F$53];1-[.F$53]) * IF([.$C78]&gt;[.$C$54];[.F$54];1-[.F$54]) * IF([.$D78]&lt;[.$C$55];[.F$55];1-[.F$55]) * IF([.$E78]&gt;[.$C$56];[.F$56];1-[.F$56]) * IF([.$F78]&lt;[.$C$57];[.F$57];1-[.F$57]) * IF([.$G78]&gt;[.$C$58];[.F$58];1-[.F$58]) * IF([.$H78]&gt;[.$C$59];[.F$59];1-[.F$59])" office:value-type="float" office:value="0.00458992426624961">
            <text:p>0.0045899243</text:p>
          </table:table-cell>
          <table:table-cell table:style-name="ce10" table:formula="of:=IF([.$B78]&gt;[.$C53];[.G$53];1-[.G$53]) * IF([.$C78]&gt;[.$C$54];[.G$54];1-[.G$54]) * IF([.$D78]&lt;[.$C$55];[.G$55];1-[.G$55]) * IF([.$E78]&gt;[.$C$56];[.G$56];1-[.G$56]) * IF([.$F78]&lt;[.$C$57];[.G$57];1-[.G$57]) * IF([.$G78]&gt;[.$C$58];[.G$58];1-[.G$58]) * IF([.$H78]&gt;[.$C$59];[.G$59];1-[.G$59])" office:value-type="float" office:value="0">
            <text:p>0</text:p>
          </table:table-cell>
          <table:table-cell office:value-type="string">
            <text:p>Stev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Tree 1</text:p>
          </table:table-cell>
          <table:table-cell table:style-name="Default" office:value-type="float" office:value="9960">
            <text:p>9960</text:p>
          </table:table-cell>
          <table:table-cell table:style-name="ce15" office:value-type="float" office:value="0.02075">
            <text:p>.0208</text:p>
          </table:table-cell>
          <table:table-cell table:style-name="ce15" office:value-type="float" office:value="0.602616666667">
            <text:p>.6026</text:p>
          </table:table-cell>
          <table:table-cell table:style-name="ce15" office:value-type="float" office:value="0.130704166667">
            <text:p>.1307</text:p>
          </table:table-cell>
          <table:table-cell table:style-name="ce15" office:value-type="float" office:value="0.427941666667">
            <text:p>.4279</text:p>
          </table:table-cell>
          <table:table-cell table:style-name="ce15" office:value-type="float" office:value="0.189295833333">
            <text:p>.1893</text:p>
          </table:table-cell>
          <table:table-cell table:style-name="ce14" office:value-type="float" office:value="0.0121958333333">
            <text:p>.0122</text:p>
          </table:table-cell>
          <table:table-cell table:number-columns-repeated="2"/>
          <table:table-cell office:value-type="string">
            <text:p>Tree 1</text:p>
          </table:table-cell>
          <table:table-cell table:formula="of:=IF([.$B79]&gt;[.$C53];[.D$53];1-[.D$53]) * IF([.$C79]&gt;[.$C$54];[.D$54];1-[.D$54]) * IF([.$D79]&lt;[.$C$55];[.D$55];1-[.D$55])  * IF([.$E79]&gt;[.$C$56];[.D$56];1-[.D$56]) * IF([.$F79]&lt;[.$C$57];[.D$57];1-[.D$57]) * IF([.$G79]&gt;[.$C$58];[.D$58];1-[.D$58]) * IF([.$H79]&gt;[.$C$59];[.D$59];1-[.D$59])" office:value-type="float" office:value="0.000541894972851626">
            <text:p>0.000541895</text:p>
          </table:table-cell>
          <table:table-cell table:formula="of:=IF([.$B79]&gt;[.$C53];[.E$53];1-[.E$53]) * IF([.$C79]&gt;[.$C$54];[.E$54];1-[.E$54]) * IF([.$D79]&lt;[.$C$55];[.E$55];1-[.E$55])  * IF([.$E79]&gt;[.$C$56];[.E$56];1-[.E$56]) * IF([.$F79]&lt;[.$C$57];[.E$57];1-[.E$57]) * IF([.$G79]&gt;[.$C$58];[.E$58];1-[.E$58]) * IF([.$H79]&gt;[.$C$59];[.E$59];1-[.E$59])" office:value-type="float" office:value="0.0200480275892417">
            <text:p>0.0200480276</text:p>
          </table:table-cell>
          <table:table-cell table:formula="of:=IF([.$B79]&gt;[.$C53];[.F$53];1-[.F$53]) * IF([.$C79]&gt;[.$C$54];[.F$54];1-[.F$54]) * IF([.$D79]&lt;[.$C$55];[.F$55];1-[.F$55])  * IF([.$E79]&gt;[.$C$56];[.F$56];1-[.F$56]) * IF([.$F79]&lt;[.$C$57];[.F$57];1-[.F$57]) * IF([.$G79]&gt;[.$C$58];[.F$58];1-[.F$58]) * IF([.$H79]&gt;[.$C$59];[.F$59];1-[.F$59])" office:value-type="float" office:value="0.0134255284787801">
            <text:p>0.0134255285</text:p>
          </table:table-cell>
          <table:table-cell table:formula="of:=IF([.$B79]&gt;[.$C53];[.G$53];1-[.G$53]) * IF([.$C79]&gt;[.$C$54];[.G$54];1-[.G$54]) * IF([.$D79]&lt;[.$C$55];[.G$55];1-[.G$55])  * IF([.$E79]&gt;[.$C$56];[.G$56];1-[.G$56]) * IF([.$F79]&lt;[.$C$57];[.G$57];1-[.G$57]) * IF([.$G79]&gt;[.$C$58];[.G$58];1-[.G$58]) * IF([.$H79]&gt;[.$C$59];[.G$59];1-[.G$59])" office:value-type="float" office:value="0.225319929711706">
            <text:p>0.2253199297</text:p>
          </table:table-cell>
          <table:table-cell office:value-type="string">
            <text:p>Tre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Tree 2</text:p>
          </table:table-cell>
          <table:table-cell table:style-name="Default" office:value-type="float" office:value="10981">
            <text:p>10981</text:p>
          </table:table-cell>
          <table:table-cell table:style-name="ce15" office:value-type="float" office:value="0.0228770833333">
            <text:p>.0229</text:p>
          </table:table-cell>
          <table:table-cell table:style-name="ce15" office:value-type="float" office:value="0.587045833333">
            <text:p>.5870</text:p>
          </table:table-cell>
          <table:table-cell table:style-name="ce15" office:value-type="float" office:value="0.14">
            <text:p>.1400</text:p>
          </table:table-cell>
          <table:table-cell table:style-name="ce15" office:value-type="float" office:value="0.426054166667">
            <text:p>.4261</text:p>
          </table:table-cell>
          <table:table-cell table:style-name="ce15" office:value-type="float" office:value="0.194683333333">
            <text:p>.1947</text:p>
          </table:table-cell>
          <table:table-cell table:style-name="ce14" office:value-type="float" office:value="0.0139916666667">
            <text:p>.0140</text:p>
          </table:table-cell>
          <table:table-cell table:number-columns-repeated="2"/>
          <table:table-cell office:value-type="string">
            <text:p>Tree 2</text:p>
          </table:table-cell>
          <table:table-cell table:formula="of:=IF([.$B80]&gt;[.$C53];[.D$53];1-[.D$53]) * IF([.$C80]&gt;[.$C$54];[.D$54];1-[.D$54]) * IF([.$D80]&lt;[.$C$55];[.D$55];1-[.D$55])  * IF([.$E80]&gt;[.$C$56];[.D$56];1-[.D$56]) * IF([.$F80]&lt;[.$C$57];[.D$57];1-[.D$57]) * IF([.$G80]&gt;[.$C$58];[.D$58];1-[.D$58]) * IF([.$H80]&gt;[.$C$59];[.D$59];1-[.D$59])" office:value-type="float" office:value="0.000541894972851626">
            <text:p>0.000541895</text:p>
          </table:table-cell>
          <table:table-cell table:formula="of:=IF([.$B80]&gt;[.$C53];[.E$53];1-[.E$53]) * IF([.$C80]&gt;[.$C$54];[.E$54];1-[.E$54]) * IF([.$D80]&lt;[.$C$55];[.E$55];1-[.E$55])  * IF([.$E80]&gt;[.$C$56];[.E$56];1-[.E$56]) * IF([.$F80]&lt;[.$C$57];[.E$57];1-[.E$57]) * IF([.$G80]&gt;[.$C$58];[.E$58];1-[.E$58]) * IF([.$H80]&gt;[.$C$59];[.E$59];1-[.E$59])" office:value-type="float" office:value="0.0200480275892417">
            <text:p>0.0200480276</text:p>
          </table:table-cell>
          <table:table-cell table:formula="of:=IF([.$B80]&gt;[.$C53];[.F$53];1-[.F$53]) * IF([.$C80]&gt;[.$C$54];[.F$54];1-[.F$54]) * IF([.$D80]&lt;[.$C$55];[.F$55];1-[.F$55])  * IF([.$E80]&gt;[.$C$56];[.F$56];1-[.F$56]) * IF([.$F80]&lt;[.$C$57];[.F$57];1-[.F$57]) * IF([.$G80]&gt;[.$C$58];[.F$58];1-[.F$58]) * IF([.$H80]&gt;[.$C$59];[.F$59];1-[.F$59])" office:value-type="float" office:value="0.0134255284787801">
            <text:p>0.0134255285</text:p>
          </table:table-cell>
          <table:table-cell table:formula="of:=IF([.$B80]&gt;[.$C53];[.G$53];1-[.G$53]) * IF([.$C80]&gt;[.$C$54];[.G$54];1-[.G$54]) * IF([.$D80]&lt;[.$C$55];[.G$55];1-[.G$55])  * IF([.$E80]&gt;[.$C$56];[.G$56];1-[.G$56]) * IF([.$F80]&lt;[.$C$57];[.G$57];1-[.G$57]) * IF([.$G80]&gt;[.$C$58];[.G$58];1-[.G$58]) * IF([.$H80]&gt;[.$C$59];[.G$59];1-[.G$59])" office:value-type="float" office:value="0.225319929711706">
            <text:p>0.2253199297</text:p>
          </table:table-cell>
          <table:table-cell office:value-type="string">
            <text:p>Tre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Tree 3</text:p>
          </table:table-cell>
          <table:table-cell table:style-name="Default" office:value-type="float" office:value="10623">
            <text:p>10623</text:p>
          </table:table-cell>
          <table:table-cell table:style-name="ce15" office:value-type="float" office:value="0.02213125">
            <text:p>.0221</text:p>
          </table:table-cell>
          <table:table-cell table:style-name="ce15" office:value-type="float" office:value="0.617033333333">
            <text:p>.6170</text:p>
          </table:table-cell>
          <table:table-cell table:style-name="ce15" office:value-type="float" office:value="0.130016666667">
            <text:p>.1300</text:p>
          </table:table-cell>
          <table:table-cell table:style-name="ce15" office:value-type="float" office:value="0.434316666667">
            <text:p>.4343</text:p>
          </table:table-cell>
          <table:table-cell table:style-name="ce15" office:value-type="float" office:value="0.1913625">
            <text:p>.1914</text:p>
          </table:table-cell>
          <table:table-cell table:style-name="ce14" office:value-type="float" office:value="0.0140041666667">
            <text:p>.0140</text:p>
          </table:table-cell>
          <table:table-cell table:number-columns-repeated="2"/>
          <table:table-cell office:value-type="string">
            <text:p>Tree 3</text:p>
          </table:table-cell>
          <table:table-cell table:formula="of:=IF([.$B81]&gt;[.$C53];[.D$53];1-[.D$53]) * IF([.$C81]&gt;[.$C$54];[.D$54];1-[.D$54]) * IF([.$D81]&lt;[.$C$55];[.D$55];1-[.D$55])  * IF([.$E81]&gt;[.$C$56];[.D$56];1-[.D$56]) * IF([.$F81]&lt;[.$C$57];[.D$57];1-[.D$57]) * IF([.$G81]&gt;[.$C$58];[.D$58];1-[.D$58]) * IF([.$H81]&gt;[.$C$59];[.D$59];1-[.D$59])" office:value-type="float" office:value="0.000541894972851626">
            <text:p>0.000541895</text:p>
          </table:table-cell>
          <table:table-cell table:formula="of:=IF([.$B81]&gt;[.$C53];[.E$53];1-[.E$53]) * IF([.$C81]&gt;[.$C$54];[.E$54];1-[.E$54]) * IF([.$D81]&lt;[.$C$55];[.E$55];1-[.E$55])  * IF([.$E81]&gt;[.$C$56];[.E$56];1-[.E$56]) * IF([.$F81]&lt;[.$C$57];[.E$57];1-[.E$57]) * IF([.$G81]&gt;[.$C$58];[.E$58];1-[.E$58]) * IF([.$H81]&gt;[.$C$59];[.E$59];1-[.E$59])" office:value-type="float" office:value="0.0200480275892417">
            <text:p>0.0200480276</text:p>
          </table:table-cell>
          <table:table-cell table:formula="of:=IF([.$B81]&gt;[.$C53];[.F$53];1-[.F$53]) * IF([.$C81]&gt;[.$C$54];[.F$54];1-[.F$54]) * IF([.$D81]&lt;[.$C$55];[.F$55];1-[.F$55])  * IF([.$E81]&gt;[.$C$56];[.F$56];1-[.F$56]) * IF([.$F81]&lt;[.$C$57];[.F$57];1-[.F$57]) * IF([.$G81]&gt;[.$C$58];[.F$58];1-[.F$58]) * IF([.$H81]&gt;[.$C$59];[.F$59];1-[.F$59])" office:value-type="float" office:value="0.0134255284787801">
            <text:p>0.0134255285</text:p>
          </table:table-cell>
          <table:table-cell table:formula="of:=IF([.$B81]&gt;[.$C53];[.G$53];1-[.G$53]) * IF([.$C81]&gt;[.$C$54];[.G$54];1-[.G$54]) * IF([.$D81]&lt;[.$C$55];[.G$55];1-[.G$55])  * IF([.$E81]&gt;[.$C$56];[.G$56];1-[.G$56]) * IF([.$F81]&lt;[.$C$57];[.G$57];1-[.G$57]) * IF([.$G81]&gt;[.$C$58];[.G$58];1-[.G$58]) * IF([.$H81]&gt;[.$C$59];[.G$59];1-[.G$59])" office:value-type="float" office:value="0.225319929711706">
            <text:p>0.2253199297</text:p>
          </table:table-cell>
          <table:table-cell office:value-type="string">
            <text:p>Tre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Tree 4</text:p>
          </table:table-cell>
          <table:table-cell table:style-name="Default" office:value-type="float" office:value="8520">
            <text:p>8520</text:p>
          </table:table-cell>
          <table:table-cell table:style-name="ce15" office:value-type="float" office:value="0.01775">
            <text:p>.0178</text:p>
          </table:table-cell>
          <table:table-cell table:style-name="ce15" office:value-type="float" office:value="0.680725">
            <text:p>.6807</text:p>
          </table:table-cell>
          <table:table-cell table:style-name="ce15" office:value-type="float" office:value="0.106291666667">
            <text:p>.1063</text:p>
          </table:table-cell>
          <table:table-cell table:style-name="ce15" office:value-type="float" office:value="0.435616666667">
            <text:p>.4356</text:p>
          </table:table-cell>
          <table:table-cell table:style-name="ce15" office:value-type="float" office:value="0.199683333333">
            <text:p>.1997</text:p>
          </table:table-cell>
          <table:table-cell table:style-name="ce14" office:value-type="float" office:value="0.0107125">
            <text:p>.0107</text:p>
          </table:table-cell>
          <table:table-cell table:number-columns-repeated="2"/>
          <table:table-cell office:value-type="string">
            <text:p>Tree 4</text:p>
          </table:table-cell>
          <table:table-cell table:formula="of:=IF([.$B82]&gt;[.$C53];[.D$53];1-[.D$53]) * IF([.$C82]&gt;[.$C$54];[.D$54];1-[.D$54]) * IF([.$D82]&lt;[.$C$55];[.D$55];1-[.D$55])  * IF([.$E82]&gt;[.$C$56];[.D$56];1-[.D$56]) * IF([.$F82]&lt;[.$C$57];[.D$57];1-[.D$57]) * IF([.$G82]&gt;[.$C$58];[.D$58];1-[.D$58]) * IF([.$H82]&gt;[.$C$59];[.D$59];1-[.D$59])" office:value-type="float" office:value="0.00541894972851626">
            <text:p>0.0054189497</text:p>
          </table:table-cell>
          <table:table-cell table:formula="of:=IF([.$B82]&gt;[.$C53];[.E$53];1-[.E$53]) * IF([.$C82]&gt;[.$C$54];[.E$54];1-[.E$54]) * IF([.$D82]&lt;[.$C$55];[.E$55];1-[.E$55])  * IF([.$E82]&gt;[.$C$56];[.E$56];1-[.E$56]) * IF([.$F82]&lt;[.$C$57];[.E$57];1-[.E$57]) * IF([.$G82]&gt;[.$C$58];[.E$58];1-[.E$58]) * IF([.$H82]&gt;[.$C$59];[.E$59];1-[.E$59])" office:value-type="float" office:value="0.0451080620757938">
            <text:p>0.0451080621</text:p>
          </table:table-cell>
          <table:table-cell table:formula="of:=IF([.$B82]&gt;[.$C53];[.F$53];1-[.F$53]) * IF([.$C82]&gt;[.$C$54];[.F$54];1-[.F$54]) * IF([.$D82]&lt;[.$C$55];[.F$55];1-[.F$55])  * IF([.$E82]&gt;[.$C$56];[.F$56];1-[.F$56]) * IF([.$F82]&lt;[.$C$57];[.F$57];1-[.F$57]) * IF([.$G82]&gt;[.$C$58];[.F$58];1-[.F$58]) * IF([.$H82]&gt;[.$C$59];[.F$59];1-[.F$59])" office:value-type="float" office:value="0.0805531708726806">
            <text:p>0.0805531709</text:p>
          </table:table-cell>
          <table:table-cell table:formula="of:=IF([.$B82]&gt;[.$C53];[.G$53];1-[.G$53]) * IF([.$C82]&gt;[.$C$54];[.G$54];1-[.G$54]) * IF([.$D82]&lt;[.$C$55];[.G$55];1-[.G$55])  * IF([.$E82]&gt;[.$C$56];[.G$56];1-[.G$56]) * IF([.$F82]&lt;[.$C$57];[.G$57];1-[.G$57]) * IF([.$G82]&gt;[.$C$58];[.G$58];1-[.G$58]) * IF([.$H82]&gt;[.$C$59];[.G$59];1-[.G$59])" office:value-type="float" office:value="0.128754245549546">
            <text:p>0.1287542455</text:p>
          </table:table-cell>
          <table:table-cell office:value-type="string">
            <text:p>Tre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Default" office:value-type="string">
            <text:p>Tree 5</text:p>
          </table:table-cell>
          <table:table-cell table:style-name="Default" office:value-type="float" office:value="10048">
            <text:p>10048</text:p>
          </table:table-cell>
          <table:table-cell table:style-name="ce15" office:value-type="float" office:value="0.0209333333333">
            <text:p>.0209</text:p>
          </table:table-cell>
          <table:table-cell table:style-name="ce15" office:value-type="float" office:value="0.615395833333">
            <text:p>.6154</text:p>
          </table:table-cell>
          <table:table-cell table:style-name="ce15" office:value-type="float" office:value="0.128375">
            <text:p>.1284</text:p>
          </table:table-cell>
          <table:table-cell table:style-name="ce15" office:value-type="float" office:value="0.4189125">
            <text:p>.4189</text:p>
          </table:table-cell>
          <table:table-cell table:style-name="ce15" office:value-type="float" office:value="0.19715">
            <text:p>.1972</text:p>
          </table:table-cell>
          <table:table-cell table:style-name="ce14" office:value-type="float" office:value="0.0130020833333">
            <text:p>.0130</text:p>
          </table:table-cell>
          <table:table-cell table:number-columns-repeated="2"/>
          <table:table-cell office:value-type="string">
            <text:p>Tree 5</text:p>
          </table:table-cell>
          <table:table-cell table:formula="of:=IF([.$B83]&gt;[.$C53];[.D$53];1-[.D$53]) * IF([.$C83]&gt;[.$C$54];[.D$54];1-[.D$54]) * IF([.$D83]&lt;[.$C$55];[.D$55];1-[.D$55])  * IF([.$E83]&gt;[.$C$56];[.D$56];1-[.D$56]) * IF([.$F83]&lt;[.$C$57];[.D$57];1-[.D$57]) * IF([.$G83]&gt;[.$C$58];[.D$58];1-[.D$58]) * IF([.$H83]&gt;[.$C$59];[.D$59];1-[.D$59])" office:value-type="float" office:value="0.000541894972851626">
            <text:p>0.000541895</text:p>
          </table:table-cell>
          <table:table-cell table:formula="of:=IF([.$B83]&gt;[.$C53];[.E$53];1-[.E$53]) * IF([.$C83]&gt;[.$C$54];[.E$54];1-[.E$54]) * IF([.$D83]&lt;[.$C$55];[.E$55];1-[.E$55])  * IF([.$E83]&gt;[.$C$56];[.E$56];1-[.E$56]) * IF([.$F83]&lt;[.$C$57];[.E$57];1-[.E$57]) * IF([.$G83]&gt;[.$C$58];[.E$58];1-[.E$58]) * IF([.$H83]&gt;[.$C$59];[.E$59];1-[.E$59])" office:value-type="float" office:value="0.0200480275892417">
            <text:p>0.0200480276</text:p>
          </table:table-cell>
          <table:table-cell table:formula="of:=IF([.$B83]&gt;[.$C53];[.F$53];1-[.F$53]) * IF([.$C83]&gt;[.$C$54];[.F$54];1-[.F$54]) * IF([.$D83]&lt;[.$C$55];[.F$55];1-[.F$55])  * IF([.$E83]&gt;[.$C$56];[.F$56];1-[.F$56]) * IF([.$F83]&lt;[.$C$57];[.F$57];1-[.F$57]) * IF([.$G83]&gt;[.$C$58];[.F$58];1-[.F$58]) * IF([.$H83]&gt;[.$C$59];[.F$59];1-[.F$59])" office:value-type="float" office:value="0.0134255284787801">
            <text:p>0.0134255285</text:p>
          </table:table-cell>
          <table:table-cell table:formula="of:=IF([.$B83]&gt;[.$C53];[.G$53];1-[.G$53]) * IF([.$C83]&gt;[.$C$54];[.G$54];1-[.G$54]) * IF([.$D83]&lt;[.$C$55];[.G$55];1-[.G$55])  * IF([.$E83]&gt;[.$C$56];[.G$56];1-[.G$56]) * IF([.$F83]&lt;[.$C$57];[.G$57];1-[.G$57]) * IF([.$G83]&gt;[.$C$58];[.G$58];1-[.G$58]) * IF([.$H83]&gt;[.$C$59];[.G$59];1-[.G$59])" office:value-type="float" office:value="0.225319929711706">
            <text:p>0.2253199297</text:p>
          </table:table-cell>
          <table:table-cell office:value-type="string">
            <text:p>Tree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6" table:number-rows-repeated="2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8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0"/>
    </number:number-style>
    <number:number-style style:name="N122">
      <number:number number:decimal-places="2" number:min-integer-digits="0"/>
    </number:number-style>
    <number:number-style style:name="N123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20:30:52</meta:creation-date>
    <meta:initial-creator>Zachary Tschirhart</meta:initial-creator>
    <meta:editing-cycles>4</meta:editing-cycles>
    <meta:editing-duration>PT40M47S</meta:editing-duration>
    <meta:generator>LibreOffice/3.5$Linux_X86_64 LibreOffice_project/350m1$Build-2</meta:generator>
    <dc:date>2013-11-19T01:27:59</dc:date>
    <dc:creator>Thomas Lo</dc:creator>
    <meta:document-statistic meta:table-count="3" meta:cell-count="1952" meta:object-count="0"/>
  </office:meta>
</office:document-meta>
</file>